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italic" style:font-style-asian="italic" style:font-style-complex="italic"/>
    </style:style>
    <style:style style:name="P33" style:family="paragraph" style:parent-style-name="Text_20_body" style:list-style-name="L28">
      <style:paragraph-properties fo:margin-top="0cm" fo:margin-bottom="0cm" style:contextual-spacing="false"/>
    </style:style>
    <style:style style:name="P34" style:family="paragraph" style:parent-style-name="Text_20_body" style:list-style-name="L29">
      <style:paragraph-properties fo:margin-top="0cm" fo:margin-bottom="0cm" style:contextual-spacing="false"/>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list-style-name="L31">
      <style:paragraph-properties fo:margin-top="0cm" fo:margin-bottom="0cm" style:contextual-spacing="false"/>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3"><text:a xlink:type="simple" xlink:href="#literature-review" text:style-name="Internet_20_link" text:visited-style-name="Visited_20_Internet_20_Link"><text:span text:style-name="Definition">Literature Review</text:span></text:a></text:p>
          <text:list text:style-name="L2">
            <text:list-item>
              <text:p text:style-name="P4"><text:a xlink:type="simple" xlink:href="#research-questions---july-2024" text:style-name="Internet_20_link" text:visited-style-name="Visited_20_Internet_20_Link"><text:span text:style-name="Definition">Research Questions - July 2024</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context-of-game-making-and-digital-projects-at-home-and-other-informal-settings" text:style-name="Internet_20_link" text:visited-style-name="Visited_20_Internet_20_Link"><text:span text:style-name="Definition">Context of game making and digital projects at home and other informal settings</text:span></text:a></text:p>
              <text:list text:style-name="L3">
                <text:list-item>
                  <text:p text:style-name="P5"><text:a xlink:type="simple" xlink:href="#home-eduction-contextual-factors-relevant-to-this-study" text:style-name="Internet_20_link" text:visited-style-name="Visited_20_Internet_20_Link"><text:span text:style-name="Definition">Home eduction contextual factors relevant to this study</text:span></text:a></text:p>
                </text:list-item>
                <text:list-item>
                  <text:p text:style-name="P5"><text:a xlink:type="simple" xlink:href="#defining-informal" text:style-name="Internet_20_link" text:visited-style-name="Visited_20_Internet_20_Link"><text:span text:style-name="Definition">Defining informal</text:span></text:a></text:p>
                </text:list-item>
              </text:list>
            </text:list-item>
            <text:list-item>
              <text:p text:style-name="P4"><text:a xlink:type="simple" xlink:href="#a-review-of-research-on-the-potential-of-computer-game-design-and-programming-cgdp-in-informal-settings" text:style-name="Internet_20_link" text:visited-style-name="Visited_20_Internet_20_Link"><text:span text:style-name="Definition">A review of research on the potential of computer game design and programming (CGD&amp;P) in informal settings</text:span></text:a></text:p>
              <text:list text:style-name="L4">
                <text:list-item>
                  <text:p text:style-name="P6"><text:a xlink:type="simple" xlink:href="#digital-media-making-in-informal-communities" text:style-name="Internet_20_link" text:visited-style-name="Visited_20_Internet_20_Link"><text:span text:style-name="Definition">Digital media making in informal communities</text:span></text:a></text:p>
                </text:list-item>
                <text:list-item>
                  <text:p text:style-name="P6"><text:a xlink:type="simple" xlink:href="#game-studies-making" text:style-name="Internet_20_link" text:visited-style-name="Visited_20_Internet_20_Link"><text:span text:style-name="Definition">Game studies making</text:span></text:a></text:p>
                </text:list-item>
              </text:list>
            </text:list-item>
            <text:list-item>
              <text:p text:style-name="P4"><text:a xlink:type="simple" xlink:href="#barriers-and-tensions-related-to-participation-in-game-making" text:style-name="Internet_20_link" text:visited-style-name="Visited_20_Internet_20_Link"><text:span text:style-name="Definition">Barriers (and tensions) related to participation in game making</text:span></text:a></text:p>
              <text:list text:style-name="L5">
                <text:list-item>
                  <text:p text:style-name="P7"><text:a xlink:type="simple" xlink:href="#technical-barriers" text:style-name="Internet_20_link" text:visited-style-name="Visited_20_Internet_20_Link"><text:span text:style-name="Definition">Technical barriers</text:span></text:a></text:p>
                </text:list-item>
                <text:list-item>
                  <text:p text:style-name="P7"><text:a xlink:type="simple" xlink:href="#barriers-linked-to-identity-and-values" text:style-name="Internet_20_link" text:visited-style-name="Visited_20_Internet_20_Link"><text:span text:style-name="Definition">Barriers linked to identity and values</text:span></text:a></text:p>
                </text:list-item>
                <text:list-item>
                  <text:p text:style-name="P7"><text:a xlink:type="simple" xlink:href="#deconstructing-the-concept-of-constructionist-gaming" text:style-name="Internet_20_link" text:visited-style-name="Visited_20_Internet_20_Link"><text:span text:style-name="Definition">Deconstructing the concept of constructionist gaming</text:span></text:a></text:p>
                </text:list-item>
                <text:list-item>
                  <text:p text:style-name="P7"><text:a xlink:type="simple" xlink:href="#limits-and-critiques-of-constructionist-game-making" text:style-name="Internet_20_link" text:visited-style-name="Visited_20_Internet_20_Link"><text:span text:style-name="Definition">Limits and critiques of constructionist game making</text:span></text:a></text:p>
                </text:list-item>
              </text:list>
            </text:list-item>
            <text:list-item>
              <text:p text:style-name="P4"><text:a xlink:type="simple" xlink:href="#pedagogies-to-support-game-making-via-coding" text:style-name="Internet_20_link" text:visited-style-name="Visited_20_Internet_20_Link"><text:span text:style-name="Definition">Pedagogies to support game making via coding</text:span></text:a></text:p>
              <text:list text:style-name="L6">
                <text:list-item>
                  <text:p text:style-name="P8"><text:a xlink:type="simple" xlink:href="#project-based-learning-pbl" text:style-name="Internet_20_link" text:visited-style-name="Visited_20_Internet_20_Link"><text:span text:style-name="Definition">Project-based learning (PBL)</text:span></text:a></text:p>
                </text:list-item>
                <text:list-item>
                  <text:p text:style-name="P8"><text:a xlink:type="simple" xlink:href="#design-steps-frameworks-via-stages---compress-as-a-subsection-of-pbl" text:style-name="Internet_20_link" text:visited-style-name="Visited_20_Internet_20_Link"><text:span text:style-name="Definition">Design steps frameworks via stages - COMPRESS AS A SUBSECTION OF PBL?</text:span></text:a></text:p>
                </text:list-item>
                <text:list-item>
                  <text:p text:style-name="P8"><text:a xlink:type="simple" xlink:href="#curricular-concepts-semantic-waves-and-primm" text:style-name="Internet_20_link" text:visited-style-name="Visited_20_Internet_20_Link"><text:span text:style-name="Definition">Curricular concepts, semantic waves and PRIMM</text:span></text:a></text:p>
                  <text:list text:style-name="L7">
                    <text:list-item>
                      <text:p text:style-name="P9"><text:a xlink:type="simple" xlink:href="#semantic-profiles-and-waves" text:style-name="Internet_20_link" text:visited-style-name="Visited_20_Internet_20_Link"><text:span text:style-name="Definition">Semantic Profiles and Waves</text:span></text:a></text:p>
                    </text:list-item>
                    <text:list-item>
                      <text:p text:style-name="P9"><text:a xlink:type="simple" xlink:href="#primm" text:style-name="Internet_20_link" text:visited-style-name="Visited_20_Internet_20_Link"><text:span text:style-name="Definition">PRIMM</text:span></text:a></text:p>
                    </text:list-item>
                  </text:list>
                </text:list-item>
                <text:list-item>
                  <text:p text:style-name="P8"><text:a xlink:type="simple" xlink:href="#use-modify-create" text:style-name="Internet_20_link" text:visited-style-name="Visited_20_Internet_20_Link"><text:span text:style-name="Definition">Use Modify Create</text:span></text:a></text:p>
                </text:list-item>
                <text:list-item>
                  <text:p text:style-name="P8"><text:a xlink:type="simple" xlink:href="#microworlds" text:style-name="Internet_20_link" text:visited-style-name="Visited_20_Internet_20_Link"><text:span text:style-name="Definition">Microworlds</text:span></text:a></text:p>
                  <text:list text:style-name="L8">
                    <text:list-item>
                      <text:p text:style-name="P10"><text:a xlink:type="simple" xlink:href="#microworlds-as-an-embodiment-of-umc-and-other-constructionist-design-principles" text:style-name="Internet_20_link" text:visited-style-name="Visited_20_Internet_20_Link"><text:span text:style-name="Definition">Microworlds as an embodiment of UMC and other constructionist design principles</text:span></text:a></text:p>
                    </text:list-item>
                    <text:list-item>
                      <text:p text:style-name="P10"><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8"><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8"><text:a xlink:type="simple" xlink:href="#design-patterns" text:style-name="Internet_20_link" text:visited-style-name="Visited_20_Internet_20_Link"><text:span text:style-name="Definition">Design patterns</text:span></text:a></text:p>
                  <text:list text:style-name="L9">
                    <text:list-item>
                      <text:p text:style-name="P11"><text:a xlink:type="simple" xlink:href="#gameplay-design-patterns" text:style-name="Internet_20_link" text:visited-style-name="Visited_20_Internet_20_Link"><text:span text:style-name="Definition">Game(play) design patterns</text:span></text:a></text:p>
                    </text:list-item>
                  </text:list>
                </text:list-item>
              </text:list>
            </text:list-item>
            <text:list-item>
              <text:p text:style-name="P4"><text:a xlink:type="simple" xlink:href="#programmes-working-to-address-challenge" text:style-name="Internet_20_link" text:visited-style-name="Visited_20_Internet_20_Link"><text:span text:style-name="Definition">Programmes working to address challenge</text:span></text:a></text:p>
              <text:list text:style-name="L10">
                <text:list-item>
                  <text:p text:style-name="P12"><text:a xlink:type="simple" xlink:href="#coding-clubhouses-grass-roots-community-responses" text:style-name="Internet_20_link" text:visited-style-name="Visited_20_Internet_20_Link"><text:span text:style-name="Definition">Coding club(houses) &amp; Grass Roots community responses</text:span></text:a></text:p>
                  <text:list text:style-name="L11">
                    <text:list-item>
                      <text:p text:style-name="P13"><text:a xlink:type="simple" xlink:href="#uk-coding-clubs-code-club-coder-dojo-and-raspberry-jam" text:style-name="Internet_20_link" text:visited-style-name="Visited_20_Internet_20_Link"><text:span text:style-name="Definition">UK coding clubs: Code Club, Coder Dojo and Raspberry Jam</text:span></text:a></text:p>
                    </text:list-item>
                  </text:list>
                </text:list-item>
                <text:list-item>
                  <text:p text:style-name="P12"><text:a xlink:type="simple" xlink:href="#game-competitions" text:style-name="Internet_20_link" text:visited-style-name="Visited_20_Internet_20_Link"><text:span text:style-name="Definition">Game competitions</text:span></text:a></text:p>
                </text:list-item>
                <text:list-item>
                  <text:p text:style-name="P12"><text:a xlink:type="simple" xlink:href="#educational-game-jams" text:style-name="Internet_20_link" text:visited-style-name="Visited_20_Internet_20_Link"><text:span text:style-name="Definition">Educational Game Jams</text:span></text:a></text:p>
                </text:list-item>
                <text:list-item>
                  <text:p text:style-name="P12"><text:a xlink:type="simple" xlink:href="#creative-family-learning---roque" text:style-name="Internet_20_link" text:visited-style-name="Visited_20_Internet_20_Link"><text:span text:style-name="Definition">Creative Family Learning - Roque</text:span></text:a></text:p>
                </text:list-item>
                <text:list-item>
                  <text:p text:style-name="P12"><text:a xlink:type="simple" xlink:href="#a-final-reflection" text:style-name="Internet_20_link" text:visited-style-name="Visited_20_Internet_20_Link"><text:span text:style-name="Definition">A final reflection</text:span></text:a></text:p>
                </text:list-item>
              </text:list>
            </text:list-item>
            <text:list-item>
              <text:p text:style-name="P4"><text:a xlink:type="simple" xlink:href="#synthesis-of-chapter-discussion-problem-statement" text:style-name="Internet_20_link" text:visited-style-name="Visited_20_Internet_20_Link"><text:span text:style-name="Definition">Synthesis of chapter / discussion / problem statement</text:span></text:a></text:p>
              <text:list text:style-name="L12">
                <text:list-item>
                  <text:p text:style-name="P14"><text:a xlink:type="simple" xlink:href="#the-problem-statement-of-the-thesis" text:style-name="Internet_20_link" text:visited-style-name="Visited_20_Internet_20_Link"><text:span text:style-name="Definition">The problem statement of the thesis</text:span></text:a></text:p>
                  <text:list text:style-name="L13">
                    <text:list-item>
                      <text:p text:style-name="P15"><text:a xlink:type="simple" xlink:href="#pedagogies-exist-but-more-are-needed" text:style-name="Internet_20_link" text:visited-style-name="Visited_20_Internet_20_Link"><text:span text:style-name="Definition">pedagogies exist but more are needed</text:span></text:a></text:p>
                    </text:list-item>
                  </text:list>
                </text:list-item>
                <text:list-item>
                  <text:p text:style-name="P14"><text:a xlink:type="simple" xlink:href="#link-to-the-next-chapter" text:style-name="Internet_20_link" text:visited-style-name="Visited_20_Internet_20_Link"><text:span text:style-name="Definition">Link to the next chapter</text:span></text:a></text:p>
                </text:list-item>
              </text:list>
            </text:list-item>
            <text:list-item>
              <text:p text:style-name="P4"><text:a xlink:type="simple" xlink:href="#holding-zone-for-the-chop" text:style-name="Internet_20_link" text:visited-style-name="Visited_20_Internet_20_Link"><text:soft-page-break/><text:span text:style-name="Definition">Holding Zone / For the Chop?</text:span></text:a></text:p>
            </text:list-item>
            <text:list-item>
              <text:p text:style-name="P4"><text:a xlink:type="simple" xlink:href="#barriers-to-participation-in-game-making-practices-explored-in-contextual-settings" text:style-name="Internet_20_link" text:visited-style-name="Visited_20_Internet_20_Link"><text:span text:style-name="Definition">Barriers to participation in game making practices (explored in contextual settings)</text:span></text:a></text:p>
              <text:list text:style-name="L14">
                <text:list-item>
                  <text:p text:style-name="P16"><text:a xlink:type="simple" xlink:href="#institutional-barriers---related-to-uk-school-context" text:style-name="Internet_20_link" text:visited-style-name="Visited_20_Internet_20_Link"><text:span text:style-name="Definition">Institutional Barriers - related to UK School context</text:span></text:a></text:p>
                </text:list-item>
                <text:list-item>
                  <text:p text:style-name="P16"><text:a xlink:type="simple" xlink:href="#technical-barriers---difficulties-in-learning-to-program" text:style-name="Internet_20_link" text:visited-style-name="Visited_20_Internet_20_Link"><text:span text:style-name="Definition">Technical Barriers - Difficulties in learning to program</text:span></text:a></text:p>
                </text:list-item>
                <text:list-item>
                  <text:p text:style-name="P16"><text:a xlink:type="simple" xlink:href="#cultural-identity-barriers-to-participation-in" text:style-name="Internet_20_link" text:visited-style-name="Visited_20_Internet_20_Link"><text:span text:style-name="Definition">Cultural / Identity barriers to participation in …</text:span></text:a></text:p>
                  <text:list text:style-name="L15">
                    <text:list-item>
                      <text:p text:style-name="P17"><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16"><text:a xlink:type="simple" xlink:href="#barrier---unfamiliarity-with-support-practices" text:style-name="Internet_20_link" text:visited-style-name="Visited_20_Internet_20_Link"><text:span text:style-name="Definition">Barrier - unfamiliarity with support practices</text:span></text:a></text:p>
                </text:list-item>
                <text:list-item>
                  <text:p text:style-name="P16"><text:a xlink:type="simple" xlink:href="#outlining-cultural-barriers-aspects-of-game-making" text:style-name="Internet_20_link" text:visited-style-name="Visited_20_Internet_20_Link"><text:span text:style-name="Definition">Outlining cultural barriers / aspects of game making</text:span></text:a></text:p>
                </text:list-item>
              </text:list>
            </text:list-item>
            <text:list-item>
              <text:p text:style-name="P4"><text:a xlink:type="simple" xlink:href="#game-making-and-coding-and-in-schools-and-formal-education" text:style-name="Internet_20_link" text:visited-style-name="Visited_20_Internet_20_Link"><text:span text:style-name="Definition">Game making and coding and in schools and formal education</text:span></text:a></text:p>
              <text:list text:style-name="L16">
                <text:list-item>
                  <text:p text:style-name="P18"><text:a xlink:type="simple" xlink:href="#coding-and-computing-as-a-school-subject-in-the-uk" text:style-name="Internet_20_link" text:visited-style-name="Visited_20_Internet_20_Link"><text:span text:style-name="Definition">Coding and Computing as a School Subject in the UK</text:span></text:a></text:p>
                </text:list-item>
              </text:list>
            </text:list-item>
            <text:list-item>
              <text:p text:style-name="P4"><text:a xlink:type="simple" xlink:href="#context-of-game-making-and-wider-digital-making-and-culture-home-and-informal-settings" text:style-name="Internet_20_link" text:visited-style-name="Visited_20_Internet_20_Link"><text:span text:style-name="Definition">Context of game making and wider digital making and culture home and informal settings</text:span></text:a></text:p>
              <text:list text:style-name="L17">
                <text:list-item>
                  <text:p text:style-name="P19"><text:a xlink:type="simple" xlink:href="#on-games-as-a-home-and-informal-culture" text:style-name="Internet_20_link" text:visited-style-name="Visited_20_Internet_20_Link"><text:span text:style-name="Definition">On games as a home and informal culture</text:span></text:a></text:p>
                </text:list-item>
                <text:list-item>
                  <text:p text:style-name="P19"><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4"><text:a xlink:type="simple" xlink:href="#game-making-and-maker-culture-in-non-formal-learning-contexts-and-third-spaces" text:style-name="Internet_20_link" text:visited-style-name="Visited_20_Internet_20_Link"><text:span text:style-name="Definition">Game making and maker culture in non-formal learning contexts and third spaces</text:span></text:a></text:p>
              <text:list text:style-name="L18">
                <text:list-item>
                  <text:p text:style-name="P20"><text:a xlink:type="simple" xlink:href="#physical-spaces-which-suit-non-formal-approaches" text:style-name="Internet_20_link" text:visited-style-name="Visited_20_Internet_20_Link"><text:span text:style-name="Definition">Physical spaces which suit non-formal approaches</text:span></text:a></text:p>
                  <text:list text:style-name="L19">
                    <text:list-item>
                      <text:p text:style-name="P21"><text:a xlink:type="simple" xlink:href="#an-area-of-tension-to-address---limited-leaner-choice-in-process-if-driven-by-curriculum." text:style-name="Internet_20_link" text:visited-style-name="Visited_20_Internet_20_Link"><text:span text:style-name="Definition">An area of tension to address - limited leaner choice in process if driven by curriculum.</text:span></text:a></text:p>
                    </text:list-item>
                  </text:list>
                </text:list-item>
                <text:list-item>
                  <text:p text:style-name="P20"><text:a xlink:type="simple" xlink:href="#sketchy-pedagogies" text:style-name="Internet_20_link" text:visited-style-name="Visited_20_Internet_20_Link"><text:span text:style-name="Definition">Sketchy pedagogies</text:span></text:a></text:p>
                </text:list-item>
                <text:list-item>
                  <text:p text:style-name="P20"><text:a xlink:type="simple" xlink:href="#funds-of-knowledge-and-third-space" text:style-name="Internet_20_link" text:visited-style-name="Visited_20_Internet_20_Link"><text:span text:style-name="Definition">Funds of knowledge and third space</text:span></text:a></text:p>
                </text:list-item>
                <text:list-item>
                  <text:p text:style-name="P20"><text:a xlink:type="simple" xlink:href="#third-spaces-and-the-context-of-this-study" text:style-name="Internet_20_link" text:visited-style-name="Visited_20_Internet_20_Link"><text:span text:style-name="Definition">Third spaces and the context of this study</text:span></text:a></text:p>
                </text:list-item>
                <text:list-item>
                  <text:p text:style-name="P20"><text:a xlink:type="simple" xlink:href="#game-making-as-a-fund-of-knowledge" text:style-name="Internet_20_link" text:visited-style-name="Visited_20_Internet_20_Link"><text:span text:style-name="Definition">Game making as a fund of knowledge</text:span></text:a></text:p>
                  <text:list text:style-name="L20">
                    <text:list-item>
                      <text:p text:style-name="P22"><text:a xlink:type="simple" xlink:href="#play-circles-and-moe-as-a-third-space" text:style-name="Internet_20_link" text:visited-style-name="Visited_20_Internet_20_Link"><text:span text:style-name="Definition">Play circles and MOE as a third space</text:span></text:a></text:p>
                    </text:list-item>
                  </text:list>
                </text:list-item>
                <text:list-item>
                  <text:p text:style-name="P20"><text:a xlink:type="simple" xlink:href="#work-in-non-formal-settings-drawing-on-home-interests" text:style-name="Internet_20_link" text:visited-style-name="Visited_20_Internet_20_Link"><text:span text:style-name="Definition">Work in non-formal settings drawing on home interests</text:span></text:a></text:p>
                </text:list-item>
                <text:list-item>
                  <text:p text:style-name="P20"><text:a xlink:type="simple" xlink:href="#mozilla---teach-the-web-as-context-and-community" text:style-name="Internet_20_link" text:visited-style-name="Visited_20_Internet_20_Link"><text:span text:style-name="Definition">Mozilla - Teach the Web as context and community</text:span></text:a></text:p>
                  <text:list text:style-name="L21">
                    <text:list-item>
                      <text:p text:style-name="P23"><text:a xlink:type="simple" xlink:href="#code-playgrounds---too-specific-move-or-summarise-and-merge-up" text:style-name="Internet_20_link" text:visited-style-name="Visited_20_Internet_20_Link"><text:span text:style-name="Definition">Code playgrounds - TOO SPECIFIC? MOVE OR SUMMARISE AND MERGE UP</text:span></text:a></text:p>
                    </text:list-item>
                  </text:list>
                </text:list-item>
                <text:list-item>
                  <text:p text:style-name="P20"><text:a xlink:type="simple" xlink:href="#mantle-of-the-expert---processes-drama-used-in-teaching-technology" text:style-name="Internet_20_link" text:visited-style-name="Visited_20_Internet_20_Link"><text:span text:style-name="Definition">Mantle of the Expert - processes drama used in teaching technology</text:span></text:a></text:p>
                </text:list-item>
                <text:list-item>
                  <text:p text:style-name="P20"><text:a xlink:type="simple" xlink:href="#situating-computational-thinking-within-curricular-concerns" text:style-name="Internet_20_link" text:visited-style-name="Visited_20_Internet_20_Link"><text:span text:style-name="Definition">Situating Computational thinking within curricular concerns</text:span></text:a></text:p>
                </text:list-item>
                <text:list-item>
                  <text:p text:style-name="P20"><text:a xlink:type="simple" xlink:href="#studies-exploring-ct-as-an-pedagogical-framework-to-support-learning-computer-coding" text:style-name="Internet_20_link" text:visited-style-name="Visited_20_Internet_20_Link"><text:span text:style-name="Definition">Studies exploring CT as an pedagogical framework to support learning computer coding</text:span></text:a></text:p>
                </text:list-item>
              </text:list>
            </text:list-item>
            <text:list-item>
              <text:p text:style-name="P4"><text:a xlink:type="simple" xlink:href="#to-perhaps-add-to-lit-review" text:style-name="Internet_20_link" text:visited-style-name="Visited_20_Internet_20_Link"><text:span text:style-name="Definition">To perhaps add to Lit REVIEW</text:span></text:a></text:p>
              <text:list text:style-name="L22">
                <text:list-item>
                  <text:p text:style-name="P24"><text:a xlink:type="simple" xlink:href="#game-making-studies-addressing-gender-and-race" text:style-name="Internet_20_link" text:visited-style-name="Visited_20_Internet_20_Link"><text:span text:style-name="Definition">Game making studies addressing gender and race</text:span></text:a></text:p>
                </text:list-item>
              </text:list>
            </text:list-item>
            <text:list-item>
              <text:p text:style-name="P4"><text:a xlink:type="simple" xlink:href="#project-based-learning-pbl-1" text:style-name="Internet_20_link" text:visited-style-name="Visited_20_Internet_20_Link"><text:span text:style-name="Definition">Project Based Learning (PBL)</text:span></text:a></text:p>
              <text:list text:style-name="L23">
                <text:list-item>
                  <text:p text:style-name="P25"><text:a xlink:type="simple" xlink:href="#project-based-learning-as-an-inclusive-pedagogy" text:style-name="Internet_20_link" text:visited-style-name="Visited_20_Internet_20_Link"><text:span text:style-name="Definition">Project Based Learning as an inclusive pedagogy</text:span></text:a></text:p>
                </text:list-item>
                <text:list-item>
                  <text:p text:style-name="P25"><text:a xlink:type="simple" xlink:href="#complications-with-project-based-learning" text:style-name="Internet_20_link" text:visited-style-name="Visited_20_Internet_20_Link"><text:span text:style-name="Definition">Complications with Project Based Learning</text:span></text:a></text:p>
                </text:list-item>
                <text:list-item>
                  <text:p text:style-name="P25"><text:a xlink:type="simple" xlink:href="#game-making-and-project-problem-based-learning" text:style-name="Internet_20_link" text:visited-style-name="Visited_20_Internet_20_Link"><text:span text:style-name="Definition">Game making and Project / Problem Based Learning</text:span></text:a></text:p>
                </text:list-item>
                <text:list-item>
                  <text:p text:style-name="P25"><text:a xlink:type="simple" xlink:href="#pbl-and-authenticity-in-the-domain-of-teaching-programming" text:style-name="Internet_20_link" text:visited-style-name="Visited_20_Internet_20_Link"><text:span text:style-name="Definition">PBL and Authenticity in the domain of teaching programming</text:span></text:a></text:p>
                </text:list-item>
                <text:list-item>
                  <text:p text:style-name="P25"><text:a xlink:type="simple" xlink:href="#issues-of-inclusion-and-pbl-addressed-through-udl-principles" text:style-name="Internet_20_link" text:visited-style-name="Visited_20_Internet_20_Link"><text:span text:style-name="Definition">Issues of Inclusion and PBL addressed through UDL principles</text:span></text:a></text:p>
                </text:list-item>
                <text:list-item>
                  <text:p text:style-name="P25"><text:a xlink:type="simple" xlink:href="#mda-and-conceptual-game-elements-framework" text:style-name="Internet_20_link" text:visited-style-name="Visited_20_Internet_20_Link"><text:span text:style-name="Definition">MDA and conceptual game elements framework</text:span></text:a></text:p>
                </text:list-item>
              </text:list>
            </text:list-item>
            <text:list-item>
              <text:p text:style-name="P4"><text:a xlink:type="simple" xlink:href="#synthesis-of-chapter-discussion---previous-version" text:style-name="Internet_20_link" text:visited-style-name="Visited_20_Internet_20_Link"><text:span text:style-name="Definition">Synthesis of chapter / discussion - PREVIOUS VERSION</text:span></text:a></text:p>
              <text:list text:style-name="L24">
                <text:list-item>
                  <text:p text:style-name="P26"><text:a xlink:type="simple" xlink:href="#problematising-distinctions-between-instruction-based-tutorials-and-unguided-approaches---towards-guided-participation---for-discussion" text:style-name="Internet_20_link" text:visited-style-name="Visited_20_Internet_20_Link"><text:span text:style-name="Definition">Problematising distinctions between instruction-based tutorials and unguided approaches - towards guided participation - FOR DISCUSSION</text:span></text:a></text:p>
                </text:list-item>
                <text:list-item>
                  <text:p text:style-name="P26"><text:a xlink:type="simple" xlink:href="#deficit-of-cultural-processes-appropriate-frameworks-to-support-community-based-coding-for-beginners" text:style-name="Internet_20_link" text:visited-style-name="Visited_20_Internet_20_Link"><text:span text:style-name="Definition">Deficit of cultural processes &amp; appropriate frameworks to support community-</text:span><text:soft-page-break/><text:span text:style-name="Definition">based coding for beginners</text:span></text:a></text:p>
                  <text:list text:style-name="L25">
                    <text:list-item>
                      <text:p text:style-name="P27"><text:a xlink:type="simple" xlink:href="#supporting-roles-and-social-practices-to-support-learners" text:style-name="Internet_20_link" text:visited-style-name="Visited_20_Internet_20_Link"><text:span text:style-name="Definition">Supporting roles and social practices to support learners</text:span></text:a></text:p>
                    </text:list-item>
                  </text:list>
                </text:list-item>
                <text:list-item>
                  <text:p text:style-name="P26"><text:a xlink:type="simple" xlink:href="#tensions-surrounding-authenticity-of-tool-use" text:style-name="Internet_20_link" text:visited-style-name="Visited_20_Internet_20_Link"><text:span text:style-name="Definition">Tensions surrounding authenticity of tool use</text:span></text:a></text:p>
                </text:list-item>
                <text:list-item>
                  <text:p text:style-name="P26"><text:a xlink:type="simple" xlink:href="#sythetis-of-current-responses-to-challenges-presented---move-later" text:style-name="Internet_20_link" text:visited-style-name="Visited_20_Internet_20_Link"><text:span text:style-name="Definition">Sythetis of current Responses to challenges presented - MOVE LATER?</text:span></text:a></text:p>
                </text:list-item>
                <text:list-item>
                  <text:p text:style-name="P26"><text:a xlink:type="simple" xlink:href="#synthesis-and-analysis-of-models-of-responses-to-address-the-problem" text:style-name="Internet_20_link" text:visited-style-name="Visited_20_Internet_20_Link"><text:span text:style-name="Definition">Synthesis and analysis of models of responses to address the problem</text:span></text:a></text:p>
                  <text:list text:style-name="L26">
                    <text:list-item>
                      <text:p text:style-name="P28"><text:a xlink:type="simple" xlink:href="#financial-challenges" text:style-name="Internet_20_link" text:visited-style-name="Visited_20_Internet_20_Link"><text:span text:style-name="Definition">Financial challenges</text:span></text:a></text:p>
                    </text:list-item>
                  </text:list>
                </text:list-item>
                <text:list-item>
                  <text:p text:style-name="P26"><text:a xlink:type="simple" xlink:href="#removed" text:style-name="Internet_20_link" text:visited-style-name="Visited_20_Internet_20_Link"><text:span text:style-name="Definition">Removed</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7">
        <text:list-item>
          <text:p text:style-name="P29">What contradictions arose in participation in this research’s game coding processes and what pedagogical tools and processes are available to address these contradictions?</text:p>
        </text:list-item>
        <text:list-item>
          <text:p text:style-name="P29">How can game design patterns support the development of computational fluency in novices?</text:p>
        </text:list-item>
        <text:list-item>
          <text:p text:style-name="P29">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context-of-game-making-and-digital-projects-at-home-and-other-informal-settings"/><text:soft-page-break/>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tems&quot;:[{&quot;itemData&quot;:{&quot;citation-key&quot;:&quot;fensham-smith_invisible_2021&quot;,&quot;issue&quot;:&quot;1&quot;,&quot;language&quot;:&quot;en&quot;,&quot;issued&quot;:{&quot;date-parts&quot;:[[&quot;2021&quot;,6,1]]},&quot;volume&quot;:&quot;12&quot;,&quot;URL&quot;:&quot;https://www.sciendo.com/article/10.2478/jped-2021-0001&quot;,&quot;title&quot;:&quot;Invisible pedagogies in home education: Freedom, power and control&quot;,&quot;author&quot;:[{&quot;given&quot;:&quot;Amber Joy&quot;,&quot;family&quot;:&quot;Fensham-Smith&quot;}],&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ISSN&quot;:&quot;1338-1563&quot;,&quot;title-short&quot;:&quot;Invisible pedagogies in home education&quot;,&quot;id&quot;:&quot;fensham-smith_invisible_2021&quot;,&quot;source&quot;:&quot;DOI.org (Crossref)&quot;,&quot;container-title&quot;:&quot;Journal of Pedagogy&quot;,&quot;accessed&quot;:{&quot;date-parts&quot;:[[&quot;2023&quot;,10,2]]},&quot;DOI&quot;:&quot;10.2478/jped-2021-0001&quot;},&quot;id&quot;:8983,&quot;suffix&quot;:&quot;&quot;,&quot;prefix&quot;:&quot;&quot;,&quot;uris&quot;:[&quot;http://zotero.org/users/1913249/items/F748Z3W8&quot;],&quot;uri&quot;:[&quot;http://zotero.org/users/1913249/items/F748Z3W8&quot;]}],&quot;properties&quot;:{&quot;formattedCitation&quot;:&quot;[@fensham-smith_invisible_2021]&quot;,&quot;noteIndex&quot;:0},&quot;schema&quot;:&quot;https://github.com/citation-style-language/schema/raw/master/csl-citation.json&quot;,&quot;citationID&quot;:&quot;kuuxfith&quot;} RNDomqjnyxqsd"/>&lt;Do Zotero Refresh: [@fensham-smith_invisible_2021]&gt;<text:reference-mark-end text:name="ZOTERO_ITEM CSL_CITATION {&quot;citationItems&quot;:[{&quot;itemData&quot;:{&quot;citation-key&quot;:&quot;fensham-smith_invisible_2021&quot;,&quot;issue&quot;:&quot;1&quot;,&quot;language&quot;:&quot;en&quot;,&quot;issued&quot;:{&quot;date-parts&quot;:[[&quot;2021&quot;,6,1]]},&quot;volume&quot;:&quot;12&quot;,&quot;URL&quot;:&quot;https://www.sciendo.com/article/10.2478/jped-2021-0001&quot;,&quot;title&quot;:&quot;Invisible pedagogies in home education: Freedom, power and control&quot;,&quot;author&quot;:[{&quot;given&quot;:&quot;Amber Joy&quot;,&quot;family&quot;:&quot;Fensham-Smith&quot;}],&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ISSN&quot;:&quot;1338-1563&quot;,&quot;title-short&quot;:&quot;Invisible pedagogies in home education&quot;,&quot;id&quot;:&quot;fensham-smith_invisible_2021&quot;,&quot;source&quot;:&quot;DOI.org (Crossref)&quot;,&quot;container-title&quot;:&quot;Journal of Pedagogy&quot;,&quot;accessed&quot;:{&quot;date-parts&quot;:[[&quot;2023&quot;,10,2]]},&quot;DOI&quot;:&quot;10.2478/jped-2021-0001&quot;},&quot;id&quot;:8983,&quot;suffix&quot;:&quot;&quot;,&quot;prefix&quot;:&quot;&quot;,&quot;uris&quot;:[&quot;http://zotero.org/users/1913249/items/F748Z3W8&quot;],&quot;uri&quot;:[&quot;http://zotero.org/users/1913249/items/F748Z3W8&quot;]}],&quot;properties&quot;:{&quot;formattedCitation&quot;:&quot;[@fensham-smith_invisible_2021]&quot;,&quot;noteIndex&quot;:0},&quot;schema&quot;:&quot;https://github.com/citation-style-language/schema/raw/master/csl-citation.json&quot;,&quot;citationID&quot;:&quot;kuuxfith&quot;} RNDomqjnyxqsd"/>. Two broad streams are sometimes framed as pedagogy and ideology <text:reference-mark-start text:name="ZOTERO_ITEM CSL_CITATION {&quot;citationItems&quot;:[{&quot;itemData&quot;:{&quot;publisher&quot;:&quot;Bloomsbury Publishing USA&quot;,&quot;citation-key&quot;:&quot;galen_home_1991&quot;,&quot;author&quot;:[{&quot;given&quot;:&quot;Jane Van&quot;,&quot;family&quot;:&quot;Galen&quot;},{&quot;given&quot;:&quot;Mary Anne&quot;,&quot;family&quot;:&quot;Pitman&quot;}],&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ISBN&quot;:&quot;978-0-313-38882-8&quot;,&quot;issued&quot;:{&quot;date-parts&quot;:[[&quot;1991&quot;,1,1]]},&quot;id&quot;:&quot;galen_home_1991&quot;,&quot;title&quot;:&quot;Home Schooling: Political, Historical, and Pedagogical Perspectives&quot;,&quot;source&quot;:&quot;Google Books&quot;,&quot;language&quot;:&quot;en&quot;,&quot;number-of-pages&quot;:&quot;224&quot;},&quot;id&quot;:8975,&quot;suffix&quot;:&quot;&quot;,&quot;prefix&quot;:&quot;&quot;,&quot;uris&quot;:[&quot;http://zotero.org/users/1913249/items/ZQHZ2GU8&quot;],&quot;uri&quot;:[&quot;http://zotero.org/users/1913249/items/ZQHZ2GU8&quot;]}],&quot;properties&quot;:{&quot;formattedCitation&quot;:&quot;[@galen_home_1991]&quot;,&quot;noteIndex&quot;:0},&quot;schema&quot;:&quot;https://github.com/citation-style-language/schema/raw/master/csl-citation.json&quot;,&quot;citationID&quot;:&quot;pagduekd&quot;} RNDczfnvphqnm"/>&lt;Do Zotero Refresh: [@galen_home_1991]&gt;<text:reference-mark-end text:name="ZOTERO_ITEM CSL_CITATION {&quot;citationItems&quot;:[{&quot;itemData&quot;:{&quot;publisher&quot;:&quot;Bloomsbury Publishing USA&quot;,&quot;citation-key&quot;:&quot;galen_home_1991&quot;,&quot;author&quot;:[{&quot;given&quot;:&quot;Jane Van&quot;,&quot;family&quot;:&quot;Galen&quot;},{&quot;given&quot;:&quot;Mary Anne&quot;,&quot;family&quot;:&quot;Pitman&quot;}],&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short&quot;:&quot;Home Schooling&quot;,&quot;ISBN&quot;:&quot;978-0-313-38882-8&quot;,&quot;issued&quot;:{&quot;date-parts&quot;:[[&quot;1991&quot;,1,1]]},&quot;id&quot;:&quot;galen_home_1991&quot;,&quot;title&quot;:&quot;Home Schooling: Political, Historical, and Pedagogical Perspectives&quot;,&quot;source&quot;:&quot;Google Books&quot;,&quot;language&quot;:&quot;en&quot;,&quot;number-of-pages&quot;:&quot;224&quot;},&quot;id&quot;:8975,&quot;suffix&quot;:&quot;&quot;,&quot;prefix&quot;:&quot;&quot;,&quot;uris&quot;:[&quot;http://zotero.org/users/1913249/items/ZQHZ2GU8&quot;],&quot;uri&quot;:[&quot;http://zotero.org/users/1913249/items/ZQHZ2GU8&quot;]}],&quot;properties&quot;:{&quot;formattedCitation&quot;:&quot;[@galen_home_1991]&quot;,&quot;noteIndex&quot;:0},&quot;schema&quot;:&quot;https://github.com/citation-style-language/schema/raw/master/csl-citation.json&quot;,&quot;citationID&quot;:&quot;pagduekd&quot;} RNDczfnvphqnm"/> <text:reference-mark-start text:name="ZOTERO_ITEM CSL_CITATION {&quot;citationItems&quot;:[{&quot;itemData&quot;:{&quot;publisher&quot;:&quot;Routledge&quot;,&quot;citation-key&quot;:&quot;rothermel_can_2003&quot;,&quot;issue&quot;:&quot;2-3&quot;,&quot;issued&quot;:{&quot;date-parts&quot;:[[&quot;2003&quot;,5,15]]},&quot;volume&quot;:&quot;17&quot;,&quot;URL&quot;:&quot;https://doi.org/10.1080/09500790308668293&quot;,&quot;title&quot;:&quot;Can We Classify Motives for Home Education?&quot;,&quot;author&quot;:[{&quot;given&quot;:&quot;Paula&quot;,&quot;family&quot;:&quot;Rotherme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ISSN&quot;:&quot;0950-0790&quot;,&quot;type&quot;:&quot;article-journal&quot;,&quot;id&quot;:&quot;rothermel_can_2003&quot;,&quot;container-title&quot;:&quot;Evaluation &amp; Research in Education&quot;,&quot;DOI&quot;:&quot;10.1080/09500790308668293&quot;,&quot;accessed&quot;:{&quot;date-parts&quot;:[[&quot;2023&quot;,10,2]]},&quot;source&quot;:&quot;Taylor and Francis+NEJM&quot;},&quot;id&quot;:8977,&quot;suffix&quot;:&quot;&quot;,&quot;prefix&quot;:&quot;&quot;,&quot;uris&quot;:[&quot;http://zotero.org/users/1913249/items/AKHEZBKX&quot;],&quot;uri&quot;:[&quot;http://zotero.org/users/1913249/items/AKHEZBKX&quot;]}],&quot;properties&quot;:{&quot;formattedCitation&quot;:&quot;[@rothermel_can_2003]&quot;,&quot;noteIndex&quot;:0},&quot;schema&quot;:&quot;https://github.com/citation-style-language/schema/raw/master/csl-citation.json&quot;,&quot;citationID&quot;:&quot;zhunukxh&quot;} RNDjvxbyncerx"/>&lt;Do Zotero Refresh: [@rothermel_can_2003]&gt;<text:reference-mark-end text:name="ZOTERO_ITEM CSL_CITATION {&quot;citationItems&quot;:[{&quot;itemData&quot;:{&quot;publisher&quot;:&quot;Routledge&quot;,&quot;citation-key&quot;:&quot;rothermel_can_2003&quot;,&quot;issue&quot;:&quot;2-3&quot;,&quot;issued&quot;:{&quot;date-parts&quot;:[[&quot;2003&quot;,5,15]]},&quot;volume&quot;:&quot;17&quot;,&quot;URL&quot;:&quot;https://doi.org/10.1080/09500790308668293&quot;,&quot;title&quot;:&quot;Can We Classify Motives for Home Education?&quot;,&quot;author&quot;:[{&quot;given&quot;:&quot;Paula&quot;,&quot;family&quot;:&quot;Rotherme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ISSN&quot;:&quot;0950-0790&quot;,&quot;type&quot;:&quot;article-journal&quot;,&quot;id&quot;:&quot;rothermel_can_2003&quot;,&quot;container-title&quot;:&quot;Evaluation &amp; Research in Education&quot;,&quot;DOI&quot;:&quot;10.1080/09500790308668293&quot;,&quot;accessed&quot;:{&quot;date-parts&quot;:[[&quot;2023&quot;,10,2]]},&quot;source&quot;:&quot;Taylor and Francis+NEJM&quot;},&quot;id&quot;:8977,&quot;suffix&quot;:&quot;&quot;,&quot;prefix&quot;:&quot;&quot;,&quot;uris&quot;:[&quot;http://zotero.org/users/1913249/items/AKHEZBKX&quot;],&quot;uri&quot;:[&quot;http://zotero.org/users/1913249/items/AKHEZBKX&quot;]}],&quot;properties&quot;:{&quot;formattedCitation&quot;:&quot;[@rothermel_can_2003]&quot;,&quot;noteIndex&quot;:0},&quot;schema&quot;:&quot;https://github.com/citation-style-language/schema/raw/master/csl-citation.json&quot;,&quot;citationID&quot;:&quot;zhunukxh&quot;} RNDjvxbyncerx"/>. In terms of pedagogy, popular concepts in home ed circles include unschooling and deschooling. Holt’s concept of unschooling <text:reference-mark-start text:name="ZOTERO_ITEM CSL_CITATION {&quot;citationItems&quot;:[{&quot;itemData&quot;:{&quot;citation-key&quot;:&quot;gray_challenges_2013&quot;,&quot;author&quot;:[{&quot;given&quot;:&quot;Peter&quot;,&quot;family&quot;:&quot;Gray&quot;},{&quot;given&quot;:&quot;Gina&quot;,&quot;family&quot;:&quot;Riley&quot;}],&quot;issue&quot;:&quot;14&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ype&quot;:&quot;article-journal&quot;,&quot;issued&quot;:{&quot;date-parts&quot;:[[&quot;2013&quot;]]},&quot;id&quot;:&quot;gray_challenges_2013&quot;,&quot;volume&quot;:&quot;7&quot;,&quot;title&quot;:&quot;The Challenges and Benefits of Unschooling, According to 232 Families Who Have Chosen that Route&quot;,&quot;source&quot;:&quot;Zotero&quot;,&quot;language&quot;:&quot;en&quot;},&quot;id&quot;:8982,&quot;suffix&quot;:&quot;&quot;,&quot;prefix&quot;:&quot;&quot;,&quot;uris&quot;:[&quot;http://zotero.org/users/1913249/items/CUNAU5ZC&quot;],&quot;uri&quot;:[&quot;http://zotero.org/users/1913249/items/CUNAU5ZC&quot;]}],&quot;properties&quot;:{&quot;formattedCitation&quot;:&quot;[@gray_challenges_2013]&quot;,&quot;noteIndex&quot;:0},&quot;schema&quot;:&quot;https://github.com/citation-style-language/schema/raw/master/csl-citation.json&quot;,&quot;citationID&quot;:&quot;jbalbgzx&quot;} RNDwgojtnrnbl"/>&lt;Do Zotero Refresh: [@gray_challenges_2013]&gt;<text:reference-mark-end text:name="ZOTERO_ITEM CSL_CITATION {&quot;citationItems&quot;:[{&quot;itemData&quot;:{&quot;citation-key&quot;:&quot;gray_challenges_2013&quot;,&quot;author&quot;:[{&quot;given&quot;:&quot;Peter&quot;,&quot;family&quot;:&quot;Gray&quot;},{&quot;given&quot;:&quot;Gina&quot;,&quot;family&quot;:&quot;Riley&quot;}],&quot;issue&quot;:&quot;14&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type&quot;:&quot;article-journal&quot;,&quot;issued&quot;:{&quot;date-parts&quot;:[[&quot;2013&quot;]]},&quot;id&quot;:&quot;gray_challenges_2013&quot;,&quot;volume&quot;:&quot;7&quot;,&quot;title&quot;:&quot;The Challenges and Benefits of Unschooling, According to 232 Families Who Have Chosen that Route&quot;,&quot;source&quot;:&quot;Zotero&quot;,&quot;language&quot;:&quot;en&quot;},&quot;id&quot;:8982,&quot;suffix&quot;:&quot;&quot;,&quot;prefix&quot;:&quot;&quot;,&quot;uris&quot;:[&quot;http://zotero.org/users/1913249/items/CUNAU5ZC&quot;],&quot;uri&quot;:[&quot;http://zotero.org/users/1913249/items/CUNAU5ZC&quot;]}],&quot;properties&quot;:{&quot;formattedCitation&quot;:&quot;[@gray_challenges_2013]&quot;,&quot;noteIndex&quot;:0},&quot;schema&quot;:&quot;https://github.com/citation-style-language/schema/raw/master/csl-citation.json&quot;,&quot;citationID&quot;:&quot;jbalbgzx&quot;} RNDwgojtnrnbl"/>,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citationItems&quot;:[{&quot;itemData&quot;:{&quot;publisher&quot;:&quot;Harper &amp; Row&quot;,&quot;type&quot;:&quot;book&quot;,&quot;citation-key&quot;:&quot;illich_deschooling_1971&quot;,&quot;author&quot;:[{&quot;given&quot;:&quot;Ivan&quot;,&quot;family&quot;:&quot;Illich&quot;}],&quot;edition&quot;:&quot;1st ed.&quot;,&quot;event-place&quot;:&quot;New York&quot;,&quot;title&quot;:&quot;Deschooling society&quot;,&quot;call-number&quot;:&quot;LA210 .I4 1971&quot;,&quot;ISBN&quot;:&quot;0-06-012139-4&quot;,&quot;issued&quot;:{&quot;date-parts&quot;:[[&quot;1971&quot;]]},&quot;id&quot;:&quot;illich_deschooling_1971&quot;,&quot;source&quot;:&quot;Library of Congress ISBN&quot;,&quot;publisher-place&quot;:&quot;New York&quot;,&quot;collection-title&quot;:&quot;World perspectives, v. 44&quot;,&quot;number-of-pages&quot;:&quot;116&quot;},&quot;id&quot;:1115,&quot;suffix&quot;:&quot;&quot;,&quot;prefix&quot;:&quot;&quot;,&quot;uris&quot;:[&quot;http://zotero.org/users/1913249/items/6IH2ZXKT&quot;],&quot;uri&quot;:[&quot;http://zotero.org/users/1913249/items/6IH2ZXKT&quot;]}],&quot;properties&quot;:{&quot;formattedCitation&quot;:&quot;[@illich_deschooling_1971]&quot;,&quot;noteIndex&quot;:0},&quot;schema&quot;:&quot;https://github.com/citation-style-language/schema/raw/master/csl-citation.json&quot;,&quot;citationID&quot;:&quot;yyshtqjr&quot;} RNDelwvifxjry"/>&lt;Do Zotero Refresh: [@illich_deschooling_1971]&gt;<text:reference-mark-end text:name="ZOTERO_ITEM CSL_CITATION {&quot;citationItems&quot;:[{&quot;itemData&quot;:{&quot;publisher&quot;:&quot;Harper &amp; Row&quot;,&quot;type&quot;:&quot;book&quot;,&quot;citation-key&quot;:&quot;illich_deschooling_1971&quot;,&quot;author&quot;:[{&quot;given&quot;:&quot;Ivan&quot;,&quot;family&quot;:&quot;Illich&quot;}],&quot;edition&quot;:&quot;1st ed.&quot;,&quot;event-place&quot;:&quot;New York&quot;,&quot;title&quot;:&quot;Deschooling society&quot;,&quot;call-number&quot;:&quot;LA210 .I4 1971&quot;,&quot;ISBN&quot;:&quot;0-06-012139-4&quot;,&quot;issued&quot;:{&quot;date-parts&quot;:[[&quot;1971&quot;]]},&quot;id&quot;:&quot;illich_deschooling_1971&quot;,&quot;source&quot;:&quot;Library of Congress ISBN&quot;,&quot;publisher-place&quot;:&quot;New York&quot;,&quot;collection-title&quot;:&quot;World perspectives, v. 44&quot;,&quot;number-of-pages&quot;:&quot;116&quot;},&quot;id&quot;:1115,&quot;suffix&quot;:&quot;&quot;,&quot;prefix&quot;:&quot;&quot;,&quot;uris&quot;:[&quot;http://zotero.org/users/1913249/items/6IH2ZXKT&quot;],&quot;uri&quot;:[&quot;http://zotero.org/users/1913249/items/6IH2ZXKT&quot;]}],&quot;properties&quot;:{&quot;formattedCitation&quot;:&quot;[@illich_deschooling_1971]&quot;,&quot;noteIndex&quot;:0},&quot;schema&quot;:&quot;https://github.com/citation-style-language/schema/raw/master/csl-citation.json&quot;,&quot;citationID&quot;:&quot;yyshtqjr&quot;} RNDelwvifxjry"/>. Many home educating families are active in identifying networks to tap into <text:reference-mark-start text:name="ZOTERO_ITEM CSL_CITATION {&quot;citationItems&quot;:[{&quot;itemData&quot;:{&quot;publisher&quot;:&quot;Association for Computing Machinery&quot;,&quot;citation-key&quot;:&quot;doroudi_relevance_2023&quot;,&quot;publisher-place&quot;:&quot;New York, NY, USA&quot;,&quot;event-place&quot;:&quot;New York, NY, USA&quot;,&quot;ISBN&quot;:&quot;9798400700255&quot;,&quot;issued&quot;:{&quot;date-parts&quot;:[[&quot;2023&quot;,7,20]]},&quot;URL&quot;:&quot;https://dl.acm.org/doi/10.1145/3573051.3593386&quot;,&quot;title&quot;:&quot;The Relevance of Ivan Illich's Learning Webs 50 Years On&quot;,&quot;author&quot;:[{&quot;given&quot;:&quot;Shayan&quot;,&quot;family&quot;:&quot;Doroudi&quot;},{&quot;given&quot;:&quot;Yusuf&quot;,&quot;family&quot;:&quot;Ahmad&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ype&quot;:&quot;paper-conference&quot;,&quot;source&quot;:&quot;ACM Digital Library&quot;,&quot;id&quot;:&quot;doroudi_relevance_2023&quot;,&quot;container-title&quot;:&quot;Proceedings of the Tenth ACM Conference on Learning @ Scale&quot;,&quot;DOI&quot;:&quot;10.1145/3573051.3593386&quot;,&quot;collection-title&quot;:&quot;L@S '23&quot;,&quot;accessed&quot;:{&quot;date-parts&quot;:[[&quot;2023&quot;,10,2]]}},&quot;id&quot;:8980,&quot;suffix&quot;:&quot;&quot;,&quot;prefix&quot;:&quot;&quot;,&quot;uris&quot;:[&quot;http://zotero.org/users/1913249/items/CR7JKY94&quot;],&quot;uri&quot;:[&quot;http://zotero.org/users/1913249/items/CR7JKY94&quot;]}],&quot;properties&quot;:{&quot;formattedCitation&quot;:&quot;[@doroudi_relevance_2023]&quot;,&quot;noteIndex&quot;:0},&quot;schema&quot;:&quot;https://github.com/citation-style-language/schema/raw/master/csl-citation.json&quot;,&quot;citationID&quot;:&quot;prwlykvr&quot;} RNDxmfyxdwqlq"/>&lt;Do Zotero Refresh: [@doroudi_relevance_2023]&gt;<text:reference-mark-end text:name="ZOTERO_ITEM CSL_CITATION {&quot;citationItems&quot;:[{&quot;itemData&quot;:{&quot;publisher&quot;:&quot;Association for Computing Machinery&quot;,&quot;citation-key&quot;:&quot;doroudi_relevance_2023&quot;,&quot;publisher-place&quot;:&quot;New York, NY, USA&quot;,&quot;event-place&quot;:&quot;New York, NY, USA&quot;,&quot;ISBN&quot;:&quot;9798400700255&quot;,&quot;issued&quot;:{&quot;date-parts&quot;:[[&quot;2023&quot;,7,20]]},&quot;URL&quot;:&quot;https://dl.acm.org/doi/10.1145/3573051.3593386&quot;,&quot;title&quot;:&quot;The Relevance of Ivan Illich's Learning Webs 50 Years On&quot;,&quot;author&quot;:[{&quot;given&quot;:&quot;Shayan&quot;,&quot;family&quot;:&quot;Doroudi&quot;},{&quot;given&quot;:&quot;Yusuf&quot;,&quot;family&quot;:&quot;Ahmad&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ype&quot;:&quot;paper-conference&quot;,&quot;source&quot;:&quot;ACM Digital Library&quot;,&quot;id&quot;:&quot;doroudi_relevance_2023&quot;,&quot;container-title&quot;:&quot;Proceedings of the Tenth ACM Conference on Learning @ Scale&quot;,&quot;DOI&quot;:&quot;10.1145/3573051.3593386&quot;,&quot;collection-title&quot;:&quot;L@S '23&quot;,&quot;accessed&quot;:{&quot;date-parts&quot;:[[&quot;2023&quot;,10,2]]}},&quot;id&quot;:8980,&quot;suffix&quot;:&quot;&quot;,&quot;prefix&quot;:&quot;&quot;,&quot;uris&quot;:[&quot;http://zotero.org/users/1913249/items/CR7JKY94&quot;],&quot;uri&quot;:[&quot;http://zotero.org/users/1913249/items/CR7JKY94&quot;]}],&quot;properties&quot;:{&quot;formattedCitation&quot;:&quot;[@doroudi_relevance_2023]&quot;,&quot;noteIndex&quot;:0},&quot;schema&quot;:&quot;https://github.com/citation-style-language/schema/raw/master/csl-citation.json&quot;,&quot;citationID&quot;:&quot;prwlykvr&quot;} RNDxmfyxdwqlq"/>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P2">Via Setting:</text:p>
      <text:p text:style-name="Text_20_body">While definitions of informal education are complex, the term generally refers to learning that occurs outside a traditional school environment <text:reference-mark-start text:name="ZOTERO_ITEM CSL_CITATION {&quot;citationItems&quot;:[{&quot;itemData&quot;:{&quot;publisher&quot;:&quot;Cambridge University Press&quot;,&quot;citation-key&quot;:&quot;erstad_identity_2012&quot;,&quot;edition&quot;:&quot;1&quot;,&quot;editor&quot;:[{&quot;given&quot;:&quot;Ola&quot;,&quot;family&quot;:&quot;Erstad&quot;},{&quot;given&quot;:&quot;Julian&quot;,&quot;family&quot;:&quot;Sefton-Green&quot;}],&quot;language&quot;:&quot;en&quot;,&quot;ISBN&quot;:&quot;978-1-139-02623-9 978-1-107-00591-4 978-1-107-50727-2&quot;,&quot;issued&quot;:{&quot;date-parts&quot;:[[&quot;2012&quot;,10,22]]},&quot;URL&quot;:&quot;https://www.cambridge.org/core/product/identifier/9781139026239%23c00591-8/type/book_part&quot;,&quot;title&quot;:&quot;Identity, Community, and Learning Lives in the Digital Age&quot;,&quot;author&quot;:[{&quot;given&quot;:&quot;Julian&quot;,&quot;family&quot;:&quot;Sefton-Green&quot;},{&quot;given&quot;:&quot;Ola&quot;,&quot;family&quot;:&quot;Erstad&quot;}],&quot;page&quot;:&quot;1-20&quot;,&quot;type&quot;:&quot;chapter&quot;,&quot;id&quot;:&quot;erstad_identity_2012&quot;,&quot;container-title&quot;:&quot;Identity, Community, and Learning Lives in the Digital Age&quot;,&quot;DOI&quot;:&quot;10.1017/CBO9781139026239.001&quot;,&quot;accessed&quot;:{&quot;date-parts&quot;:[[&quot;2022&quot;,8,9]]},&quot;source&quot;:&quot;DOI.org (Crossref)&quot;},&quot;id&quot;:3752,&quot;suffix&quot;:&quot;&quot;,&quot;prefix&quot;:&quot;&quot;,&quot;uris&quot;:[&quot;http://zotero.org/users/1913249/items/TE57K2KN&quot;],&quot;uri&quot;:[&quot;http://zotero.org/users/1913249/items/TE57K2KN&quot;]}],&quot;properties&quot;:{&quot;formattedCitation&quot;:&quot;[@erstad_identity_2012]&quot;,&quot;noteIndex&quot;:0},&quot;schema&quot;:&quot;https://github.com/citation-style-language/schema/raw/master/csl-citation.json&quot;,&quot;citationID&quot;:&quot;huhlfeho&quot;} RNDkexcdmtzyr"/>&lt;Do Zotero Refresh: [@erstad_identity_2012]&gt;<text:reference-mark-end text:name="ZOTERO_ITEM CSL_CITATION {&quot;citationItems&quot;:[{&quot;itemData&quot;:{&quot;publisher&quot;:&quot;Cambridge University Press&quot;,&quot;citation-key&quot;:&quot;erstad_identity_2012&quot;,&quot;edition&quot;:&quot;1&quot;,&quot;editor&quot;:[{&quot;given&quot;:&quot;Ola&quot;,&quot;family&quot;:&quot;Erstad&quot;},{&quot;given&quot;:&quot;Julian&quot;,&quot;family&quot;:&quot;Sefton-Green&quot;}],&quot;language&quot;:&quot;en&quot;,&quot;ISBN&quot;:&quot;978-1-139-02623-9 978-1-107-00591-4 978-1-107-50727-2&quot;,&quot;issued&quot;:{&quot;date-parts&quot;:[[&quot;2012&quot;,10,22]]},&quot;URL&quot;:&quot;https://www.cambridge.org/core/product/identifier/9781139026239%23c00591-8/type/book_part&quot;,&quot;title&quot;:&quot;Identity, Community, and Learning Lives in the Digital Age&quot;,&quot;author&quot;:[{&quot;given&quot;:&quot;Julian&quot;,&quot;family&quot;:&quot;Sefton-Green&quot;},{&quot;given&quot;:&quot;Ola&quot;,&quot;family&quot;:&quot;Erstad&quot;}],&quot;page&quot;:&quot;1-20&quot;,&quot;type&quot;:&quot;chapter&quot;,&quot;id&quot;:&quot;erstad_identity_2012&quot;,&quot;container-title&quot;:&quot;Identity, Community, and Learning Lives in the Digital Age&quot;,&quot;DOI&quot;:&quot;10.1017/CBO9781139026239.001&quot;,&quot;accessed&quot;:{&quot;date-parts&quot;:[[&quot;2022&quot;,8,9]]},&quot;source&quot;:&quot;DOI.org (Crossref)&quot;},&quot;id&quot;:3752,&quot;suffix&quot;:&quot;&quot;,&quot;prefix&quot;:&quot;&quot;,&quot;uris&quot;:[&quot;http://zotero.org/users/1913249/items/TE57K2KN&quot;],&quot;uri&quot;:[&quot;http://zotero.org/users/1913249/items/TE57K2KN&quot;]}],&quot;properties&quot;:{&quot;formattedCitation&quot;:&quot;[@erstad_identity_2012]&quot;,&quot;noteIndex&quot;:0},&quot;schema&quot;:&quot;https://github.com/citation-style-language/schema/raw/master/csl-citation.json&quot;,&quot;citationID&quot;:&quot;huhlfeho&quot;} RNDkexcdmtzyr"/>. However, as Sefton-Green (<text:span text:style-name="T1">sefton-green_literature_2004?</text:span>) notes, formally structured learning can take place in informal settings, and vice-versa. Others writers <text:reference-mark-start text:name="ZOTERO_ITEM CSL_CITATION {&quot;citationItems&quot;:[{&quot;locator&quot;:&quot; 173&quot;,&quot;itemData&quot;:{&quot;citation-key&quot;:&quot;eshach_bridging_2007&quot;,&quot;issue&quot;:&quot;2&quot;,&quot;language&quot;:&quot;en&quot;,&quot;DOI&quot;:&quot;10.1007/s10956-006-9027-1&quot;,&quot;volume&quot;:&quot;16&quot;,&quot;URL&quot;:&quot;https://doi.org/10.1007/s10956-006-9027-1&quot;,&quot;title&quot;:&quot;Bridging In-school and Out-of-school Learning: Formal, Non-Formal, and Informal Education&quot;,&quot;author&quot;:[{&quot;given&quot;:&quot;Haim&quot;,&quot;family&quot;:&quot;Eshach&quot;}],&quot;type&quot;:&quot;article-journal&quot;,&quot;title-short&quot;:&quot;Bridging In-school and Out-of-school Learning&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ISSN&quot;:&quot;1573-1839&quot;,&quot;source&quot;:&quot;Springer Link&quot;,&quot;id&quot;:&quot;eshach_bridging_2007&quot;,&quot;page&quot;:&quot;171-190&quot;,&quot;container-title-short&quot;:&quot;J Sci Educ Technol&quot;,&quot;accessed&quot;:{&quot;date-parts&quot;:[[&quot;2019&quot;,4,24]]},&quot;issued&quot;:{&quot;date-parts&quot;:[[&quot;2007&quot;,4,1]]}},&quot;id&quot;:3302,&quot;prefix&quot;:&quot;&quot;,&quot;uris&quot;:[&quot;http://zotero.org/users/1913249/items/CKARKKW9&quot;],&quot;uri&quot;:[&quot;http://zotero.org/users/1913249/items/CKARKKW9&quot;]},{&quot;itemData&quot;:{&quot;URL&quot;:&quot;http://doi.org/10.3278/REP0903W011&quot;,&quot;type&quot;:&quot;article-journal&quot;,&quot;citation-key&quot;:&quot;werquin_recognition_2009&quot;,&quot;author&quot;:[{&quot;given&quot;:&quot;Patrick&quot;,&quot;family&quot;:&quot;Werquin&quot;}],&quot;issue&quot;:&quot;03/2009&quot;,&quot;title-short&quot;:&quot;Recognition of Non-formal and Informal Learning in OECD Countries&quot;,&quot;language&quot;:&quot;en&quot;,&quot;container-title&quot;:&quot;Recognition of Non-formal and Informal Learning in OECD Countries: an Overview of Some Key Issues&quot;,&quot;ISSN&quot;:&quot;0177-4166&quot;,&quot;DOI&quot;:&quot;10.3278/REP0903W011&quot;,&quot;id&quot;:&quot;werquin_recognition_2009&quot;,&quot;title&quot;:&quot;Recognition of Non-formal and Informal Learning in OECD Countries: an Overview of Some Key Issues&quot;,&quot;source&quot;:&quot;DOI.org (CSL JSON)&quot;,&quot;accessed&quot;:{&quot;date-parts&quot;:[[&quot;2019&quot;,4,24]]},&quot;issued&quot;:{&quot;date-parts&quot;:[[&quot;2009&quot;,3,1]]}},&quot;id&quot;:3306,&quot;suffix&quot;:&quot;&quot;,&quot;prefix&quot;:&quot;&quot;,&quot;uris&quot;:[&quot;http://zotero.org/users/1913249/items/WJMQLNPY&quot;],&quot;uri&quot;:[&quot;http://zotero.org/users/1913249/items/WJMQLNPY&quot;]}],&quot;properties&quot;:{&quot;formattedCitation&quot;:&quot;[@eshach_bridging_2007, p. 173; @werquin_recognition_2009]&quot;,&quot;noteIndex&quot;:0},&quot;schema&quot;:&quot;https://github.com/citation-style-language/schema/raw/master/csl-citation.json&quot;,&quot;citationID&quot;:&quot;tduetbyb&quot;} RNDnegutrzqtc"/>&lt;Do Zotero Refresh: [@eshach_bridging_2007, p. 173; @werquin_recognition_2009]&gt;<text:reference-mark-end text:name="ZOTERO_ITEM CSL_CITATION {&quot;citationItems&quot;:[{&quot;locator&quot;:&quot; 173&quot;,&quot;itemData&quot;:{&quot;citation-key&quot;:&quot;eshach_bridging_2007&quot;,&quot;issue&quot;:&quot;2&quot;,&quot;language&quot;:&quot;en&quot;,&quot;DOI&quot;:&quot;10.1007/s10956-006-9027-1&quot;,&quot;volume&quot;:&quot;16&quot;,&quot;URL&quot;:&quot;https://doi.org/10.1007/s10956-006-9027-1&quot;,&quot;title&quot;:&quot;Bridging In-school and Out-of-school Learning: Formal, Non-Formal, and Informal Education&quot;,&quot;author&quot;:[{&quot;given&quot;:&quot;Haim&quot;,&quot;family&quot;:&quot;Eshach&quot;}],&quot;type&quot;:&quot;article-journal&quot;,&quot;title-short&quot;:&quot;Bridging In-school and Out-of-school Learning&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ISSN&quot;:&quot;1573-1839&quot;,&quot;source&quot;:&quot;Springer Link&quot;,&quot;id&quot;:&quot;eshach_bridging_2007&quot;,&quot;page&quot;:&quot;171-190&quot;,&quot;container-title-short&quot;:&quot;J Sci Educ Technol&quot;,&quot;accessed&quot;:{&quot;date-parts&quot;:[[&quot;2019&quot;,4,24]]},&quot;issued&quot;:{&quot;date-parts&quot;:[[&quot;2007&quot;,4,1]]}},&quot;id&quot;:3302,&quot;prefix&quot;:&quot;&quot;,&quot;uris&quot;:[&quot;http://zotero.org/users/1913249/items/CKARKKW9&quot;],&quot;uri&quot;:[&quot;http://zotero.org/users/1913249/items/CKARKKW9&quot;]},{&quot;itemData&quot;:{&quot;URL&quot;:&quot;http://doi.org/10.3278/REP0903W011&quot;,&quot;type&quot;:&quot;article-journal&quot;,&quot;citation-key&quot;:&quot;werquin_recognition_2009&quot;,&quot;author&quot;:[{&quot;given&quot;:&quot;Patrick&quot;,&quot;family&quot;:&quot;Werquin&quot;}],&quot;issue&quot;:&quot;03/2009&quot;,&quot;title-short&quot;:&quot;Recognition of Non-formal and Informal Learning in OECD Countries&quot;,&quot;language&quot;:&quot;en&quot;,&quot;container-title&quot;:&quot;Recognition of Non-formal and Informal Learning in OECD Countries: an Overview of Some Key Issues&quot;,&quot;ISSN&quot;:&quot;0177-4166&quot;,&quot;DOI&quot;:&quot;10.3278/REP0903W011&quot;,&quot;id&quot;:&quot;werquin_recognition_2009&quot;,&quot;title&quot;:&quot;Recognition of Non-formal and Informal Learning in OECD Countries: an Overview of Some Key Issues&quot;,&quot;source&quot;:&quot;DOI.org (CSL JSON)&quot;,&quot;accessed&quot;:{&quot;date-parts&quot;:[[&quot;2019&quot;,4,24]]},&quot;issued&quot;:{&quot;date-parts&quot;:[[&quot;2009&quot;,3,1]]}},&quot;id&quot;:3306,&quot;suffix&quot;:&quot;&quot;,&quot;prefix&quot;:&quot;&quot;,&quot;uris&quot;:[&quot;http://zotero.org/users/1913249/items/WJMQLNPY&quot;],&quot;uri&quot;:[&quot;http://zotero.org/users/1913249/items/WJMQLNPY&quot;]}],&quot;properties&quot;:{&quot;formattedCitation&quot;:&quot;[@eshach_bridging_2007, p. 173; @werquin_recognition_2009]&quot;,&quot;noteIndex&quot;:0},&quot;schema&quot;:&quot;https://github.com/citation-style-language/schema/raw/master/csl-citation.json&quot;,&quot;citationID&quot;:&quot;tduetbyb&quot;} RNDnegutrzqtc"/>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p text:style-name="P30">Via structural approach:</text:p>
      <text:p text:style-name="Text_20_body">The lack of a clear division between formal and informal approaches is also present in the degree to which that learning is structured.</text:p>
      <text:p text:style-name="Text_20_body">Rogoff, outlines a false dichotomy between child-led and teacher led approaches. Presenting guided participation as a middling concept.</text:p>
      <text:h text:style-name="Heading_20_2" text:outline-level="2"><text:bookmark-start text:name="a-review-of-research-on-the-potential-of-computer-game-design-and-programming-cgdp-in-informal-settings"/><text:soft-page-break/>A review of research on the potential of computer game design and programming (CGD&amp;P) in informal settings<text:bookmark-end text:name="a-review-of-research-on-the-potential-of-computer-game-design-and-programming-cgdp-in-informal-settings"/></text:h>
      <text:h text:style-name="Heading_20_3" text:outline-level="3"><text:bookmark-start text:name="digital-media-making-in-informal-communities"/>Digital media making in informal communities<text:bookmark-end text:name="digital-media-making-in-informal-communities"/></text:h>
      <text:p text:style-name="First_20_paragraph">Researcher Ito’s ethnographic approach to studies of informal digital consumption and making in the home (<text:span text:style-name="T1">ito_connected_2013-1?</text:span>; <text:span text:style-name="T1">ito_hanging_2010?</text:span>; <text:span text:style-name="T1">ito_living_2009?</text:span>), deconstructs the progression of proficient young makers of digital products in online communities</text:p>
      <text:p text:style-name="Text_20_body">Gee frames the informal, often online communities as affinity spaces <text:reference-mark-start text:name="ZOTERO_ITEM CSL_CITATION {&quot;citationItems&quot;:[{&quot;itemData&quot;:{&quot;publisher&quot;:&quot;Palgrave Macmillan&quot;,&quot;type&quot;:&quot;book&quot;,&quot;title&quot;:&quot;What video games have to teach us about learning and literacy&quot;,&quot;citation-key&quot;:&quot;gee_what_2004&quot;,&quot;author&quot;:[{&quot;given&quot;:&quot;James Paul&quot;,&quot;family&quot;:&quot;Gee&quot;}],&quot;edition&quot;:&quot;1. paperback ed&quot;,&quot;event-place&quot;:&quot;New York, NY&quot;,&quot;language&quot;:&quot;eng&quot;,&quot;source&quot;:&quot;Gemeinsamer Bibliotheksverbund ISBN&quot;,&quot;ISBN&quot;:&quot;978-1-4039-6538-7&quot;,&quot;issued&quot;:{&quot;date-parts&quot;:[[&quot;2004&quot;]]},&quot;id&quot;:&quot;gee_what_2004&quot;,&quot;publisher-place&quot;:&quot;New York, NY&quot;,&quot;note&quot;:&quot;OCLC: 255334132&quot;,&quot;collection-title&quot;:&quot;Education&quot;,&quot;number-of-pages&quot;:&quot;225&quot;},&quot;id&quot;:1584,&quot;suffix&quot;:&quot;&quot;,&quot;prefix&quot;:&quot;&quot;,&quot;uris&quot;:[&quot;http://zotero.org/users/1913249/items/M6377K76&quot;],&quot;uri&quot;:[&quot;http://zotero.org/users/1913249/items/M6377K76&quot;]}],&quot;properties&quot;:{&quot;formattedCitation&quot;:&quot;[@gee_what_2004]&quot;,&quot;noteIndex&quot;:0},&quot;schema&quot;:&quot;https://github.com/citation-style-language/schema/raw/master/csl-citation.json&quot;,&quot;citationID&quot;:&quot;tbezfxdz&quot;} RNDbwbaxpeekx"/>&lt;Do Zotero Refresh: [@gee_what_2004]&gt;<text:reference-mark-end text:name="ZOTERO_ITEM CSL_CITATION {&quot;citationItems&quot;:[{&quot;itemData&quot;:{&quot;publisher&quot;:&quot;Palgrave Macmillan&quot;,&quot;type&quot;:&quot;book&quot;,&quot;title&quot;:&quot;What video games have to teach us about learning and literacy&quot;,&quot;citation-key&quot;:&quot;gee_what_2004&quot;,&quot;author&quot;:[{&quot;given&quot;:&quot;James Paul&quot;,&quot;family&quot;:&quot;Gee&quot;}],&quot;edition&quot;:&quot;1. paperback ed&quot;,&quot;event-place&quot;:&quot;New York, NY&quot;,&quot;language&quot;:&quot;eng&quot;,&quot;source&quot;:&quot;Gemeinsamer Bibliotheksverbund ISBN&quot;,&quot;ISBN&quot;:&quot;978-1-4039-6538-7&quot;,&quot;issued&quot;:{&quot;date-parts&quot;:[[&quot;2004&quot;]]},&quot;id&quot;:&quot;gee_what_2004&quot;,&quot;publisher-place&quot;:&quot;New York, NY&quot;,&quot;note&quot;:&quot;OCLC: 255334132&quot;,&quot;collection-title&quot;:&quot;Education&quot;,&quot;number-of-pages&quot;:&quot;225&quot;},&quot;id&quot;:1584,&quot;suffix&quot;:&quot;&quot;,&quot;prefix&quot;:&quot;&quot;,&quot;uris&quot;:[&quot;http://zotero.org/users/1913249/items/M6377K76&quot;],&quot;uri&quot;:[&quot;http://zotero.org/users/1913249/items/M6377K76&quot;]}],&quot;properties&quot;:{&quot;formattedCitation&quot;:&quot;[@gee_what_2004]&quot;,&quot;noteIndex&quot;:0},&quot;schema&quot;:&quot;https://github.com/citation-style-language/schema/raw/master/csl-citation.json&quot;,&quot;citationID&quot;:&quot;tbezfxdz&quot;} RNDbwbaxpeekx"/>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citationItems&quot;:[{&quot;itemData&quot;:{&quot;publisher&quot;:&quot;Digital Media and Learning Research Hub&quot;,&quot;issued&quot;:{&quot;date-parts&quot;:[[&quot;2013&quot;]]},&quot;id&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title&quot;:&quot;Connected learning: An agenda for research and design&quot;,&quot;citation-key&quot;:&quot;ito2013connected&quot;},&quot;id&quot;:9654,&quot;suffix&quot;:&quot;&quot;,&quot;prefix&quot;:&quot;&quot;,&quot;uris&quot;:[&quot;http://zotero.org/users/1913249/items/4ULZ9S6U&quot;],&quot;uri&quot;:[&quot;http://zotero.org/users/1913249/items/4ULZ9S6U&quot;]}],&quot;properties&quot;:{&quot;formattedCitation&quot;:&quot;[@ito2013connected]&quot;,&quot;noteIndex&quot;:0},&quot;schema&quot;:&quot;https://github.com/citation-style-language/schema/raw/master/csl-citation.json&quot;,&quot;citationID&quot;:&quot;vjoplrcn&quot;} RNDthzpwtqatv"/>&lt;Do Zotero Refresh: [@ito2013connected]&gt;<text:reference-mark-end text:name="ZOTERO_ITEM CSL_CITATION {&quot;citationItems&quot;:[{&quot;itemData&quot;:{&quot;publisher&quot;:&quot;Digital Media and Learning Research Hub&quot;,&quot;issued&quot;:{&quot;date-parts&quot;:[[&quot;2013&quot;]]},&quot;id&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title&quot;:&quot;Connected learning: An agenda for research and design&quot;,&quot;citation-key&quot;:&quot;ito2013connected&quot;},&quot;id&quot;:9654,&quot;suffix&quot;:&quot;&quot;,&quot;prefix&quot;:&quot;&quot;,&quot;uris&quot;:[&quot;http://zotero.org/users/1913249/items/4ULZ9S6U&quot;],&quot;uri&quot;:[&quot;http://zotero.org/users/1913249/items/4ULZ9S6U&quot;]}],&quot;properties&quot;:{&quot;formattedCitation&quot;:&quot;[@ito2013connected]&quot;,&quot;noteIndex&quot;:0},&quot;schema&quot;:&quot;https://github.com/citation-style-language/schema/raw/master/csl-citation.json&quot;,&quot;citationID&quot;:&quot;vjoplrcn&quot;} RNDthzpwtqatv"/>. This book connects the ethos of varied case studies and design approaches, to the sociocultural approach of viewing learning as embedded within social and cultural contexts.</text:p>
      <text:p text:style-name="Text_20_body">Sefton Green <text:reference-mark-start text:name="ZOTERO_ITEM CSL_CITATION {&quot;citationItems&quot;:[{&quot;itemData&quot;:{&quot;citation-key&quot;:&quot;sefton-green_mapping_2013&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type&quot;:&quot;webpage&quot;,&quot;issued&quot;:{&quot;date-parts&quot;:[[&quot;2013&quot;,3]]},&quot;id&quot;:&quot;sefton-green_mapping_2013&quot;,&quot;title-short&quot;:&quot;Mapping digital makers&quot;,&quot;title&quot;:&quot;Mapping digital makers: a review exploring everyday creativity, learning lives and the digital&quot;,&quot;accessed&quot;:{&quot;date-parts&quot;:[[&quot;2018&quot;,12,18]]},&quot;genre&quot;:&quot;Monograph&quot;},&quot;id&quot;:195,&quot;suffix&quot;:&quot;&quot;,&quot;prefix&quot;:&quot;&quot;,&quot;uris&quot;:[&quot;http://zotero.org/users/1913249/items/9LI3EL4F&quot;],&quot;uri&quot;:[&quot;http://zotero.org/users/1913249/items/9LI3EL4F&quot;]},{&quot;itemData&quot;:{&quot;publisher&quot;:&quot;Cambridge University Press&quot;,&quot;citation-key&quot;:&quot;erstad_identity_2012&quot;,&quot;edition&quot;:&quot;1&quot;,&quot;editor&quot;:[{&quot;given&quot;:&quot;Ola&quot;,&quot;family&quot;:&quot;Erstad&quot;},{&quot;given&quot;:&quot;Julian&quot;,&quot;family&quot;:&quot;Sefton-Green&quot;}],&quot;language&quot;:&quot;en&quot;,&quot;ISBN&quot;:&quot;978-1-139-02623-9 978-1-107-00591-4 978-1-107-50727-2&quot;,&quot;issued&quot;:{&quot;date-parts&quot;:[[&quot;2012&quot;,10,22]]},&quot;URL&quot;:&quot;https://www.cambridge.org/core/product/identifier/9781139026239%23c00591-8/type/book_part&quot;,&quot;title&quot;:&quot;Identity, Community, and Learning Lives in the Digital Age&quot;,&quot;author&quot;:[{&quot;given&quot;:&quot;Julian&quot;,&quot;family&quot;:&quot;Sefton-Green&quot;},{&quot;given&quot;:&quot;Ola&quot;,&quot;family&quot;:&quot;Erstad&quot;}],&quot;page&quot;:&quot;1-20&quot;,&quot;type&quot;:&quot;chapter&quot;,&quot;id&quot;:&quot;erstad_identity_2012&quot;,&quot;container-title&quot;:&quot;Identity, Community, and Learning Lives in the Digital Age&quot;,&quot;DOI&quot;:&quot;10.1017/CBO9781139026239.001&quot;,&quot;accessed&quot;:{&quot;date-parts&quot;:[[&quot;2022&quot;,8,9]]},&quot;source&quot;:&quot;DOI.org (Crossref)&quot;},&quot;id&quot;:3752,&quot;suffix&quot;:&quot;&quot;,&quot;prefix&quot;:&quot;&quot;,&quot;uris&quot;:[&quot;http://zotero.org/users/1913249/items/TE57K2KN&quot;],&quot;uri&quot;:[&quot;http://zotero.org/users/1913249/items/TE57K2KN&quot;]}],&quot;properties&quot;:{&quot;formattedCitation&quot;:&quot;[@sefton-green_mapping_2013; @erstad_identity_2012]&quot;,&quot;noteIndex&quot;:0},&quot;schema&quot;:&quot;https://github.com/citation-style-language/schema/raw/master/csl-citation.json&quot;,&quot;citationID&quot;:&quot;ywvztxzr&quot;} RNDmevxcqgqfs"/>&lt;Do Zotero Refresh: [@sefton-green_mapping_2013; @erstad_identity_2012]&gt;<text:reference-mark-end text:name="ZOTERO_ITEM CSL_CITATION {&quot;citationItems&quot;:[{&quot;itemData&quot;:{&quot;citation-key&quot;:&quot;sefton-green_mapping_2013&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type&quot;:&quot;webpage&quot;,&quot;issued&quot;:{&quot;date-parts&quot;:[[&quot;2013&quot;,3]]},&quot;id&quot;:&quot;sefton-green_mapping_2013&quot;,&quot;title-short&quot;:&quot;Mapping digital makers&quot;,&quot;title&quot;:&quot;Mapping digital makers: a review exploring everyday creativity, learning lives and the digital&quot;,&quot;accessed&quot;:{&quot;date-parts&quot;:[[&quot;2018&quot;,12,18]]},&quot;genre&quot;:&quot;Monograph&quot;},&quot;id&quot;:195,&quot;suffix&quot;:&quot;&quot;,&quot;prefix&quot;:&quot;&quot;,&quot;uris&quot;:[&quot;http://zotero.org/users/1913249/items/9LI3EL4F&quot;],&quot;uri&quot;:[&quot;http://zotero.org/users/1913249/items/9LI3EL4F&quot;]},{&quot;itemData&quot;:{&quot;publisher&quot;:&quot;Cambridge University Press&quot;,&quot;citation-key&quot;:&quot;erstad_identity_2012&quot;,&quot;edition&quot;:&quot;1&quot;,&quot;editor&quot;:[{&quot;given&quot;:&quot;Ola&quot;,&quot;family&quot;:&quot;Erstad&quot;},{&quot;given&quot;:&quot;Julian&quot;,&quot;family&quot;:&quot;Sefton-Green&quot;}],&quot;language&quot;:&quot;en&quot;,&quot;ISBN&quot;:&quot;978-1-139-02623-9 978-1-107-00591-4 978-1-107-50727-2&quot;,&quot;issued&quot;:{&quot;date-parts&quot;:[[&quot;2012&quot;,10,22]]},&quot;URL&quot;:&quot;https://www.cambridge.org/core/product/identifier/9781139026239%23c00591-8/type/book_part&quot;,&quot;title&quot;:&quot;Identity, Community, and Learning Lives in the Digital Age&quot;,&quot;author&quot;:[{&quot;given&quot;:&quot;Julian&quot;,&quot;family&quot;:&quot;Sefton-Green&quot;},{&quot;given&quot;:&quot;Ola&quot;,&quot;family&quot;:&quot;Erstad&quot;}],&quot;page&quot;:&quot;1-20&quot;,&quot;type&quot;:&quot;chapter&quot;,&quot;id&quot;:&quot;erstad_identity_2012&quot;,&quot;container-title&quot;:&quot;Identity, Community, and Learning Lives in the Digital Age&quot;,&quot;DOI&quot;:&quot;10.1017/CBO9781139026239.001&quot;,&quot;accessed&quot;:{&quot;date-parts&quot;:[[&quot;2022&quot;,8,9]]},&quot;source&quot;:&quot;DOI.org (Crossref)&quot;},&quot;id&quot;:3752,&quot;suffix&quot;:&quot;&quot;,&quot;prefix&quot;:&quot;&quot;,&quot;uris&quot;:[&quot;http://zotero.org/users/1913249/items/TE57K2KN&quot;],&quot;uri&quot;:[&quot;http://zotero.org/users/1913249/items/TE57K2KN&quot;]}],&quot;properties&quot;:{&quot;formattedCitation&quot;:&quot;[@sefton-green_mapping_2013; @erstad_identity_2012]&quot;,&quot;noteIndex&quot;:0},&quot;schema&quot;:&quot;https://github.com/citation-style-language/schema/raw/master/csl-citation.json&quot;,&quot;citationID&quot;:&quot;ywvztxzr&quot;} RNDmevxcqgqfs"/> explores the wider context of digital making including the anxiety around the use of digital technology by young people and, it’s alignment with valued digital skills required by the workforce. The author also notes the potential of, but also a lack of research on, transfer of learning opportunities, and learner trajectories between informal experiences, formal learning settings and professional destinations.</text:p>
      <text:p text:style-name="Text_20_body">The practical and and cultural difficulties of undertaking a project-based approach within the curriculum are significant. Factors of difficulties associated with technology projects compound difficulties. SUPPLEMENT THIS WIHT POINTS FROM SEFTON GREEN.</text:p>
      <text:h text:style-name="Heading_20_3" text:outline-level="3"><text:bookmark-start text:name="game-studies-making"/>Game studies making<text:bookmark-end text:name="game-studies-making"/></text:h>
      <text:p text:style-name="First_20_paragraph">Turning more specifically to CDG&amp;P, there are several notable reviews exploring the broad motivations and impact of making games for learning , a field termed computer game design and programming (CGD&amp;P) by that Denner and colleagues <text:reference-mark-start text:name="ZOTERO_ITEM CSL_CITATION {&quot;citationItems&quot;:[{&quot;itemData&quot;:{&quot;citation-key&quot;:&quot;denner_does_2019&quot;,&quot;issue&quot;:&quot;3&quot;,&quot;language&quot;:&quot;en&quot;,&quot;DOI&quot;:&quot;10.1145/3277565&quot;,&quot;volume&quot;:&quot;19&quot;,&quot;URL&quot;:&quot;https://dl.acm.org/doi/10.1145/3277565&quot;,&quot;title&quot;:&quot;Does Computer Game Design and Programming Benefit Children? A Meta-Synthesis of Research&quot;,&quot;author&quot;:[{&quot;given&quot;:&quot;Jill&quot;,&quot;family&quot;:&quot;Denner&quot;},{&quot;given&quot;:&quot;Shannon&quot;,&quot;family&quot;:&quot;Campe&quot;},{&quot;given&quot;:&quot;Linda&quot;,&quot;family&quot;:&quot;Werner&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ISSN&quot;:&quot;1946-6226&quot;,&quot;source&quot;:&quot;DOI.org (Crossref)&quot;,&quot;id&quot;:&quot;denner_does_2019&quot;,&quot;page&quot;:&quot;1-35&quot;,&quot;container-title-short&quot;:&quot;ACM Trans. Comput. Educ.&quot;,&quot;accessed&quot;:{&quot;date-parts&quot;:[[&quot;2022&quot;,1,30]]},&quot;issued&quot;:{&quot;date-parts&quot;:[[&quot;2019&quot;,6,28]]}},&quot;id&quot;:3934,&quot;suffix&quot;:&quot;&quot;,&quot;prefix&quot;:&quot;&quot;,&quot;uris&quot;:[&quot;http://zotero.org/users/1913249/items/5GJGG89A&quot;],&quot;uri&quot;:[&quot;http://zotero.org/users/1913249/items/5GJGG89A&quot;]},{&quot;itemData&quot;:{&quot;citation-key&quot;:&quot;earp_game_2015&quot;,&quot;author&quot;:[{&quot;given&quot;:&quot;Jeffrey&quot;,&quot;family&quot;:&quot;Earp&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id&quot;:&quot;earp_game_2015&quot;,&quot;type&quot;:&quot;paper-conference&quot;,&quot;title-short&quot;:&quot;Game Making for Learning&quot;,&quot;title&quot;:&quot;Game Making for Learning: A Systematic Review of the Research Literature&quot;,&quot;issued&quot;:{&quot;date-parts&quot;:[[&quot;2015&quot;,11,17]]}},&quot;id&quot;:283,&quot;suffix&quot;:&quot;&quot;,&quot;prefix&quot;:&quot;&quot;,&quot;uris&quot;:[&quot;http://zotero.org/users/1913249/items/GF2XMQBJ&quot;],&quot;uri&quot;:[&quot;http://zotero.org/users/1913249/items/GF2XMQBJ&quot;]},{&quot;itemData&quot;:{&quot;citation-key&quot;:&quot;hayes_making_2008&quot;,&quot;issue&quot;:&quot;3-4&quot;,&quot;language&quot;:&quot;en&quot;,&quot;issued&quot;:{&quot;date-parts&quot;:[[&quot;2008&quot;,7]]},&quot;volume&quot;:&quot;3&quot;,&quot;URL&quot;:&quot;http://journals.sagepub.com/doi/10.1177/1555412008317312&quot;,&quot;title&quot;:&quot;Making Computer Games and Design Thinking: A Review of Current Software and Strategies&quot;,&quot;author&quot;:[{&quot;given&quot;:&quot;Elisabeth R.&quot;,&quot;family&quot;:&quot;Hayes&quot;},{&quot;given&quot;:&quot;Ivan Alex&quot;,&quot;family&quot;:&quot;Games&quot;}],&quot;title-short&quot;:&quot;Making Computer Games and Design Thinking&quot;,&quot;page&quot;:&quot;309-332&quot;,&quot;ISSN&quot;:&quot;1555-4120, 1555-4139&quot;,&quot;type&quot;:&quot;article-journal&quot;,&quot;id&quot;:&quot;hayes_making_2008&quot;,&quot;container-title&quot;:&quot;Games and Culture&quot;,&quot;DOI&quot;:&quot;10.1177/1555412008317312&quot;,&quot;accessed&quot;:{&quot;date-parts&quot;:[[&quot;2018&quot;,4,21]]},&quot;source&quot;:&quot;Crossref&quot;},&quot;id&quot;:281,&quot;suffix&quot;:&quot;&quot;,&quot;prefix&quot;:&quot;&quot;,&quot;uris&quot;:[&quot;http://zotero.org/users/1913249/items/TN54K9Y3&quot;],&quot;uri&quot;:[&quot;http://zotero.org/users/1913249/items/TN54K9Y3&quot;]},{&quot;itemData&quot;:{&quot;citation-key&quot;:&quot;kafai_constructionist_2015-1&quot;,&quot;PMID&quot;:&quot;27019536&quot;,&quot;issue&quot;:&quot;4&quot;,&quot;DOI&quot;:&quot;10.1080/00461520.2015.1124022&quot;,&quot;volume&quot;:&quot;50&quot;,&quot;URL&quot;:&quot;https://www.ncbi.nlm.nih.gov/pmc/articles/PMC4784508/&quot;,&quot;type&quot;:&quot;article-journal&quot;,&quot;title&quot;:&quot;Constructionist gaming: understanding the benefits of making games for learning&quot;,&quot;author&quot;:[{&quot;given&quot;:&quot;Yasmin&quot;,&quot;family&quot;:&quot;Kafai&quot;},{&quot;given&quot;:&quot;Quinn&quot;,&quot;family&quot;:&quot;Burke&quot;}],&quot;title-short&quot;:&quot;Constructionist gaming&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ISSN&quot;:&quot;0046-1520&quot;,&quot;PMCID&quot;:&quot;PMC4784508&quot;,&quot;id&quot;:&quot;kafai_constructionist_2015-1&quot;,&quot;container-title&quot;:&quot;Educational Psychologist&quot;,&quot;container-title-short&quot;:&quot;Educ Psychol&quot;,&quot;accessed&quot;:{&quot;date-parts&quot;:[[&quot;2017&quot;,10,16]]},&quot;issued&quot;:{&quot;date-parts&quot;:[[&quot;2015&quot;]]}},&quot;id&quot;:3761,&quot;suffix&quot;:&quot;&quot;,&quot;prefix&quot;:&quot;&quot;,&quot;uris&quot;:[&quot;http://zotero.org/users/1913249/items/Q7JCMQ3N&quot;],&quot;uri&quot;:[&quot;http://zotero.org/users/1913249/items/Q7JCMQ3N&quot;]}],&quot;properties&quot;:{&quot;formattedCitation&quot;:&quot;[@denner_does_2019; @earp_game_2015; @hayes_making_2008; @kafai_constructionist_2015-1]&quot;,&quot;noteIndex&quot;:0},&quot;schema&quot;:&quot;https://github.com/citation-style-language/schema/raw/master/csl-citation.json&quot;,&quot;citationID&quot;:&quot;iigbqfqn&quot;} RNDzhoscmpyli"/>&lt;Do Zotero Refresh: [@denner_does_2019; @earp_game_2015; @hayes_making_2008; @kafai_constructionist_2015-1]&gt;<text:reference-mark-end text:name="ZOTERO_ITEM CSL_CITATION {&quot;citationItems&quot;:[{&quot;itemData&quot;:{&quot;citation-key&quot;:&quot;denner_does_2019&quot;,&quot;issue&quot;:&quot;3&quot;,&quot;language&quot;:&quot;en&quot;,&quot;DOI&quot;:&quot;10.1145/3277565&quot;,&quot;volume&quot;:&quot;19&quot;,&quot;URL&quot;:&quot;https://dl.acm.org/doi/10.1145/3277565&quot;,&quot;title&quot;:&quot;Does Computer Game Design and Programming Benefit Children? A Meta-Synthesis of Research&quot;,&quot;author&quot;:[{&quot;given&quot;:&quot;Jill&quot;,&quot;family&quot;:&quot;Denner&quot;},{&quot;given&quot;:&quot;Shannon&quot;,&quot;family&quot;:&quot;Campe&quot;},{&quot;given&quot;:&quot;Linda&quot;,&quot;family&quot;:&quot;Werner&quot;}],&quot;type&quot;:&quot;article-journal&quot;,&quot;title-short&quot;:&quot;Does Computer Game Design and Programming Benefit Childr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ISSN&quot;:&quot;1946-6226&quot;,&quot;source&quot;:&quot;DOI.org (Crossref)&quot;,&quot;id&quot;:&quot;denner_does_2019&quot;,&quot;page&quot;:&quot;1-35&quot;,&quot;container-title-short&quot;:&quot;ACM Trans. Comput. Educ.&quot;,&quot;accessed&quot;:{&quot;date-parts&quot;:[[&quot;2022&quot;,1,30]]},&quot;issued&quot;:{&quot;date-parts&quot;:[[&quot;2019&quot;,6,28]]}},&quot;id&quot;:3934,&quot;suffix&quot;:&quot;&quot;,&quot;prefix&quot;:&quot;&quot;,&quot;uris&quot;:[&quot;http://zotero.org/users/1913249/items/5GJGG89A&quot;],&quot;uri&quot;:[&quot;http://zotero.org/users/1913249/items/5GJGG89A&quot;]},{&quot;itemData&quot;:{&quot;citation-key&quot;:&quot;earp_game_2015&quot;,&quot;author&quot;:[{&quot;given&quot;:&quot;Jeffrey&quot;,&quot;family&quot;:&quot;Earp&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id&quot;:&quot;earp_game_2015&quot;,&quot;type&quot;:&quot;paper-conference&quot;,&quot;title-short&quot;:&quot;Game Making for Learning&quot;,&quot;title&quot;:&quot;Game Making for Learning: A Systematic Review of the Research Literature&quot;,&quot;issued&quot;:{&quot;date-parts&quot;:[[&quot;2015&quot;,11,17]]}},&quot;id&quot;:283,&quot;suffix&quot;:&quot;&quot;,&quot;prefix&quot;:&quot;&quot;,&quot;uris&quot;:[&quot;http://zotero.org/users/1913249/items/GF2XMQBJ&quot;],&quot;uri&quot;:[&quot;http://zotero.org/users/1913249/items/GF2XMQBJ&quot;]},{&quot;itemData&quot;:{&quot;citation-key&quot;:&quot;hayes_making_2008&quot;,&quot;issue&quot;:&quot;3-4&quot;,&quot;language&quot;:&quot;en&quot;,&quot;issued&quot;:{&quot;date-parts&quot;:[[&quot;2008&quot;,7]]},&quot;volume&quot;:&quot;3&quot;,&quot;URL&quot;:&quot;http://journals.sagepub.com/doi/10.1177/1555412008317312&quot;,&quot;title&quot;:&quot;Making Computer Games and Design Thinking: A Review of Current Software and Strategies&quot;,&quot;author&quot;:[{&quot;given&quot;:&quot;Elisabeth R.&quot;,&quot;family&quot;:&quot;Hayes&quot;},{&quot;given&quot;:&quot;Ivan Alex&quot;,&quot;family&quot;:&quot;Games&quot;}],&quot;title-short&quot;:&quot;Making Computer Games and Design Thinking&quot;,&quot;page&quot;:&quot;309-332&quot;,&quot;ISSN&quot;:&quot;1555-4120, 1555-4139&quot;,&quot;type&quot;:&quot;article-journal&quot;,&quot;id&quot;:&quot;hayes_making_2008&quot;,&quot;container-title&quot;:&quot;Games and Culture&quot;,&quot;DOI&quot;:&quot;10.1177/1555412008317312&quot;,&quot;accessed&quot;:{&quot;date-parts&quot;:[[&quot;2018&quot;,4,21]]},&quot;source&quot;:&quot;Crossref&quot;},&quot;id&quot;:281,&quot;suffix&quot;:&quot;&quot;,&quot;prefix&quot;:&quot;&quot;,&quot;uris&quot;:[&quot;http://zotero.org/users/1913249/items/TN54K9Y3&quot;],&quot;uri&quot;:[&quot;http://zotero.org/users/1913249/items/TN54K9Y3&quot;]},{&quot;itemData&quot;:{&quot;citation-key&quot;:&quot;kafai_constructionist_2015-1&quot;,&quot;PMID&quot;:&quot;27019536&quot;,&quot;issue&quot;:&quot;4&quot;,&quot;DOI&quot;:&quot;10.1080/00461520.2015.1124022&quot;,&quot;volume&quot;:&quot;50&quot;,&quot;URL&quot;:&quot;https://www.ncbi.nlm.nih.gov/pmc/articles/PMC4784508/&quot;,&quot;type&quot;:&quot;article-journal&quot;,&quot;title&quot;:&quot;Constructionist gaming: understanding the benefits of making games for learning&quot;,&quot;author&quot;:[{&quot;given&quot;:&quot;Yasmin&quot;,&quot;family&quot;:&quot;Kafai&quot;},{&quot;given&quot;:&quot;Quinn&quot;,&quot;family&quot;:&quot;Burke&quot;}],&quot;title-short&quot;:&quot;Constructionist gaming&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ISSN&quot;:&quot;0046-1520&quot;,&quot;PMCID&quot;:&quot;PMC4784508&quot;,&quot;id&quot;:&quot;kafai_constructionist_2015-1&quot;,&quot;container-title&quot;:&quot;Educational Psychologist&quot;,&quot;container-title-short&quot;:&quot;Educ Psychol&quot;,&quot;accessed&quot;:{&quot;date-parts&quot;:[[&quot;2017&quot;,10,16]]},&quot;issued&quot;:{&quot;date-parts&quot;:[[&quot;2015&quot;]]}},&quot;id&quot;:3761,&quot;suffix&quot;:&quot;&quot;,&quot;prefix&quot;:&quot;&quot;,&quot;uris&quot;:[&quot;http://zotero.org/users/1913249/items/Q7JCMQ3N&quot;],&quot;uri&quot;:[&quot;http://zotero.org/users/1913249/items/Q7JCMQ3N&quot;]}],&quot;properties&quot;:{&quot;formattedCitation&quot;:&quot;[@denner_does_2019; @earp_game_2015; @hayes_making_2008; @kafai_constructionist_2015-1]&quot;,&quot;noteIndex&quot;:0},&quot;schema&quot;:&quot;https://github.com/citation-style-language/schema/raw/master/csl-citation.json&quot;,&quot;citationID&quot;:&quot;iigbqfqn&quot;} RNDzhoscmpyli"/>. Some reviews focus on key areas of CGD&amp;P while others take a broader approach. For instance, Bermingham et al <text:reference-mark-start text:name="ZOTERO_ITEM CSL_CITATION {&quot;citationItems&quot;:[{&quot;itemData&quot;:{&quot;citation-key&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id&quot;:&quot;bermingham_approaches_2013&quot;,&quot;volume&quot;:&quot;1&quot;,&quot;type&quot;:&quot;paper-conference&quot;,&quot;title&quot;:&quot;Approaches to Collaborative Game-Making for Fostering 21st Century Skills&quot;,&quot;issued&quot;:{&quot;date-parts&quot;:[[&quot;2013&quot;,10,3]]}},&quot;id&quot;:2927,&quot;suffix&quot;:&quot;&quot;,&quot;prefix&quot;:&quot;&quot;,&quot;uris&quot;:[&quot;http://zotero.org/users/1913249/items/ZZI6D7CC&quot;],&quot;uri&quot;:[&quot;http://zotero.org/users/1913249/items/ZZI6D7CC&quot;]}],&quot;properties&quot;:{&quot;formattedCitation&quot;:&quot;[@bermingham_approaches_2013]&quot;,&quot;noteIndex&quot;:0},&quot;schema&quot;:&quot;https://github.com/citation-style-language/schema/raw/master/csl-citation.json&quot;,&quot;citationID&quot;:&quot;wlaipvgr&quot;} RNDmmhseqbksr"/>&lt;Do Zotero Refresh: [@bermingham_approaches_2013]&gt;<text:reference-mark-end text:name="ZOTERO_ITEM CSL_CITATION {&quot;citationItems&quot;:[{&quot;itemData&quot;:{&quot;citation-key&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id&quot;:&quot;bermingham_approaches_2013&quot;,&quot;volume&quot;:&quot;1&quot;,&quot;type&quot;:&quot;paper-conference&quot;,&quot;title&quot;:&quot;Approaches to Collaborative Game-Making for Fostering 21st Century Skills&quot;,&quot;issued&quot;:{&quot;date-parts&quot;:[[&quot;2013&quot;,10,3]]}},&quot;id&quot;:2927,&quot;suffix&quot;:&quot;&quot;,&quot;prefix&quot;:&quot;&quot;,&quot;uris&quot;:[&quot;http://zotero.org/users/1913249/items/ZZI6D7CC&quot;],&quot;uri&quot;:[&quot;http://zotero.org/users/1913249/items/ZZI6D7CC&quot;]}],&quot;properties&quot;:{&quot;formattedCitation&quot;:&quot;[@bermingham_approaches_2013]&quot;,&quot;noteIndex&quot;:0},&quot;schema&quot;:&quot;https://github.com/citation-style-language/schema/raw/master/csl-citation.json&quot;,&quot;citationID&quot;:&quot;wlaipvgr&quot;} RNDmmhseqbksr"/> emphasise 21st Century skills, while Gee and Tran discuss the diverse tools available for game design <text:reference-mark-start text:name="ZOTERO_ITEM CSL_CITATION {&quot;citationItems&quot;:[{&quot;suppress-author&quot;:true,&quot;itemData&quot;:{&quot;publisher&quot;:&quot;IGI Global&quot;,&quot;URL&quot;:&quot;http://betsydisalvo.com/wp-content/uploads/2017/07/Gee_GLS11-Proceedings-2015.pdf&quot;,&quot;citation-key&quot;:&quot;gee_video_2016&quot;,&quot;author&quot;:[{&quot;given&quot;:&quot;Elisabeth&quot;,&quot;family&quot;:&quot;Gee&quot;},{&quot;given&quot;:&quot;Kelly&quot;,&quot;family&quot;:&quot;Tran&quot;}],&quot;type&quot;:&quot;chapter&quot;,&quot;event-place&quot;:&quot;Hershey PA&quot;,&quot;title-short&quot;:&quot;Video Game Making &amp; Modding in the Wild&quot;,&quot;container-title&quot;:&quot;Handbook of Research on the Societal Impact of Digital Media:&quot;,&quot;title&quot;:&quot;Video Game Making &amp; Modding&quot;,&quot;issued&quot;:{&quot;date-parts&quot;:[[&quot;2016&quot;]]},&quot;id&quot;:&quot;gee_video_2016&quot;,&quot;source&quot;:&quot;Google Scholar&quot;,&quot;publisher-place&quot;:&quot;Hershey PA&quot;,&quot;accessed&quot;:{&quot;date-parts&quot;:[[&quot;2017&quot;,8,18]]},&quot;collection-title&quot;:&quot;Advances in Media, Entertainment, and the Arts&quot;},&quot;suffix&quot;:&quot;&quot;,&quot;id&quot;:1844,&quot;prefix&quot;:&quot;&quot;,&quot;uris&quot;:[&quot;http://zotero.org/users/1913249/items/CENDC7Q4&quot;],&quot;uri&quot;:[&quot;http://zotero.org/users/1913249/items/CENDC7Q4&quot;]}],&quot;properties&quot;:{&quot;formattedCitation&quot;:&quot;[-@gee_video_2016]&quot;,&quot;noteIndex&quot;:0},&quot;schema&quot;:&quot;https://github.com/citation-style-language/schema/raw/master/csl-citation.json&quot;,&quot;citationID&quot;:&quot;qjepqsit&quot;} RNDfxrqgncgwr"/>&lt;Do Zotero Refresh: [-@gee_video_2016]&gt;<text:reference-mark-end text:name="ZOTERO_ITEM CSL_CITATION {&quot;citationItems&quot;:[{&quot;suppress-author&quot;:true,&quot;itemData&quot;:{&quot;publisher&quot;:&quot;IGI Global&quot;,&quot;URL&quot;:&quot;http://betsydisalvo.com/wp-content/uploads/2017/07/Gee_GLS11-Proceedings-2015.pdf&quot;,&quot;citation-key&quot;:&quot;gee_video_2016&quot;,&quot;author&quot;:[{&quot;given&quot;:&quot;Elisabeth&quot;,&quot;family&quot;:&quot;Gee&quot;},{&quot;given&quot;:&quot;Kelly&quot;,&quot;family&quot;:&quot;Tran&quot;}],&quot;type&quot;:&quot;chapter&quot;,&quot;event-place&quot;:&quot;Hershey PA&quot;,&quot;title-short&quot;:&quot;Video Game Making &amp; Modding in the Wild&quot;,&quot;container-title&quot;:&quot;Handbook of Research on the Societal Impact of Digital Media:&quot;,&quot;title&quot;:&quot;Video Game Making &amp; Modding&quot;,&quot;issued&quot;:{&quot;date-parts&quot;:[[&quot;2016&quot;]]},&quot;id&quot;:&quot;gee_video_2016&quot;,&quot;source&quot;:&quot;Google Scholar&quot;,&quot;publisher-place&quot;:&quot;Hershey PA&quot;,&quot;accessed&quot;:{&quot;date-parts&quot;:[[&quot;2017&quot;,8,18]]},&quot;collection-title&quot;:&quot;Advances in Media, Entertainment, and the Arts&quot;},&quot;suffix&quot;:&quot;&quot;,&quot;id&quot;:1844,&quot;prefix&quot;:&quot;&quot;,&quot;uris&quot;:[&quot;http://zotero.org/users/1913249/items/CENDC7Q4&quot;],&quot;uri&quot;:[&quot;http://zotero.org/users/1913249/items/CENDC7Q4&quot;]}],&quot;properties&quot;:{&quot;formattedCitation&quot;:&quot;[-@gee_video_2016]&quot;,&quot;noteIndex&quot;:0},&quot;schema&quot;:&quot;https://github.com/citation-style-language/schema/raw/master/csl-citation.json&quot;,&quot;citationID&quot;:&quot;qjepqsit&quot;} RNDfxrqgncgwr"/>. Hayes and Games <text:reference-mark-start text:name="ZOTERO_ITEM CSL_CITATION {&quot;citationItems&quot;:[{&quot;suppress-author&quot;:true,&quot;itemData&quot;:{&quot;citation-key&quot;:&quot;hayes_making_2008&quot;,&quot;issue&quot;:&quot;3-4&quot;,&quot;language&quot;:&quot;en&quot;,&quot;issued&quot;:{&quot;date-parts&quot;:[[&quot;2008&quot;,7]]},&quot;volume&quot;:&quot;3&quot;,&quot;URL&quot;:&quot;http://journals.sagepub.com/doi/10.1177/1555412008317312&quot;,&quot;title&quot;:&quot;Making Computer Games and Design Thinking: A Review of Current Software and Strategies&quot;,&quot;author&quot;:[{&quot;given&quot;:&quot;Elisabeth R.&quot;,&quot;family&quot;:&quot;Hayes&quot;},{&quot;given&quot;:&quot;Ivan Alex&quot;,&quot;family&quot;:&quot;Games&quot;}],&quot;title-short&quot;:&quot;Making Computer Games and Design Thinking&quot;,&quot;page&quot;:&quot;309-332&quot;,&quot;ISSN&quot;:&quot;1555-4120, 1555-4139&quot;,&quot;type&quot;:&quot;article-journal&quot;,&quot;id&quot;:&quot;hayes_making_2008&quot;,&quot;container-title&quot;:&quot;Games and Culture&quot;,&quot;DOI&quot;:&quot;10.1177/1555412008317312&quot;,&quot;accessed&quot;:{&quot;date-parts&quot;:[[&quot;2018&quot;,4,21]]},&quot;source&quot;:&quot;Crossref&quot;},&quot;suffix&quot;:&quot;&quot;,&quot;id&quot;:281,&quot;prefix&quot;:&quot;&quot;,&quot;uris&quot;:[&quot;http://zotero.org/users/1913249/items/TN54K9Y3&quot;],&quot;uri&quot;:[&quot;http://zotero.org/users/1913249/items/TN54K9Y3&quot;]}],&quot;properties&quot;:{&quot;formattedCitation&quot;:&quot;[-@hayes_making_2008]&quot;,&quot;noteIndex&quot;:0},&quot;schema&quot;:&quot;https://github.com/citation-style-language/schema/raw/master/csl-citation.json&quot;,&quot;citationID&quot;:&quot;ccjoprhu&quot;} RNDhiezaviely"/>&lt;Do Zotero Refresh: [-@hayes_making_2008]&gt;<text:reference-mark-end text:name="ZOTERO_ITEM CSL_CITATION {&quot;citationItems&quot;:[{&quot;suppress-author&quot;:true,&quot;itemData&quot;:{&quot;citation-key&quot;:&quot;hayes_making_2008&quot;,&quot;issue&quot;:&quot;3-4&quot;,&quot;language&quot;:&quot;en&quot;,&quot;issued&quot;:{&quot;date-parts&quot;:[[&quot;2008&quot;,7]]},&quot;volume&quot;:&quot;3&quot;,&quot;URL&quot;:&quot;http://journals.sagepub.com/doi/10.1177/1555412008317312&quot;,&quot;title&quot;:&quot;Making Computer Games and Design Thinking: A Review of Current Software and Strategies&quot;,&quot;author&quot;:[{&quot;given&quot;:&quot;Elisabeth R.&quot;,&quot;family&quot;:&quot;Hayes&quot;},{&quot;given&quot;:&quot;Ivan Alex&quot;,&quot;family&quot;:&quot;Games&quot;}],&quot;title-short&quot;:&quot;Making Computer Games and Design Thinking&quot;,&quot;page&quot;:&quot;309-332&quot;,&quot;ISSN&quot;:&quot;1555-4120, 1555-4139&quot;,&quot;type&quot;:&quot;article-journal&quot;,&quot;id&quot;:&quot;hayes_making_2008&quot;,&quot;container-title&quot;:&quot;Games and Culture&quot;,&quot;DOI&quot;:&quot;10.1177/1555412008317312&quot;,&quot;accessed&quot;:{&quot;date-parts&quot;:[[&quot;2018&quot;,4,21]]},&quot;source&quot;:&quot;Crossref&quot;},&quot;suffix&quot;:&quot;&quot;,&quot;id&quot;:281,&quot;prefix&quot;:&quot;&quot;,&quot;uris&quot;:[&quot;http://zotero.org/users/1913249/items/TN54K9Y3&quot;],&quot;uri&quot;:[&quot;http://zotero.org/users/1913249/items/TN54K9Y3&quot;]}],&quot;properties&quot;:{&quot;formattedCitation&quot;:&quot;[-@hayes_making_2008]&quot;,&quot;noteIndex&quot;:0},&quot;schema&quot;:&quot;https://github.com/citation-style-language/schema/raw/master/csl-citation.json&quot;,&quot;citationID&quot;:&quot;ccjoprhu&quot;} RNDhiezaviely"/>, identify four main motivations for CGD&amp;P: learn computer programming skills, deepening subject knowledge of other curricular subject, involving more girls in computer programming, and using game design to understand design concepts. Kafai and Burke’s review<text:reference-mark-start text:name="ZOTERO_ITEM CSL_CITATION {&quot;citationItems&quot;:[{&quot;suppress-author&quot;:true,&quot;itemData&quot;:{&quot;citation-key&quot;:&quot;kafai_constructionist_2015-1&quot;,&quot;PMID&quot;:&quot;27019536&quot;,&quot;issue&quot;:&quot;4&quot;,&quot;DOI&quot;:&quot;10.1080/00461520.2015.1124022&quot;,&quot;volume&quot;:&quot;50&quot;,&quot;URL&quot;:&quot;https://www.ncbi.nlm.nih.gov/pmc/articles/PMC4784508/&quot;,&quot;type&quot;:&quot;article-journal&quot;,&quot;title&quot;:&quot;Constructionist gaming: understanding the benefits of making games for learning&quot;,&quot;author&quot;:[{&quot;given&quot;:&quot;Yasmin&quot;,&quot;family&quot;:&quot;Kafai&quot;},{&quot;given&quot;:&quot;Quinn&quot;,&quot;family&quot;:&quot;Burke&quot;}],&quot;title-short&quot;:&quot;Constructionist gaming&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ISSN&quot;:&quot;0046-1520&quot;,&quot;PMCID&quot;:&quot;PMC4784508&quot;,&quot;id&quot;:&quot;kafai_constructionist_2015-1&quot;,&quot;container-title&quot;:&quot;Educational Psychologist&quot;,&quot;container-title-short&quot;:&quot;Educ Psychol&quot;,&quot;accessed&quot;:{&quot;date-parts&quot;:[[&quot;2017&quot;,10,16]]},&quot;issued&quot;:{&quot;date-parts&quot;:[[&quot;2015&quot;]]}},&quot;suffix&quot;:&quot;&quot;,&quot;id&quot;:3761,&quot;prefix&quot;:&quot;&quot;,&quot;uris&quot;:[&quot;http://zotero.org/users/1913249/items/Q7JCMQ3N&quot;],&quot;uri&quot;:[&quot;http://zotero.org/users/1913249/items/Q7JCMQ3N&quot;]}],&quot;properties&quot;:{&quot;formattedCitation&quot;:&quot;[-@kafai_constructionist_2015-1]&quot;,&quot;noteIndex&quot;:0},&quot;schema&quot;:&quot;https://github.com/citation-style-language/schema/raw/master/csl-citation.json&quot;,&quot;citationID&quot;:&quot;xtsdrjuy&quot;} RNDxwfuohxxwm"/>&lt;Do Zotero Refresh: [-@kafai_constructionist_2015-1]&gt;<text:reference-mark-end text:name="ZOTERO_ITEM CSL_CITATION {&quot;citationItems&quot;:[{&quot;suppress-author&quot;:true,&quot;itemData&quot;:{&quot;citation-key&quot;:&quot;kafai_constructionist_2015-1&quot;,&quot;PMID&quot;:&quot;27019536&quot;,&quot;issue&quot;:&quot;4&quot;,&quot;DOI&quot;:&quot;10.1080/00461520.2015.1124022&quot;,&quot;volume&quot;:&quot;50&quot;,&quot;URL&quot;:&quot;https://www.ncbi.nlm.nih.gov/pmc/articles/PMC4784508/&quot;,&quot;type&quot;:&quot;article-journal&quot;,&quot;title&quot;:&quot;Constructionist gaming: understanding the benefits of making games for learning&quot;,&quot;author&quot;:[{&quot;given&quot;:&quot;Yasmin&quot;,&quot;family&quot;:&quot;Kafai&quot;},{&quot;given&quot;:&quot;Quinn&quot;,&quot;family&quot;:&quot;Burke&quot;}],&quot;title-short&quot;:&quot;Constructionist gaming&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ISSN&quot;:&quot;0046-1520&quot;,&quot;PMCID&quot;:&quot;PMC4784508&quot;,&quot;id&quot;:&quot;kafai_constructionist_2015-1&quot;,&quot;container-title&quot;:&quot;Educational Psychologist&quot;,&quot;container-title-short&quot;:&quot;Educ Psychol&quot;,&quot;accessed&quot;:{&quot;date-parts&quot;:[[&quot;2017&quot;,10,16]]},&quot;issued&quot;:{&quot;date-parts&quot;:[[&quot;2015&quot;]]}},&quot;suffix&quot;:&quot;&quot;,&quot;id&quot;:3761,&quot;prefix&quot;:&quot;&quot;,&quot;uris&quot;:[&quot;http://zotero.org/users/1913249/items/Q7JCMQ3N&quot;],&quot;uri&quot;:[&quot;http://zotero.org/users/1913249/items/Q7JCMQ3N&quot;]}],&quot;properties&quot;:{&quot;formattedCitation&quot;:&quot;[-@kafai_constructionist_2015-1]&quot;,&quot;noteIndex&quot;:0},&quot;schema&quot;:&quot;https://github.com/citation-style-language/schema/raw/master/csl-citation.json&quot;,&quot;citationID&quot;:&quot;xtsdrjuy&quot;} RNDxwfuohxxwm"/> synthesising 55 relevant papers, including CGD&amp;P within a frame of <text:span text:style-name="T2">constructionist gaming</text:span>, mostly maintains these categories but add some new dimensions. These include studies addressing race-related barriers to participation and those addressing social dimensions such as <text:soft-page-break/>pair programming, social skills, self-reflection, cultural awareness and a range of technical abilities that allow participation in information society. These competencies are commonly known as 21st Century Skills.</text:p>
      <text:p text:style-name="Text_20_body">This study does not address aspects of school related subject knowledge, instead focusing on the social and cultural dimensions of CGD&amp;P.</text:p>
      <text:p text:style-name="Text_20_body">While studies on pair programming techniques in CGD&amp;P <text:reference-mark-start text:name="ZOTERO_ITEM CSL_CITATION {&quot;citationItems&quot;:[{&quot;itemData&quot;:{&quot;citation-key&quot;:&quot;denner_computer_2007&quot;,&quot;issue&quot;:&quot;2&quot;,&quot;language&quot;:&quot;en&quot;,&quot;issued&quot;:{&quot;date-parts&quot;:[[&quot;2007&quot;,9]]},&quot;volume&quot;:&quot;37&quot;,&quot;URL&quot;:&quot;http://journals.sagepub.com/doi/10.2190/12T6-41L2-6765-G3T2&quot;,&quot;title&quot;:&quot;Computer Programming in Middle School: How Pairs Respond to Challenges&quot;,&quot;author&quot;:[{&quot;given&quot;:&quot;Jill&quot;,&quot;family&quot;:&quot;Denner&quot;},{&quot;given&quot;:&quot;Linda&quot;,&quot;family&quot;:&quot;Werner&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page&quot;:&quot;131-150&quot;,&quot;ISSN&quot;:&quot;0735-6331, 1541-4140&quot;,&quot;title-short&quot;:&quot;Computer Programming in Middle School&quot;,&quot;id&quot;:&quot;denner_computer_2007&quot;,&quot;source&quot;:&quot;Crossref&quot;,&quot;container-title&quot;:&quot;Journal of Educational Computing Research&quot;,&quot;accessed&quot;:{&quot;date-parts&quot;:[[&quot;2018&quot;,7,16]]},&quot;DOI&quot;:&quot;10.2190/12T6-41L2-6765-G3T2&quot;},&quot;id&quot;:2656,&quot;suffix&quot;:&quot;&quot;,&quot;prefix&quot;:&quot;&quot;,&quot;uris&quot;:[&quot;http://zotero.org/users/1913249/items/5TGSF3WE&quot;],&quot;uri&quot;:[&quot;http://zotero.org/users/1913249/items/5TGSF3WE&quot;]},{&quot;itemData&quot;:{&quot;publisher&quot;:&quot;ACM&quot;,&quot;citation-key&quot;:&quot;werner_can_2009&quot;,&quot;publisher-place&quot;:&quot;New York, NY, USA&quot;,&quot;event-place&quot;:&quot;New York, NY, USA&quot;,&quot;ISBN&quot;:&quot;978-1-60558-437-9&quot;,&quot;issued&quot;:{&quot;date-parts&quot;:[[&quot;2009&quot;]]},&quot;URL&quot;:&quot;http://doi.acm.org/10.1145/1536513.1536552&quot;,&quot;title&quot;:&quot;Can Middle-schoolers Use Storytelling Alice to Make Games?: Results of a Pilot Study&quot;,&quot;author&quot;:[{&quot;given&quot;:&quot;Linda&quot;,&quot;family&quot;:&quot;Werner&quot;},{&quot;given&quot;:&quot;Jill&quot;,&quot;family&quot;:&quot;Denner&quot;},{&quot;given&quot;:&quot;Michelle&quot;,&quot;family&quot;:&quot;Bliesner&quot;},{&quot;given&quot;:&quot;Pat&quot;,&quot;family&quot;:&quot;Rex&quot;}],&quot;type&quot;:&quot;paper-conference&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page&quot;:&quot;207–214&quot;,&quot;title-short&quot;:&quot;Can Middle-schoolers Use Storytelling Alice to Make Games?&quot;,&quot;source&quot;:&quot;ACM Digital Library&quot;,&quot;id&quot;:&quot;werner_can_2009&quot;,&quot;container-title&quot;:&quot;Proceedings of the 4th International Conference on Foundations of Digital Games&quot;,&quot;DOI&quot;:&quot;10.1145/1536513.1536552&quot;,&quot;collection-title&quot;:&quot;FDG '09&quot;,&quot;accessed&quot;:{&quot;date-parts&quot;:[[&quot;2018&quot;,7,18]]}},&quot;id&quot;:2604,&quot;suffix&quot;:&quot;&quot;,&quot;prefix&quot;:&quot;&quot;,&quot;uris&quot;:[&quot;http://zotero.org/users/1913249/items/VAAYVRAR&quot;],&quot;uri&quot;:[&quot;http://zotero.org/users/1913249/items/VAAYVRAR&quot;]}],&quot;properties&quot;:{&quot;formattedCitation&quot;:&quot;[@denner_computer_2007; @werner_can_2009]&quot;,&quot;noteIndex&quot;:0},&quot;schema&quot;:&quot;https://github.com/citation-style-language/schema/raw/master/csl-citation.json&quot;,&quot;citationID&quot;:&quot;oehwmmwm&quot;} RNDhersdpmvse"/>&lt;Do Zotero Refresh: [@denner_computer_2007; @werner_can_2009]&gt;<text:reference-mark-end text:name="ZOTERO_ITEM CSL_CITATION {&quot;citationItems&quot;:[{&quot;itemData&quot;:{&quot;citation-key&quot;:&quot;denner_computer_2007&quot;,&quot;issue&quot;:&quot;2&quot;,&quot;language&quot;:&quot;en&quot;,&quot;issued&quot;:{&quot;date-parts&quot;:[[&quot;2007&quot;,9]]},&quot;volume&quot;:&quot;37&quot;,&quot;URL&quot;:&quot;http://journals.sagepub.com/doi/10.2190/12T6-41L2-6765-G3T2&quot;,&quot;title&quot;:&quot;Computer Programming in Middle School: How Pairs Respond to Challenges&quot;,&quot;author&quot;:[{&quot;given&quot;:&quot;Jill&quot;,&quot;family&quot;:&quot;Denner&quot;},{&quot;given&quot;:&quot;Linda&quot;,&quot;family&quot;:&quot;Werner&quot;}],&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page&quot;:&quot;131-150&quot;,&quot;ISSN&quot;:&quot;0735-6331, 1541-4140&quot;,&quot;title-short&quot;:&quot;Computer Programming in Middle School&quot;,&quot;id&quot;:&quot;denner_computer_2007&quot;,&quot;source&quot;:&quot;Crossref&quot;,&quot;container-title&quot;:&quot;Journal of Educational Computing Research&quot;,&quot;accessed&quot;:{&quot;date-parts&quot;:[[&quot;2018&quot;,7,16]]},&quot;DOI&quot;:&quot;10.2190/12T6-41L2-6765-G3T2&quot;},&quot;id&quot;:2656,&quot;suffix&quot;:&quot;&quot;,&quot;prefix&quot;:&quot;&quot;,&quot;uris&quot;:[&quot;http://zotero.org/users/1913249/items/5TGSF3WE&quot;],&quot;uri&quot;:[&quot;http://zotero.org/users/1913249/items/5TGSF3WE&quot;]},{&quot;itemData&quot;:{&quot;publisher&quot;:&quot;ACM&quot;,&quot;citation-key&quot;:&quot;werner_can_2009&quot;,&quot;publisher-place&quot;:&quot;New York, NY, USA&quot;,&quot;event-place&quot;:&quot;New York, NY, USA&quot;,&quot;ISBN&quot;:&quot;978-1-60558-437-9&quot;,&quot;issued&quot;:{&quot;date-parts&quot;:[[&quot;2009&quot;]]},&quot;URL&quot;:&quot;http://doi.acm.org/10.1145/1536513.1536552&quot;,&quot;title&quot;:&quot;Can Middle-schoolers Use Storytelling Alice to Make Games?: Results of a Pilot Study&quot;,&quot;author&quot;:[{&quot;given&quot;:&quot;Linda&quot;,&quot;family&quot;:&quot;Werner&quot;},{&quot;given&quot;:&quot;Jill&quot;,&quot;family&quot;:&quot;Denner&quot;},{&quot;given&quot;:&quot;Michelle&quot;,&quot;family&quot;:&quot;Bliesner&quot;},{&quot;given&quot;:&quot;Pat&quot;,&quot;family&quot;:&quot;Rex&quot;}],&quot;type&quot;:&quot;paper-conference&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page&quot;:&quot;207–214&quot;,&quot;title-short&quot;:&quot;Can Middle-schoolers Use Storytelling Alice to Make Games?&quot;,&quot;source&quot;:&quot;ACM Digital Library&quot;,&quot;id&quot;:&quot;werner_can_2009&quot;,&quot;container-title&quot;:&quot;Proceedings of the 4th International Conference on Foundations of Digital Games&quot;,&quot;DOI&quot;:&quot;10.1145/1536513.1536552&quot;,&quot;collection-title&quot;:&quot;FDG '09&quot;,&quot;accessed&quot;:{&quot;date-parts&quot;:[[&quot;2018&quot;,7,18]]}},&quot;id&quot;:2604,&quot;suffix&quot;:&quot;&quot;,&quot;prefix&quot;:&quot;&quot;,&quot;uris&quot;:[&quot;http://zotero.org/users/1913249/items/VAAYVRAR&quot;],&quot;uri&quot;:[&quot;http://zotero.org/users/1913249/items/VAAYVRAR&quot;]}],&quot;properties&quot;:{&quot;formattedCitation&quot;:&quot;[@denner_computer_2007; @werner_can_2009]&quot;,&quot;noteIndex&quot;:0},&quot;schema&quot;:&quot;https://github.com/citation-style-language/schema/raw/master/csl-citation.json&quot;,&quot;citationID&quot;:&quot;oehwmmwm&quot;} RNDhersdpmvse"/> yield positive results, including increased confidence in coding and articulation of problems arising, Kafai and Burke note the lack of studies addressing collaborative approaches in research on CGD&amp;P. Similarly, while studies on the community use of game making, in after-school and online settings exist <text:reference-mark-start text:name="ZOTERO_ITEM CSL_CITATION {&quot;citationItems&quot;:[{&quot;itemData&quot;:{&quot;citation-key&quot;:&quot;kafai2012collaborative&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issue&quot;:&quot;2&quot;,&quot;page&quot;:&quot;63–87&quot;,&quot;issued&quot;:{&quot;date-parts&quot;:[[&quot;2012&quot;]]},&quot;id&quot;:&quot;kafai2012collaborative&quot;,&quot;volume&quot;:&quot;7&quot;,&quot;type&quot;:&quot;article-journal&quot;,&quot;container-title&quot;:&quot;Research and Practice in Technology Enhanced Learning&quot;,&quot;title&quot;:&quot;Collaborative agency in youth online and offline creative production in Scratch&quot;},&quot;id&quot;:8835,&quot;suffix&quot;:&quot;&quot;,&quot;prefix&quot;:&quot;&quot;,&quot;uris&quot;:[&quot;http://zotero.org/users/1913249/items/KG3GGNSC&quot;],&quot;uri&quot;:[&quot;http://zotero.org/users/1913249/items/KG3GGNSC&quot;]},{&quot;itemData&quot;:{&quot;publisher&quot;:&quot;Teachers College Press&quot;,&quot;type&quot;:&quot;book&quot;,&quot;title-short&quot;:&quot;The Computer Clubhouse&quot;,&quot;citation-key&quot;:&quot;peppler_computer_2009&quot;,&quot;author&quot;:[{&quot;given&quot;:&quot;Kylie A.&quot;,&quot;family&quot;:&quot;Peppler&quot;},{&quot;given&quot;:&quot;Robbin N.&quot;,&quot;family&quot;:&quot;Chapman&quot;},{&quot;given&quot;:&quot;Yasmin B&quot;,&quot;family&quot;:&quot;Kafai&quot;}],&quot;edition&quot;:&quot;50045th edition&quot;,&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issued&quot;:{&quot;date-parts&quot;:[[&quot;2009&quot;,7,1]]},&quot;id&quot;:&quot;peppler_computer_2009&quot;,&quot;source&quot;:&quot;Amazon&quot;,&quot;publisher-place&quot;:&quot;New York&quot;,&quot;language&quot;:&quot;English&quot;,&quot;number-of-pages&quot;:&quot;192&quot;},&quot;id&quot;:278,&quot;suffix&quot;:&quot;&quot;,&quot;prefix&quot;:&quot;&quot;,&quot;uris&quot;:[&quot;http://zotero.org/users/1913249/items/MWUKHFAS&quot;],&quot;uri&quot;:[&quot;http://zotero.org/users/1913249/items/MWUKHFAS&quot;]},{&quot;itemData&quot;:{&quot;citation-key&quot;:&quot;luther_leadership_2011&quot;,&quot;issue&quot;:&quot;5&quot;,&quot;language&quot;:&quot;en&quot;,&quot;container-title-short&quot;:&quot;IEEE Potentials&quot;,&quot;volume&quot;:&quot;30&quot;,&quot;URL&quot;:&quot;http://ieeexplore.ieee.org/document/6009127/&quot;,&quot;title&quot;:&quot;Leadership and Success Factors in Online Creative Collaboration&quot;,&quot;author&quot;:[{&quot;given&quot;:&quot;Kurt&quot;,&quot;family&quot;:&quot;Luther&quot;},{&quot;given&quot;:&quot;Amy&quot;,&quot;family&quot;:&quot;Bruckman&quot;}],&quot;type&quot;:&quot;article-journal&quot;,&quot;source&quot;:&quot;DOI.org (Crossref)&quot;,&quot;container-title&quot;:&quot;IEEE Potentials&quot;,&quot;ISSN&quot;:&quot;0278-6648&quot;,&quot;page&quot;:&quot;27-32&quot;,&quot;license&quot;:&quot;https://ieeexplore.ieee.org/Xplorehelp/downloads/license-information/IEEE.html&quot;,&quot;DOI&quot;:&quot;10.1109/MPOT.2011.941499&quot;,&quot;id&quot;:&quot;luther_leadership_2011&quot;,&quot;accessed&quot;:{&quot;date-parts&quot;:[[&quot;2024&quot;,7,23]]},&quot;issued&quot;:{&quot;date-parts&quot;:[[&quot;2011&quot;,9]]}},&quot;id&quot;:9689,&quot;suffix&quot;:&quot;&quot;,&quot;prefix&quot;:&quot;&quot;,&quot;uris&quot;:[&quot;http://zotero.org/users/1913249/items/WNJTKDDR&quot;],&quot;uri&quot;:[&quot;http://zotero.org/users/1913249/items/WNJTKDDR&quot;]}],&quot;properties&quot;:{&quot;formattedCitation&quot;:&quot;[@kafai2012collaborative; @peppler_computer_2009; @luther_leadership_2011]&quot;,&quot;noteIndex&quot;:0},&quot;schema&quot;:&quot;https://github.com/citation-style-language/schema/raw/master/csl-citation.json&quot;,&quot;citationID&quot;:&quot;fmddjiyx&quot;} RNDqvvmikrpgd"/>&lt;Do Zotero Refresh: [@kafai2012collaborative; @peppler_computer_2009; @luther_leadership_2011]&gt;<text:reference-mark-end text:name="ZOTERO_ITEM CSL_CITATION {&quot;citationItems&quot;:[{&quot;itemData&quot;:{&quot;citation-key&quot;:&quot;kafai2012collaborative&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issue&quot;:&quot;2&quot;,&quot;page&quot;:&quot;63–87&quot;,&quot;issued&quot;:{&quot;date-parts&quot;:[[&quot;2012&quot;]]},&quot;id&quot;:&quot;kafai2012collaborative&quot;,&quot;volume&quot;:&quot;7&quot;,&quot;type&quot;:&quot;article-journal&quot;,&quot;container-title&quot;:&quot;Research and Practice in Technology Enhanced Learning&quot;,&quot;title&quot;:&quot;Collaborative agency in youth online and offline creative production in Scratch&quot;},&quot;id&quot;:8835,&quot;suffix&quot;:&quot;&quot;,&quot;prefix&quot;:&quot;&quot;,&quot;uris&quot;:[&quot;http://zotero.org/users/1913249/items/KG3GGNSC&quot;],&quot;uri&quot;:[&quot;http://zotero.org/users/1913249/items/KG3GGNSC&quot;]},{&quot;itemData&quot;:{&quot;publisher&quot;:&quot;Teachers College Press&quot;,&quot;type&quot;:&quot;book&quot;,&quot;title-short&quot;:&quot;The Computer Clubhouse&quot;,&quot;citation-key&quot;:&quot;peppler_computer_2009&quot;,&quot;author&quot;:[{&quot;given&quot;:&quot;Kylie A.&quot;,&quot;family&quot;:&quot;Peppler&quot;},{&quot;given&quot;:&quot;Robbin N.&quot;,&quot;family&quot;:&quot;Chapman&quot;},{&quot;given&quot;:&quot;Yasmin B&quot;,&quot;family&quot;:&quot;Kafai&quot;}],&quot;edition&quot;:&quot;50045th edition&quot;,&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issued&quot;:{&quot;date-parts&quot;:[[&quot;2009&quot;,7,1]]},&quot;id&quot;:&quot;peppler_computer_2009&quot;,&quot;source&quot;:&quot;Amazon&quot;,&quot;publisher-place&quot;:&quot;New York&quot;,&quot;language&quot;:&quot;English&quot;,&quot;number-of-pages&quot;:&quot;192&quot;},&quot;id&quot;:278,&quot;suffix&quot;:&quot;&quot;,&quot;prefix&quot;:&quot;&quot;,&quot;uris&quot;:[&quot;http://zotero.org/users/1913249/items/MWUKHFAS&quot;],&quot;uri&quot;:[&quot;http://zotero.org/users/1913249/items/MWUKHFAS&quot;]},{&quot;itemData&quot;:{&quot;citation-key&quot;:&quot;luther_leadership_2011&quot;,&quot;issue&quot;:&quot;5&quot;,&quot;language&quot;:&quot;en&quot;,&quot;container-title-short&quot;:&quot;IEEE Potentials&quot;,&quot;volume&quot;:&quot;30&quot;,&quot;URL&quot;:&quot;http://ieeexplore.ieee.org/document/6009127/&quot;,&quot;title&quot;:&quot;Leadership and Success Factors in Online Creative Collaboration&quot;,&quot;author&quot;:[{&quot;given&quot;:&quot;Kurt&quot;,&quot;family&quot;:&quot;Luther&quot;},{&quot;given&quot;:&quot;Amy&quot;,&quot;family&quot;:&quot;Bruckman&quot;}],&quot;type&quot;:&quot;article-journal&quot;,&quot;source&quot;:&quot;DOI.org (Crossref)&quot;,&quot;container-title&quot;:&quot;IEEE Potentials&quot;,&quot;ISSN&quot;:&quot;0278-6648&quot;,&quot;page&quot;:&quot;27-32&quot;,&quot;license&quot;:&quot;https://ieeexplore.ieee.org/Xplorehelp/downloads/license-information/IEEE.html&quot;,&quot;DOI&quot;:&quot;10.1109/MPOT.2011.941499&quot;,&quot;id&quot;:&quot;luther_leadership_2011&quot;,&quot;accessed&quot;:{&quot;date-parts&quot;:[[&quot;2024&quot;,7,23]]},&quot;issued&quot;:{&quot;date-parts&quot;:[[&quot;2011&quot;,9]]}},&quot;id&quot;:9689,&quot;suffix&quot;:&quot;&quot;,&quot;prefix&quot;:&quot;&quot;,&quot;uris&quot;:[&quot;http://zotero.org/users/1913249/items/WNJTKDDR&quot;],&quot;uri&quot;:[&quot;http://zotero.org/users/1913249/items/WNJTKDDR&quot;]}],&quot;properties&quot;:{&quot;formattedCitation&quot;:&quot;[@kafai2012collaborative; @peppler_computer_2009; @luther_leadership_2011]&quot;,&quot;noteIndex&quot;:0},&quot;schema&quot;:&quot;https://github.com/citation-style-language/schema/raw/master/csl-citation.json&quot;,&quot;citationID&quot;:&quot;fmddjiyx&quot;} RNDqvvmikrpgd"/>, details of pedagogies to develop community participation, as explored later in this chapter, are often scant or expressed in only generalised terms.</text:p>
      <text:p text:style-name="Text_20_body">This deficit in addressing and assessing pedagogies used, is reflective of a comparatively weakness of concepts of pedagogy within the wider constructionist movement.</text:p>
      <text:p text:style-name="Text_20_body">EXPLORED LATER AFTER BARRIERS</text:p>
      <text:h text:style-name="Heading_20_2" text:outline-level="2"><text:bookmark-start text:name="barriers-and-tensions-related-to-participation-in-game-making"/>Barriers (and tensions) related to participation in game making<text:bookmark-end text:name="barriers-and-tensions-related-to-participation-in-game-making"/></text:h>
      <text:h text:style-name="Heading_20_3" text:outline-level="3"><text:bookmark-start text:name="technical-barriers"/>Technical barriers<text:bookmark-end text:name="technical-barriers"/></text:h>
      <text:p text:style-name="P2">Difficulty of computer programming</text:p>
      <text:p text:style-name="Text_20_body">As CGD&amp;G involves computer programming, it inherits some of the intrinsic difficulty of that process <text:reference-mark-start text:name="ZOTERO_ITEM CSL_CITATION {&quot;citationItems&quot;:[{&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suffix&quot;:&quot;&quot;,&quot;prefix&quot;:&quot;&quot;,&quot;uris&quot;:[&quot;http://zotero.org/users/1913249/items/UVA9VT54&quot;],&quot;uri&quot;:[&quot;http://zotero.org/users/1913249/items/UVA9VT54&quot;]},{&quot;itemData&quot;:{&quot;container-title&quot;:&quot;International conference on engineering Education–ICEE&quot;,&quot;volume&quot;:&quot;7&quot;,&quot;issued&quot;:{&quot;date-parts&quot;:[[&quot;2007&quot;]]},&quot;id&quot;:&quot;gomes2007learning&quot;,&quot;author&quot;:[{&quot;given&quot;:&quot;Anabela&quot;,&quot;family&quot;:&quot;Gomes&quot;},{&quot;given&quot;:&quot;António José&quot;,&quot;family&quot;:&quot;Mendes&quot;}],&quot;type&quot;:&quot;paper-conference&quot;,&quot;title&quot;:&quot;Learning to program-difficulties and solutions&quot;,&quot;citation-key&quot;:&quot;gomes2007learning&quot;},&quot;id&quot;:9092,&quot;suffix&quot;:&quot;&quot;,&quot;prefix&quot;:&quot;&quot;,&quot;uris&quot;:[&quot;http://zotero.org/users/1913249/items/JRKNFC9F&quot;],&quot;uri&quot;:[&quot;http://zotero.org/users/1913249/items/JRKNFC9F&quot;]},{&quot;itemData&quot;:{&quot;publisher&quot;:&quot;Multidisciplinary Digital Publishing Institute&quot;,&quot;citation-key&quot;:&quot;joao_cross-analysis_2019&quot;,&quot;issue&quot;:&quot;3&quot;,&quot;language&quot;:&quot;en&quot;,&quot;issued&quot;:{&quot;date-parts&quot;:[[&quot;2019&quot;,9]]},&quot;volume&quot;:&quot;9&quot;,&quot;number&quot;:&quot;3&quot;,&quot;URL&quot;:&quot;https://www.mdpi.com/2227-7102/9/3/181&quot;,&quot;title&quot;:&quot;A Cross-analysis of Block-based and Visual Programming Apps with Computer Science Student-Teachers&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SSN&quot;:&quot;2227-7102&quot;,&quot;source&quot;:&quot;www.mdpi.com&quot;,&quot;license&quot;:&quot;http://creativecommons.org/licenses/by/3.0/&quot;,&quot;page&quot;:&quot;181&quot;,&quot;DOI&quot;:&quot;10.3390/educsci9030181&quot;,&quot;accessed&quot;:{&quot;date-parts&quot;:[[&quot;2023&quot;,12,3]]},&quot;id&quot;:&quot;joao_cross-analysis_2019&quot;},&quot;id&quot;:9093,&quot;suffix&quot;:&quot;&quot;,&quot;prefix&quot;:&quot;&quot;,&quot;uris&quot;:[&quot;http://zotero.org/users/1913249/items/C7CNB5XA&quot;],&quot;uri&quot;:[&quot;http://zotero.org/users/1913249/items/C7CNB5XA&quot;]}],&quot;properties&quot;:{&quot;formattedCitation&quot;:&quot;[@sentance_teaching_2019; @gomes2007learning; @joao_cross-analysis_2019]&quot;,&quot;noteIndex&quot;:0},&quot;schema&quot;:&quot;https://github.com/citation-style-language/schema/raw/master/csl-citation.json&quot;,&quot;citationID&quot;:&quot;bcqjhicl&quot;} RNDypgrtmewqn"/>&lt;Do Zotero Refresh: [@sentance_teaching_2019; @gomes2007learning; @joao_cross-analysis_2019]&gt;<text:reference-mark-end text:name="ZOTERO_ITEM CSL_CITATION {&quot;citationItems&quot;:[{&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suffix&quot;:&quot;&quot;,&quot;prefix&quot;:&quot;&quot;,&quot;uris&quot;:[&quot;http://zotero.org/users/1913249/items/UVA9VT54&quot;],&quot;uri&quot;:[&quot;http://zotero.org/users/1913249/items/UVA9VT54&quot;]},{&quot;itemData&quot;:{&quot;container-title&quot;:&quot;International conference on engineering Education–ICEE&quot;,&quot;volume&quot;:&quot;7&quot;,&quot;issued&quot;:{&quot;date-parts&quot;:[[&quot;2007&quot;]]},&quot;id&quot;:&quot;gomes2007learning&quot;,&quot;author&quot;:[{&quot;given&quot;:&quot;Anabela&quot;,&quot;family&quot;:&quot;Gomes&quot;},{&quot;given&quot;:&quot;António José&quot;,&quot;family&quot;:&quot;Mendes&quot;}],&quot;type&quot;:&quot;paper-conference&quot;,&quot;title&quot;:&quot;Learning to program-difficulties and solutions&quot;,&quot;citation-key&quot;:&quot;gomes2007learning&quot;},&quot;id&quot;:9092,&quot;suffix&quot;:&quot;&quot;,&quot;prefix&quot;:&quot;&quot;,&quot;uris&quot;:[&quot;http://zotero.org/users/1913249/items/JRKNFC9F&quot;],&quot;uri&quot;:[&quot;http://zotero.org/users/1913249/items/JRKNFC9F&quot;]},{&quot;itemData&quot;:{&quot;publisher&quot;:&quot;Multidisciplinary Digital Publishing Institute&quot;,&quot;citation-key&quot;:&quot;joao_cross-analysis_2019&quot;,&quot;issue&quot;:&quot;3&quot;,&quot;language&quot;:&quot;en&quot;,&quot;issued&quot;:{&quot;date-parts&quot;:[[&quot;2019&quot;,9]]},&quot;volume&quot;:&quot;9&quot;,&quot;number&quot;:&quot;3&quot;,&quot;URL&quot;:&quot;https://www.mdpi.com/2227-7102/9/3/181&quot;,&quot;title&quot;:&quot;A Cross-analysis of Block-based and Visual Programming Apps with Computer Science Student-Teachers&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SSN&quot;:&quot;2227-7102&quot;,&quot;source&quot;:&quot;www.mdpi.com&quot;,&quot;license&quot;:&quot;http://creativecommons.org/licenses/by/3.0/&quot;,&quot;page&quot;:&quot;181&quot;,&quot;DOI&quot;:&quot;10.3390/educsci9030181&quot;,&quot;accessed&quot;:{&quot;date-parts&quot;:[[&quot;2023&quot;,12,3]]},&quot;id&quot;:&quot;joao_cross-analysis_2019&quot;},&quot;id&quot;:9093,&quot;suffix&quot;:&quot;&quot;,&quot;prefix&quot;:&quot;&quot;,&quot;uris&quot;:[&quot;http://zotero.org/users/1913249/items/C7CNB5XA&quot;],&quot;uri&quot;:[&quot;http://zotero.org/users/1913249/items/C7CNB5XA&quot;]}],&quot;properties&quot;:{&quot;formattedCitation&quot;:&quot;[@sentance_teaching_2019; @gomes2007learning; @joao_cross-analysis_2019]&quot;,&quot;noteIndex&quot;:0},&quot;schema&quot;:&quot;https://github.com/citation-style-language/schema/raw/master/csl-citation.json&quot;,&quot;citationID&quot;:&quot;bcqjhicl&quot;} RNDypgrtmewqn"/>. These difficulties include but are not limited to: the complexity of syntax and problem of leading with syntax <text:reference-mark-start text:name="ZOTERO_ITEM CSL_CITATION {&quot;citationItems&quot;:[{&quot;itemData&quot;:{&quot;container-title&quot;:&quot;International conference on engineering Education–ICEE&quot;,&quot;volume&quot;:&quot;7&quot;,&quot;issued&quot;:{&quot;date-parts&quot;:[[&quot;2007&quot;]]},&quot;id&quot;:&quot;gomes2007learning&quot;,&quot;author&quot;:[{&quot;given&quot;:&quot;Anabela&quot;,&quot;family&quot;:&quot;Gomes&quot;},{&quot;given&quot;:&quot;António José&quot;,&quot;family&quot;:&quot;Mendes&quot;}],&quot;type&quot;:&quot;paper-conference&quot;,&quot;title&quot;:&quot;Learning to program-difficulties and solutions&quot;,&quot;citation-key&quot;:&quot;gomes2007learning&quot;},&quot;id&quot;:9092,&quot;suffix&quot;:&quot;&quot;,&quot;prefix&quot;:&quot;&quot;,&quot;uris&quot;:[&quot;http://zotero.org/users/1913249/items/JRKNFC9F&quot;],&quot;uri&quot;:[&quot;http://zotero.org/users/1913249/items/JRKNFC9F&quot;]}],&quot;properties&quot;:{&quot;formattedCitation&quot;:&quot;[@gomes2007learning]&quot;,&quot;noteIndex&quot;:0},&quot;schema&quot;:&quot;https://github.com/citation-style-language/schema/raw/master/csl-citation.json&quot;,&quot;citationID&quot;:&quot;folvkgis&quot;} RNDqzixdkauuh"/>&lt;Do Zotero Refresh: [@gomes2007learning]&gt;<text:reference-mark-end text:name="ZOTERO_ITEM CSL_CITATION {&quot;citationItems&quot;:[{&quot;itemData&quot;:{&quot;container-title&quot;:&quot;International conference on engineering Education–ICEE&quot;,&quot;volume&quot;:&quot;7&quot;,&quot;issued&quot;:{&quot;date-parts&quot;:[[&quot;2007&quot;]]},&quot;id&quot;:&quot;gomes2007learning&quot;,&quot;author&quot;:[{&quot;given&quot;:&quot;Anabela&quot;,&quot;family&quot;:&quot;Gomes&quot;},{&quot;given&quot;:&quot;António José&quot;,&quot;family&quot;:&quot;Mendes&quot;}],&quot;type&quot;:&quot;paper-conference&quot;,&quot;title&quot;:&quot;Learning to program-difficulties and solutions&quot;,&quot;citation-key&quot;:&quot;gomes2007learning&quot;},&quot;id&quot;:9092,&quot;suffix&quot;:&quot;&quot;,&quot;prefix&quot;:&quot;&quot;,&quot;uris&quot;:[&quot;http://zotero.org/users/1913249/items/JRKNFC9F&quot;],&quot;uri&quot;:[&quot;http://zotero.org/users/1913249/items/JRKNFC9F&quot;]}],&quot;properties&quot;:{&quot;formattedCitation&quot;:&quot;[@gomes2007learning]&quot;,&quot;noteIndex&quot;:0},&quot;schema&quot;:&quot;https://github.com/citation-style-language/schema/raw/master/csl-citation.json&quot;,&quot;citationID&quot;:&quot;folvkgis&quot;} RNDqzixdkauuh"/>, issues of needing levels of abstraction in learning programming <text:reference-mark-start text:name="ZOTERO_ITEM CSL_CITATION {&quot;citationItems&quot;:[{&quot;itemData&quot;:{&quot;container-title&quot;:&quot;International conference on engineering Education–ICEE&quot;,&quot;volume&quot;:&quot;7&quot;,&quot;issued&quot;:{&quot;date-parts&quot;:[[&quot;2007&quot;]]},&quot;id&quot;:&quot;gomes2007learning&quot;,&quot;author&quot;:[{&quot;given&quot;:&quot;Anabela&quot;,&quot;family&quot;:&quot;Gomes&quot;},{&quot;given&quot;:&quot;António José&quot;,&quot;family&quot;:&quot;Mendes&quot;}],&quot;type&quot;:&quot;paper-conference&quot;,&quot;title&quot;:&quot;Learning to program-difficulties and solutions&quot;,&quot;citation-key&quot;:&quot;gomes2007learning&quot;},&quot;id&quot;:9092,&quot;suffix&quot;:&quot;&quot;,&quot;prefix&quot;:&quot;&quot;,&quot;uris&quot;:[&quot;http://zotero.org/users/1913249/items/JRKNFC9F&quot;],&quot;uri&quot;:[&quot;http://zotero.org/users/1913249/items/JRKNFC9F&quot;]}],&quot;properties&quot;:{&quot;formattedCitation&quot;:&quot;[@gomes2007learning]&quot;,&quot;noteIndex&quot;:0},&quot;schema&quot;:&quot;https://github.com/citation-style-language/schema/raw/master/csl-citation.json&quot;,&quot;citationID&quot;:&quot;cwsblzsf&quot;} RNDmwccjhrvdb"/>&lt;Do Zotero Refresh: [@gomes2007learning]&gt;<text:reference-mark-end text:name="ZOTERO_ITEM CSL_CITATION {&quot;citationItems&quot;:[{&quot;itemData&quot;:{&quot;container-title&quot;:&quot;International conference on engineering Education–ICEE&quot;,&quot;volume&quot;:&quot;7&quot;,&quot;issued&quot;:{&quot;date-parts&quot;:[[&quot;2007&quot;]]},&quot;id&quot;:&quot;gomes2007learning&quot;,&quot;author&quot;:[{&quot;given&quot;:&quot;Anabela&quot;,&quot;family&quot;:&quot;Gomes&quot;},{&quot;given&quot;:&quot;António José&quot;,&quot;family&quot;:&quot;Mendes&quot;}],&quot;type&quot;:&quot;paper-conference&quot;,&quot;title&quot;:&quot;Learning to program-difficulties and solutions&quot;,&quot;citation-key&quot;:&quot;gomes2007learning&quot;},&quot;id&quot;:9092,&quot;suffix&quot;:&quot;&quot;,&quot;prefix&quot;:&quot;&quot;,&quot;uris&quot;:[&quot;http://zotero.org/users/1913249/items/JRKNFC9F&quot;],&quot;uri&quot;:[&quot;http://zotero.org/users/1913249/items/JRKNFC9F&quot;]}],&quot;properties&quot;:{&quot;formattedCitation&quot;:&quot;[@gomes2007learning]&quot;,&quot;noteIndex&quot;:0},&quot;schema&quot;:&quot;https://github.com/citation-style-language/schema/raw/master/csl-citation.json&quot;,&quot;citationID&quot;:&quot;cwsblzsf&quot;} RNDmwccjhrvdb"/>, difficulties in applying skills learned between contexts <text:reference-mark-start text:name="ZOTERO_ITEM CSL_CITATION {&quot;citationItems&quot;:[{&quot;itemData&quot;:{&quot;citation-key&quot;:&quot;rahmat_major_2012&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source&quot;:&quot;ResearchGate&quot;,&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title&quot;:&quot;Major Problems in Basic Programming that Influence Student Performance&quot;,&quot;DOI&quot;:&quot;10.1016/j.sbspro.2012.09.277&quot;,&quot;id&quot;:&quot;rahmat_major_2012&quot;,&quot;volume&quot;:&quot;59&quot;,&quot;page&quot;:&quot;287–296&quot;,&quot;issued&quot;:{&quot;date-parts&quot;:[[&quot;2012&quot;,10,1]]},&quot;container-title-short&quot;:&quot;Procedia - Social and Behavioral Sciences&quot;},&quot;id&quot;:9725,&quot;suffix&quot;:&quot;&quot;,&quot;prefix&quot;:&quot;&quot;,&quot;uris&quot;:[&quot;http://zotero.org/users/1913249/items/ABNJ9B6R&quot;],&quot;uri&quot;:[&quot;http://zotero.org/users/1913249/items/ABNJ9B6R&quot;]}],&quot;properties&quot;:{&quot;formattedCitation&quot;:&quot;[@rahmat_major_2012]&quot;,&quot;noteIndex&quot;:0},&quot;schema&quot;:&quot;https://github.com/citation-style-language/schema/raw/master/csl-citation.json&quot;,&quot;citationID&quot;:&quot;blurldpp&quot;} RNDnpjhxmepnq"/>&lt;Do Zotero Refresh: [@rahmat_major_2012]&gt;<text:reference-mark-end text:name="ZOTERO_ITEM CSL_CITATION {&quot;citationItems&quot;:[{&quot;itemData&quot;:{&quot;citation-key&quot;:&quot;rahmat_major_2012&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source&quot;:&quot;ResearchGate&quot;,&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title&quot;:&quot;Major Problems in Basic Programming that Influence Student Performance&quot;,&quot;DOI&quot;:&quot;10.1016/j.sbspro.2012.09.277&quot;,&quot;id&quot;:&quot;rahmat_major_2012&quot;,&quot;volume&quot;:&quot;59&quot;,&quot;page&quot;:&quot;287–296&quot;,&quot;issued&quot;:{&quot;date-parts&quot;:[[&quot;2012&quot;,10,1]]},&quot;container-title-short&quot;:&quot;Procedia - Social and Behavioral Sciences&quot;},&quot;id&quot;:9725,&quot;suffix&quot;:&quot;&quot;,&quot;prefix&quot;:&quot;&quot;,&quot;uris&quot;:[&quot;http://zotero.org/users/1913249/items/ABNJ9B6R&quot;],&quot;uri&quot;:[&quot;http://zotero.org/users/1913249/items/ABNJ9B6R&quot;]}],&quot;properties&quot;:{&quot;formattedCitation&quot;:&quot;[@rahmat_major_2012]&quot;,&quot;noteIndex&quot;:0},&quot;schema&quot;:&quot;https://github.com/citation-style-language/schema/raw/master/csl-citation.json&quot;,&quot;citationID&quot;:&quot;blurldpp&quot;} RNDnpjhxmepnq"/>. The use of specialist coding tools, using techniques like block coding, aimed at novice coders and in particular younger audience and alleviate the complexity of coding syntax, environments, and project organisation <text:reference-mark-start text:name="ZOTERO_ITEM CSL_CITATION {&quot;citationItems&quot;:[{&quot;itemData&quot;:{&quot;publisher&quot;:&quot;ACM Press&quot;,&quot;citation-key&quot;:&quot;yu_survey_2018&quot;,&quot;publisher-place&quot;:&quot;Trondheim, Norway&quot;,&quot;event-place&quot;:&quot;Trondheim, Norway&quot;,&quot;language&quot;:&quot;en&quot;,&quot;ISBN&quot;:&quot;978-1-4503-5152-2&quot;,&quot;issued&quot;:{&quot;date-parts&quot;:[[&quot;2018&quot;]]},&quot;URL&quot;:&quot;http://dl.acm.org/citation.cfm?doid=3202185.3202738&quot;,&quot;event-title&quot;:&quot;the 17th ACM Conference&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type&quot;:&quot;paper-conference&quot;,&quot;title&quot;:&quot;A survey of computational kits for young children&quot;,&quot;id&quot;:&quot;yu_survey_2018&quot;,&quot;source&quot;:&quot;Crossref&quot;,&quot;page&quot;:&quot;289-299&quot;,&quot;accessed&quot;:{&quot;date-parts&quot;:[[&quot;2018&quot;,10,30]]},&quot;DOI&quot;:&quot;10.1145/3202185.3202738&quot;},&quot;id&quot;:2837,&quot;suffix&quot;:&quot;&quot;,&quot;prefix&quot;:&quot;&quot;,&quot;uris&quot;:[&quot;http://zotero.org/users/1913249/items/FC7LF8E6&quot;],&quot;uri&quot;:[&quot;http://zotero.org/users/1913249/items/FC7LF8E6&quot;]}],&quot;properties&quot;:{&quot;formattedCitation&quot;:&quot;[@yu_survey_2018]&quot;,&quot;noteIndex&quot;:0},&quot;schema&quot;:&quot;https://github.com/citation-style-language/schema/raw/master/csl-citation.json&quot;,&quot;citationID&quot;:&quot;pgvbcyem&quot;} RNDfvhjwivrag"/>&lt;Do Zotero Refresh: [@yu_survey_2018]&gt;<text:reference-mark-end text:name="ZOTERO_ITEM CSL_CITATION {&quot;citationItems&quot;:[{&quot;itemData&quot;:{&quot;publisher&quot;:&quot;ACM Press&quot;,&quot;citation-key&quot;:&quot;yu_survey_2018&quot;,&quot;publisher-place&quot;:&quot;Trondheim, Norway&quot;,&quot;event-place&quot;:&quot;Trondheim, Norway&quot;,&quot;language&quot;:&quot;en&quot;,&quot;ISBN&quot;:&quot;978-1-4503-5152-2&quot;,&quot;issued&quot;:{&quot;date-parts&quot;:[[&quot;2018&quot;]]},&quot;URL&quot;:&quot;http://dl.acm.org/citation.cfm?doid=3202185.3202738&quot;,&quot;event-title&quot;:&quot;the 17th ACM Conference&quot;,&quot;author&quot;:[{&quot;given&quot;:&quot;Junnan&quot;,&quot;family&quot;:&quot;Yu&quot;},{&quot;given&quot;:&quot;Ricarose&quot;,&quot;family&quot;:&quot;Roqu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type&quot;:&quot;paper-conference&quot;,&quot;title&quot;:&quot;A survey of computational kits for young children&quot;,&quot;id&quot;:&quot;yu_survey_2018&quot;,&quot;source&quot;:&quot;Crossref&quot;,&quot;page&quot;:&quot;289-299&quot;,&quot;accessed&quot;:{&quot;date-parts&quot;:[[&quot;2018&quot;,10,30]]},&quot;DOI&quot;:&quot;10.1145/3202185.3202738&quot;},&quot;id&quot;:2837,&quot;suffix&quot;:&quot;&quot;,&quot;prefix&quot;:&quot;&quot;,&quot;uris&quot;:[&quot;http://zotero.org/users/1913249/items/FC7LF8E6&quot;],&quot;uri&quot;:[&quot;http://zotero.org/users/1913249/items/FC7LF8E6&quot;]}],&quot;properties&quot;:{&quot;formattedCitation&quot;:&quot;[@yu_survey_2018]&quot;,&quot;noteIndex&quot;:0},&quot;schema&quot;:&quot;https://github.com/citation-style-language/schema/raw/master/csl-citation.json&quot;,&quot;citationID&quot;:&quot;pgvbcyem&quot;} RNDfvhjwivrag"/>. However, the simplification involved creates a tension between the use of more authentic languages and specialised, scaffolded approaches <text:reference-mark-start text:name="ZOTERO_ITEM CSL_CITATION {&quot;citationItems&quot;:[{&quot;itemData&quot;:{&quot;publisher&quot;:&quot;Multidisciplinary Digital Publishing Institute&quot;,&quot;citation-key&quot;:&quot;joao_cross-analysis_2019&quot;,&quot;issue&quot;:&quot;3&quot;,&quot;language&quot;:&quot;en&quot;,&quot;issued&quot;:{&quot;date-parts&quot;:[[&quot;2019&quot;,9]]},&quot;volume&quot;:&quot;9&quot;,&quot;number&quot;:&quot;3&quot;,&quot;URL&quot;:&quot;https://www.mdpi.com/2227-7102/9/3/181&quot;,&quot;title&quot;:&quot;A Cross-analysis of Block-based and Visual Programming Apps with Computer Science Student-Teachers&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SSN&quot;:&quot;2227-7102&quot;,&quot;source&quot;:&quot;www.mdpi.com&quot;,&quot;license&quot;:&quot;http://creativecommons.org/licenses/by/3.0/&quot;,&quot;page&quot;:&quot;181&quot;,&quot;DOI&quot;:&quot;10.3390/educsci9030181&quot;,&quot;accessed&quot;:{&quot;date-parts&quot;:[[&quot;2023&quot;,12,3]]},&quot;id&quot;:&quot;joao_cross-analysis_2019&quot;},&quot;id&quot;:9093,&quot;suffix&quot;:&quot;&quot;,&quot;prefix&quot;:&quot;&quot;,&quot;uris&quot;:[&quot;http://zotero.org/users/1913249/items/C7CNB5XA&quot;],&quot;uri&quot;:[&quot;http://zotero.org/users/1913249/items/C7CNB5XA&quot;]}],&quot;properties&quot;:{&quot;formattedCitation&quot;:&quot;[@joao_cross-analysis_2019]&quot;,&quot;noteIndex&quot;:0},&quot;schema&quot;:&quot;https://github.com/citation-style-language/schema/raw/master/csl-citation.json&quot;,&quot;citationID&quot;:&quot;uqviffpc&quot;} RNDrusfkilgkn"/>&lt;Do Zotero Refresh: [@joao_cross-analysis_2019]&gt;<text:reference-mark-end text:name="ZOTERO_ITEM CSL_CITATION {&quot;citationItems&quot;:[{&quot;itemData&quot;:{&quot;publisher&quot;:&quot;Multidisciplinary Digital Publishing Institute&quot;,&quot;citation-key&quot;:&quot;joao_cross-analysis_2019&quot;,&quot;issue&quot;:&quot;3&quot;,&quot;language&quot;:&quot;en&quot;,&quot;issued&quot;:{&quot;date-parts&quot;:[[&quot;2019&quot;,9]]},&quot;volume&quot;:&quot;9&quot;,&quot;number&quot;:&quot;3&quot;,&quot;URL&quot;:&quot;https://www.mdpi.com/2227-7102/9/3/181&quot;,&quot;title&quot;:&quot;A Cross-analysis of Block-based and Visual Programming Apps with Computer Science Student-Teachers&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ISSN&quot;:&quot;2227-7102&quot;,&quot;source&quot;:&quot;www.mdpi.com&quot;,&quot;license&quot;:&quot;http://creativecommons.org/licenses/by/3.0/&quot;,&quot;page&quot;:&quot;181&quot;,&quot;DOI&quot;:&quot;10.3390/educsci9030181&quot;,&quot;accessed&quot;:{&quot;date-parts&quot;:[[&quot;2023&quot;,12,3]]},&quot;id&quot;:&quot;joao_cross-analysis_2019&quot;},&quot;id&quot;:9093,&quot;suffix&quot;:&quot;&quot;,&quot;prefix&quot;:&quot;&quot;,&quot;uris&quot;:[&quot;http://zotero.org/users/1913249/items/C7CNB5XA&quot;],&quot;uri&quot;:[&quot;http://zotero.org/users/1913249/items/C7CNB5XA&quot;]}],&quot;properties&quot;:{&quot;formattedCitation&quot;:&quot;[@joao_cross-analysis_2019]&quot;,&quot;noteIndex&quot;:0},&quot;schema&quot;:&quot;https://github.com/citation-style-language/schema/raw/master/csl-citation.json&quot;,&quot;citationID&quot;:&quot;uqviffpc&quot;} RNDrusfkilgkn"/>. This tension is explored within the context of digital making, by Sefton-Green in his description of the use of Mozilla webmaker tools <text:reference-mark-start text:name="ZOTERO_ITEM CSL_CITATION {&quot;citationItems&quot;:[{&quot;suppress-author&quot;:true,&quot;itemData&quot;:{&quot;citation-key&quot;:&quot;sefton-green_mapping_2013&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type&quot;:&quot;webpage&quot;,&quot;issued&quot;:{&quot;date-parts&quot;:[[&quot;2013&quot;,3]]},&quot;id&quot;:&quot;sefton-green_mapping_2013&quot;,&quot;title-short&quot;:&quot;Mapping digital makers&quot;,&quot;title&quot;:&quot;Mapping digital makers: a review exploring everyday creativity, learning lives and the digital&quot;,&quot;accessed&quot;:{&quot;date-parts&quot;:[[&quot;2018&quot;,12,18]]},&quot;genre&quot;:&quot;Monograph&quot;},&quot;suffix&quot;:&quot;&quot;,&quot;id&quot;:195,&quot;prefix&quot;:&quot;&quot;,&quot;uris&quot;:[&quot;http://zotero.org/users/1913249/items/9LI3EL4F&quot;],&quot;uri&quot;:[&quot;http://zotero.org/users/1913249/items/9LI3EL4F&quot;]}],&quot;properties&quot;:{&quot;formattedCitation&quot;:&quot;[-@sefton-green_mapping_2013]&quot;,&quot;noteIndex&quot;:0},&quot;schema&quot;:&quot;https://github.com/citation-style-language/schema/raw/master/csl-citation.json&quot;,&quot;citationID&quot;:&quot;eoajjhtg&quot;} RNDqoxrvsiqan"/>&lt;Do Zotero Refresh: [-@sefton-green_mapping_2013]&gt;<text:reference-mark-end text:name="ZOTERO_ITEM CSL_CITATION {&quot;citationItems&quot;:[{&quot;suppress-author&quot;:true,&quot;itemData&quot;:{&quot;citation-key&quot;:&quot;sefton-green_mapping_2013&quot;,&quot;author&quot;:[{&quot;given&quot;:&quot;Julian&quot;,&quot;family&quot;:&quot;Sefton-Green&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type&quot;:&quot;webpage&quot;,&quot;issued&quot;:{&quot;date-parts&quot;:[[&quot;2013&quot;,3]]},&quot;id&quot;:&quot;sefton-green_mapping_2013&quot;,&quot;title-short&quot;:&quot;Mapping digital makers&quot;,&quot;title&quot;:&quot;Mapping digital makers: a review exploring everyday creativity, learning lives and the digital&quot;,&quot;accessed&quot;:{&quot;date-parts&quot;:[[&quot;2018&quot;,12,18]]},&quot;genre&quot;:&quot;Monograph&quot;},&quot;suffix&quot;:&quot;&quot;,&quot;id&quot;:195,&quot;prefix&quot;:&quot;&quot;,&quot;uris&quot;:[&quot;http://zotero.org/users/1913249/items/9LI3EL4F&quot;],&quot;uri&quot;:[&quot;http://zotero.org/users/1913249/items/9LI3EL4F&quot;]}],&quot;properties&quot;:{&quot;formattedCitation&quot;:&quot;[-@sefton-green_mapping_2013]&quot;,&quot;noteIndex&quot;:0},&quot;schema&quot;:&quot;https://github.com/citation-style-language/schema/raw/master/csl-citation.json&quot;,&quot;citationID&quot;:&quot;eoajjhtg&quot;} RNDqoxrvsiqan"/>. These tools using web languages of HTML, css and JavaScript act a bridge between informal practices of web based making and professional tools. He contrasts these tools to Scratch and similar block based systems which obfuscate learners from authentic code languages.</text:p>
      <text:p text:style-name="Preformatted_20_Text">&lt;!-- Through a literature review on this topic, we aim to organize and <text:s text:c="2"/>systematize the main difficulties into four dimensions of analysis: (i) <text:soft-page-break/>subject and complexity of languages; (ii) technologies and applications; (iii) teachers and teaching methodologies; and (iv) pupils’ skills[@joao_cross-analysis_2019] --&gt;</text:p>
      <text:h text:style-name="Heading_20_3" text:outline-level="3"><text:bookmark-start text:name="barriers-linked-to-identity-and-values"/>Barriers linked to identity and values<text:bookmark-end text:name="barriers-linked-to-identity-and-values"/></text:h>
      <text:p text:style-name="First_20_paragraph">Studies study the use of games and playful techniques to overcome exclusion from the culture of computing <text:reference-mark-start text:name="ZOTERO_ITEM CSL_CITATION {&quot;citationItems&quot;:[{&quot;itemData&quot;:{&quot;publisher&quot;:&quot;ETC Press&quot;,&quot;type&quot;:&quot;book&quot;,&quot;title-short&quot;:&quot;Diversifying barbie and mortal kombat&quot;,&quot;citation-key&quot;:&quot;kafai_diversifying_2017&quot;,&quot;author&quot;:[{&quot;given&quot;:&quot;Yasmin&quot;,&quot;family&quot;:&quot;Kafai&quot;},{&quot;given&quot;:&quot;Gabriela T.&quot;,&quot;family&quot;:&quot;Richard&quot;},{&quot;given&quot;:&quot;Brendesha M.&quot;,&quot;family&quot;:&quot;Tynes&quot;}],&quot;title&quot;:&quot;Diversifying barbie and mortal kombat: intersectional perspectives and inclusive designs in gaming&quot;,&quot;event-place&quot;:&quot;Pittsburgh&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ISBN&quot;:&quot;978-1-365-83026-6&quot;,&quot;DOI&quot;:&quot;10.1184/R1/6686738&quot;,&quot;id&quot;:&quot;kafai_diversifying_2017&quot;,&quot;publisher-place&quot;:&quot;Pittsburgh&quot;,&quot;issued&quot;:{&quot;date-parts&quot;:[[&quot;2017&quot;,3,21]]},&quot;language&quot;:&quot;en&quot;,&quot;number-of-pages&quot;:&quot;320&quot;},&quot;id&quot;:3760,&quot;suffix&quot;:&quot;&quot;,&quot;prefix&quot;:&quot;&quot;,&quot;uris&quot;:[&quot;http://zotero.org/users/1913249/items/BB9XR78K&quot;],&quot;uri&quot;:[&quot;http://zotero.org/users/1913249/items/BB9XR78K&quot;]},{&quot;itemData&quot;:{&quot;publisher&quot;:&quot;European Society for Socially Embedded Technologies&quot;,&quot;citation-key&quot;:&quot;kafai_beyond_2014&quot;,&quot;publisher-place&quot;:&quot;Siegen, Germany, Germany&quot;,&quot;event-place&quot;:&quot;Siegen, Germany, Germany&quot;,&quot;ISBN&quot;:&quot;978-1-4503-2105-1&quot;,&quot;issued&quot;:{&quot;date-parts&quot;:[[&quot;2014&quot;]]},&quot;URL&quot;:&quot;http://dl.acm.org/citation.cfm?id=2670296.2670301&quot;,&quot;title&quot;:&quot;Beyond game design for broadening participation: building new clubhouses of computing for girls&quot;,&quot;author&quot;:[{&quot;given&quot;:&quot;Yasmin&quot;,&quot;family&quot;:&quot;Kafai&quot;},{&quot;given&quot;:&quot;Quinn&quot;,&quot;family&quot;:&quot;Burk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ype&quot;:&quot;paper-conference&quot;,&quot;title-short&quot;:&quot;Beyond game design for broadening participation&quot;,&quot;id&quot;:&quot;kafai_beyond_2014&quot;,&quot;source&quot;:&quot;ACM Digital Library&quot;,&quot;container-title&quot;:&quot;Proceedings of Gender and IT Appropriation. Science and Practice on Dialogue - Forum for Interdisciplinary Exchange&quot;,&quot;collection-title&quot;:&quot;Gender IT '14&quot;,&quot;accessed&quot;:{&quot;date-parts&quot;:[[&quot;2018&quot;,7,18]]}},&quot;id&quot;:3759,&quot;suffix&quot;:&quot;&quot;,&quot;prefix&quot;:&quot;&quot;,&quot;uris&quot;:[&quot;http://zotero.org/users/1913249/items/XCATBQNK&quot;],&quot;uri&quot;:[&quot;http://zotero.org/users/1913249/items/XCATBQNK&quot;]}],&quot;properties&quot;:{&quot;formattedCitation&quot;:&quot;[@kafai_diversifying_2017; @kafai_beyond_2014]&quot;,&quot;noteIndex&quot;:0},&quot;schema&quot;:&quot;https://github.com/citation-style-language/schema/raw/master/csl-citation.json&quot;,&quot;citationID&quot;:&quot;vqqnkjsu&quot;} RNDrdabreqsoa"/>&lt;Do Zotero Refresh: [@kafai_diversifying_2017; @kafai_beyond_2014]&gt;<text:reference-mark-end text:name="ZOTERO_ITEM CSL_CITATION {&quot;citationItems&quot;:[{&quot;itemData&quot;:{&quot;publisher&quot;:&quot;ETC Press&quot;,&quot;type&quot;:&quot;book&quot;,&quot;title-short&quot;:&quot;Diversifying barbie and mortal kombat&quot;,&quot;citation-key&quot;:&quot;kafai_diversifying_2017&quot;,&quot;author&quot;:[{&quot;given&quot;:&quot;Yasmin&quot;,&quot;family&quot;:&quot;Kafai&quot;},{&quot;given&quot;:&quot;Gabriela T.&quot;,&quot;family&quot;:&quot;Richard&quot;},{&quot;given&quot;:&quot;Brendesha M.&quot;,&quot;family&quot;:&quot;Tynes&quot;}],&quot;title&quot;:&quot;Diversifying barbie and mortal kombat: intersectional perspectives and inclusive designs in gaming&quot;,&quot;event-place&quot;:&quot;Pittsburgh&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ISBN&quot;:&quot;978-1-365-83026-6&quot;,&quot;DOI&quot;:&quot;10.1184/R1/6686738&quot;,&quot;id&quot;:&quot;kafai_diversifying_2017&quot;,&quot;publisher-place&quot;:&quot;Pittsburgh&quot;,&quot;issued&quot;:{&quot;date-parts&quot;:[[&quot;2017&quot;,3,21]]},&quot;language&quot;:&quot;en&quot;,&quot;number-of-pages&quot;:&quot;320&quot;},&quot;id&quot;:3760,&quot;suffix&quot;:&quot;&quot;,&quot;prefix&quot;:&quot;&quot;,&quot;uris&quot;:[&quot;http://zotero.org/users/1913249/items/BB9XR78K&quot;],&quot;uri&quot;:[&quot;http://zotero.org/users/1913249/items/BB9XR78K&quot;]},{&quot;itemData&quot;:{&quot;publisher&quot;:&quot;European Society for Socially Embedded Technologies&quot;,&quot;citation-key&quot;:&quot;kafai_beyond_2014&quot;,&quot;publisher-place&quot;:&quot;Siegen, Germany, Germany&quot;,&quot;event-place&quot;:&quot;Siegen, Germany, Germany&quot;,&quot;ISBN&quot;:&quot;978-1-4503-2105-1&quot;,&quot;issued&quot;:{&quot;date-parts&quot;:[[&quot;2014&quot;]]},&quot;URL&quot;:&quot;http://dl.acm.org/citation.cfm?id=2670296.2670301&quot;,&quot;title&quot;:&quot;Beyond game design for broadening participation: building new clubhouses of computing for girls&quot;,&quot;author&quot;:[{&quot;given&quot;:&quot;Yasmin&quot;,&quot;family&quot;:&quot;Kafai&quot;},{&quot;given&quot;:&quot;Quinn&quot;,&quot;family&quot;:&quot;Burk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ype&quot;:&quot;paper-conference&quot;,&quot;title-short&quot;:&quot;Beyond game design for broadening participation&quot;,&quot;id&quot;:&quot;kafai_beyond_2014&quot;,&quot;source&quot;:&quot;ACM Digital Library&quot;,&quot;container-title&quot;:&quot;Proceedings of Gender and IT Appropriation. Science and Practice on Dialogue - Forum for Interdisciplinary Exchange&quot;,&quot;collection-title&quot;:&quot;Gender IT '14&quot;,&quot;accessed&quot;:{&quot;date-parts&quot;:[[&quot;2018&quot;,7,18]]}},&quot;id&quot;:3759,&quot;suffix&quot;:&quot;&quot;,&quot;prefix&quot;:&quot;&quot;,&quot;uris&quot;:[&quot;http://zotero.org/users/1913249/items/XCATBQNK&quot;],&quot;uri&quot;:[&quot;http://zotero.org/users/1913249/items/XCATBQNK&quot;]}],&quot;properties&quot;:{&quot;formattedCitation&quot;:&quot;[@kafai_diversifying_2017; @kafai_beyond_2014]&quot;,&quot;noteIndex&quot;:0},&quot;schema&quot;:&quot;https://github.com/citation-style-language/schema/raw/master/csl-citation.json&quot;,&quot;citationID&quot;:&quot;vqqnkjsu&quot;} RNDrdabreqsoa"/>. If students feel excluded from school culture then making bridges to home cultures is vital.</text:p>
      <text:p text:style-name="Text_20_body">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citationItems&quot;:[{&quot;suppress-author&quot;:true,&quot;itemData&quot;:{&quot;title&quot;:&quot;Making through the lens of culture and power: Toward transformative visions for educational equity&quot;,&quot;citation-key&quot;:&quot;vossoughi_making_2016&quot;,&quot;author&quot;:[{&quot;given&quot;:&quot;Shirin&quot;,&quot;family&quot;:&quot;Vossoughi&quot;},{&quot;given&quot;:&quot;Paula K.&quot;,&quot;family&quot;:&quot;Hooper&quot;},{&quot;given&quot;:&quot;Meg&quot;,&quot;family&quot;:&quot;Escudé&quot;}],&quot;issue&quot;:&quot;2&quot;,&quot;URL&quot;:&quot;http://www.hepgjournals.org/doi/abs/10.17763/0017-8055.86.2.206&quot;,&quot;title-short&quot;:&quot;Making through the lens of culture and power&quot;,&quot;page&quot;:&quot;206–232&quot;,&quot;type&quot;:&quot;article-journal&quot;,&quot;issued&quot;:{&quot;date-parts&quot;:[[&quot;2016&quot;]]},&quot;id&quot;:&quot;vossoughi_making_2016&quot;,&quot;volume&quot;:&quot;86&quot;,&quot;source&quot;:&quot;Google Scholar&quot;,&quot;accessed&quot;:{&quot;date-parts&quot;:[[&quot;2017&quot;,10,14]]},&quot;container-title&quot;:&quot;Harvard Educational Review&quot;},&quot;suffix&quot;:&quot;&quot;,&quot;id&quot;:1756,&quot;prefix&quot;:&quot;&quot;,&quot;uris&quot;:[&quot;http://zotero.org/users/1913249/items/E7EXZNJ2&quot;],&quot;uri&quot;:[&quot;http://zotero.org/users/1913249/items/E7EXZNJ2&quot;]}],&quot;properties&quot;:{&quot;formattedCitation&quot;:&quot;[-@vossoughi_making_2016]&quot;,&quot;noteIndex&quot;:0},&quot;schema&quot;:&quot;https://github.com/citation-style-language/schema/raw/master/csl-citation.json&quot;,&quot;citationID&quot;:&quot;ahgrweir&quot;} RNDwqixeenvrx"/>&lt;Do Zotero Refresh: [-@vossoughi_making_2016]&gt;<text:reference-mark-end text:name="ZOTERO_ITEM CSL_CITATION {&quot;citationItems&quot;:[{&quot;suppress-author&quot;:true,&quot;itemData&quot;:{&quot;title&quot;:&quot;Making through the lens of culture and power: Toward transformative visions for educational equity&quot;,&quot;citation-key&quot;:&quot;vossoughi_making_2016&quot;,&quot;author&quot;:[{&quot;given&quot;:&quot;Shirin&quot;,&quot;family&quot;:&quot;Vossoughi&quot;},{&quot;given&quot;:&quot;Paula K.&quot;,&quot;family&quot;:&quot;Hooper&quot;},{&quot;given&quot;:&quot;Meg&quot;,&quot;family&quot;:&quot;Escudé&quot;}],&quot;issue&quot;:&quot;2&quot;,&quot;URL&quot;:&quot;http://www.hepgjournals.org/doi/abs/10.17763/0017-8055.86.2.206&quot;,&quot;title-short&quot;:&quot;Making through the lens of culture and power&quot;,&quot;page&quot;:&quot;206–232&quot;,&quot;type&quot;:&quot;article-journal&quot;,&quot;issued&quot;:{&quot;date-parts&quot;:[[&quot;2016&quot;]]},&quot;id&quot;:&quot;vossoughi_making_2016&quot;,&quot;volume&quot;:&quot;86&quot;,&quot;source&quot;:&quot;Google Scholar&quot;,&quot;accessed&quot;:{&quot;date-parts&quot;:[[&quot;2017&quot;,10,14]]},&quot;container-title&quot;:&quot;Harvard Educational Review&quot;},&quot;suffix&quot;:&quot;&quot;,&quot;id&quot;:1756,&quot;prefix&quot;:&quot;&quot;,&quot;uris&quot;:[&quot;http://zotero.org/users/1913249/items/E7EXZNJ2&quot;],&quot;uri&quot;:[&quot;http://zotero.org/users/1913249/items/E7EXZNJ2&quot;]}],&quot;properties&quot;:{&quot;formattedCitation&quot;:&quot;[-@vossoughi_making_2016]&quot;,&quot;noteIndex&quot;:0},&quot;schema&quot;:&quot;https://github.com/citation-style-language/schema/raw/master/csl-citation.json&quot;,&quot;citationID&quot;:&quot;ahgrweir&quot;} RNDwqixeenvrx"/> stress the need to explore and incorporate not only the values of but also cultural experiences of working-class students and students of colour into the making process.</text:p>
      <text:p text:style-name="Text_20_body">Margolis et al [(<text:span text:style-name="T1">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citationItems&quot;:[{&quot;itemData&quot;:{&quot;citation-key&quot;:&quot;disalvo_saving_2014&quot;,&quot;issue&quot;:&quot;3&quot;,&quot;issued&quot;:{&quot;date-parts&quot;:[[&quot;2014&quot;,7,3]]},&quot;volume&quot;:&quot;23&quot;,&quot;URL&quot;:&quot;https://doi.org/10.1080/10508406.2014.893434&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ISSN&quot;:&quot;1050-8406&quot;,&quot;title-short&quot;:&quot;Saving Face While Geeking Out&quot;,&quot;id&quot;:&quot;disalvo_saving_2014&quot;,&quot;container-title&quot;:&quot;Journal of the Learning Sciences&quot;,&quot;DOI&quot;:&quot;10.1080/10508406.2014.893434&quot;,&quot;accessed&quot;:{&quot;date-parts&quot;:[[&quot;2018&quot;,7,16]]},&quot;source&quot;:&quot;Taylor and Francis+NEJM&quot;},&quot;id&quot;:2650,&quot;suffix&quot;:&quot;&quot;,&quot;prefix&quot;:&quot;&quot;,&quot;uris&quot;:[&quot;http://zotero.org/users/1913249/items/HKBNN53C&quot;],&quot;uri&quot;:[&quot;http://zotero.org/users/1913249/items/HKBNN53C&quot;]},{&quot;itemData&quot;:{&quot;citation-key&quot;:&quot;disalvo_glitch_2009-1&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title&quot;:&quot;Glitch Game Testers: African American Men Breaking Open the Console&quot;,&quot;issued&quot;:{&quot;date-parts&quot;:[[&quot;2009&quot;]]},&quot;id&quot;:&quot;disalvo_glitch_2009-1&quot;,&quot;source&quot;:&quot;Zotero&quot;,&quot;page&quot;:&quot;7&quot;,&quot;language&quot;:&quot;en&quot;,&quot;event-title&quot;:&quot;DiGRA&quot;},&quot;id&quot;:2670,&quot;suffix&quot;:&quot;&quot;,&quot;prefix&quot;:&quot;&quot;,&quot;uris&quot;:[&quot;http://zotero.org/users/1913249/items/9GLLZLMB&quot;],&quot;uri&quot;:[&quot;http://zotero.org/users/1913249/items/9GLLZLMB&quot;]},{&quot;itemData&quot;:{&quot;citation-key&quot;:&quot;disalvo_learning_2008&quot;,&quot;issue&quot;:&quot;2&quot;,&quot;language&quot;:&quot;en&quot;,&quot;DOI&quot;:&quot;10.1177/1555412008314130&quot;,&quot;volume&quot;:&quot;3&quot;,&quot;URL&quot;:&quot;http://journals.sagepub.com/doi/abs/10.1177/1555412008314130&quot;,&quot;title&quot;:&quot;Learning in Context                                                    ,                                                             Learning in Context: Digital Games and Young Black Men             ,                      Digital Games and Young Black Men&quot;,&quot;author&quot;:[{&quot;given&quot;:&quot;Betsy James&quot;,&quot;family&quot;:&quot;DiSalvo&quot;},{&quot;given&quot;:&quot;Kevin&quot;,&quot;family&quot;:&quot;Crowley&quot;},{&quot;given&quot;:&quot;Roy&quot;,&quot;family&quot;:&quot;Norwood&quot;}],&quot;type&quot;:&quot;article-journal&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ISSN&quot;:&quot;1555-4120&quot;,&quot;source&quot;:&quot;SAGE Journals&quot;,&quot;id&quot;:&quot;disalvo_learning_2008&quot;,&quot;page&quot;:&quot;131-141&quot;,&quot;container-title-short&quot;:&quot;Games and Culture&quot;,&quot;accessed&quot;:{&quot;date-parts&quot;:[[&quot;2018&quot;,7,16]]},&quot;issued&quot;:{&quot;date-parts&quot;:[[&quot;2008&quot;,4,1]]}},&quot;id&quot;:2651,&quot;suffix&quot;:&quot;&quot;,&quot;prefix&quot;:&quot;&quot;,&quot;uris&quot;:[&quot;http://zotero.org/users/1913249/items/XMLVAMHU&quot;],&quot;uri&quot;:[&quot;http://zotero.org/users/1913249/items/XMLVAMHU&quot;]}],&quot;properties&quot;:{&quot;formattedCitation&quot;:&quot;[@disalvo_saving_2014; @disalvo_glitch_2009-1; @disalvo_learning_2008]&quot;,&quot;noteIndex&quot;:0},&quot;schema&quot;:&quot;https://github.com/citation-style-language/schema/raw/master/csl-citation.json&quot;,&quot;citationID&quot;:&quot;yoymoyuv&quot;} RNDprzyiwpqtu"/>&lt;Do Zotero Refresh: [@disalvo_saving_2014; @disalvo_glitch_2009-1; @disalvo_learning_2008]&gt;<text:reference-mark-end text:name="ZOTERO_ITEM CSL_CITATION {&quot;citationItems&quot;:[{&quot;itemData&quot;:{&quot;citation-key&quot;:&quot;disalvo_saving_2014&quot;,&quot;issue&quot;:&quot;3&quot;,&quot;issued&quot;:{&quot;date-parts&quot;:[[&quot;2014&quot;,7,3]]},&quot;volume&quot;:&quot;23&quot;,&quot;URL&quot;:&quot;https://doi.org/10.1080/10508406.2014.893434&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ISSN&quot;:&quot;1050-8406&quot;,&quot;title-short&quot;:&quot;Saving Face While Geeking Out&quot;,&quot;id&quot;:&quot;disalvo_saving_2014&quot;,&quot;container-title&quot;:&quot;Journal of the Learning Sciences&quot;,&quot;DOI&quot;:&quot;10.1080/10508406.2014.893434&quot;,&quot;accessed&quot;:{&quot;date-parts&quot;:[[&quot;2018&quot;,7,16]]},&quot;source&quot;:&quot;Taylor and Francis+NEJM&quot;},&quot;id&quot;:2650,&quot;suffix&quot;:&quot;&quot;,&quot;prefix&quot;:&quot;&quot;,&quot;uris&quot;:[&quot;http://zotero.org/users/1913249/items/HKBNN53C&quot;],&quot;uri&quot;:[&quot;http://zotero.org/users/1913249/items/HKBNN53C&quot;]},{&quot;itemData&quot;:{&quot;citation-key&quot;:&quot;disalvo_glitch_2009-1&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title&quot;:&quot;Glitch Game Testers: African American Men Breaking Open the Console&quot;,&quot;issued&quot;:{&quot;date-parts&quot;:[[&quot;2009&quot;]]},&quot;id&quot;:&quot;disalvo_glitch_2009-1&quot;,&quot;source&quot;:&quot;Zotero&quot;,&quot;page&quot;:&quot;7&quot;,&quot;language&quot;:&quot;en&quot;,&quot;event-title&quot;:&quot;DiGRA&quot;},&quot;id&quot;:2670,&quot;suffix&quot;:&quot;&quot;,&quot;prefix&quot;:&quot;&quot;,&quot;uris&quot;:[&quot;http://zotero.org/users/1913249/items/9GLLZLMB&quot;],&quot;uri&quot;:[&quot;http://zotero.org/users/1913249/items/9GLLZLMB&quot;]},{&quot;itemData&quot;:{&quot;citation-key&quot;:&quot;disalvo_learning_2008&quot;,&quot;issue&quot;:&quot;2&quot;,&quot;language&quot;:&quot;en&quot;,&quot;DOI&quot;:&quot;10.1177/1555412008314130&quot;,&quot;volume&quot;:&quot;3&quot;,&quot;URL&quot;:&quot;http://journals.sagepub.com/doi/abs/10.1177/1555412008314130&quot;,&quot;title&quot;:&quot;Learning in Context                                                    ,                                                             Learning in Context: Digital Games and Young Black Men             ,                      Digital Games and Young Black Men&quot;,&quot;author&quot;:[{&quot;given&quot;:&quot;Betsy James&quot;,&quot;family&quot;:&quot;DiSalvo&quot;},{&quot;given&quot;:&quot;Kevin&quot;,&quot;family&quot;:&quot;Crowley&quot;},{&quot;given&quot;:&quot;Roy&quot;,&quot;family&quot;:&quot;Norwood&quot;}],&quot;type&quot;:&quot;article-journal&quot;,&quot;title-short&quot;:&quot;Learning in Context                                                    ,                                                             Learning in Context&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ISSN&quot;:&quot;1555-4120&quot;,&quot;source&quot;:&quot;SAGE Journals&quot;,&quot;id&quot;:&quot;disalvo_learning_2008&quot;,&quot;page&quot;:&quot;131-141&quot;,&quot;container-title-short&quot;:&quot;Games and Culture&quot;,&quot;accessed&quot;:{&quot;date-parts&quot;:[[&quot;2018&quot;,7,16]]},&quot;issued&quot;:{&quot;date-parts&quot;:[[&quot;2008&quot;,4,1]]}},&quot;id&quot;:2651,&quot;suffix&quot;:&quot;&quot;,&quot;prefix&quot;:&quot;&quot;,&quot;uris&quot;:[&quot;http://zotero.org/users/1913249/items/XMLVAMHU&quot;],&quot;uri&quot;:[&quot;http://zotero.org/users/1913249/items/XMLVAMHU&quot;]}],&quot;properties&quot;:{&quot;formattedCitation&quot;:&quot;[@disalvo_saving_2014; @disalvo_glitch_2009-1; @disalvo_learning_2008]&quot;,&quot;noteIndex&quot;:0},&quot;schema&quot;:&quot;https://github.com/citation-style-language/schema/raw/master/csl-citation.json&quot;,&quot;citationID&quot;:&quot;yoymoyuv&quot;} RNDprzyiwpqtu"/>.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citationItems&quot;:[{&quot;itemData&quot;:{&quot;citation-key&quot;:&quot;papert_epistemological_1990&quot;,&quot;author&quot;:[{&quot;given&quot;:&quot;Seymour&quot;,&quot;family&quot;:&quot;Papert&quot;},{&quot;given&quot;:&quot;Sherry&quot;,&quot;family&quot;:&quot;Turkle&quot;}],&quot;issue&quot;:&quot;1&quot;,&quot;container-title&quot;:&quot;Signs&quot;,&quot;URL&quot;:&quot;http://www.papert.org/articles/EpistemologicalPluralism.html&quot;,&quot;issued&quot;:{&quot;date-parts&quot;:[[&quot;1990&quot;]]},&quot;id&quot;:&quot;papert_epistemological_1990&quot;,&quot;volume&quot;:&quot;16&quot;,&quot;type&quot;:&quot;article-journal&quot;,&quot;accessed&quot;:{&quot;date-parts&quot;:[[&quot;2017&quot;,11,1]]},&quot;title&quot;:&quot;Epistemological Pluralism and the Revaluation of the Concrete&quot;},&quot;id&quot;:2017,&quot;suffix&quot;:&quot;&quot;,&quot;prefix&quot;:&quot;&quot;,&quot;uris&quot;:[&quot;http://zotero.org/users/1913249/items/PN46846P&quot;],&quot;uri&quot;:[&quot;http://zotero.org/users/1913249/items/PN46846P&quot;]}],&quot;properties&quot;:{&quot;formattedCitation&quot;:&quot;[@papert_epistemological_1990]&quot;,&quot;noteIndex&quot;:0},&quot;schema&quot;:&quot;https://github.com/citation-style-language/schema/raw/master/csl-citation.json&quot;,&quot;citationID&quot;:&quot;ugpmeuww&quot;} RNDrkppqodpas"/>&lt;Do Zotero Refresh: [@papert_epistemological_1990]&gt;<text:reference-mark-end text:name="ZOTERO_ITEM CSL_CITATION {&quot;citationItems&quot;:[{&quot;itemData&quot;:{&quot;citation-key&quot;:&quot;papert_epistemological_1990&quot;,&quot;author&quot;:[{&quot;given&quot;:&quot;Seymour&quot;,&quot;family&quot;:&quot;Papert&quot;},{&quot;given&quot;:&quot;Sherry&quot;,&quot;family&quot;:&quot;Turkle&quot;}],&quot;issue&quot;:&quot;1&quot;,&quot;container-title&quot;:&quot;Signs&quot;,&quot;URL&quot;:&quot;http://www.papert.org/articles/EpistemologicalPluralism.html&quot;,&quot;issued&quot;:{&quot;date-parts&quot;:[[&quot;1990&quot;]]},&quot;id&quot;:&quot;papert_epistemological_1990&quot;,&quot;volume&quot;:&quot;16&quot;,&quot;type&quot;:&quot;article-journal&quot;,&quot;accessed&quot;:{&quot;date-parts&quot;:[[&quot;2017&quot;,11,1]]},&quot;title&quot;:&quot;Epistemological Pluralism and the Revaluation of the Concrete&quot;},&quot;id&quot;:2017,&quot;suffix&quot;:&quot;&quot;,&quot;prefix&quot;:&quot;&quot;,&quot;uris&quot;:[&quot;http://zotero.org/users/1913249/items/PN46846P&quot;],&quot;uri&quot;:[&quot;http://zotero.org/users/1913249/items/PN46846P&quot;]}],&quot;properties&quot;:{&quot;formattedCitation&quot;:&quot;[@papert_epistemological_1990]&quot;,&quot;noteIndex&quot;:0},&quot;schema&quot;:&quot;https://github.com/citation-style-language/schema/raw/master/csl-citation.json&quot;,&quot;citationID&quot;:&quot;ugpmeuww&quot;} RNDrkppqodpas"/>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citationItems&quot;:[{&quot;itemData&quot;:{&quot;container-title&quot;:&quot;Beyond Barbie and Mortal Kombat: New perspectives on gender and gaming&quot;,&quot;type&quot;:&quot;article-journal&quot;,&quot;issued&quot;:{&quot;date-parts&quot;:[[&quot;2008&quot;]]},&quot;id&quot;:&quot;denner_what_2008&quot;,&quot;author&quot;:[{&quot;given&quot;:&quot;Jill&quot;,&quot;family&quot;:&quot;Denner&quot;},{&quot;given&quot;:&quot;Shannon&quot;,&quot;family&quot;:&quot;Campe&quot;}],&quot;title&quot;:&quot;What do girls want? What games made by girls can tell us&quot;,&quot;page&quot;:&quot;128–144&quot;,&quot;citation-key&quot;:&quot;denner_what_2008&quot;},&quot;id&quot;:2676,&quot;suffix&quot;:&quot;&quot;,&quot;prefix&quot;:&quot;&quot;,&quot;uris&quot;:[&quot;http://zotero.org/users/1913249/items/HF2UTF38&quot;],&quot;uri&quot;:[&quot;http://zotero.org/users/1913249/items/HF2UTF38&quot;]},{&quot;itemData&quot;:{&quot;publisher&quot;:&quot;John Wiley &amp; Sons, Inc.&quot;,&quot;citation-key&quot;:&quot;angelides_beyond_2014&quot;,&quot;publisher-place&quot;:&quot;Hoboken, NJ, USA&quot;,&quot;event-place&quot;:&quot;Hoboken, NJ, USA&quot;,&quot;language&quot;:&quot;en&quot;,&quot;ISBN&quot;:&quot;978-1-118-79644-3 978-1-118-32803-3&quot;,&quot;issued&quot;:{&quot;date-parts&quot;:[[&quot;2014&quot;,3,7]]},&quot;URL&quot;:&quot;http://doi.wiley.com/10.1002/9781118796443.ch25&quot;,&quot;title&quot;:&quot;Beyond Stereotypes of Gender and Gaming: Video Games Made by Middle School Students&quot;,&quot;author&quot;:[{&quot;given&quot;:&quot;Jill&quot;,&quot;family&quot;:&quot;Denner&quot;},{&quot;given&quot;:&quot;Eloy&quot;,&quot;family&quot;:&quot;Ortiz&quot;},{&quot;given&quot;:&quot;Shannon&quot;,&quot;family&quot;:&quot;Campe&quot;},{&quot;given&quot;:&quot;Linda&quot;,&quot;family&quot;:&quot;Werner&quot;}],&quot;title-short&quot;:&quot;Beyond Stereotypes of Gender and Gaming&quot;,&quot;page&quot;:&quot;667-688&quot;,&quot;type&quot;:&quot;chapter&quot;,&quot;source&quot;:&quot;Crossref&quot;,&quot;id&quot;:&quot;angelides_beyond_2014&quot;,&quot;editor&quot;:[{&quot;given&quot;:&quot;Marios C.&quot;,&quot;family&quot;:&quot;Angelides&quot;},{&quot;given&quot;:&quot;Harry&quot;,&quot;family&quot;:&quot;Agius&quot;}],&quot;container-title&quot;:&quot;Handbook of Digital Games&quot;,&quot;accessed&quot;:{&quot;date-parts&quot;:[[&quot;2018&quot;,10,10]]},&quot;DOI&quot;:&quot;10.1002/9781118796443.ch25&quot;},&quot;id&quot;:2850,&quot;suffix&quot;:&quot;&quot;,&quot;prefix&quot;:&quot;&quot;,&quot;uris&quot;:[&quot;http://zotero.org/users/1913249/items/GABBTVL8&quot;],&quot;uri&quot;:[&quot;http://zotero.org/users/1913249/items/GABBTVL8&quot;]}],&quot;properties&quot;:{&quot;formattedCitation&quot;:&quot;[@denner_what_2008; @angelides_beyond_2014]&quot;,&quot;noteIndex&quot;:0},&quot;schema&quot;:&quot;https://github.com/citation-style-language/schema/raw/master/csl-citation.json&quot;,&quot;citationID&quot;:&quot;nvncmnbv&quot;} RNDkqldkgkaso"/>&lt;Do Zotero Refresh: [@denner_what_2008; @angelides_beyond_2014]&gt;<text:reference-mark-end text:name="ZOTERO_ITEM CSL_CITATION {&quot;citationItems&quot;:[{&quot;itemData&quot;:{&quot;container-title&quot;:&quot;Beyond Barbie and Mortal Kombat: New perspectives on gender and gaming&quot;,&quot;type&quot;:&quot;article-journal&quot;,&quot;issued&quot;:{&quot;date-parts&quot;:[[&quot;2008&quot;]]},&quot;id&quot;:&quot;denner_what_2008&quot;,&quot;author&quot;:[{&quot;given&quot;:&quot;Jill&quot;,&quot;family&quot;:&quot;Denner&quot;},{&quot;given&quot;:&quot;Shannon&quot;,&quot;family&quot;:&quot;Campe&quot;}],&quot;title&quot;:&quot;What do girls want? What games made by girls can tell us&quot;,&quot;page&quot;:&quot;128–144&quot;,&quot;citation-key&quot;:&quot;denner_what_2008&quot;},&quot;id&quot;:2676,&quot;suffix&quot;:&quot;&quot;,&quot;prefix&quot;:&quot;&quot;,&quot;uris&quot;:[&quot;http://zotero.org/users/1913249/items/HF2UTF38&quot;],&quot;uri&quot;:[&quot;http://zotero.org/users/1913249/items/HF2UTF38&quot;]},{&quot;itemData&quot;:{&quot;publisher&quot;:&quot;John Wiley &amp; Sons, Inc.&quot;,&quot;citation-key&quot;:&quot;angelides_beyond_2014&quot;,&quot;publisher-place&quot;:&quot;Hoboken, NJ, USA&quot;,&quot;event-place&quot;:&quot;Hoboken, NJ, USA&quot;,&quot;language&quot;:&quot;en&quot;,&quot;ISBN&quot;:&quot;978-1-118-79644-3 978-1-118-32803-3&quot;,&quot;issued&quot;:{&quot;date-parts&quot;:[[&quot;2014&quot;,3,7]]},&quot;URL&quot;:&quot;http://doi.wiley.com/10.1002/9781118796443.ch25&quot;,&quot;title&quot;:&quot;Beyond Stereotypes of Gender and Gaming: Video Games Made by Middle School Students&quot;,&quot;author&quot;:[{&quot;given&quot;:&quot;Jill&quot;,&quot;family&quot;:&quot;Denner&quot;},{&quot;given&quot;:&quot;Eloy&quot;,&quot;family&quot;:&quot;Ortiz&quot;},{&quot;given&quot;:&quot;Shannon&quot;,&quot;family&quot;:&quot;Campe&quot;},{&quot;given&quot;:&quot;Linda&quot;,&quot;family&quot;:&quot;Werner&quot;}],&quot;title-short&quot;:&quot;Beyond Stereotypes of Gender and Gaming&quot;,&quot;page&quot;:&quot;667-688&quot;,&quot;type&quot;:&quot;chapter&quot;,&quot;source&quot;:&quot;Crossref&quot;,&quot;id&quot;:&quot;angelides_beyond_2014&quot;,&quot;editor&quot;:[{&quot;given&quot;:&quot;Marios C.&quot;,&quot;family&quot;:&quot;Angelides&quot;},{&quot;given&quot;:&quot;Harry&quot;,&quot;family&quot;:&quot;Agius&quot;}],&quot;container-title&quot;:&quot;Handbook of Digital Games&quot;,&quot;accessed&quot;:{&quot;date-parts&quot;:[[&quot;2018&quot;,10,10]]},&quot;DOI&quot;:&quot;10.1002/9781118796443.ch25&quot;},&quot;id&quot;:2850,&quot;suffix&quot;:&quot;&quot;,&quot;prefix&quot;:&quot;&quot;,&quot;uris&quot;:[&quot;http://zotero.org/users/1913249/items/GABBTVL8&quot;],&quot;uri&quot;:[&quot;http://zotero.org/users/1913249/items/GABBTVL8&quot;]}],&quot;properties&quot;:{&quot;formattedCitation&quot;:&quot;[@denner_what_2008; @angelides_beyond_2014]&quot;,&quot;noteIndex&quot;:0},&quot;schema&quot;:&quot;https://github.com/citation-style-language/schema/raw/master/csl-citation.json&quot;,&quot;citationID&quot;:&quot;nvncmnbv&quot;} RNDkqldkgkaso"/>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tems&quot;:[{&quot;itemData&quot;:{&quot;publisher&quot;:&quot;MIT Press&quot;,&quot;citation-key&quot;:&quot;pelletier_gaming_2008&quot;,&quot;publisher-place&quot;:&quot;Cambridge, MA&quot;,&quot;event-place&quot;:&quot;Cambridge, MA&quot;,&quot;issued&quot;:{&quot;date-parts&quot;:[[&quot;2008&quot;]]},&quot;URL&quot;:&quot;http://discovery.ucl.ac.uk/1561023/&quot;,&quot;title&quot;:&quot;Gaming in Context: How Young People Construct Their Gendered Identities in Playing and Making Games&quot;,&quot;author&quot;:[{&quot;given&quot;:&quot;C.&quot;,&quot;family&quot;:&quot;Pelletier&quot;}],&quot;abstract&quot;:&quot;UCL Discovery is UCL's open access repository, showcasing and providing access to UCL research outputs from all UCL disciplines.&quot;,&quot;page&quot;:&quot;145-159&quot;,&quot;type&quot;:&quot;chapter&quot;,&quot;title-short&quot;:&quot;Gaming in Context&quot;,&quot;id&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container-title&quot;:&quot;Beyond Barbie and Mortal Kombat: New Perspectives on Gender and Gaming&quot;,&quot;accessed&quot;:{&quot;date-parts&quot;:[[&quot;2018&quot;,7,19]]},&quot;source&quot;:&quot;discovery.ucl.ac.uk&quot;},&quot;id&quot;:2943,&quot;suffix&quot;:&quot;&quot;,&quot;prefix&quot;:&quot;&quot;,&quot;uris&quot;:[&quot;http://zotero.org/users/1913249/items/CI3UYB78&quot;],&quot;uri&quot;:[&quot;http://zotero.org/users/1913249/items/CI3UYB78&quot;]}],&quot;properties&quot;:{&quot;formattedCitation&quot;:&quot;[@pelletier_gaming_2008]&quot;,&quot;noteIndex&quot;:0},&quot;schema&quot;:&quot;https://github.com/citation-style-language/schema/raw/master/csl-citation.json&quot;,&quot;citationID&quot;:&quot;vplmzbbq&quot;} RNDpffqytmlwy"/>&lt;Do Zotero Refresh: [@pelletier_gaming_2008]&gt;<text:reference-mark-end text:name="ZOTERO_ITEM CSL_CITATION {&quot;citationItems&quot;:[{&quot;itemData&quot;:{&quot;publisher&quot;:&quot;MIT Press&quot;,&quot;citation-key&quot;:&quot;pelletier_gaming_2008&quot;,&quot;publisher-place&quot;:&quot;Cambridge, MA&quot;,&quot;event-place&quot;:&quot;Cambridge, MA&quot;,&quot;issued&quot;:{&quot;date-parts&quot;:[[&quot;2008&quot;]]},&quot;URL&quot;:&quot;http://discovery.ucl.ac.uk/1561023/&quot;,&quot;title&quot;:&quot;Gaming in Context: How Young People Construct Their Gendered Identities in Playing and Making Games&quot;,&quot;author&quot;:[{&quot;given&quot;:&quot;C.&quot;,&quot;family&quot;:&quot;Pelletier&quot;}],&quot;abstract&quot;:&quot;UCL Discovery is UCL's open access repository, showcasing and providing access to UCL research outputs from all UCL disciplines.&quot;,&quot;page&quot;:&quot;145-159&quot;,&quot;type&quot;:&quot;chapter&quot;,&quot;title-short&quot;:&quot;Gaming in Context&quot;,&quot;id&quot;:&quot;pelletier_gaming_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container-title&quot;:&quot;Beyond Barbie and Mortal Kombat: New Perspectives on Gender and Gaming&quot;,&quot;accessed&quot;:{&quot;date-parts&quot;:[[&quot;2018&quot;,7,19]]},&quot;source&quot;:&quot;discovery.ucl.ac.uk&quot;},&quot;id&quot;:2943,&quot;suffix&quot;:&quot;&quot;,&quot;prefix&quot;:&quot;&quot;,&quot;uris&quot;:[&quot;http://zotero.org/users/1913249/items/CI3UYB78&quot;],&quot;uri&quot;:[&quot;http://zotero.org/users/1913249/items/CI3UYB78&quot;]}],&quot;properties&quot;:{&quot;formattedCitation&quot;:&quot;[@pelletier_gaming_2008]&quot;,&quot;noteIndex&quot;:0},&quot;schema&quot;:&quot;https://github.com/citation-style-language/schema/raw/master/csl-citation.json&quot;,&quot;citationID&quot;:&quot;vplmzbbq&quot;} RNDpffqytmlwy"/>. Kafai and Burke <text:reference-mark-start text:name="ZOTERO_ITEM CSL_CITATION {&quot;citationItems&quot;:[{&quot;itemData&quot;:{&quot;publisher&quot;:&quot;European Society for Socially Embedded Technologies&quot;,&quot;citation-key&quot;:&quot;kafai_beyond_2014&quot;,&quot;publisher-place&quot;:&quot;Siegen, Germany, Germany&quot;,&quot;event-place&quot;:&quot;Siegen, Germany, Germany&quot;,&quot;ISBN&quot;:&quot;978-1-4503-2105-1&quot;,&quot;issued&quot;:{&quot;date-parts&quot;:[[&quot;2014&quot;]]},&quot;URL&quot;:&quot;http://dl.acm.org/citation.cfm?id=2670296.2670301&quot;,&quot;title&quot;:&quot;Beyond game design for broadening participation: building new clubhouses of computing for girls&quot;,&quot;author&quot;:[{&quot;given&quot;:&quot;Yasmin&quot;,&quot;family&quot;:&quot;Kafai&quot;},{&quot;given&quot;:&quot;Quinn&quot;,&quot;family&quot;:&quot;Burk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ype&quot;:&quot;paper-conference&quot;,&quot;title-short&quot;:&quot;Beyond game design for broadening participation&quot;,&quot;id&quot;:&quot;kafai_beyond_2014&quot;,&quot;source&quot;:&quot;ACM Digital Library&quot;,&quot;container-title&quot;:&quot;Proceedings of Gender and IT Appropriation. Science and Practice on Dialogue - Forum for Interdisciplinary Exchange&quot;,&quot;collection-title&quot;:&quot;Gender IT '14&quot;,&quot;accessed&quot;:{&quot;date-parts&quot;:[[&quot;2018&quot;,7,18]]}},&quot;id&quot;:3759,&quot;suffix&quot;:&quot;&quot;,&quot;prefix&quot;:&quot;&quot;,&quot;uris&quot;:[&quot;http://zotero.org/users/1913249/items/XCATBQNK&quot;],&quot;uri&quot;:[&quot;http://zotero.org/users/1913249/items/XCATBQNK&quot;]}],&quot;properties&quot;:{&quot;formattedCitation&quot;:&quot;[@kafai_beyond_2014]&quot;,&quot;noteIndex&quot;:0},&quot;schema&quot;:&quot;https://github.com/citation-style-language/schema/raw/master/csl-citation.json&quot;,&quot;citationID&quot;:&quot;yxtinfmy&quot;} RNDmwzelutxgt"/>&lt;Do Zotero Refresh: [@kafai_beyond_2014]&gt;<text:reference-mark-end text:name="ZOTERO_ITEM CSL_CITATION {&quot;citationItems&quot;:[{&quot;itemData&quot;:{&quot;publisher&quot;:&quot;European Society for Socially Embedded Technologies&quot;,&quot;citation-key&quot;:&quot;kafai_beyond_2014&quot;,&quot;publisher-place&quot;:&quot;Siegen, Germany, Germany&quot;,&quot;event-place&quot;:&quot;Siegen, Germany, Germany&quot;,&quot;ISBN&quot;:&quot;978-1-4503-2105-1&quot;,&quot;issued&quot;:{&quot;date-parts&quot;:[[&quot;2014&quot;]]},&quot;URL&quot;:&quot;http://dl.acm.org/citation.cfm?id=2670296.2670301&quot;,&quot;title&quot;:&quot;Beyond game design for broadening participation: building new clubhouses of computing for girls&quot;,&quot;author&quot;:[{&quot;given&quot;:&quot;Yasmin&quot;,&quot;family&quot;:&quot;Kafai&quot;},{&quot;given&quot;:&quot;Quinn&quot;,&quot;family&quot;:&quot;Burk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age&quot;:&quot;21:21–21:28&quot;,&quot;type&quot;:&quot;paper-conference&quot;,&quot;title-short&quot;:&quot;Beyond game design for broadening participation&quot;,&quot;id&quot;:&quot;kafai_beyond_2014&quot;,&quot;source&quot;:&quot;ACM Digital Library&quot;,&quot;container-title&quot;:&quot;Proceedings of Gender and IT Appropriation. Science and Practice on Dialogue - Forum for Interdisciplinary Exchange&quot;,&quot;collection-title&quot;:&quot;Gender IT '14&quot;,&quot;accessed&quot;:{&quot;date-parts&quot;:[[&quot;2018&quot;,7,18]]}},&quot;id&quot;:3759,&quot;suffix&quot;:&quot;&quot;,&quot;prefix&quot;:&quot;&quot;,&quot;uris&quot;:[&quot;http://zotero.org/users/1913249/items/XCATBQNK&quot;],&quot;uri&quot;:[&quot;http://zotero.org/users/1913249/items/XCATBQNK&quot;]}],&quot;properties&quot;:{&quot;formattedCitation&quot;:&quot;[@kafai_beyond_2014]&quot;,&quot;noteIndex&quot;:0},&quot;schema&quot;:&quot;https://github.com/citation-style-language/schema/raw/master/csl-citation.json&quot;,&quot;citationID&quot;:&quot;yxtinfmy&quot;} RNDmwzelutxgt"/>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citationItems&quot;:[{&quot;locator&quot;:&quot; 431&quot;,&quot;itemData&quot;:{&quot;publisher&quot;:&quot;ACM&quot;,&quot;citation-key&quot;:&quot;buechley_lilypad_2008&quot;,&quot;publisher-place&quot;:&quot;Florence Italy&quot;,&quot;event-place&quot;:&quot;Florence Italy&quot;,&quot;language&quot;:&quot;en&quot;,&quot;ISBN&quot;:&quot;978-1-60558-011-1&quot;,&quot;issued&quot;:{&quot;date-parts&quot;:[[&quot;2008&quot;,4,6]]},&quot;URL&quot;:&quot;https://dl.acm.org/doi/10.1145/1357054.1357123&quot;,&quot;event-title&quot;:&quot;CHI '08: CHI Conference on Human Factors in Computing Systems&quot;,&quot;author&quot;:[{&quot;given&quot;:&quot;Leah&quot;,&quot;family&quot;:&quot;Buechley&quot;},{&quot;given&quot;:&quot;Mike&quot;,&quot;family&quot;:&quot;Eisenberg&quot;},{&quot;given&quot;:&quot;Jaime&quot;,&quot;family&quot;:&quot;Catchen&quot;},{&quot;given&quot;:&quot;Ali&quot;,&quot;family&quot;:&quot;Crockett&quot;}],&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title-short&quot;:&quot;The LilyPad Arduino&quot;,&quot;title&quot;:&quot;The LilyPad Arduino: using computational textiles to investigate engagement, aesthetics, and diversity in computer science education&quot;,&quot;id&quot;:&quot;buechley_lilypad_2008&quot;,&quot;source&quot;:&quot;DOI.org (Crossref)&quot;,&quot;page&quot;:&quot;423-432&quot;,&quot;accessed&quot;:{&quot;date-parts&quot;:[[&quot;2024&quot;,7,12]]},&quot;DOI&quot;:&quot;10.1145/1357054.1357123&quot;},&quot;id&quot;:9629,&quot;prefix&quot;:&quot;&quot;,&quot;uris&quot;:[&quot;http://zotero.org/users/1913249/items/DZ9J8VZZ&quot;],&quot;uri&quot;:[&quot;http://zotero.org/users/1913249/items/DZ9J8VZZ&quot;]}],&quot;properties&quot;:{&quot;formattedCitation&quot;:&quot;[@buechley_lilypad_2008, p. 431]&quot;,&quot;noteIndex&quot;:0},&quot;schema&quot;:&quot;https://github.com/citation-style-language/schema/raw/master/csl-citation.json&quot;,&quot;citationID&quot;:&quot;zikooqem&quot;} RNDjrxfpwcjfq"/>&lt;Do Zotero Refresh: [@buechley_lilypad_2008, p. 431]&gt;<text:reference-mark-end text:name="ZOTERO_ITEM CSL_CITATION {&quot;citationItems&quot;:[{&quot;locator&quot;:&quot; 431&quot;,&quot;itemData&quot;:{&quot;publisher&quot;:&quot;ACM&quot;,&quot;citation-key&quot;:&quot;buechley_lilypad_2008&quot;,&quot;publisher-place&quot;:&quot;Florence Italy&quot;,&quot;event-place&quot;:&quot;Florence Italy&quot;,&quot;language&quot;:&quot;en&quot;,&quot;ISBN&quot;:&quot;978-1-60558-011-1&quot;,&quot;issued&quot;:{&quot;date-parts&quot;:[[&quot;2008&quot;,4,6]]},&quot;URL&quot;:&quot;https://dl.acm.org/doi/10.1145/1357054.1357123&quot;,&quot;event-title&quot;:&quot;CHI '08: CHI Conference on Human Factors in Computing Systems&quot;,&quot;author&quot;:[{&quot;given&quot;:&quot;Leah&quot;,&quot;family&quot;:&quot;Buechley&quot;},{&quot;given&quot;:&quot;Mike&quot;,&quot;family&quot;:&quot;Eisenberg&quot;},{&quot;given&quot;:&quot;Jaime&quot;,&quot;family&quot;:&quot;Catchen&quot;},{&quot;given&quot;:&quot;Ali&quot;,&quot;family&quot;:&quot;Crockett&quot;}],&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title-short&quot;:&quot;The LilyPad Arduino&quot;,&quot;title&quot;:&quot;The LilyPad Arduino: using computational textiles to investigate engagement, aesthetics, and diversity in computer science education&quot;,&quot;id&quot;:&quot;buechley_lilypad_2008&quot;,&quot;source&quot;:&quot;DOI.org (Crossref)&quot;,&quot;page&quot;:&quot;423-432&quot;,&quot;accessed&quot;:{&quot;date-parts&quot;:[[&quot;2024&quot;,7,12]]},&quot;DOI&quot;:&quot;10.1145/1357054.1357123&quot;},&quot;id&quot;:9629,&quot;prefix&quot;:&quot;&quot;,&quot;uris&quot;:[&quot;http://zotero.org/users/1913249/items/DZ9J8VZZ&quot;],&quot;uri&quot;:[&quot;http://zotero.org/users/1913249/items/DZ9J8VZZ&quot;]}],&quot;properties&quot;:{&quot;formattedCitation&quot;:&quot;[@buechley_lilypad_2008, p. 431]&quot;,&quot;noteIndex&quot;:0},&quot;schema&quot;:&quot;https://github.com/citation-style-language/schema/raw/master/csl-citation.json&quot;,&quot;citationID&quot;:&quot;zikooqem&quot;} RNDjrxfpwcjfq"/> ask “how can we integrate computer science with activities and communities that girls and women are already engaged in?”,</text:p>
      <text:p text:style-name="P31">Inequality of access to participatory culture communities (Barrier)</text:p>
      <text:p text:style-name="Text_20_body"><text:soft-page-break/>In online game making communities, Ito and colleagues <text:reference-mark-start text:name="ZOTERO_ITEM CSL_CITATION {&quot;citationItems&quot;:[{&quot;suppress-author&quot;:true,&quot;itemData&quot;:{&quot;publisher&quot;:&quot;MIT Press&quot;,&quot;type&quot;:&quot;book&quot;,&quot;title-short&quot;:&quot;Hanging out, messing around, and geeking out&quot;,&quot;citation-key&quot;:&quot;ito_hanging_2010&quot;,&quot;publisher-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language&quot;:&quot;eng&quot;,&quot;source&quot;:&quot;Gemeinsamer Bibliotheksverbund ISBN&quot;,&quot;ISBN&quot;:&quot;978-0-262-01336-9 978-0-262-51854-3&quot;,&quot;issued&quot;:{&quot;date-parts&quot;:[[&quot;2010&quot;]]},&quot;id&quot;:&quot;ito_hanging_2010&quot;,&quot;event-place&quot;:&quot;Cambridge, Mass.&quot;,&quot;note&quot;:&quot;OCLC: 699713878&quot;,&quot;collection-title&quot;:&quot;The John D. and Catherine T. MacArthur Foundation series on digital media and learning&quot;,&quot;number-of-pages&quot;:&quot;419&quot;},&quot;suffix&quot;:&quot;&quot;,&quot;id&quot;:1939,&quot;prefix&quot;:&quot;&quot;,&quot;uris&quot;:[&quot;http://zotero.org/users/1913249/items/URKI7FTD&quot;],&quot;uri&quot;:[&quot;http://zotero.org/users/1913249/items/URKI7FTD&quot;]}],&quot;properties&quot;:{&quot;formattedCitation&quot;:&quot;[-@ito_hanging_2010]&quot;,&quot;noteIndex&quot;:0},&quot;schema&quot;:&quot;https://github.com/citation-style-language/schema/raw/master/csl-citation.json&quot;,&quot;citationID&quot;:&quot;prpbooga&quot;} RNDiaypuxyelm"/>&lt;Do Zotero Refresh: [-@ito_hanging_2010]&gt;<text:reference-mark-end text:name="ZOTERO_ITEM CSL_CITATION {&quot;citationItems&quot;:[{&quot;suppress-author&quot;:true,&quot;itemData&quot;:{&quot;publisher&quot;:&quot;MIT Press&quot;,&quot;type&quot;:&quot;book&quot;,&quot;title-short&quot;:&quot;Hanging out, messing around, and geeking out&quot;,&quot;citation-key&quot;:&quot;ito_hanging_2010&quot;,&quot;publisher-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language&quot;:&quot;eng&quot;,&quot;source&quot;:&quot;Gemeinsamer Bibliotheksverbund ISBN&quot;,&quot;ISBN&quot;:&quot;978-0-262-01336-9 978-0-262-51854-3&quot;,&quot;issued&quot;:{&quot;date-parts&quot;:[[&quot;2010&quot;]]},&quot;id&quot;:&quot;ito_hanging_2010&quot;,&quot;event-place&quot;:&quot;Cambridge, Mass.&quot;,&quot;note&quot;:&quot;OCLC: 699713878&quot;,&quot;collection-title&quot;:&quot;The John D. and Catherine T. MacArthur Foundation series on digital media and learning&quot;,&quot;number-of-pages&quot;:&quot;419&quot;},&quot;suffix&quot;:&quot;&quot;,&quot;id&quot;:1939,&quot;prefix&quot;:&quot;&quot;,&quot;uris&quot;:[&quot;http://zotero.org/users/1913249/items/URKI7FTD&quot;],&quot;uri&quot;:[&quot;http://zotero.org/users/1913249/items/URKI7FTD&quot;]}],&quot;properties&quot;:{&quot;formattedCitation&quot;:&quot;[-@ito_hanging_2010]&quot;,&quot;noteIndex&quot;:0},&quot;schema&quot;:&quot;https://github.com/citation-style-language/schema/raw/master/csl-citation.json&quot;,&quot;citationID&quot;:&quot;prpbooga&quot;} RNDiaypuxyelm"/> note that generative activities are the exception rather than norm even in expressly creative communities, with another study exposing a 80 percent failure rate of collaborative media projects in a <text:reference-mark-start text:name="ZOTERO_ITEM CSL_CITATION {&quot;citationItems&quot;:[{&quot;itemData&quot;:{&quot;publisher&quot;:&quot;ACM&quot;,&quot;citation-key&quot;:&quot;luther_why_2010&quot;,&quot;publisher-place&quot;:&quot;New York, NY, USA&quot;,&quot;event-place&quot;:&quot;New York, NY, USA&quot;,&quot;ISBN&quot;:&quot;978-1-4503-0387-3&quot;,&quot;issued&quot;:{&quot;date-parts&quot;:[[&quot;2010&quot;]]},&quot;URL&quot;:&quot;http://doi.acm.org/10.1145/1880071.1880073&quot;,&quot;title&quot;:&quot;Why It Works (when It Works): Success Factors in Online Creative Collaboration&quot;,&quot;author&quot;:[{&quot;given&quot;:&quot;Kurt&quot;,&quot;family&quot;:&quot;Luther&quot;},{&quot;given&quot;:&quot;Kelly&quot;,&quot;family&quot;:&quot;Caine&quot;},{&quot;given&quot;:&quot;Kevin&quot;,&quot;family&quot;:&quot;Ziegler&quot;},{&quot;given&quot;:&quot;Amy&quot;,&quot;family&quot;:&quot;Bruckman&quot;}],&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title-short&quot;:&quot;Why It Works (when It Works)&quot;,&quot;source&quot;:&quot;ACM Digital Library&quot;,&quot;id&quot;:&quot;luther_why_2010&quot;,&quot;container-title&quot;:&quot;Proceedings of the 16th ACM International Conference on Supporting Group Work&quot;,&quot;DOI&quot;:&quot;10.1145/1880071.1880073&quot;,&quot;collection-title&quot;:&quot;GROUP '10&quot;,&quot;accessed&quot;:{&quot;date-parts&quot;:[[&quot;2018&quot;,11,20]]}},&quot;id&quot;:2775,&quot;suffix&quot;:&quot;&quot;,&quot;prefix&quot;:&quot;&quot;,&quot;uris&quot;:[&quot;http://zotero.org/users/1913249/items/9XTYDSSZ&quot;],&quot;uri&quot;:[&quot;http://zotero.org/users/1913249/items/9XTYDSSZ&quot;]}],&quot;properties&quot;:{&quot;formattedCitation&quot;:&quot;[@luther_why_2010]&quot;,&quot;noteIndex&quot;:0},&quot;schema&quot;:&quot;https://github.com/citation-style-language/schema/raw/master/csl-citation.json&quot;,&quot;citationID&quot;:&quot;uqzehwjx&quot;} RNDtmhydwqsye"/>&lt;Do Zotero Refresh: [@luther_why_2010]&gt;<text:reference-mark-end text:name="ZOTERO_ITEM CSL_CITATION {&quot;citationItems&quot;:[{&quot;itemData&quot;:{&quot;publisher&quot;:&quot;ACM&quot;,&quot;citation-key&quot;:&quot;luther_why_2010&quot;,&quot;publisher-place&quot;:&quot;New York, NY, USA&quot;,&quot;event-place&quot;:&quot;New York, NY, USA&quot;,&quot;ISBN&quot;:&quot;978-1-4503-0387-3&quot;,&quot;issued&quot;:{&quot;date-parts&quot;:[[&quot;2010&quot;]]},&quot;URL&quot;:&quot;http://doi.acm.org/10.1145/1880071.1880073&quot;,&quot;title&quot;:&quot;Why It Works (when It Works): Success Factors in Online Creative Collaboration&quot;,&quot;author&quot;:[{&quot;given&quot;:&quot;Kurt&quot;,&quot;family&quot;:&quot;Luther&quot;},{&quot;given&quot;:&quot;Kelly&quot;,&quot;family&quot;:&quot;Caine&quot;},{&quot;given&quot;:&quot;Kevin&quot;,&quot;family&quot;:&quot;Ziegler&quot;},{&quot;given&quot;:&quot;Amy&quot;,&quot;family&quot;:&quot;Bruckman&quot;}],&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title-short&quot;:&quot;Why It Works (when It Works)&quot;,&quot;source&quot;:&quot;ACM Digital Library&quot;,&quot;id&quot;:&quot;luther_why_2010&quot;,&quot;container-title&quot;:&quot;Proceedings of the 16th ACM International Conference on Supporting Group Work&quot;,&quot;DOI&quot;:&quot;10.1145/1880071.1880073&quot;,&quot;collection-title&quot;:&quot;GROUP '10&quot;,&quot;accessed&quot;:{&quot;date-parts&quot;:[[&quot;2018&quot;,11,20]]}},&quot;id&quot;:2775,&quot;suffix&quot;:&quot;&quot;,&quot;prefix&quot;:&quot;&quot;,&quot;uris&quot;:[&quot;http://zotero.org/users/1913249/items/9XTYDSSZ&quot;],&quot;uri&quot;:[&quot;http://zotero.org/users/1913249/items/9XTYDSSZ&quot;]}],&quot;properties&quot;:{&quot;formattedCitation&quot;:&quot;[@luther_why_2010]&quot;,&quot;noteIndex&quot;:0},&quot;schema&quot;:&quot;https://github.com/citation-style-language/schema/raw/master/csl-citation.json&quot;,&quot;citationID&quot;:&quot;uqzehwjx&quot;} RNDtmhydwqsye"/>.</text:p>
      <text:p text:style-name="Text_20_body">More on access.</text:p>
      <text:p text:style-name="Text_20_body">To address issues of confidence interacting in online communities, Roque’s FCL study aimed to move online community interaction into a face to face settings <text:reference-mark-start text:name="ZOTERO_ITEM CSL_CITATION {&quot;citationItems&quot;:[{&quot;suppress-author&quot;:true,&quot;itemData&quot;:{&quot;publisher&quot;:&quot;Massachusetts Institute of Technology&quot;,&quot;URL&quot;:&quot;http://dspace.mit.edu/handle/1721.1/107577&quot;,&quot;citation-key&quot;:&quot;roque_family_2016&quot;,&quot;author&quot;:[{&quot;given&quot;:&quot;Ricarose Vallarta&quot;,&quot;family&quot;:&quot;Roque&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issued&quot;:{&quot;date-parts&quot;:[[&quot;2016&quot;]]},&quot;id&quot;:&quot;roque_family_2016&quot;,&quot;license&quot;:&quot;http://dspace.mit.edu/handle/1721.1/7582&quot;,&quot;language&quot;:&quot;eng&quot;,&quot;accessed&quot;:{&quot;date-parts&quot;:[[&quot;2018&quot;,10,30]]},&quot;genre&quot;:&quot;Thesis&quot;},&quot;suffix&quot;:&quot;&quot;,&quot;id&quot;:2834,&quot;prefix&quot;:&quot;&quot;,&quot;uris&quot;:[&quot;http://zotero.org/users/1913249/items/4F43N9TP&quot;],&quot;uri&quot;:[&quot;http://zotero.org/users/1913249/items/4F43N9TP&quot;]}],&quot;properties&quot;:{&quot;formattedCitation&quot;:&quot;[-@roque_family_2016]&quot;,&quot;noteIndex&quot;:0},&quot;schema&quot;:&quot;https://github.com/citation-style-language/schema/raw/master/csl-citation.json&quot;,&quot;citationID&quot;:&quot;hefqedfy&quot;} RNDaedmqxcpbk"/>&lt;Do Zotero Refresh: [-@roque_family_2016]&gt;<text:reference-mark-end text:name="ZOTERO_ITEM CSL_CITATION {&quot;citationItems&quot;:[{&quot;suppress-author&quot;:true,&quot;itemData&quot;:{&quot;publisher&quot;:&quot;Massachusetts Institute of Technology&quot;,&quot;URL&quot;:&quot;http://dspace.mit.edu/handle/1721.1/107577&quot;,&quot;citation-key&quot;:&quot;roque_family_2016&quot;,&quot;author&quot;:[{&quot;given&quot;:&quot;Ricarose Vallarta&quot;,&quot;family&quot;:&quot;Roque&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issued&quot;:{&quot;date-parts&quot;:[[&quot;2016&quot;]]},&quot;id&quot;:&quot;roque_family_2016&quot;,&quot;license&quot;:&quot;http://dspace.mit.edu/handle/1721.1/7582&quot;,&quot;language&quot;:&quot;eng&quot;,&quot;accessed&quot;:{&quot;date-parts&quot;:[[&quot;2018&quot;,10,30]]},&quot;genre&quot;:&quot;Thesis&quot;},&quot;suffix&quot;:&quot;&quot;,&quot;id&quot;:2834,&quot;prefix&quot;:&quot;&quot;,&quot;uris&quot;:[&quot;http://zotero.org/users/1913249/items/4F43N9TP&quot;],&quot;uri&quot;:[&quot;http://zotero.org/users/1913249/items/4F43N9TP&quot;]}],&quot;properties&quot;:{&quot;formattedCitation&quot;:&quot;[-@roque_family_2016]&quot;,&quot;noteIndex&quot;:0},&quot;schema&quot;:&quot;https://github.com/citation-style-language/schema/raw/master/csl-citation.json&quot;,&quot;citationID&quot;:&quot;hefqedfy&quot;} RNDaedmqxcpbk"/>. The use of facilitators who were trained to recognise the helping behaviours of parents.</text:p>
      <text:h text:style-name="Heading_20_3" text:outline-level="3"><text:bookmark-start text:name="deconstructing-the-concept-of-constructionist-gaming"/>Deconstructing the concept of constructionist gaming<text:bookmark-end text:name="deconstructing-the-concept-of-constructionist-gaming"/></text:h>
      <text:p text:style-name="P2">Is constructionist gaming valid as pedagogy? - if so how?</text:p>
      <text:p text:style-name="Text_20_body">I</text:p>
      <text:p text:style-name="P30">Can the use of games themselves act as a way of removing some barriers? - if so how?</text:p>
      <text:p text:style-name="Text_20_body">We can ask, What is special about games, and game making pedagogy compared to other interactive projects</text:p>
      <text:p text:style-name="Text_20_body">While gaming culture has previously raised concerns regarding inclusion, the broad uptake of casual and retro gaming has helped address this concern. Additionally, the widespread proliferation of retro games in particular into popular culture provides a rich fund of knowledge which can be drawn upon in diverse ways. FIND SUPPORT</text:p>
      <text:p text:style-name="Text_20_body">Kafai and Burke note the benefits to exploring games over other types of media projects, including their inherent interactivity and rules based systems, which facilitate the exploration of systems thinking and design approaches <text:reference-mark-start text:name="ZOTERO_ITEM CSL_CITATION {&quot;citationItems&quot;:[{&quot;itemData&quot;:{&quot;citation-key&quot;:&quot;games_gamestar_2010&quot;,&quot;issue&quot;:&quot;1&quot;,&quot;issued&quot;:{&quot;date-parts&quot;:[[&quot;2010&quot;,3,1]]},&quot;volume&quot;:&quot;35&quot;,&quot;URL&quot;:&quot;https://doi.org/10.1080/17439880903567774&quot;,&quot;title&quot;:&quot;Gamestar Mechanic: learning a designer mindset through communicational competence with the language of games&quot;,&quot;author&quot;:[{&quot;given&quot;:&quot;Ivan Alex&quot;,&quot;family&quot;:&quot;Games&quot;}],&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page&quot;:&quot;31-52&quot;,&quot;ISSN&quot;:&quot;1743-9884&quot;,&quot;title-short&quot;:&quot;Gamestar Mechanic&quot;,&quot;id&quot;:&quot;games_gamestar_2010&quot;,&quot;container-title&quot;:&quot;Learning, Media and Technology&quot;,&quot;DOI&quot;:&quot;10.1080/17439880903567774&quot;,&quot;accessed&quot;:{&quot;date-parts&quot;:[[&quot;2018&quot;,9,16]]},&quot;source&quot;:&quot;Taylor and Francis+NEJM&quot;},&quot;id&quot;:2719,&quot;suffix&quot;:&quot;&quot;,&quot;prefix&quot;:&quot;&quot;,&quot;uris&quot;:[&quot;http://zotero.org/users/1913249/items/24UDMQK9&quot;],&quot;uri&quot;:[&quot;http://zotero.org/users/1913249/items/24UDMQK9&quot;]},{&quot;itemData&quot;:{&quot;publisher&quot;:&quot;The MIT Press&quot;,&quot;citation-key&quot;:&quot;tekinbas_gaming_2014&quot;,&quot;publisher-place&quot;:&quot;Cambridge, Massachusetts&quot;,&quot;event-place&quot;:&quot;Cambridge, Massachusetts&quot;,&quot;language&quot;:&quot;en&quot;,&quot;call-number&quot;:&quot;QA76.76.C672 T45 2014&quot;,&quot;ISBN&quot;:&quot;978-0-262-02781-6&quot;,&quot;issued&quot;:{&quot;date-parts&quot;:[[&quot;2014&quot;]]},&quot;number-of-pages&quot;:&quot;266&quot;,&quot;title&quot;:&quot;Gaming the system: designing with Gamestar mechanic&quot;,&quot;author&quot;:[{&quot;given&quot;:&quot;Katie Salen&quot;,&quot;family&quot;:&quot;Tekinbaş&quot;},{&quot;given&quot;:&quot;Melissa&quot;,&quot;family&quot;:&quot;Gresalfi&quot;},{&quot;given&quot;:&quot;Kylie A.&quot;,&quot;family&quot;:&quot;Peppler&quot;},{&quot;given&quot;:&quot;Rafi&quot;,&quot;family&quot;:&quot;Santo&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d&quot;:&quot;tekinbas_gaming_2014&quot;,&quot;type&quot;:&quot;book&quot;,&quot;title-short&quot;:&quot;Gaming the system&quot;,&quot;collection-title&quot;:&quot;The John D. and Catherine T. Macarthur Foundation series on digital media and learning&quot;,&quot;source&quot;:&quot;Library of Congress ISBN&quot;},&quot;id&quot;:2710,&quot;suffix&quot;:&quot;&quot;,&quot;prefix&quot;:&quot;&quot;,&quot;uris&quot;:[&quot;http://zotero.org/users/1913249/items/4MPYQYG9&quot;],&quot;uri&quot;:[&quot;http://zotero.org/users/1913249/items/4MPYQYG9&quot;]},{&quot;itemData&quot;:{&quot;publisher&quot;:&quot;International Society of the Learning Sciences&quot;,&quot;citation-key&quot;:&quot;games_design_2008&quot;,&quot;publisher-place&quot;:&quot;Utrecht, The Netherlands&quot;,&quot;event-place&quot;:&quot;Utrecht, The Netherlands&quot;,&quot;issued&quot;:{&quot;date-parts&quot;:[[&quot;2008&quot;]]},&quot;URL&quot;:&quot;http://dl.acm.org/citation.cfm?id=1599812.1599842&quot;,&quot;title&quot;:&quot;Design Thinking in Gamestar Mechanic: The Role of Gamer Experience on the Appropriation of the Discourse Practices of Game Designers&quot;,&quot;author&quot;:[{&quot;given&quot;:&quot;Ivan Alex&quot;,&quot;family&quot;:&quot;Games&quot;},{&quot;given&quot;:&quot;Kurt&quot;,&quot;family&quot;:&quot;Squir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age&quot;:&quot;257–264&quot;,&quot;type&quot;:&quot;paper-conference&quot;,&quot;title-short&quot;:&quot;Design Thinking in Gamestar Mechanic&quot;,&quot;id&quot;:&quot;games_design_2008&quot;,&quot;container-title&quot;:&quot;Proceedings of the 8th International Conference on International Conference for the Learning Sciences - Volume 1&quot;,&quot;source&quot;:&quot;ACM Digital Library&quot;,&quot;collection-title&quot;:&quot;ICLS'08&quot;,&quot;accessed&quot;:{&quot;date-parts&quot;:[[&quot;2018&quot;,7,16]]}},&quot;id&quot;:2654,&quot;suffix&quot;:&quot;&quot;,&quot;prefix&quot;:&quot;&quot;,&quot;uris&quot;:[&quot;http://zotero.org/users/1913249/items/36KJKZU2&quot;],&quot;uri&quot;:[&quot;http://zotero.org/users/1913249/items/36KJKZU2&quot;]}],&quot;properties&quot;:{&quot;formattedCitation&quot;:&quot;[@games_gamestar_2010; @tekinbas_gaming_2014; @games_design_2008]&quot;,&quot;noteIndex&quot;:0},&quot;schema&quot;:&quot;https://github.com/citation-style-language/schema/raw/master/csl-citation.json&quot;,&quot;citationID&quot;:&quot;mlhgxoea&quot;} RNDlvtjzanfrs"/>&lt;Do Zotero Refresh: [@games_gamestar_2010; @tekinbas_gaming_2014; @games_design_2008]&gt;<text:reference-mark-end text:name="ZOTERO_ITEM CSL_CITATION {&quot;citationItems&quot;:[{&quot;itemData&quot;:{&quot;citation-key&quot;:&quot;games_gamestar_2010&quot;,&quot;issue&quot;:&quot;1&quot;,&quot;issued&quot;:{&quot;date-parts&quot;:[[&quot;2010&quot;,3,1]]},&quot;volume&quot;:&quot;35&quot;,&quot;URL&quot;:&quot;https://doi.org/10.1080/17439880903567774&quot;,&quot;title&quot;:&quot;Gamestar Mechanic: learning a designer mindset through communicational competence with the language of games&quot;,&quot;author&quot;:[{&quot;given&quot;:&quot;Ivan Alex&quot;,&quot;family&quot;:&quot;Games&quot;}],&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page&quot;:&quot;31-52&quot;,&quot;ISSN&quot;:&quot;1743-9884&quot;,&quot;title-short&quot;:&quot;Gamestar Mechanic&quot;,&quot;id&quot;:&quot;games_gamestar_2010&quot;,&quot;container-title&quot;:&quot;Learning, Media and Technology&quot;,&quot;DOI&quot;:&quot;10.1080/17439880903567774&quot;,&quot;accessed&quot;:{&quot;date-parts&quot;:[[&quot;2018&quot;,9,16]]},&quot;source&quot;:&quot;Taylor and Francis+NEJM&quot;},&quot;id&quot;:2719,&quot;suffix&quot;:&quot;&quot;,&quot;prefix&quot;:&quot;&quot;,&quot;uris&quot;:[&quot;http://zotero.org/users/1913249/items/24UDMQK9&quot;],&quot;uri&quot;:[&quot;http://zotero.org/users/1913249/items/24UDMQK9&quot;]},{&quot;itemData&quot;:{&quot;publisher&quot;:&quot;The MIT Press&quot;,&quot;citation-key&quot;:&quot;tekinbas_gaming_2014&quot;,&quot;publisher-place&quot;:&quot;Cambridge, Massachusetts&quot;,&quot;event-place&quot;:&quot;Cambridge, Massachusetts&quot;,&quot;language&quot;:&quot;en&quot;,&quot;call-number&quot;:&quot;QA76.76.C672 T45 2014&quot;,&quot;ISBN&quot;:&quot;978-0-262-02781-6&quot;,&quot;issued&quot;:{&quot;date-parts&quot;:[[&quot;2014&quot;]]},&quot;number-of-pages&quot;:&quot;266&quot;,&quot;title&quot;:&quot;Gaming the system: designing with Gamestar mechanic&quot;,&quot;author&quot;:[{&quot;given&quot;:&quot;Katie Salen&quot;,&quot;family&quot;:&quot;Tekinbaş&quot;},{&quot;given&quot;:&quot;Melissa&quot;,&quot;family&quot;:&quot;Gresalfi&quot;},{&quot;given&quot;:&quot;Kylie A.&quot;,&quot;family&quot;:&quot;Peppler&quot;},{&quot;given&quot;:&quot;Rafi&quot;,&quot;family&quot;:&quot;Santo&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d&quot;:&quot;tekinbas_gaming_2014&quot;,&quot;type&quot;:&quot;book&quot;,&quot;title-short&quot;:&quot;Gaming the system&quot;,&quot;collection-title&quot;:&quot;The John D. and Catherine T. Macarthur Foundation series on digital media and learning&quot;,&quot;source&quot;:&quot;Library of Congress ISBN&quot;},&quot;id&quot;:2710,&quot;suffix&quot;:&quot;&quot;,&quot;prefix&quot;:&quot;&quot;,&quot;uris&quot;:[&quot;http://zotero.org/users/1913249/items/4MPYQYG9&quot;],&quot;uri&quot;:[&quot;http://zotero.org/users/1913249/items/4MPYQYG9&quot;]},{&quot;itemData&quot;:{&quot;publisher&quot;:&quot;International Society of the Learning Sciences&quot;,&quot;citation-key&quot;:&quot;games_design_2008&quot;,&quot;publisher-place&quot;:&quot;Utrecht, The Netherlands&quot;,&quot;event-place&quot;:&quot;Utrecht, The Netherlands&quot;,&quot;issued&quot;:{&quot;date-parts&quot;:[[&quot;2008&quot;]]},&quot;URL&quot;:&quot;http://dl.acm.org/citation.cfm?id=1599812.1599842&quot;,&quot;title&quot;:&quot;Design Thinking in Gamestar Mechanic: The Role of Gamer Experience on the Appropriation of the Discourse Practices of Game Designers&quot;,&quot;author&quot;:[{&quot;given&quot;:&quot;Ivan Alex&quot;,&quot;family&quot;:&quot;Games&quot;},{&quot;given&quot;:&quot;Kurt&quot;,&quot;family&quot;:&quot;Squir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age&quot;:&quot;257–264&quot;,&quot;type&quot;:&quot;paper-conference&quot;,&quot;title-short&quot;:&quot;Design Thinking in Gamestar Mechanic&quot;,&quot;id&quot;:&quot;games_design_2008&quot;,&quot;container-title&quot;:&quot;Proceedings of the 8th International Conference on International Conference for the Learning Sciences - Volume 1&quot;,&quot;source&quot;:&quot;ACM Digital Library&quot;,&quot;collection-title&quot;:&quot;ICLS'08&quot;,&quot;accessed&quot;:{&quot;date-parts&quot;:[[&quot;2018&quot;,7,16]]}},&quot;id&quot;:2654,&quot;suffix&quot;:&quot;&quot;,&quot;prefix&quot;:&quot;&quot;,&quot;uris&quot;:[&quot;http://zotero.org/users/1913249/items/36KJKZU2&quot;],&quot;uri&quot;:[&quot;http://zotero.org/users/1913249/items/36KJKZU2&quot;]}],&quot;properties&quot;:{&quot;formattedCitation&quot;:&quot;[@games_gamestar_2010; @tekinbas_gaming_2014; @games_design_2008]&quot;,&quot;noteIndex&quot;:0},&quot;schema&quot;:&quot;https://github.com/citation-style-language/schema/raw/master/csl-citation.json&quot;,&quot;citationID&quot;:&quot;mlhgxoea&quot;} RNDlvtjzanfrs"/>.</text:p>
      <text:p text:style-name="Text_20_body">Another strength of the use of games in leaning aligns with a playful approach which can have significant benefits for nurturing a positive attitude of participants <text:reference-mark-start text:name="ZOTERO_ITEM CSL_CITATION {&quot;citationItems&quot;:[{&quot;itemData&quot;:{&quot;citation-key&quot;:&quot;klopfer_moving_2009&quot;,&quot;author&quot;:[{&quot;given&quot;:&quot;Eric&quot;,&quot;family&quot;:&quot;Klopfer&quot;},{&quot;given&quot;:&quot;Scot&quot;,&quot;family&quot;:&quot;Osterweil&quot;},{&quot;given&quot;:&quot;Katie&quot;,&quot;family&quot;:&quot;Salen&quot;},{&quot;literal&quot;:&quot;others&quot;}],&quot;container-title&quot;:&quot;Cambridge, MA: The Education Arcade&quot;,&quot;URL&quot;:&quot;http://citeseerx.ist.psu.edu/viewdoc/download?doi=10.1.1.687.5017&amp;rep=rep1&amp;type=pdf&quot;,&quot;source&quot;:&quot;Google Scholar&quot;,&quot;id&quot;:&quot;klopfer_moving_2009&quot;,&quot;type&quot;:&quot;article-journal&quot;,&quot;title&quot;:&quot;Moving learning games forward&quot;,&quot;accessed&quot;:{&quot;date-parts&quot;:[[&quot;2017&quot;,5,3]]},&quot;issued&quot;:{&quot;date-parts&quot;:[[&quot;2009&quot;]]}},&quot;id&quot;:1570,&quot;suffix&quot;:&quot;&quot;,&quot;prefix&quot;:&quot;&quot;,&quot;uris&quot;:[&quot;http://zotero.org/users/1913249/items/42QTGIQD&quot;],&quot;uri&quot;:[&quot;http://zotero.org/users/1913249/items/42QTGIQD&quot;]}],&quot;properties&quot;:{&quot;formattedCitation&quot;:&quot;[@klopfer_moving_2009]&quot;,&quot;noteIndex&quot;:0},&quot;schema&quot;:&quot;https://github.com/citation-style-language/schema/raw/master/csl-citation.json&quot;,&quot;citationID&quot;:&quot;ixqibtus&quot;} RNDrxithvepbc"/>&lt;Do Zotero Refresh: [@klopfer_moving_2009]&gt;<text:reference-mark-end text:name="ZOTERO_ITEM CSL_CITATION {&quot;citationItems&quot;:[{&quot;itemData&quot;:{&quot;citation-key&quot;:&quot;klopfer_moving_2009&quot;,&quot;author&quot;:[{&quot;given&quot;:&quot;Eric&quot;,&quot;family&quot;:&quot;Klopfer&quot;},{&quot;given&quot;:&quot;Scot&quot;,&quot;family&quot;:&quot;Osterweil&quot;},{&quot;given&quot;:&quot;Katie&quot;,&quot;family&quot;:&quot;Salen&quot;},{&quot;literal&quot;:&quot;others&quot;}],&quot;container-title&quot;:&quot;Cambridge, MA: The Education Arcade&quot;,&quot;URL&quot;:&quot;http://citeseerx.ist.psu.edu/viewdoc/download?doi=10.1.1.687.5017&amp;rep=rep1&amp;type=pdf&quot;,&quot;source&quot;:&quot;Google Scholar&quot;,&quot;id&quot;:&quot;klopfer_moving_2009&quot;,&quot;type&quot;:&quot;article-journal&quot;,&quot;title&quot;:&quot;Moving learning games forward&quot;,&quot;accessed&quot;:{&quot;date-parts&quot;:[[&quot;2017&quot;,5,3]]},&quot;issued&quot;:{&quot;date-parts&quot;:[[&quot;2009&quot;]]}},&quot;id&quot;:1570,&quot;suffix&quot;:&quot;&quot;,&quot;prefix&quot;:&quot;&quot;,&quot;uris&quot;:[&quot;http://zotero.org/users/1913249/items/42QTGIQD&quot;],&quot;uri&quot;:[&quot;http://zotero.org/users/1913249/items/42QTGIQD&quot;]}],&quot;properties&quot;:{&quot;formattedCitation&quot;:&quot;[@klopfer_moving_2009]&quot;,&quot;noteIndex&quot;:0},&quot;schema&quot;:&quot;https://github.com/citation-style-language/schema/raw/master/csl-citation.json&quot;,&quot;citationID&quot;:&quot;ixqibtus&quot;} RNDrxithvepbc"/></text:p>
      <text:p text:style-name="Text_20_body">Writing on constructionism as an educational approach often focuses on designing software tools and communities which promote an open ended, child-led approach to designing engaging and relatable objects of interest. Within this perspective, a design approach is advocated, details of which are explored in the pedagogy section of this chapter.</text:p>
      <text:p text:style-name="Text_20_body">A focus on these elements of pedagogy are not limited to the school of constructionism. The same principles are are articulated clearly in extensive research on project-based learning processes.</text:p>
      <text:h text:style-name="Heading_20_3" text:outline-level="3"><text:bookmark-start text:name="limits-and-critiques-of-constructionist-game-making"/><text:soft-page-break/>Limits and critiques of constructionist game making<text:bookmark-end text:name="limits-and-critiques-of-constructionist-game-making"/></text:h>
      <text:p text:style-name="First_20_paragraph">HOW DOES THIS BUILD ON THE INTRODUCTION’S CRITIQUE OF CONSTRUCTIONISM MORE BROADLY?</text:p>
      <text:p text:style-name="Text_20_body">This alignment of approach also extends to some of the limits of PBL approach. The critique of PBL as ‘pure discovery’ learning is often misjudged, missing some of the less visible scaffolds often in place to support learner to access learning, and to reflect on learning that has taken place. However, the range of applications of PBL creates significant challenges in communicating the types and specific details of appropriate scaffolding. The situated nature of the learning makes representation of practice difficult.</text:p>
      <text:p text:style-name="Text_20_body">While some of the studies outlined above do mention scaffolding in place, many do not. FIND RELEVANT RESEARCH HERE ON PBL AND SCAFFOLDING.</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citationItems&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suffix&quot;:&quot;&quot;,&quot;prefix&quot;:&quot;&quot;,&quot;uris&quot;:[&quot;http://zotero.org/users/1913249/items/NUD3E4DL&quot;],&quot;uri&quot;:[&quot;http://zotero.org/users/1913249/items/NUD3E4DL&quot;]}],&quot;properties&quot;:{&quot;formattedCitation&quot;:&quot;[@thumlert2018learning]&quot;,&quot;noteIndex&quot;:0},&quot;schema&quot;:&quot;https://github.com/citation-style-language/schema/raw/master/csl-citation.json&quot;,&quot;citationID&quot;:&quot;egdpbxyb&quot;} RNDymgpepmvyn"/>&lt;Do Zotero Refresh: [@thumlert2018learning]&gt;<text:reference-mark-end text:name="ZOTERO_ITEM CSL_CITATION {&quot;citationItems&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suffix&quot;:&quot;&quot;,&quot;prefix&quot;:&quot;&quot;,&quot;uris&quot;:[&quot;http://zotero.org/users/1913249/items/NUD3E4DL&quot;],&quot;uri&quot;:[&quot;http://zotero.org/users/1913249/items/NUD3E4DL&quot;]}],&quot;properties&quot;:{&quot;formattedCitation&quot;:&quot;[@thumlert2018learning]&quot;,&quot;noteIndex&quot;:0},&quot;schema&quot;:&quot;https://github.com/citation-style-language/schema/raw/master/csl-citation.json&quot;,&quot;citationID&quot;:&quot;egdpbxyb&quot;} RNDymgpepmvyn"/>.</text:p>
      <text:p text:style-name="Text_20_body">It behoves us to revisit the purpose of game making. Critics <text:reference-mark-start text:name="ZOTERO_ITEM CSL_CITATION {&quot;citationItems&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suffix&quot;:&quot;&quot;,&quot;prefix&quot;:&quot;&quot;,&quot;uris&quot;:[&quot;http://zotero.org/users/1913249/items/NUD3E4DL&quot;],&quot;uri&quot;:[&quot;http://zotero.org/users/1913249/items/NUD3E4DL&quot;]},{&quot;itemData&quot;:{&quot;title&quot;:&quot;Making through the lens of culture and power: Toward transformative visions for educational equity&quot;,&quot;citation-key&quot;:&quot;vossoughi_making_2016&quot;,&quot;author&quot;:[{&quot;given&quot;:&quot;Shirin&quot;,&quot;family&quot;:&quot;Vossoughi&quot;},{&quot;given&quot;:&quot;Paula K.&quot;,&quot;family&quot;:&quot;Hooper&quot;},{&quot;given&quot;:&quot;Meg&quot;,&quot;family&quot;:&quot;Escudé&quot;}],&quot;issue&quot;:&quot;2&quot;,&quot;URL&quot;:&quot;http://www.hepgjournals.org/doi/abs/10.17763/0017-8055.86.2.206&quot;,&quot;title-short&quot;:&quot;Making through the lens of culture and power&quot;,&quot;page&quot;:&quot;206–232&quot;,&quot;type&quot;:&quot;article-journal&quot;,&quot;issued&quot;:{&quot;date-parts&quot;:[[&quot;2016&quot;]]},&quot;id&quot;:&quot;vossoughi_making_2016&quot;,&quot;volume&quot;:&quot;86&quot;,&quot;source&quot;:&quot;Google Scholar&quot;,&quot;accessed&quot;:{&quot;date-parts&quot;:[[&quot;2017&quot;,10,14]]},&quot;container-title&quot;:&quot;Harvard Educational Review&quot;},&quot;id&quot;:1756,&quot;suffix&quot;:&quot;&quot;,&quot;prefix&quot;:&quot;&quot;,&quot;uris&quot;:[&quot;http://zotero.org/users/1913249/items/E7EXZNJ2&quot;],&quot;uri&quot;:[&quot;http://zotero.org/users/1913249/items/E7EXZNJ2&quot;]}],&quot;properties&quot;:{&quot;formattedCitation&quot;:&quot;[@thumlert2018learning; @vossoughi_making_2016]&quot;,&quot;noteIndex&quot;:0},&quot;schema&quot;:&quot;https://github.com/citation-style-language/schema/raw/master/csl-citation.json&quot;,&quot;citationID&quot;:&quot;psfgqnay&quot;} RNDjfnkhrqlgs"/>&lt;Do Zotero Refresh: [@thumlert2018learning; @vossoughi_making_2016]&gt;<text:reference-mark-end text:name="ZOTERO_ITEM CSL_CITATION {&quot;citationItems&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suffix&quot;:&quot;&quot;,&quot;prefix&quot;:&quot;&quot;,&quot;uris&quot;:[&quot;http://zotero.org/users/1913249/items/NUD3E4DL&quot;],&quot;uri&quot;:[&quot;http://zotero.org/users/1913249/items/NUD3E4DL&quot;]},{&quot;itemData&quot;:{&quot;title&quot;:&quot;Making through the lens of culture and power: Toward transformative visions for educational equity&quot;,&quot;citation-key&quot;:&quot;vossoughi_making_2016&quot;,&quot;author&quot;:[{&quot;given&quot;:&quot;Shirin&quot;,&quot;family&quot;:&quot;Vossoughi&quot;},{&quot;given&quot;:&quot;Paula K.&quot;,&quot;family&quot;:&quot;Hooper&quot;},{&quot;given&quot;:&quot;Meg&quot;,&quot;family&quot;:&quot;Escudé&quot;}],&quot;issue&quot;:&quot;2&quot;,&quot;URL&quot;:&quot;http://www.hepgjournals.org/doi/abs/10.17763/0017-8055.86.2.206&quot;,&quot;title-short&quot;:&quot;Making through the lens of culture and power&quot;,&quot;page&quot;:&quot;206–232&quot;,&quot;type&quot;:&quot;article-journal&quot;,&quot;issued&quot;:{&quot;date-parts&quot;:[[&quot;2016&quot;]]},&quot;id&quot;:&quot;vossoughi_making_2016&quot;,&quot;volume&quot;:&quot;86&quot;,&quot;source&quot;:&quot;Google Scholar&quot;,&quot;accessed&quot;:{&quot;date-parts&quot;:[[&quot;2017&quot;,10,14]]},&quot;container-title&quot;:&quot;Harvard Educational Review&quot;},&quot;id&quot;:1756,&quot;suffix&quot;:&quot;&quot;,&quot;prefix&quot;:&quot;&quot;,&quot;uris&quot;:[&quot;http://zotero.org/users/1913249/items/E7EXZNJ2&quot;],&quot;uri&quot;:[&quot;http://zotero.org/users/1913249/items/E7EXZNJ2&quot;]}],&quot;properties&quot;:{&quot;formattedCitation&quot;:&quot;[@thumlert2018learning; @vossoughi_making_2016]&quot;,&quot;noteIndex&quot;:0},&quot;schema&quot;:&quot;https://github.com/citation-style-language/schema/raw/master/csl-citation.json&quot;,&quot;citationID&quot;:&quot;psfgqnay&quot;} RNDjfnkhrqlgs"/>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citationItems&quot;:[{&quot;locator&quot;:&quot;4&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prefix&quot;:&quot;&quot;,&quot;uris&quot;:[&quot;http://zotero.org/users/1913249/items/NUD3E4DL&quot;],&quot;uri&quot;:[&quot;http://zotero.org/users/1913249/items/NUD3E4DL&quot;]}],&quot;properties&quot;:{&quot;formattedCitation&quot;:&quot;[@thumlert2018learning, p.4]&quot;,&quot;noteIndex&quot;:0},&quot;schema&quot;:&quot;https://github.com/citation-style-language/schema/raw/master/csl-citation.json&quot;,&quot;citationID&quot;:&quot;iftgravw&quot;} RNDpirnwggbnx"/>&lt;Do Zotero Refresh: [@thumlert2018learning, p.4]&gt;<text:reference-mark-end text:name="ZOTERO_ITEM CSL_CITATION {&quot;citationItems&quot;:[{&quot;locator&quot;:&quot;4&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prefix&quot;:&quot;&quot;,&quot;uris&quot;:[&quot;http://zotero.org/users/1913249/items/NUD3E4DL&quot;],&quot;uri&quot;:[&quot;http://zotero.org/users/1913249/items/NUD3E4DL&quot;]}],&quot;properties&quot;:{&quot;formattedCitation&quot;:&quot;[@thumlert2018learning, p.4]&quot;,&quot;noteIndex&quot;:0},&quot;schema&quot;:&quot;https://github.com/citation-style-language/schema/raw/master/csl-citation.json&quot;,&quot;citationID&quot;:&quot;iftgravw&quot;} RNDpirnwggbnx"/>,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address what pedagogies are available in to help coding, in relation to RQ1. Following activity theory terms pedagogy can be framed as pedagogical tools and processes and can be viewed as a kind of meditational strategy.</text:p>
      <text:p text:style-name="Text_20_body">The following have been selected as particularly aligned to the scope of the research, digital making in informal approaches (game making specifically when possible) and developing agency. It also focuses on real life rather than online pedagogies (justify this).</text:p>
      <text:p text:style-name="Text_20_body">The progression of pedagogies here develops from those on the more formal elements, teacher led, and develop to describe key features of coding clubs and informal programs.</text:p>
      <text:h text:style-name="Heading_20_3" text:outline-level="3"><text:bookmark-start text:name="project-based-learning-pbl"/><text:soft-page-break/>Project-based learning (PBL)<text:bookmark-end text:name="project-based-learning-pbl"/></text:h>
      <text:p text:style-name="P2">PBL provides a wide scope of research detailing pedagogical approaches aligned with the aims of this research.</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tems&quot;:[{&quot;itemData&quot;:{&quot;source&quot;:&quot;Taylor and Francis+NEJM&quot;,&quot;URL&quot;:&quot;http://dx.doi.org/10.1080/10508406.1998.9672056&quot;,&quot;type&quot;:&quot;article-journal&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title&quot;:&quot;Doing With Understanding: Lessons From Research on Problem- and Project-Based Learning&quot;,&quot;title-short&quot;:&quot;Doing With Understanding&quot;,&quot;container-title&quot;:&quot;Journal of the Learning Sciences&quot;,&quot;ISSN&quot;:&quot;1050-8406&quot;,&quot;DOI&quot;:&quot;10.1080/10508406.1998.9672056&quot;,&quot;id&quot;:&quot;barron_doing_1998&quot;,&quot;volume&quot;:&quot;7&quot;,&quot;page&quot;:&quot;271-311&quot;,&quot;accessed&quot;:{&quot;date-parts&quot;:[[&quot;2017&quot;,10,16]]},&quot;issued&quot;:{&quot;date-parts&quot;:[[&quot;1998&quot;,7,1]]}},&quot;id&quot;:1721,&quot;suffix&quot;:&quot;&quot;,&quot;prefix&quot;:&quot;&quot;,&quot;uris&quot;:[&quot;http://zotero.org/users/1913249/items/4ZRWM3KG&quot;],&quot;uri&quot;:[&quot;http://zotero.org/users/1913249/items/4ZRWM3KG&quot;]},{&quot;itemData&quot;:{&quot;citation-key&quot;:&quot;hernandez_aalborg_2015&quot;,&quot;author&quot;:[{&quot;given&quot;:&quot;Carola&quot;,&quot;family&quot;:&quot;Hernandez&quot;},{&quot;given&quot;:&quot;Ole&quot;,&quot;family&quot;:&quot;Ravn&quot;},{&quot;given&quot;:&quot;Paola&quot;,&quot;family&quot;:&quot;Valero&quot;}],&quot;issue&quot;:&quot;2&quot;,&quot;type&quot;:&quot;article-journal&quot;,&quot;container-title&quot;:&quot;Journal of Problem Based Learning in Higher Education&quot;,&quot;URL&quot;:&quot;https://journals.aau.dk/index.php/pbl/article/view/1206&quot;,&quot;issued&quot;:{&quot;date-parts&quot;:[[&quot;2015&quot;]]},&quot;id&quot;:&quot;hernandez_aalborg_2015&quot;,&quot;volume&quot;:&quot;3&quot;,&quot;title&quot;:&quot;The Aalborg University PO-PBL Model from a Socio-cultural Learning Perspective&quot;,&quot;accessed&quot;:{&quot;date-parts&quot;:[[&quot;2016&quot;,11,27]]},&quot;source&quot;:&quot;Google Scholar&quot;},&quot;id&quot;:332,&quot;suffix&quot;:&quot;&quot;,&quot;prefix&quot;:&quot;&quot;,&quot;uris&quot;:[&quot;http://zotero.org/users/1913249/items/GUME4KHQ&quot;],&quot;uri&quot;:[&quot;http://zotero.org/users/1913249/items/GUME4KHQ&quot;]}],&quot;properties&quot;:{&quot;formattedCitation&quot;:&quot;[@barron_doing_1998; @hernandez_aalborg_2015]&quot;,&quot;noteIndex&quot;:0},&quot;schema&quot;:&quot;https://github.com/citation-style-language/schema/raw/master/csl-citation.json&quot;,&quot;citationID&quot;:&quot;pnvytijb&quot;} RNDaamhsvnmce"/>&lt;Do Zotero Refresh: [@barron_doing_1998; @hernandez_aalborg_2015]&gt;<text:reference-mark-end text:name="ZOTERO_ITEM CSL_CITATION {&quot;citationItems&quot;:[{&quot;itemData&quot;:{&quot;source&quot;:&quot;Taylor and Francis+NEJM&quot;,&quot;URL&quot;:&quot;http://dx.doi.org/10.1080/10508406.1998.9672056&quot;,&quot;type&quot;:&quot;article-journal&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title&quot;:&quot;Doing With Understanding: Lessons From Research on Problem- and Project-Based Learning&quot;,&quot;title-short&quot;:&quot;Doing With Understanding&quot;,&quot;container-title&quot;:&quot;Journal of the Learning Sciences&quot;,&quot;ISSN&quot;:&quot;1050-8406&quot;,&quot;DOI&quot;:&quot;10.1080/10508406.1998.9672056&quot;,&quot;id&quot;:&quot;barron_doing_1998&quot;,&quot;volume&quot;:&quot;7&quot;,&quot;page&quot;:&quot;271-311&quot;,&quot;accessed&quot;:{&quot;date-parts&quot;:[[&quot;2017&quot;,10,16]]},&quot;issued&quot;:{&quot;date-parts&quot;:[[&quot;1998&quot;,7,1]]}},&quot;id&quot;:1721,&quot;suffix&quot;:&quot;&quot;,&quot;prefix&quot;:&quot;&quot;,&quot;uris&quot;:[&quot;http://zotero.org/users/1913249/items/4ZRWM3KG&quot;],&quot;uri&quot;:[&quot;http://zotero.org/users/1913249/items/4ZRWM3KG&quot;]},{&quot;itemData&quot;:{&quot;citation-key&quot;:&quot;hernandez_aalborg_2015&quot;,&quot;author&quot;:[{&quot;given&quot;:&quot;Carola&quot;,&quot;family&quot;:&quot;Hernandez&quot;},{&quot;given&quot;:&quot;Ole&quot;,&quot;family&quot;:&quot;Ravn&quot;},{&quot;given&quot;:&quot;Paola&quot;,&quot;family&quot;:&quot;Valero&quot;}],&quot;issue&quot;:&quot;2&quot;,&quot;type&quot;:&quot;article-journal&quot;,&quot;container-title&quot;:&quot;Journal of Problem Based Learning in Higher Education&quot;,&quot;URL&quot;:&quot;https://journals.aau.dk/index.php/pbl/article/view/1206&quot;,&quot;issued&quot;:{&quot;date-parts&quot;:[[&quot;2015&quot;]]},&quot;id&quot;:&quot;hernandez_aalborg_2015&quot;,&quot;volume&quot;:&quot;3&quot;,&quot;title&quot;:&quot;The Aalborg University PO-PBL Model from a Socio-cultural Learning Perspective&quot;,&quot;accessed&quot;:{&quot;date-parts&quot;:[[&quot;2016&quot;,11,27]]},&quot;source&quot;:&quot;Google Scholar&quot;},&quot;id&quot;:332,&quot;suffix&quot;:&quot;&quot;,&quot;prefix&quot;:&quot;&quot;,&quot;uris&quot;:[&quot;http://zotero.org/users/1913249/items/GUME4KHQ&quot;],&quot;uri&quot;:[&quot;http://zotero.org/users/1913249/items/GUME4KHQ&quot;]}],&quot;properties&quot;:{&quot;formattedCitation&quot;:&quot;[@barron_doing_1998; @hernandez_aalborg_2015]&quot;,&quot;noteIndex&quot;:0},&quot;schema&quot;:&quot;https://github.com/citation-style-language/schema/raw/master/csl-citation.json&quot;,&quot;citationID&quot;:&quot;pnvytijb&quot;} RNDaamhsvnmce"/>.</text:p>
      <text:p text:style-name="Text_20_body">PBL requires learning environment and activities that allow for an active construction of knowledge by learners rather than one dominated by instruction <text:reference-mark-start text:name="ZOTERO_ITEM CSL_CITATION {&quot;citationItems&quot;:[{&quot;itemData&quot;:{&quot;citation-key&quot;:&quot;kokotsaki_project-based_2016&quot;,&quot;issue&quot;:&quot;3&quot;,&quot;language&quot;:&quot;en&quot;,&quot;DOI&quot;:&quot;10.1177/1365480216659733&quot;,&quot;volume&quot;:&quot;19&quot;,&quot;URL&quot;:&quot;http://journals.sagepub.com/doi/10.1177/1365480216659733&quot;,&quot;title&quot;:&quot;Project-based learning: A review of the literature&quot;,&quot;author&quot;:[{&quot;given&quot;:&quot;Dimitra&quot;,&quot;family&quot;:&quot;Kokotsaki&quot;},{&quot;given&quot;:&quot;Victoria&quot;,&quot;family&quot;:&quot;Menzies&quot;},{&quot;given&quot;:&quot;Andy&quot;,&quot;family&quot;:&quot;Wiggins&quot;}],&quot;type&quot;:&quot;article-journal&quot;,&quot;title-short&quot;:&quot;Project-based learning&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ISSN&quot;:&quot;1365-4802, 1475-7583&quot;,&quot;source&quot;:&quot;DOI.org (Crossref)&quot;,&quot;id&quot;:&quot;kokotsaki_project-based_2016&quot;,&quot;page&quot;:&quot;267-277&quot;,&quot;container-title-short&quot;:&quot;Improving Schools&quot;,&quot;accessed&quot;:{&quot;date-parts&quot;:[[&quot;2020&quot;,10,19]]},&quot;issued&quot;:{&quot;date-parts&quot;:[[&quot;2016&quot;,11]]}},&quot;id&quot;:3629,&quot;suffix&quot;:&quot;&quot;,&quot;prefix&quot;:&quot;&quot;,&quot;uris&quot;:[&quot;http://zotero.org/users/1913249/items/XAHE5GYH&quot;],&quot;uri&quot;:[&quot;http://zotero.org/users/1913249/items/XAHE5GYH&quot;]}],&quot;properties&quot;:{&quot;formattedCitation&quot;:&quot;[@kokotsaki_project-based_2016]&quot;,&quot;noteIndex&quot;:0},&quot;schema&quot;:&quot;https://github.com/citation-style-language/schema/raw/master/csl-citation.json&quot;,&quot;citationID&quot;:&quot;mybcgspc&quot;} RNDzwemtuaptt"/>&lt;Do Zotero Refresh: [@kokotsaki_project-based_2016]&gt;<text:reference-mark-end text:name="ZOTERO_ITEM CSL_CITATION {&quot;citationItems&quot;:[{&quot;itemData&quot;:{&quot;citation-key&quot;:&quot;kokotsaki_project-based_2016&quot;,&quot;issue&quot;:&quot;3&quot;,&quot;language&quot;:&quot;en&quot;,&quot;DOI&quot;:&quot;10.1177/1365480216659733&quot;,&quot;volume&quot;:&quot;19&quot;,&quot;URL&quot;:&quot;http://journals.sagepub.com/doi/10.1177/1365480216659733&quot;,&quot;title&quot;:&quot;Project-based learning: A review of the literature&quot;,&quot;author&quot;:[{&quot;given&quot;:&quot;Dimitra&quot;,&quot;family&quot;:&quot;Kokotsaki&quot;},{&quot;given&quot;:&quot;Victoria&quot;,&quot;family&quot;:&quot;Menzies&quot;},{&quot;given&quot;:&quot;Andy&quot;,&quot;family&quot;:&quot;Wiggins&quot;}],&quot;type&quot;:&quot;article-journal&quot;,&quot;title-short&quot;:&quot;Project-based learning&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ISSN&quot;:&quot;1365-4802, 1475-7583&quot;,&quot;source&quot;:&quot;DOI.org (Crossref)&quot;,&quot;id&quot;:&quot;kokotsaki_project-based_2016&quot;,&quot;page&quot;:&quot;267-277&quot;,&quot;container-title-short&quot;:&quot;Improving Schools&quot;,&quot;accessed&quot;:{&quot;date-parts&quot;:[[&quot;2020&quot;,10,19]]},&quot;issued&quot;:{&quot;date-parts&quot;:[[&quot;2016&quot;,11]]}},&quot;id&quot;:3629,&quot;suffix&quot;:&quot;&quot;,&quot;prefix&quot;:&quot;&quot;,&quot;uris&quot;:[&quot;http://zotero.org/users/1913249/items/XAHE5GYH&quot;],&quot;uri&quot;:[&quot;http://zotero.org/users/1913249/items/XAHE5GYH&quot;]}],&quot;properties&quot;:{&quot;formattedCitation&quot;:&quot;[@kokotsaki_project-based_2016]&quot;,&quot;noteIndex&quot;:0},&quot;schema&quot;:&quot;https://github.com/citation-style-language/schema/raw/master/csl-citation.json&quot;,&quot;citationID&quot;:&quot;mybcgspc&quot;} RNDzwemtuaptt"/>. PBL pedagogy aligns with AT concepts of learning in that change happens via the use of artefacts use in a community <text:reference-mark-start text:name="ZOTERO_ITEM CSL_CITATION {&quot;citationItems&quot;:[{&quot;itemData&quot;:{&quot;citation-key&quot;:&quot;gibbes_project-based_2014&quot;,&quot;issue&quot;:&quot;2&quot;,&quot;language&quot;:&quot;en&quot;,&quot;container-title-short&quot;:&quot;Innovation in Language Learning and Teaching&quot;,&quot;volume&quot;:&quot;8&quot;,&quot;URL&quot;:&quot;http://www.tandfonline.com/doi/abs/10.1080/17501229.2013.793689&quot;,&quot;title&quot;:&quot;Project-based language learning: an activity theory analysis&quot;,&quot;author&quot;:[{&quot;given&quot;:&quot;Marina&quot;,&quot;family&quot;:&quot;Gibbes&quot;},{&quot;given&quot;:&quot;Lorna&quot;,&quot;family&quot;:&quot;Carson&quot;}],&quot;type&quot;:&quot;article-journal&quot;,&quot;title-short&quot;:&quot;Project-based language learning&quot;,&quot;page&quot;:&quot;171-189&quot;,&quot;ISSN&quot;:&quot;1750-1229, 1750-1237&quot;,&quot;source&quot;:&quot;DOI.org (Crossref)&quot;,&quot;id&quot;:&quot;gibbes_project-based_2014&quot;,&quot;container-title&quot;:&quot;Innovation in Language Learning and Teaching&quot;,&quot;DOI&quot;:&quot;10.1080/17501229.2013.793689&quot;,&quot;accessed&quot;:{&quot;date-parts&quot;:[[&quot;2024&quot;,7,18]]},&quot;issued&quot;:{&quot;date-parts&quot;:[[&quot;2014&quot;,5,4]]}},&quot;id&quot;:9681,&quot;suffix&quot;:&quot;&quot;,&quot;prefix&quot;:&quot;&quot;,&quot;uris&quot;:[&quot;http://zotero.org/users/1913249/items/HEL28E5L&quot;],&quot;uri&quot;:[&quot;http://zotero.org/users/1913249/items/HEL28E5L&quot;]},{&quot;itemData&quot;:{&quot;publisher&quot;:&quot;Educational Technology Publications, Inc.&quot;,&quot;title&quot;:&quot;Activity Theory as a Framework for Project Work in Learning Environments&quot;,&quot;citation-key&quot;:&quot;hung_activity_2000&quot;,&quot;author&quot;:[{&quot;given&quot;:&quot;David W. L.&quot;,&quot;family&quot;:&quot;Hung&quot;},{&quot;given&quot;:&quot;Angela F. L.&quot;,&quot;family&quot;:&quot;Wong&quot;}],&quot;issue&quot;:&quot;2&quot;,&quot;URL&quot;:&quot;https://www.jstor.org/stable/44428589&quot;,&quot;type&quot;:&quot;article-journal&quot;,&quot;container-title&quot;:&quot;Educational Technology&quot;,&quot;ISSN&quot;:&quot;0013-1962&quot;,&quot;issued&quot;:{&quot;date-parts&quot;:[[&quot;2000&quot;]]},&quot;id&quot;:&quot;hung_activity_2000&quot;,&quot;volume&quot;:&quot;40&quot;,&quot;source&quot;:&quot;JSTOR&quot;,&quot;accessed&quot;:{&quot;date-parts&quot;:[[&quot;2024&quot;,7,19]]},&quot;page&quot;:&quot;33-37&quot;},&quot;id&quot;:9682,&quot;suffix&quot;:&quot;&quot;,&quot;prefix&quot;:&quot;&quot;,&quot;uris&quot;:[&quot;http://zotero.org/users/1913249/items/KKSMVGEK&quot;],&quot;uri&quot;:[&quot;http://zotero.org/users/1913249/items/KKSMVGEK&quot;]}],&quot;properties&quot;:{&quot;formattedCitation&quot;:&quot;[@gibbes_project-based_2014; @hung_activity_2000]&quot;,&quot;noteIndex&quot;:0},&quot;schema&quot;:&quot;https://github.com/citation-style-language/schema/raw/master/csl-citation.json&quot;,&quot;citationID&quot;:&quot;xcuychgv&quot;} RNDctheytczvi"/>&lt;Do Zotero Refresh: [@gibbes_project-based_2014; @hung_activity_2000]&gt;<text:reference-mark-end text:name="ZOTERO_ITEM CSL_CITATION {&quot;citationItems&quot;:[{&quot;itemData&quot;:{&quot;citation-key&quot;:&quot;gibbes_project-based_2014&quot;,&quot;issue&quot;:&quot;2&quot;,&quot;language&quot;:&quot;en&quot;,&quot;container-title-short&quot;:&quot;Innovation in Language Learning and Teaching&quot;,&quot;volume&quot;:&quot;8&quot;,&quot;URL&quot;:&quot;http://www.tandfonline.com/doi/abs/10.1080/17501229.2013.793689&quot;,&quot;title&quot;:&quot;Project-based language learning: an activity theory analysis&quot;,&quot;author&quot;:[{&quot;given&quot;:&quot;Marina&quot;,&quot;family&quot;:&quot;Gibbes&quot;},{&quot;given&quot;:&quot;Lorna&quot;,&quot;family&quot;:&quot;Carson&quot;}],&quot;type&quot;:&quot;article-journal&quot;,&quot;title-short&quot;:&quot;Project-based language learning&quot;,&quot;page&quot;:&quot;171-189&quot;,&quot;ISSN&quot;:&quot;1750-1229, 1750-1237&quot;,&quot;source&quot;:&quot;DOI.org (Crossref)&quot;,&quot;id&quot;:&quot;gibbes_project-based_2014&quot;,&quot;container-title&quot;:&quot;Innovation in Language Learning and Teaching&quot;,&quot;DOI&quot;:&quot;10.1080/17501229.2013.793689&quot;,&quot;accessed&quot;:{&quot;date-parts&quot;:[[&quot;2024&quot;,7,18]]},&quot;issued&quot;:{&quot;date-parts&quot;:[[&quot;2014&quot;,5,4]]}},&quot;id&quot;:9681,&quot;suffix&quot;:&quot;&quot;,&quot;prefix&quot;:&quot;&quot;,&quot;uris&quot;:[&quot;http://zotero.org/users/1913249/items/HEL28E5L&quot;],&quot;uri&quot;:[&quot;http://zotero.org/users/1913249/items/HEL28E5L&quot;]},{&quot;itemData&quot;:{&quot;publisher&quot;:&quot;Educational Technology Publications, Inc.&quot;,&quot;title&quot;:&quot;Activity Theory as a Framework for Project Work in Learning Environments&quot;,&quot;citation-key&quot;:&quot;hung_activity_2000&quot;,&quot;author&quot;:[{&quot;given&quot;:&quot;David W. L.&quot;,&quot;family&quot;:&quot;Hung&quot;},{&quot;given&quot;:&quot;Angela F. L.&quot;,&quot;family&quot;:&quot;Wong&quot;}],&quot;issue&quot;:&quot;2&quot;,&quot;URL&quot;:&quot;https://www.jstor.org/stable/44428589&quot;,&quot;type&quot;:&quot;article-journal&quot;,&quot;container-title&quot;:&quot;Educational Technology&quot;,&quot;ISSN&quot;:&quot;0013-1962&quot;,&quot;issued&quot;:{&quot;date-parts&quot;:[[&quot;2000&quot;]]},&quot;id&quot;:&quot;hung_activity_2000&quot;,&quot;volume&quot;:&quot;40&quot;,&quot;source&quot;:&quot;JSTOR&quot;,&quot;accessed&quot;:{&quot;date-parts&quot;:[[&quot;2024&quot;,7,19]]},&quot;page&quot;:&quot;33-37&quot;},&quot;id&quot;:9682,&quot;suffix&quot;:&quot;&quot;,&quot;prefix&quot;:&quot;&quot;,&quot;uris&quot;:[&quot;http://zotero.org/users/1913249/items/KKSMVGEK&quot;],&quot;uri&quot;:[&quot;http://zotero.org/users/1913249/items/KKSMVGEK&quot;]}],&quot;properties&quot;:{&quot;formattedCitation&quot;:&quot;[@gibbes_project-based_2014; @hung_activity_2000]&quot;,&quot;noteIndex&quot;:0},&quot;schema&quot;:&quot;https://github.com/citation-style-language/schema/raw/master/csl-citation.json&quot;,&quot;citationID&quot;:&quot;xcuychgv&quot;} RNDctheytczvi"/>.</text:p>
      <text:p text:style-name="Preformatted_20_Text">&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tems&quot;:[{&quot;itemData&quot;:{&quot;citation-key&quot;:&quot;kirschner_why_2006&quot;,&quot;author&quot;:[{&quot;given&quot;:&quot;Paul A.&quot;,&quot;family&quot;:&quot;Kirschner&quot;},{&quot;given&quot;:&quot;John&quot;,&quot;family&quot;:&quot;Sweller&quot;},{&quot;given&quot;:&quot;Richard E.&quot;,&quot;family&quot;:&quot;Clark&quot;}],&quot;issue&quot;:&quot;2&quot;,&quot;title-short&quot;:&quot;Why minimal guidance during instruction does not work&quot;,&quot;page&quot;:&quot;75–86&quot;,&quot;type&quot;:&quot;article-journal&quot;,&quot;issued&quot;:{&quot;date-parts&quot;:[[&quot;2006&quot;]]},&quot;id&quot;:&quot;kirschner_why_2006&quot;,&quot;volume&quot;:&quot;41&quot;,&quot;title&quot;:&quot;Why minimal guidance during instruction does not work: An analysis of the failure of constructivist, discovery, problem-based, experiential, and inquiry-based teaching&quot;,&quot;container-title&quot;:&quot;Educational psychologist&quot;,&quot;source&quot;:&quot;Google Scholar&quot;},&quot;id&quot;:1832,&quot;suffix&quot;:&quot;&quot;,&quot;prefix&quot;:&quot;&quot;,&quot;uris&quot;:[&quot;http://zotero.org/users/1913249/items/F84HG9BX&quot;],&quot;uri&quot;:[&quot;http://zotero.org/users/1913249/items/F84HG9BX&quot;]},{&quot;itemData&quot;:{&quot;citation-key&quot;:&quot;hmelo-silver_scaffolding_2007&quot;,&quot;author&quot;:[{&quot;given&quot;:&quot;Cindy E.&quot;,&quot;family&quot;:&quot;Hmelo-Silver&quot;},{&quot;given&quot;:&quot;Ravit Golan&quot;,&quot;family&quot;:&quot;Duncan&quot;},{&quot;given&quot;:&quot;Clark A.&quot;,&quot;family&quot;:&quot;Chinn&quot;}],&quot;issue&quot;:&quot;2&quot;,&quot;title-short&quot;:&quot;Scaffolding and achievement in problem-based and inquiry learning&quot;,&quot;page&quot;:&quot;99–107&quot;,&quot;type&quot;:&quot;article-journal&quot;,&quot;issued&quot;:{&quot;date-parts&quot;:[[&quot;2007&quot;]]},&quot;id&quot;:&quot;hmelo-silver_scaffolding_2007&quot;,&quot;volume&quot;:&quot;42&quot;,&quot;title&quot;:&quot;Scaffolding and achievement in problem-based and inquiry learning: A response to Kirschner, Sweller, and Clark (2006)&quot;,&quot;container-title&quot;:&quot;Educational psychologist&quot;,&quot;source&quot;:&quot;Google Scholar&quot;},&quot;id&quot;:1833,&quot;suffix&quot;:&quot;&quot;,&quot;prefix&quot;:&quot;&quot;,&quot;uris&quot;:[&quot;http://zotero.org/users/1913249/items/FQRZTJDF&quot;],&quot;uri&quot;:[&quot;http://zotero.org/users/1913249/items/FQRZTJDF&quot;]}],&quot;properties&quot;:{&quot;formattedCitation&quot;:&quot;[@kirschner_why_2006; @hmelo-silver_scaffolding_2007]&quot;,&quot;noteIndex&quot;:0},&quot;schema&quot;:&quot;https://github.com/citation-style-language/schema/raw/master/csl-citation.json&quot;,&quot;citationID&quot;:&quot;sllripdc&quot;} RNDjdrcwpfrni"/>&lt;Do Zotero Refresh: [@kirschner_why_2006; @hmelo-silver_scaffolding_2007]&gt;<text:reference-mark-end text:name="ZOTERO_ITEM CSL_CITATION {&quot;citationItems&quot;:[{&quot;itemData&quot;:{&quot;citation-key&quot;:&quot;kirschner_why_2006&quot;,&quot;author&quot;:[{&quot;given&quot;:&quot;Paul A.&quot;,&quot;family&quot;:&quot;Kirschner&quot;},{&quot;given&quot;:&quot;John&quot;,&quot;family&quot;:&quot;Sweller&quot;},{&quot;given&quot;:&quot;Richard E.&quot;,&quot;family&quot;:&quot;Clark&quot;}],&quot;issue&quot;:&quot;2&quot;,&quot;title-short&quot;:&quot;Why minimal guidance during instruction does not work&quot;,&quot;page&quot;:&quot;75–86&quot;,&quot;type&quot;:&quot;article-journal&quot;,&quot;issued&quot;:{&quot;date-parts&quot;:[[&quot;2006&quot;]]},&quot;id&quot;:&quot;kirschner_why_2006&quot;,&quot;volume&quot;:&quot;41&quot;,&quot;title&quot;:&quot;Why minimal guidance during instruction does not work: An analysis of the failure of constructivist, discovery, problem-based, experiential, and inquiry-based teaching&quot;,&quot;container-title&quot;:&quot;Educational psychologist&quot;,&quot;source&quot;:&quot;Google Scholar&quot;},&quot;id&quot;:1832,&quot;suffix&quot;:&quot;&quot;,&quot;prefix&quot;:&quot;&quot;,&quot;uris&quot;:[&quot;http://zotero.org/users/1913249/items/F84HG9BX&quot;],&quot;uri&quot;:[&quot;http://zotero.org/users/1913249/items/F84HG9BX&quot;]},{&quot;itemData&quot;:{&quot;citation-key&quot;:&quot;hmelo-silver_scaffolding_2007&quot;,&quot;author&quot;:[{&quot;given&quot;:&quot;Cindy E.&quot;,&quot;family&quot;:&quot;Hmelo-Silver&quot;},{&quot;given&quot;:&quot;Ravit Golan&quot;,&quot;family&quot;:&quot;Duncan&quot;},{&quot;given&quot;:&quot;Clark A.&quot;,&quot;family&quot;:&quot;Chinn&quot;}],&quot;issue&quot;:&quot;2&quot;,&quot;title-short&quot;:&quot;Scaffolding and achievement in problem-based and inquiry learning&quot;,&quot;page&quot;:&quot;99–107&quot;,&quot;type&quot;:&quot;article-journal&quot;,&quot;issued&quot;:{&quot;date-parts&quot;:[[&quot;2007&quot;]]},&quot;id&quot;:&quot;hmelo-silver_scaffolding_2007&quot;,&quot;volume&quot;:&quot;42&quot;,&quot;title&quot;:&quot;Scaffolding and achievement in problem-based and inquiry learning: A response to Kirschner, Sweller, and Clark (2006)&quot;,&quot;container-title&quot;:&quot;Educational psychologist&quot;,&quot;source&quot;:&quot;Google Scholar&quot;},&quot;id&quot;:1833,&quot;suffix&quot;:&quot;&quot;,&quot;prefix&quot;:&quot;&quot;,&quot;uris&quot;:[&quot;http://zotero.org/users/1913249/items/FQRZTJDF&quot;],&quot;uri&quot;:[&quot;http://zotero.org/users/1913249/items/FQRZTJDF&quot;]}],&quot;properties&quot;:{&quot;formattedCitation&quot;:&quot;[@kirschner_why_2006; @hmelo-silver_scaffolding_2007]&quot;,&quot;noteIndex&quot;:0},&quot;schema&quot;:&quot;https://github.com/citation-style-language/schema/raw/master/csl-citation.json&quot;,&quot;citationID&quot;:&quot;sllripdc&quot;} RNDjdrcwpfrni"/>.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tems&quot;:[{&quot;itemData&quot;:{&quot;citation-key&quot;:&quot;ertmer_essentials_2015-1&quot;,&quot;author&quot;:[{&quot;given&quot;:&quot;Peggy&quot;,&quot;family&quot;:&quot;Ertmer&quot;},{&quot;given&quot;:&quot;Krista&quot;,&quot;family&quot;:&quot;Glazewski&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age&quot;:&quot;89-106&quot;,&quot;ISBN&quot;:&quot;978-1-55753-682-2&quot;,&quot;issued&quot;:{&quot;date-parts&quot;:[[&quot;2015&quot;,1,15]]},&quot;id&quot;:&quot;ertmer_essentials_2015-1&quot;,&quot;title-short&quot;:&quot;Essentials for PBL Implementation&quot;,&quot;title&quot;:&quot;Essentials for PBL Implementation: Fostering Collaboration, Transforming Roles, and Scaffolding Learning.&quot;,&quot;source&quot;:&quot;ResearchGate&quot;,&quot;DOI&quot;:&quot;10.2307/j.ctt6wq6fh.12&quot;},&quot;id&quot;:9701,&quot;suffix&quot;:&quot;&quot;,&quot;prefix&quot;:&quot;&quot;,&quot;uris&quot;:[&quot;http://zotero.org/users/1913249/items/3BDJCKBD&quot;],&quot;uri&quot;:[&quot;http://zotero.org/users/1913249/items/3BDJCKBD&quot;]}],&quot;properties&quot;:{&quot;formattedCitation&quot;:&quot;[@ertmer_essentials_2015-1]&quot;,&quot;noteIndex&quot;:0},&quot;schema&quot;:&quot;https://github.com/citation-style-language/schema/raw/master/csl-citation.json&quot;,&quot;citationID&quot;:&quot;ytdankfl&quot;} RNDeilaqdmcuu"/>&lt;Do Zotero Refresh: [@ertmer_essentials_2015-1]&gt;<text:reference-mark-end text:name="ZOTERO_ITEM CSL_CITATION {&quot;citationItems&quot;:[{&quot;itemData&quot;:{&quot;citation-key&quot;:&quot;ertmer_essentials_2015-1&quot;,&quot;author&quot;:[{&quot;given&quot;:&quot;Peggy&quot;,&quot;family&quot;:&quot;Ertmer&quot;},{&quot;given&quot;:&quot;Krista&quot;,&quot;family&quot;:&quot;Glazewski&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age&quot;:&quot;89-106&quot;,&quot;ISBN&quot;:&quot;978-1-55753-682-2&quot;,&quot;issued&quot;:{&quot;date-parts&quot;:[[&quot;2015&quot;,1,15]]},&quot;id&quot;:&quot;ertmer_essentials_2015-1&quot;,&quot;title-short&quot;:&quot;Essentials for PBL Implementation&quot;,&quot;title&quot;:&quot;Essentials for PBL Implementation: Fostering Collaboration, Transforming Roles, and Scaffolding Learning.&quot;,&quot;source&quot;:&quot;ResearchGate&quot;,&quot;DOI&quot;:&quot;10.2307/j.ctt6wq6fh.12&quot;},&quot;id&quot;:9701,&quot;suffix&quot;:&quot;&quot;,&quot;prefix&quot;:&quot;&quot;,&quot;uris&quot;:[&quot;http://zotero.org/users/1913249/items/3BDJCKBD&quot;],&quot;uri&quot;:[&quot;http://zotero.org/users/1913249/items/3BDJCKBD&quot;]}],&quot;properties&quot;:{&quot;formattedCitation&quot;:&quot;[@ertmer_essentials_2015-1]&quot;,&quot;noteIndex&quot;:0},&quot;schema&quot;:&quot;https://github.com/citation-style-language/schema/raw/master/csl-citation.json&quot;,&quot;citationID&quot;:&quot;ytdankfl&quot;} RNDeilaqdmcuu"/>.</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tems&quot;:[{&quot;itemData&quot;:{&quot;citation-key&quot;:&quot;ertmer_essentials_2015-1&quot;,&quot;author&quot;:[{&quot;given&quot;:&quot;Peggy&quot;,&quot;family&quot;:&quot;Ertmer&quot;},{&quot;given&quot;:&quot;Krista&quot;,&quot;family&quot;:&quot;Glazewski&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age&quot;:&quot;89-106&quot;,&quot;ISBN&quot;:&quot;978-1-55753-682-2&quot;,&quot;issued&quot;:{&quot;date-parts&quot;:[[&quot;2015&quot;,1,15]]},&quot;id&quot;:&quot;ertmer_essentials_2015-1&quot;,&quot;title-short&quot;:&quot;Essentials for PBL Implementation&quot;,&quot;title&quot;:&quot;Essentials for PBL Implementation: Fostering Collaboration, Transforming Roles, and Scaffolding Learning.&quot;,&quot;source&quot;:&quot;ResearchGate&quot;,&quot;DOI&quot;:&quot;10.2307/j.ctt6wq6fh.12&quot;},&quot;id&quot;:9701,&quot;suffix&quot;:&quot;&quot;,&quot;prefix&quot;:&quot;&quot;,&quot;uris&quot;:[&quot;http://zotero.org/users/1913249/items/3BDJCKBD&quot;],&quot;uri&quot;:[&quot;http://zotero.org/users/1913249/items/3BDJCKBD&quot;]},{&quot;itemData&quot;:{&quot;publisher&quot;:&quot;Multidisciplinary Digital Publishing Institute&quot;,&quot;citation-key&quot;:&quot;pitot_establishing_2024&quot;,&quot;issue&quot;:&quot;6&quot;,&quot;language&quot;:&quot;en&quot;,&quot;issued&quot;:{&quot;date-parts&quot;:[[&quot;2024&quot;,6]]},&quot;volume&quot;:&quot;14&quot;,&quot;number&quot;:&quot;6&quot;,&quot;URL&quot;:&quot;https://www.mdpi.com/2227-7102/14/6/571&quot;,&quot;title&quot;:&quot;Establishing a PBL STEM Framework for Pre-Service Teachers&quot;,&quot;author&quot;:[{&quot;given&quot;:&quot;Lisa N.&quot;,&quot;family&quot;:&quot;Pitot&quot;},{&quot;given&quot;:&quot;Maggie Lee&quot;,&quot;family&quot;:&quot;McHugh&quot;},{&quot;given&quot;:&quot;Jennifer&quot;,&quot;family&quot;:&quot;Kosiak&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ISSN&quot;:&quot;2227-7102&quot;,&quot;source&quot;:&quot;www.mdpi.com&quot;,&quot;license&quot;:&quot;http://creativecommons.org/licenses/by/3.0/&quot;,&quot;page&quot;:&quot;571&quot;,&quot;DOI&quot;:&quot;10.3390/educsci14060571&quot;,&quot;accessed&quot;:{&quot;date-parts&quot;:[[&quot;2024&quot;,7,26]]},&quot;id&quot;:&quot;pitot_establishing_2024&quot;},&quot;id&quot;:9704,&quot;suffix&quot;:&quot;&quot;,&quot;prefix&quot;:&quot;&quot;,&quot;uris&quot;:[&quot;http://zotero.org/users/1913249/items/957N78UJ&quot;],&quot;uri&quot;:[&quot;http://zotero.org/users/1913249/items/957N78UJ&quot;]}],&quot;properties&quot;:{&quot;formattedCitation&quot;:&quot;[@ertmer_essentials_2015-1; @pitot_establishing_2024]&quot;,&quot;noteIndex&quot;:0},&quot;schema&quot;:&quot;https://github.com/citation-style-language/schema/raw/master/csl-citation.json&quot;,&quot;citationID&quot;:&quot;rxwbbney&quot;} RNDckpqsokvpx"/>&lt;Do Zotero Refresh: [@ertmer_essentials_2015-1; @pitot_establishing_2024]&gt;<text:reference-mark-end text:name="ZOTERO_ITEM CSL_CITATION {&quot;citationItems&quot;:[{&quot;itemData&quot;:{&quot;citation-key&quot;:&quot;ertmer_essentials_2015-1&quot;,&quot;author&quot;:[{&quot;given&quot;:&quot;Peggy&quot;,&quot;family&quot;:&quot;Ertmer&quot;},{&quot;given&quot;:&quot;Krista&quot;,&quot;family&quot;:&quot;Glazewski&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age&quot;:&quot;89-106&quot;,&quot;ISBN&quot;:&quot;978-1-55753-682-2&quot;,&quot;issued&quot;:{&quot;date-parts&quot;:[[&quot;2015&quot;,1,15]]},&quot;id&quot;:&quot;ertmer_essentials_2015-1&quot;,&quot;title-short&quot;:&quot;Essentials for PBL Implementation&quot;,&quot;title&quot;:&quot;Essentials for PBL Implementation: Fostering Collaboration, Transforming Roles, and Scaffolding Learning.&quot;,&quot;source&quot;:&quot;ResearchGate&quot;,&quot;DOI&quot;:&quot;10.2307/j.ctt6wq6fh.12&quot;},&quot;id&quot;:9701,&quot;suffix&quot;:&quot;&quot;,&quot;prefix&quot;:&quot;&quot;,&quot;uris&quot;:[&quot;http://zotero.org/users/1913249/items/3BDJCKBD&quot;],&quot;uri&quot;:[&quot;http://zotero.org/users/1913249/items/3BDJCKBD&quot;]},{&quot;itemData&quot;:{&quot;publisher&quot;:&quot;Multidisciplinary Digital Publishing Institute&quot;,&quot;citation-key&quot;:&quot;pitot_establishing_2024&quot;,&quot;issue&quot;:&quot;6&quot;,&quot;language&quot;:&quot;en&quot;,&quot;issued&quot;:{&quot;date-parts&quot;:[[&quot;2024&quot;,6]]},&quot;volume&quot;:&quot;14&quot;,&quot;number&quot;:&quot;6&quot;,&quot;URL&quot;:&quot;https://www.mdpi.com/2227-7102/14/6/571&quot;,&quot;title&quot;:&quot;Establishing a PBL STEM Framework for Pre-Service Teachers&quot;,&quot;author&quot;:[{&quot;given&quot;:&quot;Lisa N.&quot;,&quot;family&quot;:&quot;Pitot&quot;},{&quot;given&quot;:&quot;Maggie Lee&quot;,&quot;family&quot;:&quot;McHugh&quot;},{&quot;given&quot;:&quot;Jennifer&quot;,&quot;family&quot;:&quot;Kosiak&quot;}],&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ISSN&quot;:&quot;2227-7102&quot;,&quot;source&quot;:&quot;www.mdpi.com&quot;,&quot;license&quot;:&quot;http://creativecommons.org/licenses/by/3.0/&quot;,&quot;page&quot;:&quot;571&quot;,&quot;DOI&quot;:&quot;10.3390/educsci14060571&quot;,&quot;accessed&quot;:{&quot;date-parts&quot;:[[&quot;2024&quot;,7,26]]},&quot;id&quot;:&quot;pitot_establishing_2024&quot;},&quot;id&quot;:9704,&quot;suffix&quot;:&quot;&quot;,&quot;prefix&quot;:&quot;&quot;,&quot;uris&quot;:[&quot;http://zotero.org/users/1913249/items/957N78UJ&quot;],&quot;uri&quot;:[&quot;http://zotero.org/users/1913249/items/957N78UJ&quot;]}],&quot;properties&quot;:{&quot;formattedCitation&quot;:&quot;[@ertmer_essentials_2015-1; @pitot_establishing_2024]&quot;,&quot;noteIndex&quot;:0},&quot;schema&quot;:&quot;https://github.com/citation-style-language/schema/raw/master/csl-citation.json&quot;,&quot;citationID&quot;:&quot;rxwbbney&quot;} RNDckpqsokvpx"/>.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tems&quot;:[{&quot;itemData&quot;:{&quot;citation-key&quot;:&quot;ertmer_essentials_2015-1&quot;,&quot;author&quot;:[{&quot;given&quot;:&quot;Peggy&quot;,&quot;family&quot;:&quot;Ertmer&quot;},{&quot;given&quot;:&quot;Krista&quot;,&quot;family&quot;:&quot;Glazewski&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age&quot;:&quot;89-106&quot;,&quot;ISBN&quot;:&quot;978-1-55753-682-2&quot;,&quot;issued&quot;:{&quot;date-parts&quot;:[[&quot;2015&quot;,1,15]]},&quot;id&quot;:&quot;ertmer_essentials_2015-1&quot;,&quot;title-short&quot;:&quot;Essentials for PBL Implementation&quot;,&quot;title&quot;:&quot;Essentials for PBL Implementation: Fostering Collaboration, Transforming Roles, and Scaffolding Learning.&quot;,&quot;source&quot;:&quot;ResearchGate&quot;,&quot;DOI&quot;:&quot;10.2307/j.ctt6wq6fh.12&quot;},&quot;id&quot;:9701,&quot;suffix&quot;:&quot;&quot;,&quot;prefix&quot;:&quot;&quot;,&quot;uris&quot;:[&quot;http://zotero.org/users/1913249/items/3BDJCKBD&quot;],&quot;uri&quot;:[&quot;http://zotero.org/users/1913249/items/3BDJCKBD&quot;]}],&quot;properties&quot;:{&quot;formattedCitation&quot;:&quot;[@ertmer_essentials_2015-1]&quot;,&quot;noteIndex&quot;:0},&quot;schema&quot;:&quot;https://github.com/citation-style-language/schema/raw/master/csl-citation.json&quot;,&quot;citationID&quot;:&quot;fujjcvkt&quot;} RNDywvsqnqnpr"/>&lt;Do Zotero Refresh: [@ertmer_essentials_2015-1]&gt;<text:reference-mark-end text:name="ZOTERO_ITEM CSL_CITATION {&quot;citationItems&quot;:[{&quot;itemData&quot;:{&quot;citation-key&quot;:&quot;ertmer_essentials_2015-1&quot;,&quot;author&quot;:[{&quot;given&quot;:&quot;Peggy&quot;,&quot;family&quot;:&quot;Ertmer&quot;},{&quot;given&quot;:&quot;Krista&quot;,&quot;family&quot;:&quot;Glazewski&quot;}],&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page&quot;:&quot;89-106&quot;,&quot;ISBN&quot;:&quot;978-1-55753-682-2&quot;,&quot;issued&quot;:{&quot;date-parts&quot;:[[&quot;2015&quot;,1,15]]},&quot;id&quot;:&quot;ertmer_essentials_2015-1&quot;,&quot;title-short&quot;:&quot;Essentials for PBL Implementation&quot;,&quot;title&quot;:&quot;Essentials for PBL Implementation: Fostering Collaboration, Transforming Roles, and Scaffolding Learning.&quot;,&quot;source&quot;:&quot;ResearchGate&quot;,&quot;DOI&quot;:&quot;10.2307/j.ctt6wq6fh.12&quot;},&quot;id&quot;:9701,&quot;suffix&quot;:&quot;&quot;,&quot;prefix&quot;:&quot;&quot;,&quot;uris&quot;:[&quot;http://zotero.org/users/1913249/items/3BDJCKBD&quot;],&quot;uri&quot;:[&quot;http://zotero.org/users/1913249/items/3BDJCKBD&quot;]}],&quot;properties&quot;:{&quot;formattedCitation&quot;:&quot;[@ertmer_essentials_2015-1]&quot;,&quot;noteIndex&quot;:0},&quot;schema&quot;:&quot;https://github.com/citation-style-language/schema/raw/master/csl-citation.json&quot;,&quot;citationID&quot;:&quot;fujjcvkt&quot;} RNDywvsqnqnpr"/>.</text:p>
      <text:p text:style-name="Text_20_body">PBL can be effective in diverse fields of practice including: inclusive pedagogies <text:reference-mark-start text:name="ZOTERO_ITEM CSL_CITATION {&quot;citationItems&quot;:[{&quot;itemData&quot;:{&quot;publisher&quot;:&quot;Routledge&quot;,&quot;citation-key&quot;:&quot;leggett_impact_2021&quot;,&quot;issue&quot;:&quot;11&quot;,&quot;issued&quot;:{&quot;date-parts&quot;:[[&quot;2021&quot;,9,19]]},&quot;volume&quot;:&quot;25&quot;,&quot;URL&quot;:&quot;https://doi.org/10.1080/13603116.2019.1609101&quot;,&quot;title&quot;:&quot;The impact of Project Based Learning (PBL) on students from low socio economic statuses: a review&quot;,&quot;author&quot;:[{&quot;given&quot;:&quot;Grace&quot;,&quot;family&quot;:&quot;Leggett&quot;},{&quot;given&quot;:&quot;Ingrid&quot;,&quot;family&quot;:&quot;Harrington&quot;}],&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age&quot;:&quot;1270-1286&quot;,&quot;ISSN&quot;:&quot;1360-3116&quot;,&quot;title-short&quot;:&quot;The impact of Project Based Learning (PBL) on students from low socio economic statuses&quot;,&quot;id&quot;:&quot;leggett_impact_2021&quot;,&quot;container-title&quot;:&quot;International Journal of Inclusive Education&quot;,&quot;DOI&quot;:&quot;10.1080/13603116.2019.1609101&quot;,&quot;accessed&quot;:{&quot;date-parts&quot;:[[&quot;2024&quot;,7,18]]},&quot;source&quot;:&quot;Taylor and Francis+NEJM&quot;},&quot;id&quot;:9677,&quot;suffix&quot;:&quot;&quot;,&quot;prefix&quot;:&quot;&quot;,&quot;uris&quot;:[&quot;http://zotero.org/users/1913249/items/UTDFYGE4&quot;],&quot;uri&quot;:[&quot;http://zotero.org/users/1913249/items/UTDFYGE4&quot;]}],&quot;properties&quot;:{&quot;formattedCitation&quot;:&quot;[@leggett_impact_2021]&quot;,&quot;noteIndex&quot;:0},&quot;schema&quot;:&quot;https://github.com/citation-style-language/schema/raw/master/csl-citation.json&quot;,&quot;citationID&quot;:&quot;atpddfuv&quot;} RNDtericxcmhf"/>&lt;Do Zotero Refresh: [@leggett_impact_2021]&gt;<text:reference-mark-end text:name="ZOTERO_ITEM CSL_CITATION {&quot;citationItems&quot;:[{&quot;itemData&quot;:{&quot;publisher&quot;:&quot;Routledge&quot;,&quot;citation-key&quot;:&quot;leggett_impact_2021&quot;,&quot;issue&quot;:&quot;11&quot;,&quot;issued&quot;:{&quot;date-parts&quot;:[[&quot;2021&quot;,9,19]]},&quot;volume&quot;:&quot;25&quot;,&quot;URL&quot;:&quot;https://doi.org/10.1080/13603116.2019.1609101&quot;,&quot;title&quot;:&quot;The impact of Project Based Learning (PBL) on students from low socio economic statuses: a review&quot;,&quot;author&quot;:[{&quot;given&quot;:&quot;Grace&quot;,&quot;family&quot;:&quot;Leggett&quot;},{&quot;given&quot;:&quot;Ingrid&quot;,&quot;family&quot;:&quot;Harrington&quot;}],&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age&quot;:&quot;1270-1286&quot;,&quot;ISSN&quot;:&quot;1360-3116&quot;,&quot;title-short&quot;:&quot;The impact of Project Based Learning (PBL) on students from low socio economic statuses&quot;,&quot;id&quot;:&quot;leggett_impact_2021&quot;,&quot;container-title&quot;:&quot;International Journal of Inclusive Education&quot;,&quot;DOI&quot;:&quot;10.1080/13603116.2019.1609101&quot;,&quot;accessed&quot;:{&quot;date-parts&quot;:[[&quot;2024&quot;,7,18]]},&quot;source&quot;:&quot;Taylor and Francis+NEJM&quot;},&quot;id&quot;:9677,&quot;suffix&quot;:&quot;&quot;,&quot;prefix&quot;:&quot;&quot;,&quot;uris&quot;:[&quot;http://zotero.org/users/1913249/items/UTDFYGE4&quot;],&quot;uri&quot;:[&quot;http://zotero.org/users/1913249/items/UTDFYGE4&quot;]}],&quot;properties&quot;:{&quot;formattedCitation&quot;:&quot;[@leggett_impact_2021]&quot;,&quot;noteIndex&quot;:0},&quot;schema&quot;:&quot;https://github.com/citation-style-language/schema/raw/master/csl-citation.json&quot;,&quot;citationID&quot;:&quot;atpddfuv&quot;} RNDtericxcmhf"/>, and the use of appropriate “learning scaffolds” <text:reference-mark-start text:name="ZOTERO_ITEM CSL_CITATION {&quot;citationItems&quot;:[{&quot;locator&quot;:&quot; 8&quot;,&quot;itemData&quot;:{&quot;citation-key&quot;:&quot;kokotsaki_project-based_2016&quot;,&quot;issue&quot;:&quot;3&quot;,&quot;language&quot;:&quot;en&quot;,&quot;DOI&quot;:&quot;10.1177/1365480216659733&quot;,&quot;volume&quot;:&quot;19&quot;,&quot;URL&quot;:&quot;http://journals.sagepub.com/doi/10.1177/1365480216659733&quot;,&quot;title&quot;:&quot;Project-based learning: A review of the literature&quot;,&quot;author&quot;:[{&quot;given&quot;:&quot;Dimitra&quot;,&quot;family&quot;:&quot;Kokotsaki&quot;},{&quot;given&quot;:&quot;Victoria&quot;,&quot;family&quot;:&quot;Menzies&quot;},{&quot;given&quot;:&quot;Andy&quot;,&quot;family&quot;:&quot;Wiggins&quot;}],&quot;type&quot;:&quot;article-journal&quot;,&quot;title-short&quot;:&quot;Project-based learning&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ISSN&quot;:&quot;1365-4802, 1475-7583&quot;,&quot;source&quot;:&quot;DOI.org (Crossref)&quot;,&quot;id&quot;:&quot;kokotsaki_project-based_2016&quot;,&quot;page&quot;:&quot;267-277&quot;,&quot;container-title-short&quot;:&quot;Improving Schools&quot;,&quot;accessed&quot;:{&quot;date-parts&quot;:[[&quot;2020&quot;,10,19]]},&quot;issued&quot;:{&quot;date-parts&quot;:[[&quot;2016&quot;,11]]}},&quot;id&quot;:3629,&quot;prefix&quot;:&quot;&quot;,&quot;uris&quot;:[&quot;http://zotero.org/users/1913249/items/XAHE5GYH&quot;],&quot;uri&quot;:[&quot;http://zotero.org/users/1913249/items/XAHE5GYH&quot;]}],&quot;properties&quot;:{&quot;formattedCitation&quot;:&quot;[@kokotsaki_project-based_2016, p. 8]&quot;,&quot;noteIndex&quot;:0},&quot;schema&quot;:&quot;https://github.com/citation-style-language/schema/raw/master/csl-citation.json&quot;,&quot;citationID&quot;:&quot;hryfnuyd&quot;} RNDhoqwgrqvvu"/>&lt;Do Zotero Refresh: [@kokotsaki_project-based_2016, p. 8]&gt;<text:reference-mark-end text:name="ZOTERO_ITEM CSL_CITATION {&quot;citationItems&quot;:[{&quot;locator&quot;:&quot; 8&quot;,&quot;itemData&quot;:{&quot;citation-key&quot;:&quot;kokotsaki_project-based_2016&quot;,&quot;issue&quot;:&quot;3&quot;,&quot;language&quot;:&quot;en&quot;,&quot;DOI&quot;:&quot;10.1177/1365480216659733&quot;,&quot;volume&quot;:&quot;19&quot;,&quot;URL&quot;:&quot;http://journals.sagepub.com/doi/10.1177/1365480216659733&quot;,&quot;title&quot;:&quot;Project-based learning: A review of the literature&quot;,&quot;author&quot;:[{&quot;given&quot;:&quot;Dimitra&quot;,&quot;family&quot;:&quot;Kokotsaki&quot;},{&quot;given&quot;:&quot;Victoria&quot;,&quot;family&quot;:&quot;Menzies&quot;},{&quot;given&quot;:&quot;Andy&quot;,&quot;family&quot;:&quot;Wiggins&quot;}],&quot;type&quot;:&quot;article-journal&quot;,&quot;title-short&quot;:&quot;Project-based learning&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ISSN&quot;:&quot;1365-4802, 1475-7583&quot;,&quot;source&quot;:&quot;DOI.org (Crossref)&quot;,&quot;id&quot;:&quot;kokotsaki_project-based_2016&quot;,&quot;page&quot;:&quot;267-277&quot;,&quot;container-title-short&quot;:&quot;Improving Schools&quot;,&quot;accessed&quot;:{&quot;date-parts&quot;:[[&quot;2020&quot;,10,19]]},&quot;issued&quot;:{&quot;date-parts&quot;:[[&quot;2016&quot;,11]]}},&quot;id&quot;:3629,&quot;prefix&quot;:&quot;&quot;,&quot;uris&quot;:[&quot;http://zotero.org/users/1913249/items/XAHE5GYH&quot;],&quot;uri&quot;:[&quot;http://zotero.org/users/1913249/items/XAHE5GYH&quot;]}],&quot;properties&quot;:{&quot;formattedCitation&quot;:&quot;[@kokotsaki_project-based_2016, p. 8]&quot;,&quot;noteIndex&quot;:0},&quot;schema&quot;:&quot;https://github.com/citation-style-language/schema/raw/master/csl-citation.json&quot;,&quot;citationID&quot;:&quot;hryfnuyd&quot;} RNDhoqwgrqvvu"/>, language learning <text:reference-mark-start text:name="ZOTERO_ITEM CSL_CITATION {&quot;citationItems&quot;:[{&quot;itemData&quot;:{&quot;citation-key&quot;:&quot;gibbes_project-based_2014&quot;,&quot;issue&quot;:&quot;2&quot;,&quot;language&quot;:&quot;en&quot;,&quot;container-title-short&quot;:&quot;Innovation in Language Learning and Teaching&quot;,&quot;volume&quot;:&quot;8&quot;,&quot;URL&quot;:&quot;http://www.tandfonline.com/doi/abs/10.1080/17501229.2013.793689&quot;,&quot;title&quot;:&quot;Project-based language learning: an activity theory analysis&quot;,&quot;author&quot;:[{&quot;given&quot;:&quot;Marina&quot;,&quot;family&quot;:&quot;Gibbes&quot;},{&quot;given&quot;:&quot;Lorna&quot;,&quot;family&quot;:&quot;Carson&quot;}],&quot;type&quot;:&quot;article-journal&quot;,&quot;title-short&quot;:&quot;Project-based language learning&quot;,&quot;page&quot;:&quot;171-189&quot;,&quot;ISSN&quot;:&quot;1750-1229, 1750-1237&quot;,&quot;source&quot;:&quot;DOI.org (Crossref)&quot;,&quot;id&quot;:&quot;gibbes_project-based_2014&quot;,&quot;container-title&quot;:&quot;Innovation in Language Learning and Teaching&quot;,&quot;DOI&quot;:&quot;10.1080/17501229.2013.793689&quot;,&quot;accessed&quot;:{&quot;date-parts&quot;:[[&quot;2024&quot;,7,18]]},&quot;issued&quot;:{&quot;date-parts&quot;:[[&quot;2014&quot;,5,4]]}},&quot;id&quot;:9681,&quot;suffix&quot;:&quot;&quot;,&quot;prefix&quot;:&quot;&quot;,&quot;uris&quot;:[&quot;http://zotero.org/users/1913249/items/HEL28E5L&quot;],&quot;uri&quot;:[&quot;http://zotero.org/users/1913249/items/HEL28E5L&quot;]}],&quot;properties&quot;:{&quot;formattedCitation&quot;:&quot;[@gibbes_project-based_2014]&quot;,&quot;noteIndex&quot;:0},&quot;schema&quot;:&quot;https://github.com/citation-style-language/schema/raw/master/csl-citation.json&quot;,&quot;citationID&quot;:&quot;apqtuhbw&quot;} RNDeejljqciwp"/>&lt;Do Zotero Refresh: [@gibbes_project-based_2014]&gt;<text:reference-mark-end text:name="ZOTERO_ITEM CSL_CITATION {&quot;citationItems&quot;:[{&quot;itemData&quot;:{&quot;citation-key&quot;:&quot;gibbes_project-based_2014&quot;,&quot;issue&quot;:&quot;2&quot;,&quot;language&quot;:&quot;en&quot;,&quot;container-title-short&quot;:&quot;Innovation in Language Learning and Teaching&quot;,&quot;volume&quot;:&quot;8&quot;,&quot;URL&quot;:&quot;http://www.tandfonline.com/doi/abs/10.1080/17501229.2013.793689&quot;,&quot;title&quot;:&quot;Project-based language learning: an activity theory analysis&quot;,&quot;author&quot;:[{&quot;given&quot;:&quot;Marina&quot;,&quot;family&quot;:&quot;Gibbes&quot;},{&quot;given&quot;:&quot;Lorna&quot;,&quot;family&quot;:&quot;Carson&quot;}],&quot;type&quot;:&quot;article-journal&quot;,&quot;title-short&quot;:&quot;Project-based language learning&quot;,&quot;page&quot;:&quot;171-189&quot;,&quot;ISSN&quot;:&quot;1750-1229, 1750-1237&quot;,&quot;source&quot;:&quot;DOI.org (Crossref)&quot;,&quot;id&quot;:&quot;gibbes_project-based_2014&quot;,&quot;container-title&quot;:&quot;Innovation in Language Learning and Teaching&quot;,&quot;DOI&quot;:&quot;10.1080/17501229.2013.793689&quot;,&quot;accessed&quot;:{&quot;date-parts&quot;:[[&quot;2024&quot;,7,18]]},&quot;issued&quot;:{&quot;date-parts&quot;:[[&quot;2014&quot;,5,4]]}},&quot;id&quot;:9681,&quot;suffix&quot;:&quot;&quot;,&quot;prefix&quot;:&quot;&quot;,&quot;uris&quot;:[&quot;http://zotero.org/users/1913249/items/HEL28E5L&quot;],&quot;uri&quot;:[&quot;http://zotero.org/users/1913249/items/HEL28E5L&quot;]}],&quot;properties&quot;:{&quot;formattedCitation&quot;:&quot;[@gibbes_project-based_2014]&quot;,&quot;noteIndex&quot;:0},&quot;schema&quot;:&quot;https://github.com/citation-style-language/schema/raw/master/csl-citation.json&quot;,&quot;citationID&quot;:&quot;apqtuhbw&quot;} RNDeejljqciwp"/>, and digital making <text:reference-mark-start text:name="ZOTERO_ITEM CSL_CITATION {&quot;citationItems&quot;:[{&quot;itemData&quot;:{&quot;citation-key&quot;:&quot;weng_characterizing_2022&quot;,&quot;issue&quot;:&quot;3&quot;,&quot;language&quot;:&quot;en&quot;,&quot;DOI&quot;:&quot;10.1007/s10956-022-09961-4&quot;,&quot;volume&quot;:&quot;31&quot;,&quot;URL&quot;:&quot;https://doi.org/10.1007/s10956-022-09961-4&quot;,&quot;title&quot;:&quot;Characterizing Students’ 4C Skills Development During Problem-based Digital Making&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ISSN&quot;:&quot;1573-1839&quot;,&quot;source&quot;:&quot;Springer Link&quot;,&quot;id&quot;:&quot;weng_characterizing_2022&quot;,&quot;page&quot;:&quot;372-385&quot;,&quot;container-title-short&quot;:&quot;J Sci Educ Technol&quot;,&quot;accessed&quot;:{&quot;date-parts&quot;:[[&quot;2024&quot;,7,26]]},&quot;issued&quot;:{&quot;date-parts&quot;:[[&quot;2022&quot;,6,1]]}},&quot;id&quot;:9723,&quot;suffix&quot;:&quot;&quot;,&quot;prefix&quot;:&quot;&quot;,&quot;uris&quot;:[&quot;http://zotero.org/users/1913249/items/G7KLJP8B&quot;],&quot;uri&quot;:[&quot;http://zotero.org/users/1913249/items/G7KLJP8B&quot;]}],&quot;properties&quot;:{&quot;formattedCitation&quot;:&quot;[@weng_characterizing_2022]&quot;,&quot;noteIndex&quot;:0},&quot;schema&quot;:&quot;https://github.com/citation-style-language/schema/raw/master/csl-citation.json&quot;,&quot;citationID&quot;:&quot;cutkjkhp&quot;} RNDbxlwrlmhfg"/>&lt;Do Zotero Refresh: [@weng_characterizing_2022]&gt;<text:reference-mark-end text:name="ZOTERO_ITEM CSL_CITATION {&quot;citationItems&quot;:[{&quot;itemData&quot;:{&quot;citation-key&quot;:&quot;weng_characterizing_2022&quot;,&quot;issue&quot;:&quot;3&quot;,&quot;language&quot;:&quot;en&quot;,&quot;DOI&quot;:&quot;10.1007/s10956-022-09961-4&quot;,&quot;volume&quot;:&quot;31&quot;,&quot;URL&quot;:&quot;https://doi.org/10.1007/s10956-022-09961-4&quot;,&quot;title&quot;:&quot;Characterizing Students’ 4C Skills Development During Problem-based Digital Making&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ISSN&quot;:&quot;1573-1839&quot;,&quot;source&quot;:&quot;Springer Link&quot;,&quot;id&quot;:&quot;weng_characterizing_2022&quot;,&quot;page&quot;:&quot;372-385&quot;,&quot;container-title-short&quot;:&quot;J Sci Educ Technol&quot;,&quot;accessed&quot;:{&quot;date-parts&quot;:[[&quot;2024&quot;,7,26]]},&quot;issued&quot;:{&quot;date-parts&quot;:[[&quot;2022&quot;,6,1]]}},&quot;id&quot;:9723,&quot;suffix&quot;:&quot;&quot;,&quot;prefix&quot;:&quot;&quot;,&quot;uris&quot;:[&quot;http://zotero.org/users/1913249/items/G7KLJP8B&quot;],&quot;uri&quot;:[&quot;http://zotero.org/users/1913249/items/G7KLJP8B&quot;]}],&quot;properties&quot;:{&quot;formattedCitation&quot;:&quot;[@weng_characterizing_2022]&quot;,&quot;noteIndex&quot;:0},&quot;schema&quot;:&quot;https://github.com/citation-style-language/schema/raw/master/csl-citation.json&quot;,&quot;citationID&quot;:&quot;cutkjkhp&quot;} RNDbxlwrlmhfg"/>. However, due to the difficulty of generalising and abstracting frameworks linked to domain specific knowledge and processes, a gap exists in PBL literature regarding kind of scaffolding that might support the develop CGD&amp;P more specifically.</text:p>
      <text:p text:style-name="Text_20_body"><text:soft-page-break/></text:p>
      <text:h text:style-name="Heading_20_3" text:outline-level="3"><text:bookmark-start text:name="design-steps-frameworks-via-stages---compress-as-a-subsection-of-pbl"/>Design steps frameworks via stages - COMPRESS AS A SUBSECTION OF PBL?<text:bookmark-end text:name="design-steps-frameworks-via-stages---compress-as-a-subsection-of-pbl"/></text:h>
      <text:p text:style-name="First_20_paragraph">Many design frameworks exist in diverse areas of production with varied degrees of adoption. One stream in CS stems from engineering and design thinking <text:reference-mark-start text:name="ZOTERO_ITEM CSL_CITATION {&quot;citationItems&quot;:[{&quot;itemData&quot;:{&quot;publisher&quot;:&quot;Springer New York&quot;,&quot;citation-key&quot;:&quot;mouza_imagining_2013&quot;,&quot;publisher-place&quot;:&quot;New York, NY&quot;,&quot;event-place&quot;:&quot;New York, NY&quot;,&quot;language&quot;:&quot;en&quot;,&quot;ISBN&quot;:&quot;978-1-4614-4695-8 978-1-4614-4696-5&quot;,&quot;issued&quot;:{&quot;date-parts&quot;:[[&quot;2013&quot;]]},&quot;URL&quot;:&quot;http://link.springer.com/10.1007/978-1-4614-4696-5_17&quot;,&quot;title&quot;:&quot;Imagining, Creating, Playing, Sharing, Reflecting: How Online Community Supports Young People as Designers of Interactive Media&quot;,&quot;author&quot;:[{&quot;given&quot;:&quot;Karen&quot;,&quot;family&quot;:&quot;Brennan&quot;},{&quot;given&quot;:&quot;Mitchel&quot;,&quot;family&quot;:&quot;Resnick&quot;}],&quot;title-short&quot;:&quot;Imagining, Creating, Playing, Sharing, Reflecting&quot;,&quot;page&quot;:&quot;253-268&quot;,&quot;type&quot;:&quot;chapter&quot;,&quot;source&quot;:&quot;Crossref&quot;,&quot;id&quot;:&quot;mouza_imagining_2013&quot;,&quot;editor&quot;:[{&quot;given&quot;:&quot;Chrystalla&quot;,&quot;family&quot;:&quot;Mouza&quot;},{&quot;given&quot;:&quot;Nancy&quot;,&quot;family&quot;:&quot;Lavigne&quot;}],&quot;container-title&quot;:&quot;Emerging Technologies for the Classroom&quot;,&quot;accessed&quot;:{&quot;date-parts&quot;:[[&quot;2018&quot;,4,22]]},&quot;DOI&quot;:&quot;10.1007/978-1-4614-4696-5_17&quot;},&quot;id&quot;:270,&quot;suffix&quot;:&quot;&quot;,&quot;prefix&quot;:&quot;&quot;,&quot;uris&quot;:[&quot;http://zotero.org/users/1913249/items/BYSB7AMS&quot;],&quot;uri&quot;:[&quot;http://zotero.org/users/1913249/items/BYSB7AMS&quot;]},{&quot;itemData&quot;:{&quot;publisher&quot;:&quot;ACM&quot;,&quot;citation-key&quot;:&quot;resnick_all_2007&quot;,&quot;author&quot;:[{&quot;given&quot;:&quot;Mitchel&quot;,&quot;family&quot;:&quot;Resnick&quot;}],&quot;URL&quot;:&quot;http://dl.acm.org/citation.cfm?id=1254961&quot;,&quot;page&quot;:&quot;1–6&quot;,&quot;type&quot;:&quot;paper-conference&quot;,&quot;issued&quot;:{&quot;date-parts&quot;:[[&quot;2007&quot;]]},&quot;id&quot;:&quot;resnick_all_2007&quot;,&quot;title&quot;:&quot;All I really need to know (about creative thinking) I learned (by studying how children learn) in kindergarten&quot;,&quot;source&quot;:&quot;Google Scholar&quot;,&quot;accessed&quot;:{&quot;date-parts&quot;:[[&quot;2017&quot;,3,14]]},&quot;container-title&quot;:&quot;Proceedings of the 6th ACM SIGCHI conference on Creativity &amp; cognition&quot;},&quot;id&quot;:1624,&quot;suffix&quot;:&quot;&quot;,&quot;prefix&quot;:&quot;&quot;,&quot;uris&quot;:[&quot;http://zotero.org/users/1913249/items/7KQUK5RV&quot;],&quot;uri&quot;:[&quot;http://zotero.org/users/1913249/items/7KQUK5RV&quot;]},{&quot;itemData&quot;:{&quot;citation-key&quot;:&quot;winarno_steps_2020-1&quot;,&quot;issue&quot;:&quot;4&quot;,&quot;language&quot;:&quot;en&quot;,&quot;issued&quot;:{&quot;date-parts&quot;:[[&quot;2020&quot;,12,15]]},&quot;volume&quot;:&quot;8&quot;,&quot;URL&quot;:&quot;http://dergipark.org.tr/en/doi/10.17478/jegys.766201&quot;,&quot;title&quot;:&quot;The steps of the Engineering Design Process (EDP) in science education: A systematic literature review&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ISSN&quot;:&quot;2149-360X&quot;,&quot;title-short&quot;:&quot;The steps of the Engineering Design Process (EDP) in science education&quot;,&quot;id&quot;:&quot;winarno_steps_2020-1&quot;,&quot;source&quot;:&quot;DOI.org (Crossref)&quot;,&quot;container-title&quot;:&quot;Journal for the Education of Gifted Young Scientists&quot;,&quot;accessed&quot;:{&quot;date-parts&quot;:[[&quot;2023&quot;,6,14]]},&quot;DOI&quot;:&quot;10.17478/jegys.766201&quot;},&quot;id&quot;:8765,&quot;suffix&quot;:&quot;&quot;,&quot;prefix&quot;:&quot;&quot;,&quot;uris&quot;:[&quot;http://zotero.org/users/1913249/items/S78ZPG6I&quot;],&quot;uri&quot;:[&quot;http://zotero.org/users/1913249/items/S78ZPG6I&quot;]}],&quot;properties&quot;:{&quot;formattedCitation&quot;:&quot;[@mouza_imagining_2013; @resnick_all_2007; @winarno_steps_2020-1]&quot;,&quot;noteIndex&quot;:0},&quot;schema&quot;:&quot;https://github.com/citation-style-language/schema/raw/master/csl-citation.json&quot;,&quot;citationID&quot;:&quot;ohdtmmfw&quot;} RNDdheaxhvqre"/>&lt;Do Zotero Refresh: [@mouza_imagining_2013; @resnick_all_2007; @winarno_steps_2020-1]&gt;<text:reference-mark-end text:name="ZOTERO_ITEM CSL_CITATION {&quot;citationItems&quot;:[{&quot;itemData&quot;:{&quot;publisher&quot;:&quot;Springer New York&quot;,&quot;citation-key&quot;:&quot;mouza_imagining_2013&quot;,&quot;publisher-place&quot;:&quot;New York, NY&quot;,&quot;event-place&quot;:&quot;New York, NY&quot;,&quot;language&quot;:&quot;en&quot;,&quot;ISBN&quot;:&quot;978-1-4614-4695-8 978-1-4614-4696-5&quot;,&quot;issued&quot;:{&quot;date-parts&quot;:[[&quot;2013&quot;]]},&quot;URL&quot;:&quot;http://link.springer.com/10.1007/978-1-4614-4696-5_17&quot;,&quot;title&quot;:&quot;Imagining, Creating, Playing, Sharing, Reflecting: How Online Community Supports Young People as Designers of Interactive Media&quot;,&quot;author&quot;:[{&quot;given&quot;:&quot;Karen&quot;,&quot;family&quot;:&quot;Brennan&quot;},{&quot;given&quot;:&quot;Mitchel&quot;,&quot;family&quot;:&quot;Resnick&quot;}],&quot;title-short&quot;:&quot;Imagining, Creating, Playing, Sharing, Reflecting&quot;,&quot;page&quot;:&quot;253-268&quot;,&quot;type&quot;:&quot;chapter&quot;,&quot;source&quot;:&quot;Crossref&quot;,&quot;id&quot;:&quot;mouza_imagining_2013&quot;,&quot;editor&quot;:[{&quot;given&quot;:&quot;Chrystalla&quot;,&quot;family&quot;:&quot;Mouza&quot;},{&quot;given&quot;:&quot;Nancy&quot;,&quot;family&quot;:&quot;Lavigne&quot;}],&quot;container-title&quot;:&quot;Emerging Technologies for the Classroom&quot;,&quot;accessed&quot;:{&quot;date-parts&quot;:[[&quot;2018&quot;,4,22]]},&quot;DOI&quot;:&quot;10.1007/978-1-4614-4696-5_17&quot;},&quot;id&quot;:270,&quot;suffix&quot;:&quot;&quot;,&quot;prefix&quot;:&quot;&quot;,&quot;uris&quot;:[&quot;http://zotero.org/users/1913249/items/BYSB7AMS&quot;],&quot;uri&quot;:[&quot;http://zotero.org/users/1913249/items/BYSB7AMS&quot;]},{&quot;itemData&quot;:{&quot;publisher&quot;:&quot;ACM&quot;,&quot;citation-key&quot;:&quot;resnick_all_2007&quot;,&quot;author&quot;:[{&quot;given&quot;:&quot;Mitchel&quot;,&quot;family&quot;:&quot;Resnick&quot;}],&quot;URL&quot;:&quot;http://dl.acm.org/citation.cfm?id=1254961&quot;,&quot;page&quot;:&quot;1–6&quot;,&quot;type&quot;:&quot;paper-conference&quot;,&quot;issued&quot;:{&quot;date-parts&quot;:[[&quot;2007&quot;]]},&quot;id&quot;:&quot;resnick_all_2007&quot;,&quot;title&quot;:&quot;All I really need to know (about creative thinking) I learned (by studying how children learn) in kindergarten&quot;,&quot;source&quot;:&quot;Google Scholar&quot;,&quot;accessed&quot;:{&quot;date-parts&quot;:[[&quot;2017&quot;,3,14]]},&quot;container-title&quot;:&quot;Proceedings of the 6th ACM SIGCHI conference on Creativity &amp; cognition&quot;},&quot;id&quot;:1624,&quot;suffix&quot;:&quot;&quot;,&quot;prefix&quot;:&quot;&quot;,&quot;uris&quot;:[&quot;http://zotero.org/users/1913249/items/7KQUK5RV&quot;],&quot;uri&quot;:[&quot;http://zotero.org/users/1913249/items/7KQUK5RV&quot;]},{&quot;itemData&quot;:{&quot;citation-key&quot;:&quot;winarno_steps_2020-1&quot;,&quot;issue&quot;:&quot;4&quot;,&quot;language&quot;:&quot;en&quot;,&quot;issued&quot;:{&quot;date-parts&quot;:[[&quot;2020&quot;,12,15]]},&quot;volume&quot;:&quot;8&quot;,&quot;URL&quot;:&quot;http://dergipark.org.tr/en/doi/10.17478/jegys.766201&quot;,&quot;title&quot;:&quot;The steps of the Engineering Design Process (EDP) in science education: A systematic literature review&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ISSN&quot;:&quot;2149-360X&quot;,&quot;title-short&quot;:&quot;The steps of the Engineering Design Process (EDP) in science education&quot;,&quot;id&quot;:&quot;winarno_steps_2020-1&quot;,&quot;source&quot;:&quot;DOI.org (Crossref)&quot;,&quot;container-title&quot;:&quot;Journal for the Education of Gifted Young Scientists&quot;,&quot;accessed&quot;:{&quot;date-parts&quot;:[[&quot;2023&quot;,6,14]]},&quot;DOI&quot;:&quot;10.17478/jegys.766201&quot;},&quot;id&quot;:8765,&quot;suffix&quot;:&quot;&quot;,&quot;prefix&quot;:&quot;&quot;,&quot;uris&quot;:[&quot;http://zotero.org/users/1913249/items/S78ZPG6I&quot;],&quot;uri&quot;:[&quot;http://zotero.org/users/1913249/items/S78ZPG6I&quot;]}],&quot;properties&quot;:{&quot;formattedCitation&quot;:&quot;[@mouza_imagining_2013; @resnick_all_2007; @winarno_steps_2020-1]&quot;,&quot;noteIndex&quot;:0},&quot;schema&quot;:&quot;https://github.com/citation-style-language/schema/raw/master/csl-citation.json&quot;,&quot;citationID&quot;:&quot;ohdtmmfw&quot;} RNDdheaxhvqre"/>.</text:p>
      <text:p text:style-name="Text_20_body">Resnick <text:reference-mark-start text:name="ZOTERO_ITEM CSL_CITATION {&quot;citationItems&quot;:[{&quot;suppress-author&quot;:true,&quot;itemData&quot;:{&quot;publisher&quot;:&quot;MIT&quot;,&quot;citation-key&quot;:&quot;resnick_scratched_2012&quot;,&quot;author&quot;:[{&quot;given&quot;:&quot;Mitchel&quot;,&quot;family&quot;:&quot;Resnick&quot;}],&quot;issued&quot;:{&quot;date-parts&quot;:[[&quot;2012&quot;]]},&quot;id&quot;:&quot;resnick_scratched_2012&quot;,&quot;URL&quot;:&quot;https://web.media.mit.edu/~mres/proposals/NSF-ScratchEd.pdf&quot;,&quot;type&quot;:&quot;report&quot;,&quot;accessed&quot;:{&quot;date-parts&quot;:[[&quot;2021&quot;,7,30]]},&quot;title&quot;:&quot;ScratchEd: Working with teachers to develop design-based  approaches to the cultivation of computational thinking&quot;},&quot;suffix&quot;:&quot;&quot;,&quot;id&quot;:3961,&quot;prefix&quot;:&quot;&quot;,&quot;uris&quot;:[&quot;http://zotero.org/users/1913249/items/4VXD9NUT&quot;],&quot;uri&quot;:[&quot;http://zotero.org/users/1913249/items/4VXD9NUT&quot;]}],&quot;properties&quot;:{&quot;formattedCitation&quot;:&quot;[-@resnick_scratched_2012]&quot;,&quot;noteIndex&quot;:0},&quot;schema&quot;:&quot;https://github.com/citation-style-language/schema/raw/master/csl-citation.json&quot;,&quot;citationID&quot;:&quot;byucwfzn&quot;} RNDrmvxskfver"/>&lt;Do Zotero Refresh: [-@resnick_scratched_2012]&gt;<text:reference-mark-end text:name="ZOTERO_ITEM CSL_CITATION {&quot;citationItems&quot;:[{&quot;suppress-author&quot;:true,&quot;itemData&quot;:{&quot;publisher&quot;:&quot;MIT&quot;,&quot;citation-key&quot;:&quot;resnick_scratched_2012&quot;,&quot;author&quot;:[{&quot;given&quot;:&quot;Mitchel&quot;,&quot;family&quot;:&quot;Resnick&quot;}],&quot;issued&quot;:{&quot;date-parts&quot;:[[&quot;2012&quot;]]},&quot;id&quot;:&quot;resnick_scratched_2012&quot;,&quot;URL&quot;:&quot;https://web.media.mit.edu/~mres/proposals/NSF-ScratchEd.pdf&quot;,&quot;type&quot;:&quot;report&quot;,&quot;accessed&quot;:{&quot;date-parts&quot;:[[&quot;2021&quot;,7,30]]},&quot;title&quot;:&quot;ScratchEd: Working with teachers to develop design-based  approaches to the cultivation of computational thinking&quot;},&quot;suffix&quot;:&quot;&quot;,&quot;id&quot;:3961,&quot;prefix&quot;:&quot;&quot;,&quot;uris&quot;:[&quot;http://zotero.org/users/1913249/items/4VXD9NUT&quot;],&quot;uri&quot;:[&quot;http://zotero.org/users/1913249/items/4VXD9NUT&quot;]}],&quot;properties&quot;:{&quot;formattedCitation&quot;:&quot;[-@resnick_scratched_2012]&quot;,&quot;noteIndex&quot;:0},&quot;schema&quot;:&quot;https://github.com/citation-style-language/schema/raw/master/csl-citation.json&quot;,&quot;citationID&quot;:&quot;byucwfzn&quot;} RNDrmvxskfver"/>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o illustrate this design-based approach Resnick advocates a <text:span text:style-name="T2">creative cycle model</text:span> <text:reference-mark-start text:name="ZOTERO_ITEM CSL_CITATION {&quot;citationItems&quot;:[{&quot;itemData&quot;:{&quot;contributor&quot;:[{&quot;given&quot;:&quot;Ken&quot;,&quot;family&quot;:&quot;Robinson&quot;}],&quot;type&quot;:&quot;book&quot;,&quot;title-short&quot;:&quot;Lifelong Kindergarten&quot;,&quot;citation-key&quot;:&quot;resnick_lifelong_2017&quot;,&quot;author&quot;:[{&quot;given&quot;:&quot;Mitchel&quot;,&quot;family&quot;:&quot;Resnick&quot;}],&quot;title&quot;:&quot;Lifelong Kindergarten: Cultivating Creativity Through Projects, Passion, Peers, and Play&quot;,&quot;event-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ISBN&quot;:&quot;978-0-262-03729-7&quot;,&quot;issued&quot;:{&quot;date-parts&quot;:[[&quot;2017&quot;,9,29]]},&quot;id&quot;:&quot;resnick_lifelong_2017&quot;,&quot;publisher-place&quot;:&quot;Cambridge, Massachusetts&quot;,&quot;publisher&quot;:&quot;MIT Press&quot;,&quot;language&quot;:&quot;English&quot;,&quot;number-of-pages&quot;:&quot;208&quot;},&quot;id&quot;:86,&quot;suffix&quot;:&quot;&quot;,&quot;prefix&quot;:&quot;&quot;,&quot;uris&quot;:[&quot;http://zotero.org/users/1913249/items/QBMDH4UX&quot;],&quot;uri&quot;:[&quot;http://zotero.org/users/1913249/items/QBMDH4UX&quot;]}],&quot;properties&quot;:{&quot;formattedCitation&quot;:&quot;[@resnick_lifelong_2017]&quot;,&quot;noteIndex&quot;:0},&quot;schema&quot;:&quot;https://github.com/citation-style-language/schema/raw/master/csl-citation.json&quot;,&quot;citationID&quot;:&quot;ijnlqslo&quot;} RNDageslgqfjn"/>&lt;Do Zotero Refresh: [@resnick_lifelong_2017]&gt;<text:reference-mark-end text:name="ZOTERO_ITEM CSL_CITATION {&quot;citationItems&quot;:[{&quot;itemData&quot;:{&quot;contributor&quot;:[{&quot;given&quot;:&quot;Ken&quot;,&quot;family&quot;:&quot;Robinson&quot;}],&quot;type&quot;:&quot;book&quot;,&quot;title-short&quot;:&quot;Lifelong Kindergarten&quot;,&quot;citation-key&quot;:&quot;resnick_lifelong_2017&quot;,&quot;author&quot;:[{&quot;given&quot;:&quot;Mitchel&quot;,&quot;family&quot;:&quot;Resnick&quot;}],&quot;title&quot;:&quot;Lifelong Kindergarten: Cultivating Creativity Through Projects, Passion, Peers, and Play&quot;,&quot;event-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ISBN&quot;:&quot;978-0-262-03729-7&quot;,&quot;issued&quot;:{&quot;date-parts&quot;:[[&quot;2017&quot;,9,29]]},&quot;id&quot;:&quot;resnick_lifelong_2017&quot;,&quot;publisher-place&quot;:&quot;Cambridge, Massachusetts&quot;,&quot;publisher&quot;:&quot;MIT Press&quot;,&quot;language&quot;:&quot;English&quot;,&quot;number-of-pages&quot;:&quot;208&quot;},&quot;id&quot;:86,&quot;suffix&quot;:&quot;&quot;,&quot;prefix&quot;:&quot;&quot;,&quot;uris&quot;:[&quot;http://zotero.org/users/1913249/items/QBMDH4UX&quot;],&quot;uri&quot;:[&quot;http://zotero.org/users/1913249/items/QBMDH4UX&quot;]}],&quot;properties&quot;:{&quot;formattedCitation&quot;:&quot;[@resnick_lifelong_2017]&quot;,&quot;noteIndex&quot;:0},&quot;schema&quot;:&quot;https://github.com/citation-style-language/schema/raw/master/csl-citation.json&quot;,&quot;citationID&quot;:&quot;ijnlqslo&quot;} RNDageslgqfjn"/>. The five circular stages are; Imagine, Create, Play, Share, Reflect and returning to Imagine once more.</text:p>
      <text:p text:style-name="Text_20_body"><text:span text:style-name="T2">creative spiral image</text:span> Figure 8.1. Diagram of five circular stages; Imagine - Create - Play - Share - Reflect - Imagine<text:line-break/>Diagram <text:reference-mark-start text:name="ZOTERO_ITEM CSL_CITATION {&quot;citationItems&quot;:[{&quot;itemData&quot;:{&quot;contributor&quot;:[{&quot;given&quot;:&quot;Ken&quot;,&quot;family&quot;:&quot;Robinson&quot;}],&quot;type&quot;:&quot;book&quot;,&quot;title-short&quot;:&quot;Lifelong Kindergarten&quot;,&quot;citation-key&quot;:&quot;resnick_lifelong_2017&quot;,&quot;author&quot;:[{&quot;given&quot;:&quot;Mitchel&quot;,&quot;family&quot;:&quot;Resnick&quot;}],&quot;title&quot;:&quot;Lifelong Kindergarten: Cultivating Creativity Through Projects, Passion, Peers, and Play&quot;,&quot;event-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ISBN&quot;:&quot;978-0-262-03729-7&quot;,&quot;issued&quot;:{&quot;date-parts&quot;:[[&quot;2017&quot;,9,29]]},&quot;id&quot;:&quot;resnick_lifelong_2017&quot;,&quot;publisher-place&quot;:&quot;Cambridge, Massachusetts&quot;,&quot;publisher&quot;:&quot;MIT Press&quot;,&quot;language&quot;:&quot;English&quot;,&quot;number-of-pages&quot;:&quot;208&quot;},&quot;id&quot;:86,&quot;suffix&quot;:&quot;&quot;,&quot;prefix&quot;:&quot;&quot;,&quot;uris&quot;:[&quot;http://zotero.org/users/1913249/items/QBMDH4UX&quot;],&quot;uri&quot;:[&quot;http://zotero.org/users/1913249/items/QBMDH4UX&quot;]}],&quot;properties&quot;:{&quot;formattedCitation&quot;:&quot;[@resnick_lifelong_2017]&quot;,&quot;noteIndex&quot;:0},&quot;schema&quot;:&quot;https://github.com/citation-style-language/schema/raw/master/csl-citation.json&quot;,&quot;citationID&quot;:&quot;libcvwzn&quot;} RNDhejlwrukdl"/>&lt;Do Zotero Refresh: [@resnick_lifelong_2017]&gt;<text:reference-mark-end text:name="ZOTERO_ITEM CSL_CITATION {&quot;citationItems&quot;:[{&quot;itemData&quot;:{&quot;contributor&quot;:[{&quot;given&quot;:&quot;Ken&quot;,&quot;family&quot;:&quot;Robinson&quot;}],&quot;type&quot;:&quot;book&quot;,&quot;title-short&quot;:&quot;Lifelong Kindergarten&quot;,&quot;citation-key&quot;:&quot;resnick_lifelong_2017&quot;,&quot;author&quot;:[{&quot;given&quot;:&quot;Mitchel&quot;,&quot;family&quot;:&quot;Resnick&quot;}],&quot;title&quot;:&quot;Lifelong Kindergarten: Cultivating Creativity Through Projects, Passion, Peers, and Play&quot;,&quot;event-place&quot;:&quot;Cambridge, Massachusetts&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ource&quot;:&quot;Amazon&quot;,&quot;ISBN&quot;:&quot;978-0-262-03729-7&quot;,&quot;issued&quot;:{&quot;date-parts&quot;:[[&quot;2017&quot;,9,29]]},&quot;id&quot;:&quot;resnick_lifelong_2017&quot;,&quot;publisher-place&quot;:&quot;Cambridge, Massachusetts&quot;,&quot;publisher&quot;:&quot;MIT Press&quot;,&quot;language&quot;:&quot;English&quot;,&quot;number-of-pages&quot;:&quot;208&quot;},&quot;id&quot;:86,&quot;suffix&quot;:&quot;&quot;,&quot;prefix&quot;:&quot;&quot;,&quot;uris&quot;:[&quot;http://zotero.org/users/1913249/items/QBMDH4UX&quot;],&quot;uri&quot;:[&quot;http://zotero.org/users/1913249/items/QBMDH4UX&quot;]}],&quot;properties&quot;:{&quot;formattedCitation&quot;:&quot;[@resnick_lifelong_2017]&quot;,&quot;noteIndex&quot;:0},&quot;schema&quot;:&quot;https://github.com/citation-style-language/schema/raw/master/csl-citation.json&quot;,&quot;citationID&quot;:&quot;libcvwzn&quot;} RNDhejlwrukdl"/></text:p>
      <text:p text:style-name="Text_20_body">Resnick’s writing around this model encourages teachers to create a supportive environment for creativity. Contructionism’s long-standing focus on interest-driven projects creating shareable outcomes is an early example of a progressive, hands-on, active learning approach.</text:p>
      <text:p text:style-name="Text_20_body">However, while the ethos and benefits of this approach is communicated in a convincing way, what is not clear however is who this framework is for (either for designers, facilitators or participants) or how it can be activated in the process of facilitating project work.</text:p>
      <text:p text:style-name="Text_20_body">A typical framework from teach engineering website (<text:span text:style-name="T1">noauthor_engineering_nodate?</text:span>), takes the form of</text:p>
      <text:p text:style-name="Preformatted_20_Text">Ask: Identify the Need &amp; Constraints;</text:p>
      <text:p text:style-name="Preformatted_20_Text">Research the Problem;</text:p>
      <text:p text:style-name="Preformatted_20_Text">Imagine: Develop Possible Solutions;</text:p>
      <text:p text:style-name="Preformatted_20_Text">Plan: Select a Promising Solution;</text:p>
      <text:p text:style-name="Preformatted_20_Text">Create: Build a Prototype;</text:p>
      <text:p text:style-name="Preformatted_20_Text">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citationItems&quot;:[{&quot;itemData&quot;:{&quot;issued&quot;:{&quot;date-parts&quot;:[[&quot;2015&quot;]]},&quot;id&quot;:&quot;csizmadia_computational_2015&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ype&quot;:&quot;report&quot;,&quot;title&quot;:&quot;Computational thinking - A guide for teachers&quot;,&quot;citation-key&quot;:&quot;csizmadia_computational_2015&quot;},&quot;id&quot;:3915,&quot;suffix&quot;:&quot;&quot;,&quot;prefix&quot;:&quot;&quot;,&quot;uris&quot;:[&quot;http://zotero.org/users/1913249/items/KAAAUYZ8&quot;],&quot;uri&quot;:[&quot;http://zotero.org/users/1913249/items/KAAAUYZ8&quot;]}],&quot;properties&quot;:{&quot;formattedCitation&quot;:&quot;[@csizmadia_computational_2015]&quot;,&quot;noteIndex&quot;:0},&quot;schema&quot;:&quot;https://github.com/citation-style-language/schema/raw/master/csl-citation.json&quot;,&quot;citationID&quot;:&quot;klntzyca&quot;} RNDbxxbkefuqb"/>&lt;Do Zotero Refresh: [@csizmadia_computational_2015]&gt;<text:reference-mark-end text:name="ZOTERO_ITEM CSL_CITATION {&quot;citationItems&quot;:[{&quot;itemData&quot;:{&quot;issued&quot;:{&quot;date-parts&quot;:[[&quot;2015&quot;]]},&quot;id&quot;:&quot;csizmadia_computational_2015&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ype&quot;:&quot;report&quot;,&quot;title&quot;:&quot;Computational thinking - A guide for teachers&quot;,&quot;citation-key&quot;:&quot;csizmadia_computational_2015&quot;},&quot;id&quot;:3915,&quot;suffix&quot;:&quot;&quot;,&quot;prefix&quot;:&quot;&quot;,&quot;uris&quot;:[&quot;http://zotero.org/users/1913249/items/KAAAUYZ8&quot;],&quot;uri&quot;:[&quot;http://zotero.org/users/1913249/items/KAAAUYZ8&quot;]}],&quot;properties&quot;:{&quot;formattedCitation&quot;:&quot;[@csizmadia_computational_2015]&quot;,&quot;noteIndex&quot;:0},&quot;schema&quot;:&quot;https://github.com/citation-style-language/schema/raw/master/csl-citation.json&quot;,&quot;citationID&quot;:&quot;klntzyca&quot;} RNDbxxbkefuqb"/>. However little <text:soft-page-break/>guidance is provide and not stream really followed up unlike the focus on computational thinking <text:reference-mark-start text:name="ZOTERO_ITEM CSL_CITATION {&quot;citationItems&quot;:[{&quot;itemData&quot;:{&quot;citation-key&quot;:&quot;sentance_teachers_2015&quot;,&quot;author&quot;:[{&quot;given&quot;:&quot;Sue&quot;,&quot;family&quot;:&quot;Sentance&quot;},{&quot;given&quot;:&quot;Andrew&quot;,&quot;family&quot;:&quot;Csizmadia&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page&quot;:&quot;10&quot;,&quot;issued&quot;:{&quot;date-parts&quot;:[[&quot;2015&quot;]]},&quot;id&quot;:&quot;sentance_teachers_2015&quot;,&quot;type&quot;:&quot;article-journal&quot;,&quot;title&quot;:&quot;Teachers’ perspectives on successful strategies for teaching Computing in school&quot;,&quot;source&quot;:&quot;Zotero&quot;,&quot;language&quot;:&quot;en&quot;},&quot;id&quot;:3514,&quot;suffix&quot;:&quot;&quot;,&quot;prefix&quot;:&quot;&quot;,&quot;uris&quot;:[&quot;http://zotero.org/users/1913249/items/NFSDMJB8&quot;],&quot;uri&quot;:[&quot;http://zotero.org/users/1913249/items/NFSDMJB8&quot;]}],&quot;properties&quot;:{&quot;formattedCitation&quot;:&quot;[@sentance_teachers_2015]&quot;,&quot;noteIndex&quot;:0},&quot;schema&quot;:&quot;https://github.com/citation-style-language/schema/raw/master/csl-citation.json&quot;,&quot;citationID&quot;:&quot;lklpvofu&quot;} RNDrbzmjjyxcx"/>&lt;Do Zotero Refresh: [@sentance_teachers_2015]&gt;<text:reference-mark-end text:name="ZOTERO_ITEM CSL_CITATION {&quot;citationItems&quot;:[{&quot;itemData&quot;:{&quot;citation-key&quot;:&quot;sentance_teachers_2015&quot;,&quot;author&quot;:[{&quot;given&quot;:&quot;Sue&quot;,&quot;family&quot;:&quot;Sentance&quot;},{&quot;given&quot;:&quot;Andrew&quot;,&quot;family&quot;:&quot;Csizmadia&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page&quot;:&quot;10&quot;,&quot;issued&quot;:{&quot;date-parts&quot;:[[&quot;2015&quot;]]},&quot;id&quot;:&quot;sentance_teachers_2015&quot;,&quot;type&quot;:&quot;article-journal&quot;,&quot;title&quot;:&quot;Teachers’ perspectives on successful strategies for teaching Computing in school&quot;,&quot;source&quot;:&quot;Zotero&quot;,&quot;language&quot;:&quot;en&quot;},&quot;id&quot;:3514,&quot;suffix&quot;:&quot;&quot;,&quot;prefix&quot;:&quot;&quot;,&quot;uris&quot;:[&quot;http://zotero.org/users/1913249/items/NFSDMJB8&quot;],&quot;uri&quot;:[&quot;http://zotero.org/users/1913249/items/NFSDMJB8&quot;]}],&quot;properties&quot;:{&quot;formattedCitation&quot;:&quot;[@sentance_teachers_2015]&quot;,&quot;noteIndex&quot;:0},&quot;schema&quot;:&quot;https://github.com/citation-style-language/schema/raw/master/csl-citation.json&quot;,&quot;citationID&quot;:&quot;lklpvofu&quot;} RNDrbzmjjyxcx"/></text:p>
      <text:p text:style-name="Text_20_body">Resnick and Brennan <text:reference-mark-start text:name="ZOTERO_ITEM CSL_CITATION {&quot;citationItems&quot;:[{&quot;itemData&quot;:{&quot;publisher&quot;:&quot;Springer New York&quot;,&quot;citation-key&quot;:&quot;mouza_imagining_2013&quot;,&quot;publisher-place&quot;:&quot;New York, NY&quot;,&quot;event-place&quot;:&quot;New York, NY&quot;,&quot;language&quot;:&quot;en&quot;,&quot;ISBN&quot;:&quot;978-1-4614-4695-8 978-1-4614-4696-5&quot;,&quot;issued&quot;:{&quot;date-parts&quot;:[[&quot;2013&quot;]]},&quot;URL&quot;:&quot;http://link.springer.com/10.1007/978-1-4614-4696-5_17&quot;,&quot;title&quot;:&quot;Imagining, Creating, Playing, Sharing, Reflecting: How Online Community Supports Young People as Designers of Interactive Media&quot;,&quot;author&quot;:[{&quot;given&quot;:&quot;Karen&quot;,&quot;family&quot;:&quot;Brennan&quot;},{&quot;given&quot;:&quot;Mitchel&quot;,&quot;family&quot;:&quot;Resnick&quot;}],&quot;title-short&quot;:&quot;Imagining, Creating, Playing, Sharing, Reflecting&quot;,&quot;page&quot;:&quot;253-268&quot;,&quot;type&quot;:&quot;chapter&quot;,&quot;source&quot;:&quot;Crossref&quot;,&quot;id&quot;:&quot;mouza_imagining_2013&quot;,&quot;editor&quot;:[{&quot;given&quot;:&quot;Chrystalla&quot;,&quot;family&quot;:&quot;Mouza&quot;},{&quot;given&quot;:&quot;Nancy&quot;,&quot;family&quot;:&quot;Lavigne&quot;}],&quot;container-title&quot;:&quot;Emerging Technologies for the Classroom&quot;,&quot;accessed&quot;:{&quot;date-parts&quot;:[[&quot;2018&quot;,4,22]]},&quot;DOI&quot;:&quot;10.1007/978-1-4614-4696-5_17&quot;},&quot;id&quot;:270,&quot;suffix&quot;:&quot;&quot;,&quot;prefix&quot;:&quot;&quot;,&quot;uris&quot;:[&quot;http://zotero.org/users/1913249/items/BYSB7AMS&quot;],&quot;uri&quot;:[&quot;http://zotero.org/users/1913249/items/BYSB7AMS&quot;]}],&quot;properties&quot;:{&quot;formattedCitation&quot;:&quot;[@mouza_imagining_2013]&quot;,&quot;noteIndex&quot;:0},&quot;schema&quot;:&quot;https://github.com/citation-style-language/schema/raw/master/csl-citation.json&quot;,&quot;citationID&quot;:&quot;wexycvzn&quot;} RNDaehqgtasjw"/>&lt;Do Zotero Refresh: [@mouza_imagining_2013]&gt;<text:reference-mark-end text:name="ZOTERO_ITEM CSL_CITATION {&quot;citationItems&quot;:[{&quot;itemData&quot;:{&quot;publisher&quot;:&quot;Springer New York&quot;,&quot;citation-key&quot;:&quot;mouza_imagining_2013&quot;,&quot;publisher-place&quot;:&quot;New York, NY&quot;,&quot;event-place&quot;:&quot;New York, NY&quot;,&quot;language&quot;:&quot;en&quot;,&quot;ISBN&quot;:&quot;978-1-4614-4695-8 978-1-4614-4696-5&quot;,&quot;issued&quot;:{&quot;date-parts&quot;:[[&quot;2013&quot;]]},&quot;URL&quot;:&quot;http://link.springer.com/10.1007/978-1-4614-4696-5_17&quot;,&quot;title&quot;:&quot;Imagining, Creating, Playing, Sharing, Reflecting: How Online Community Supports Young People as Designers of Interactive Media&quot;,&quot;author&quot;:[{&quot;given&quot;:&quot;Karen&quot;,&quot;family&quot;:&quot;Brennan&quot;},{&quot;given&quot;:&quot;Mitchel&quot;,&quot;family&quot;:&quot;Resnick&quot;}],&quot;title-short&quot;:&quot;Imagining, Creating, Playing, Sharing, Reflecting&quot;,&quot;page&quot;:&quot;253-268&quot;,&quot;type&quot;:&quot;chapter&quot;,&quot;source&quot;:&quot;Crossref&quot;,&quot;id&quot;:&quot;mouza_imagining_2013&quot;,&quot;editor&quot;:[{&quot;given&quot;:&quot;Chrystalla&quot;,&quot;family&quot;:&quot;Mouza&quot;},{&quot;given&quot;:&quot;Nancy&quot;,&quot;family&quot;:&quot;Lavigne&quot;}],&quot;container-title&quot;:&quot;Emerging Technologies for the Classroom&quot;,&quot;accessed&quot;:{&quot;date-parts&quot;:[[&quot;2018&quot;,4,22]]},&quot;DOI&quot;:&quot;10.1007/978-1-4614-4696-5_17&quot;},&quot;id&quot;:270,&quot;suffix&quot;:&quot;&quot;,&quot;prefix&quot;:&quot;&quot;,&quot;uris&quot;:[&quot;http://zotero.org/users/1913249/items/BYSB7AMS&quot;],&quot;uri&quot;:[&quot;http://zotero.org/users/1913249/items/BYSB7AMS&quot;]}],&quot;properties&quot;:{&quot;formattedCitation&quot;:&quot;[@mouza_imagining_2013]&quot;,&quot;noteIndex&quot;:0},&quot;schema&quot;:&quot;https://github.com/citation-style-language/schema/raw/master/csl-citation.json&quot;,&quot;citationID&quot;:&quot;wexycvzn&quot;} RNDaehqgtasjw"/> focus on the affordances of tools and commun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tems&quot;:[{&quot;itemData&quot;:{&quot;citation-key&quot;:&quot;zainal_review_2021&quot;,&quot;issue&quot;:&quot;1&quot;,&quot;language&quot;:&quot;en&quot;,&quot;issued&quot;:{&quot;date-parts&quot;:[[&quot;2021&quot;,11,27]]},&quot;volume&quot;:&quot;24&quot;,&quot;number&quot;:&quot;1&quot;,&quot;URL&quot;:&quot;https://akademiabaru.com/submit/index.php/frle/article/view/4204&quot;,&quot;title&quot;:&quot;Review of Design Thinking Approach in Learning IoT Programming&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page&quot;:&quot;28-38&quot;,&quot;type&quot;:&quot;article-journal&quot;,&quot;license&quot;:&quot;Copyright (c) 2021 International Journal of Advanced Research in Future Ready Learning and Education&quot;,&quot;source&quot;:&quot;akademiabaru.com&quot;,&quot;container-title&quot;:&quot;International Journal of Advanced Research in Future Ready Learning and Education&quot;,&quot;accessed&quot;:{&quot;date-parts&quot;:[[&quot;2024&quot;,7,17]]},&quot;id&quot;:&quot;zainal_review_2021&quot;},&quot;id&quot;:9662,&quot;suffix&quot;:&quot;&quot;,&quot;prefix&quot;:&quot;&quot;,&quot;uris&quot;:[&quot;http://zotero.org/users/1913249/items/8ZFQP4RG&quot;],&quot;uri&quot;:[&quot;http://zotero.org/users/1913249/items/8ZFQP4RG&quot;]}],&quot;properties&quot;:{&quot;formattedCitation&quot;:&quot;[@zainal_review_2021]&quot;,&quot;noteIndex&quot;:0},&quot;schema&quot;:&quot;https://github.com/citation-style-language/schema/raw/master/csl-citation.json&quot;,&quot;citationID&quot;:&quot;horyqqla&quot;} RNDzjycguhesj"/>&lt;Do Zotero Refresh: [@zainal_review_2021]&gt;<text:reference-mark-end text:name="ZOTERO_ITEM CSL_CITATION {&quot;citationItems&quot;:[{&quot;itemData&quot;:{&quot;citation-key&quot;:&quot;zainal_review_2021&quot;,&quot;issue&quot;:&quot;1&quot;,&quot;language&quot;:&quot;en&quot;,&quot;issued&quot;:{&quot;date-parts&quot;:[[&quot;2021&quot;,11,27]]},&quot;volume&quot;:&quot;24&quot;,&quot;number&quot;:&quot;1&quot;,&quot;URL&quot;:&quot;https://akademiabaru.com/submit/index.php/frle/article/view/4204&quot;,&quot;title&quot;:&quot;Review of Design Thinking Approach in Learning IoT Programming&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page&quot;:&quot;28-38&quot;,&quot;type&quot;:&quot;article-journal&quot;,&quot;license&quot;:&quot;Copyright (c) 2021 International Journal of Advanced Research in Future Ready Learning and Education&quot;,&quot;source&quot;:&quot;akademiabaru.com&quot;,&quot;container-title&quot;:&quot;International Journal of Advanced Research in Future Ready Learning and Education&quot;,&quot;accessed&quot;:{&quot;date-parts&quot;:[[&quot;2024&quot;,7,17]]},&quot;id&quot;:&quot;zainal_review_2021&quot;},&quot;id&quot;:9662,&quot;suffix&quot;:&quot;&quot;,&quot;prefix&quot;:&quot;&quot;,&quot;uris&quot;:[&quot;http://zotero.org/users/1913249/items/8ZFQP4RG&quot;],&quot;uri&quot;:[&quot;http://zotero.org/users/1913249/items/8ZFQP4RG&quot;]}],&quot;properties&quot;:{&quot;formattedCitation&quot;:&quot;[@zainal_review_2021]&quot;,&quot;noteIndex&quot;:0},&quot;schema&quot;:&quot;https://github.com/citation-style-language/schema/raw/master/csl-citation.json&quot;,&quot;citationID&quot;:&quot;horyqqla&quot;} RNDzjycguhesj"/>, using the Stanford dschool design thinking framework <text:reference-mark-start text:name="ZOTERO_ITEM CSL_CITATION {&quot;citationItems&quot;:[{&quot;itemData&quot;:{&quot;citation-key&quot;:&quot;dam_5_2024&quot;,&quot;author&quot;:[{&quot;given&quot;:&quot;Rikke Friis&quot;,&quot;family&quot;:&quot;Dam&quot;}],&quot;abstract&quot;:&quot;The Design Thinking process is a human-centered, iterative methodology that designers use to solve problems. It has 5 steps—Empathize, Define, Ideate, Prototype and Test.&quot;,&quot;container-title&quot;:&quot;The Interaction Design Foundation&quot;,&quot;URL&quot;:&quot;https://www.interaction-design.org/literature/article/5-stages-in-the-design-thinking-process&quot;,&quot;issued&quot;:{&quot;date-parts&quot;:[[&quot;2024&quot;,7,18]]},&quot;id&quot;:&quot;dam_5_2024&quot;,&quot;type&quot;:&quot;webpage&quot;,&quot;title&quot;:&quot;The 5 Stages in the Design Thinking Process&quot;,&quot;accessed&quot;:{&quot;date-parts&quot;:[[&quot;2024&quot;,7,17]]},&quot;language&quot;:&quot;en&quot;},&quot;id&quot;:9671,&quot;suffix&quot;:&quot;&quot;,&quot;prefix&quot;:&quot;&quot;,&quot;uris&quot;:[&quot;http://zotero.org/users/1913249/items/HRYVPW67&quot;],&quot;uri&quot;:[&quot;http://zotero.org/users/1913249/items/HRYVPW67&quot;]}],&quot;properties&quot;:{&quot;formattedCitation&quot;:&quot;[@dam_5_2024]&quot;,&quot;noteIndex&quot;:0},&quot;schema&quot;:&quot;https://github.com/citation-style-language/schema/raw/master/csl-citation.json&quot;,&quot;citationID&quot;:&quot;asxaxeqd&quot;} RNDyrwhoevfcl"/>&lt;Do Zotero Refresh: [@dam_5_2024]&gt;<text:reference-mark-end text:name="ZOTERO_ITEM CSL_CITATION {&quot;citationItems&quot;:[{&quot;itemData&quot;:{&quot;citation-key&quot;:&quot;dam_5_2024&quot;,&quot;author&quot;:[{&quot;given&quot;:&quot;Rikke Friis&quot;,&quot;family&quot;:&quot;Dam&quot;}],&quot;abstract&quot;:&quot;The Design Thinking process is a human-centered, iterative methodology that designers use to solve problems. It has 5 steps—Empathize, Define, Ideate, Prototype and Test.&quot;,&quot;container-title&quot;:&quot;The Interaction Design Foundation&quot;,&quot;URL&quot;:&quot;https://www.interaction-design.org/literature/article/5-stages-in-the-design-thinking-process&quot;,&quot;issued&quot;:{&quot;date-parts&quot;:[[&quot;2024&quot;,7,18]]},&quot;id&quot;:&quot;dam_5_2024&quot;,&quot;type&quot;:&quot;webpage&quot;,&quot;title&quot;:&quot;The 5 Stages in the Design Thinking Process&quot;,&quot;accessed&quot;:{&quot;date-parts&quot;:[[&quot;2024&quot;,7,17]]},&quot;language&quot;:&quot;en&quot;},&quot;id&quot;:9671,&quot;suffix&quot;:&quot;&quot;,&quot;prefix&quot;:&quot;&quot;,&quot;uris&quot;:[&quot;http://zotero.org/users/1913249/items/HRYVPW67&quot;],&quot;uri&quot;:[&quot;http://zotero.org/users/1913249/items/HRYVPW67&quot;]}],&quot;properties&quot;:{&quot;formattedCitation&quot;:&quot;[@dam_5_2024]&quot;,&quot;noteIndex&quot;:0},&quot;schema&quot;:&quot;https://github.com/citation-style-language/schema/raw/master/csl-citation.json&quot;,&quot;citationID&quot;:&quot;asxaxeqd&quot;} RNDyrwhoevfcl"/> to structure the work on students in undertaking IoT project work.</text:p>
      <text:p text:style-name="Text_20_body">A wider review of design framework in STEM settings details discussion of varied definitions of stages themselves but less relating to the impact of the pedagogical use of design stages on learners <text:reference-mark-start text:name="ZOTERO_ITEM CSL_CITATION {&quot;citationItems&quot;:[{&quot;itemData&quot;:{&quot;citation-key&quot;:&quot;winarno_steps_2020-1&quot;,&quot;issue&quot;:&quot;4&quot;,&quot;language&quot;:&quot;en&quot;,&quot;issued&quot;:{&quot;date-parts&quot;:[[&quot;2020&quot;,12,15]]},&quot;volume&quot;:&quot;8&quot;,&quot;URL&quot;:&quot;http://dergipark.org.tr/en/doi/10.17478/jegys.766201&quot;,&quot;title&quot;:&quot;The steps of the Engineering Design Process (EDP) in science education: A systematic literature review&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ISSN&quot;:&quot;2149-360X&quot;,&quot;title-short&quot;:&quot;The steps of the Engineering Design Process (EDP) in science education&quot;,&quot;id&quot;:&quot;winarno_steps_2020-1&quot;,&quot;source&quot;:&quot;DOI.org (Crossref)&quot;,&quot;container-title&quot;:&quot;Journal for the Education of Gifted Young Scientists&quot;,&quot;accessed&quot;:{&quot;date-parts&quot;:[[&quot;2023&quot;,6,14]]},&quot;DOI&quot;:&quot;10.17478/jegys.766201&quot;},&quot;id&quot;:8765,&quot;suffix&quot;:&quot;&quot;,&quot;prefix&quot;:&quot;&quot;,&quot;uris&quot;:[&quot;http://zotero.org/users/1913249/items/S78ZPG6I&quot;],&quot;uri&quot;:[&quot;http://zotero.org/users/1913249/items/S78ZPG6I&quot;]}],&quot;properties&quot;:{&quot;formattedCitation&quot;:&quot;[@winarno_steps_2020-1]&quot;,&quot;noteIndex&quot;:0},&quot;schema&quot;:&quot;https://github.com/citation-style-language/schema/raw/master/csl-citation.json&quot;,&quot;citationID&quot;:&quot;wolwxkye&quot;} RNDegjxqjqnjn"/>&lt;Do Zotero Refresh: [@winarno_steps_2020-1]&gt;<text:reference-mark-end text:name="ZOTERO_ITEM CSL_CITATION {&quot;citationItems&quot;:[{&quot;itemData&quot;:{&quot;citation-key&quot;:&quot;winarno_steps_2020-1&quot;,&quot;issue&quot;:&quot;4&quot;,&quot;language&quot;:&quot;en&quot;,&quot;issued&quot;:{&quot;date-parts&quot;:[[&quot;2020&quot;,12,15]]},&quot;volume&quot;:&quot;8&quot;,&quot;URL&quot;:&quot;http://dergipark.org.tr/en/doi/10.17478/jegys.766201&quot;,&quot;title&quot;:&quot;The steps of the Engineering Design Process (EDP) in science education: A systematic literature review&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ISSN&quot;:&quot;2149-360X&quot;,&quot;title-short&quot;:&quot;The steps of the Engineering Design Process (EDP) in science education&quot;,&quot;id&quot;:&quot;winarno_steps_2020-1&quot;,&quot;source&quot;:&quot;DOI.org (Crossref)&quot;,&quot;container-title&quot;:&quot;Journal for the Education of Gifted Young Scientists&quot;,&quot;accessed&quot;:{&quot;date-parts&quot;:[[&quot;2023&quot;,6,14]]},&quot;DOI&quot;:&quot;10.17478/jegys.766201&quot;},&quot;id&quot;:8765,&quot;suffix&quot;:&quot;&quot;,&quot;prefix&quot;:&quot;&quot;,&quot;uris&quot;:[&quot;http://zotero.org/users/1913249/items/S78ZPG6I&quot;],&quot;uri&quot;:[&quot;http://zotero.org/users/1913249/items/S78ZPG6I&quot;]}],&quot;properties&quot;:{&quot;formattedCitation&quot;:&quot;[@winarno_steps_2020-1]&quot;,&quot;noteIndex&quot;:0},&quot;schema&quot;:&quot;https://github.com/citation-style-language/schema/raw/master/csl-citation.json&quot;,&quot;citationID&quot;:&quot;wolwxkye&quot;} RNDegjxqjqnjn"/>.</text:p>
      <text:p text:style-name="Text_20_body">The authours, note the lack of research investigating the potential of this approach and call for more work to be done in this area. ADD TO THE PROBLEMS STATEMENT.</text:p>
      <text:h text:style-name="Heading_20_3" text:outline-level="3"><text:bookmark-start text:name="curricular-concepts-semantic-waves-and-primm"/>Curricular concepts, semantic waves and PRIMM<text:bookmark-end text:name="curricular-concepts-semantic-waves-and-primm"/></text:h>
      <text:p text:style-name="P2">PRIMM uses concepts of semantic profile to try to align instruction based approaches with a sociocultural approach (or at least some hands-on approaches)</text:p>
      <text:p text:style-name="Text_20_body">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tems&quot;:[{&quot;suppress-author&quot;:true,&quot;itemData&quot;:{&quot;publisher&quot;:&quot;ACM&quot;,&quot;citation-key&quot;:&quot;tedre_long_2016&quot;,&quot;publisher-place&quot;:&quot;Koli Finland&quot;,&quot;event-place&quot;:&quot;Koli Finland&quot;,&quot;language&quot;:&quot;en&quot;,&quot;ISBN&quot;:&quot;978-1-4503-4770-9&quot;,&quot;issued&quot;:{&quot;date-parts&quot;:[[&quot;2016&quot;,11,24]]},&quot;URL&quot;:&quot;https://dl.acm.org/doi/10.1145/2999541.2999542&quot;,&quot;event-title&quot;:&quot;Koli Calling 2016: 16th Koli Calling International Conference on Computing Education Research&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type&quot;:&quot;paper-conference&quot;,&quot;title&quot;:&quot;The long quest for computational thinking&quot;,&quot;id&quot;:&quot;tedre_long_2016&quot;,&quot;source&quot;:&quot;DOI.org (Crossref)&quot;,&quot;page&quot;:&quot;120-129&quot;,&quot;accessed&quot;:{&quot;date-parts&quot;:[[&quot;2021&quot;,2,22]]},&quot;DOI&quot;:&quot;10.1145/2999541.2999542&quot;},&quot;suffix&quot;:&quot;&quot;,&quot;id&quot;:83,&quot;prefix&quot;:&quot;&quot;,&quot;uris&quot;:[&quot;http://zotero.org/users/1913249/items/D6IF6PH5&quot;],&quot;uri&quot;:[&quot;http://zotero.org/users/1913249/items/D6IF6PH5&quot;]}],&quot;properties&quot;:{&quot;formattedCitation&quot;:&quot;[-@tedre_long_2016]&quot;,&quot;noteIndex&quot;:0},&quot;schema&quot;:&quot;https://github.com/citation-style-language/schema/raw/master/csl-citation.json&quot;,&quot;citationID&quot;:&quot;saqqsnxg&quot;} RNDrsmueiiqeg"/>&lt;Do Zotero Refresh: [-@tedre_long_2016]&gt;<text:reference-mark-end text:name="ZOTERO_ITEM CSL_CITATION {&quot;citationItems&quot;:[{&quot;suppress-author&quot;:true,&quot;itemData&quot;:{&quot;publisher&quot;:&quot;ACM&quot;,&quot;citation-key&quot;:&quot;tedre_long_2016&quot;,&quot;publisher-place&quot;:&quot;Koli Finland&quot;,&quot;event-place&quot;:&quot;Koli Finland&quot;,&quot;language&quot;:&quot;en&quot;,&quot;ISBN&quot;:&quot;978-1-4503-4770-9&quot;,&quot;issued&quot;:{&quot;date-parts&quot;:[[&quot;2016&quot;,11,24]]},&quot;URL&quot;:&quot;https://dl.acm.org/doi/10.1145/2999541.2999542&quot;,&quot;event-title&quot;:&quot;Koli Calling 2016: 16th Koli Calling International Conference on Computing Education Research&quot;,&quot;author&quot;:[{&quot;given&quot;:&quot;Matti&quot;,&quot;family&quot;:&quot;Tedre&quot;},{&quot;given&quot;:&quot;Peter J.&quot;,&quot;family&quot;:&quot;Denn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type&quot;:&quot;paper-conference&quot;,&quot;title&quot;:&quot;The long quest for computational thinking&quot;,&quot;id&quot;:&quot;tedre_long_2016&quot;,&quot;source&quot;:&quot;DOI.org (Crossref)&quot;,&quot;page&quot;:&quot;120-129&quot;,&quot;accessed&quot;:{&quot;date-parts&quot;:[[&quot;2021&quot;,2,22]]},&quot;DOI&quot;:&quot;10.1145/2999541.2999542&quot;},&quot;suffix&quot;:&quot;&quot;,&quot;id&quot;:83,&quot;prefix&quot;:&quot;&quot;,&quot;uris&quot;:[&quot;http://zotero.org/users/1913249/items/D6IF6PH5&quot;],&quot;uri&quot;:[&quot;http://zotero.org/users/1913249/items/D6IF6PH5&quot;]}],&quot;properties&quot;:{&quot;formattedCitation&quot;:&quot;[-@tedre_long_2016]&quot;,&quot;noteIndex&quot;:0},&quot;schema&quot;:&quot;https://github.com/citation-style-language/schema/raw/master/csl-citation.json&quot;,&quot;citationID&quot;:&quot;saqqsnxg&quot;} RNDrsmueiiqeg"/> review of CT cautions against a too narrow definition of CT that highlights formal abstractions as represented by Wing’s take on CT <text:reference-mark-start text:name="ZOTERO_ITEM CSL_CITATION {&quot;citationItems&quot;:[{&quot;suppress-author&quot;:true,&quot;itemData&quot;:{&quot;source&quot;:&quot;CrossRef&quot;,&quot;URL&quot;:&quot;http://rsta.royalsocietypublishing.org/cgi/doi/10.1098/rsta.2008.0118&quot;,&quot;type&quot;:&quot;article-journal&quot;,&quot;citation-key&quot;:&quot;wing_computational_2008&quot;,&quot;author&quot;:[{&quot;given&quot;:&quot;J. M&quot;,&quot;family&quot;:&quot;Wing&quot;}],&quot;issue&quot;:&quot;1881&quot;,&quot;title&quot;:&quot;Computational thinking and thinking about computing&quot;,&quot;language&quot;:&quot;en&quot;,&quot;container-title&quot;:&quot;Philosophical Transactions of the Royal Society A: Mathematical, Physical and Engineering Sciences&quot;,&quot;ISSN&quot;:&quot;1364-503X, 1471-2962&quot;,&quot;DOI&quot;:&quot;10.1098/rsta.2008.0118&quot;,&quot;id&quot;:&quot;wing_computational_2008&quot;,&quot;volume&quot;:&quot;366&quot;,&quot;page&quot;:&quot;3717-3725&quot;,&quot;accessed&quot;:{&quot;date-parts&quot;:[[&quot;2016&quot;,8,8]]},&quot;issued&quot;:{&quot;date-parts&quot;:[[&quot;2008&quot;,10,28]]}},&quot;suffix&quot;:&quot;&quot;,&quot;id&quot;:1293,&quot;prefix&quot;:&quot;&quot;,&quot;uris&quot;:[&quot;http://zotero.org/users/1913249/items/CQ6F79QS&quot;],&quot;uri&quot;:[&quot;http://zotero.org/users/1913249/items/CQ6F79QS&quot;]}],&quot;properties&quot;:{&quot;formattedCitation&quot;:&quot;[-@wing_computational_2008]&quot;,&quot;noteIndex&quot;:0},&quot;schema&quot;:&quot;https://github.com/citation-style-language/schema/raw/master/csl-citation.json&quot;,&quot;citationID&quot;:&quot;adkfkuda&quot;} RNDdtnngfoxvg"/>&lt;Do Zotero Refresh: [-@wing_computational_2008]&gt;<text:reference-mark-end text:name="ZOTERO_ITEM CSL_CITATION {&quot;citationItems&quot;:[{&quot;suppress-author&quot;:true,&quot;itemData&quot;:{&quot;source&quot;:&quot;CrossRef&quot;,&quot;URL&quot;:&quot;http://rsta.royalsocietypublishing.org/cgi/doi/10.1098/rsta.2008.0118&quot;,&quot;type&quot;:&quot;article-journal&quot;,&quot;citation-key&quot;:&quot;wing_computational_2008&quot;,&quot;author&quot;:[{&quot;given&quot;:&quot;J. M&quot;,&quot;family&quot;:&quot;Wing&quot;}],&quot;issue&quot;:&quot;1881&quot;,&quot;title&quot;:&quot;Computational thinking and thinking about computing&quot;,&quot;language&quot;:&quot;en&quot;,&quot;container-title&quot;:&quot;Philosophical Transactions of the Royal Society A: Mathematical, Physical and Engineering Sciences&quot;,&quot;ISSN&quot;:&quot;1364-503X, 1471-2962&quot;,&quot;DOI&quot;:&quot;10.1098/rsta.2008.0118&quot;,&quot;id&quot;:&quot;wing_computational_2008&quot;,&quot;volume&quot;:&quot;366&quot;,&quot;page&quot;:&quot;3717-3725&quot;,&quot;accessed&quot;:{&quot;date-parts&quot;:[[&quot;2016&quot;,8,8]]},&quot;issued&quot;:{&quot;date-parts&quot;:[[&quot;2008&quot;,10,28]]}},&quot;suffix&quot;:&quot;&quot;,&quot;id&quot;:1293,&quot;prefix&quot;:&quot;&quot;,&quot;uris&quot;:[&quot;http://zotero.org/users/1913249/items/CQ6F79QS&quot;],&quot;uri&quot;:[&quot;http://zotero.org/users/1913249/items/CQ6F79QS&quot;]}],&quot;properties&quot;:{&quot;formattedCitation&quot;:&quot;[-@wing_computational_2008]&quot;,&quot;noteIndex&quot;:0},&quot;schema&quot;:&quot;https://github.com/citation-style-language/schema/raw/master/csl-citation.json&quot;,&quot;citationID&quot;:&quot;adkfkuda&quot;} RNDdtnngfoxvg"/>. This is not to argue that Wing’s approach to CT is without technical merit <text:reference-mark-start text:name="ZOTERO_ITEM CSL_CITATION {&quot;citationItems&quot;:[{&quot;itemData&quot;:{&quot;citation-key&quot;:&quot;lodi_computational_2021&quot;,&quot;issue&quot;:&quot;4&quot;,&quot;language&quot;:&quot;en&quot;,&quot;DOI&quot;:&quot;10.1007/s11191-021-00202-5&quot;,&quot;volume&quot;:&quot;30&quot;,&quot;URL&quot;:&quot;https://doi.org/10.1007/s11191-021-00202-5&quot;,&quot;title&quot;:&quot;Computational Thinking, Between Papert and Wing&quot;,&quot;author&quot;:[{&quot;given&quot;:&quot;Michael&quot;,&quot;family&quot;:&quot;Lodi&quot;},{&quot;given&quot;:&quot;Simone&quot;,&quot;family&quot;:&quot;Martini&quot;}],&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ISSN&quot;:&quot;1573-1901&quot;,&quot;source&quot;:&quot;Springer Link&quot;,&quot;id&quot;:&quot;lodi_computational_2021&quot;,&quot;page&quot;:&quot;883-908&quot;,&quot;container-title-short&quot;:&quot;Sci &amp; Educ&quot;,&quot;accessed&quot;:{&quot;date-parts&quot;:[[&quot;2023&quot;,3,14]]},&quot;issued&quot;:{&quot;date-parts&quot;:[[&quot;2021&quot;,8,1]]}},&quot;id&quot;:3696,&quot;suffix&quot;:&quot;&quot;,&quot;prefix&quot;:&quot;&quot;,&quot;uris&quot;:[&quot;http://zotero.org/users/1913249/items/SZW59GAB&quot;],&quot;uri&quot;:[&quot;http://zotero.org/users/1913249/items/SZW59GAB&quot;]}],&quot;properties&quot;:{&quot;formattedCitation&quot;:&quot;[@lodi_computational_2021]&quot;,&quot;noteIndex&quot;:0},&quot;schema&quot;:&quot;https://github.com/citation-style-language/schema/raw/master/csl-citation.json&quot;,&quot;citationID&quot;:&quot;ktmcmywq&quot;} RNDgfhllhpwnz"/>&lt;Do Zotero Refresh: [@lodi_computational_2021]&gt;<text:reference-mark-end text:name="ZOTERO_ITEM CSL_CITATION {&quot;citationItems&quot;:[{&quot;itemData&quot;:{&quot;citation-key&quot;:&quot;lodi_computational_2021&quot;,&quot;issue&quot;:&quot;4&quot;,&quot;language&quot;:&quot;en&quot;,&quot;DOI&quot;:&quot;10.1007/s11191-021-00202-5&quot;,&quot;volume&quot;:&quot;30&quot;,&quot;URL&quot;:&quot;https://doi.org/10.1007/s11191-021-00202-5&quot;,&quot;title&quot;:&quot;Computational Thinking, Between Papert and Wing&quot;,&quot;author&quot;:[{&quot;given&quot;:&quot;Michael&quot;,&quot;family&quot;:&quot;Lodi&quot;},{&quot;given&quot;:&quot;Simone&quot;,&quot;family&quot;:&quot;Martini&quot;}],&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ISSN&quot;:&quot;1573-1901&quot;,&quot;source&quot;:&quot;Springer Link&quot;,&quot;id&quot;:&quot;lodi_computational_2021&quot;,&quot;page&quot;:&quot;883-908&quot;,&quot;container-title-short&quot;:&quot;Sci &amp; Educ&quot;,&quot;accessed&quot;:{&quot;date-parts&quot;:[[&quot;2023&quot;,3,14]]},&quot;issued&quot;:{&quot;date-parts&quot;:[[&quot;2021&quot;,8,1]]}},&quot;id&quot;:3696,&quot;suffix&quot;:&quot;&quot;,&quot;prefix&quot;:&quot;&quot;,&quot;uris&quot;:[&quot;http://zotero.org/users/1913249/items/SZW59GAB&quot;],&quot;uri&quot;:[&quot;http://zotero.org/users/1913249/items/SZW59GAB&quot;]}],&quot;properties&quot;:{&quot;formattedCitation&quot;:&quot;[@lodi_computational_2021]&quot;,&quot;noteIndex&quot;:0},&quot;schema&quot;:&quot;https://github.com/citation-style-language/schema/raw/master/csl-citation.json&quot;,&quot;citationID&quot;:&quot;ktmcmywq&quot;} RNDgfhllhpwnz"/>,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tems&quot;:[{&quot;itemData&quot;:{&quot;citation-key&quot;:&quot;resnick_coding_2020&quot;,&quot;issue&quot;:&quot;11&quot;,&quot;language&quot;:&quot;en&quot;,&quot;DOI&quot;:&quot;10.1145/3375546&quot;,&quot;volume&quot;:&quot;63&quot;,&quot;URL&quot;:&quot;https://dl.acm.org/doi/10.1145/3375546&quot;,&quot;title&quot;:&quot;Coding at a crossroads&quot;,&quot;author&quot;:[{&quot;given&quot;:&quot;Mitchel&quot;,&quot;family&quot;:&quot;Resnick&quot;},{&quot;given&quot;:&quot;Natalie&quot;,&quot;family&quot;:&quot;Rusk&quot;}],&quot;type&quot;:&quot;article-journal&quot;,&quot;abstract&quot;:&quot;While millions of students worldwide have enjoyed coding experiences over the last decade, the next challenge is spreading educational values and approaches.&quot;,&quot;container-title&quot;:&quot;Communications of the ACM&quot;,&quot;ISSN&quot;:&quot;0001-0782, 1557-7317&quot;,&quot;source&quot;:&quot;DOI.org (Crossref)&quot;,&quot;id&quot;:&quot;resnick_coding_2020&quot;,&quot;page&quot;:&quot;120-127&quot;,&quot;container-title-short&quot;:&quot;Commun. ACM&quot;,&quot;accessed&quot;:{&quot;date-parts&quot;:[[&quot;2021&quot;,12,21]]},&quot;issued&quot;:{&quot;date-parts&quot;:[[&quot;2020&quot;,10,22]]}},&quot;id&quot;:3,&quot;suffix&quot;:&quot;&quot;,&quot;prefix&quot;:&quot;&quot;,&quot;uris&quot;:[&quot;http://zotero.org/users/1913249/items/VYS48CXK&quot;],&quot;uri&quot;:[&quot;http://zotero.org/users/1913249/items/VYS48CXK&quot;]}],&quot;properties&quot;:{&quot;formattedCitation&quot;:&quot;[@resnick_coding_2020]&quot;,&quot;noteIndex&quot;:0},&quot;schema&quot;:&quot;https://github.com/citation-style-language/schema/raw/master/csl-citation.json&quot;,&quot;citationID&quot;:&quot;qqzukniq&quot;} RNDtwnpcyiobu"/>&lt;Do Zotero Refresh: [@resnick_coding_2020]&gt;<text:reference-mark-end text:name="ZOTERO_ITEM CSL_CITATION {&quot;citationItems&quot;:[{&quot;itemData&quot;:{&quot;citation-key&quot;:&quot;resnick_coding_2020&quot;,&quot;issue&quot;:&quot;11&quot;,&quot;language&quot;:&quot;en&quot;,&quot;DOI&quot;:&quot;10.1145/3375546&quot;,&quot;volume&quot;:&quot;63&quot;,&quot;URL&quot;:&quot;https://dl.acm.org/doi/10.1145/3375546&quot;,&quot;title&quot;:&quot;Coding at a crossroads&quot;,&quot;author&quot;:[{&quot;given&quot;:&quot;Mitchel&quot;,&quot;family&quot;:&quot;Resnick&quot;},{&quot;given&quot;:&quot;Natalie&quot;,&quot;family&quot;:&quot;Rusk&quot;}],&quot;type&quot;:&quot;article-journal&quot;,&quot;abstract&quot;:&quot;While millions of students worldwide have enjoyed coding experiences over the last decade, the next challenge is spreading educational values and approaches.&quot;,&quot;container-title&quot;:&quot;Communications of the ACM&quot;,&quot;ISSN&quot;:&quot;0001-0782, 1557-7317&quot;,&quot;source&quot;:&quot;DOI.org (Crossref)&quot;,&quot;id&quot;:&quot;resnick_coding_2020&quot;,&quot;page&quot;:&quot;120-127&quot;,&quot;container-title-short&quot;:&quot;Commun. ACM&quot;,&quot;accessed&quot;:{&quot;date-parts&quot;:[[&quot;2021&quot;,12,21]]},&quot;issued&quot;:{&quot;date-parts&quot;:[[&quot;2020&quot;,10,22]]}},&quot;id&quot;:3,&quot;suffix&quot;:&quot;&quot;,&quot;prefix&quot;:&quot;&quot;,&quot;uris&quot;:[&quot;http://zotero.org/users/1913249/items/VYS48CXK&quot;],&quot;uri&quot;:[&quot;http://zotero.org/users/1913249/items/VYS48CXK&quot;]}],&quot;properties&quot;:{&quot;formattedCitation&quot;:&quot;[@resnick_coding_2020]&quot;,&quot;noteIndex&quot;:0},&quot;schema&quot;:&quot;https://github.com/citation-style-language/schema/raw/master/csl-citation.json&quot;,&quot;citationID&quot;:&quot;qqzukniq&quot;} RNDtwnpcyiobu"/>.</text:p>
      <text:p text:style-name="Text_20_body">In teaching computing pedagogy the concept of levels of abstraction can be taught to students to help them understand the level of abstraction that they are working at <text:reference-mark-start text:name="ZOTERO_ITEM CSL_CITATION {&quot;citationItems&quot;:[{&quot;itemData&quot;:{&quot;publisher&quot;:&quot;ACM Press&quot;,&quot;citation-key&quot;:&quot;statter_teaching_2016&quot;,&quot;publisher-place&quot;:&quot;M&amp;#252;nster, Germany&quot;,&quot;event-place&quot;:&quot;M&amp;#252;nster, Germany&quot;,&quot;language&quot;:&quot;en&quot;,&quot;ISBN&quot;:&quot;978-1-4503-4223-0&quot;,&quot;issued&quot;:{&quot;date-parts&quot;:[[&quot;2016&quot;]]},&quot;URL&quot;:&quot;http://dl.acm.org/citation.cfm?doid=2978249.2978261&quot;,&quot;event-title&quot;:&quot;the 11th Workshop in Primary and Secondary Computing Education&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type&quot;:&quot;paper-conference&quot;,&quot;title&quot;:&quot;Teaching Abstract Thinking in Introduction to Computer Science for 7th Graders&quot;,&quot;id&quot;:&quot;statter_teaching_2016&quot;,&quot;source&quot;:&quot;DOI.org (Crossref)&quot;,&quot;page&quot;:&quot;80-83&quot;,&quot;accessed&quot;:{&quot;date-parts&quot;:[[&quot;2020&quot;,11,12]]},&quot;DOI&quot;:&quot;10.1145/2978249.2978261&quot;},&quot;id&quot;:3583,&quot;suffix&quot;:&quot;&quot;,&quot;prefix&quot;:&quot;&quot;,&quot;uris&quot;:[&quot;http://zotero.org/users/1913249/items/94B8KBTT&quot;],&quot;uri&quot;:[&quot;http://zotero.org/users/1913249/items/94B8KBTT&quot;]},{&quot;itemData&quot;:{&quot;publisher&quot;:&quot;ACM Press&quot;,&quot;citation-key&quot;:&quot;waite_abstraction_2016&quot;,&quot;publisher-place&quot;:&quot;M&amp;#252;nster, Germany&quot;,&quot;event-place&quot;:&quot;M&amp;#252;nster, Germany&quot;,&quot;language&quot;:&quot;en&quot;,&quot;ISBN&quot;:&quot;978-1-4503-4223-0&quot;,&quot;issued&quot;:{&quot;date-parts&quot;:[[&quot;2016&quot;]]},&quot;URL&quot;:&quot;http://dl.acm.org/citation.cfm?doid=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type&quot;:&quot;paper-conference&quot;,&quot;title&quot;:&quot;Abstraction and common classroom activities&quot;,&quot;id&quot;:&quot;waite_abstraction_2016&quot;,&quot;source&quot;:&quot;DOI.org (Crossref)&quot;,&quot;page&quot;:&quot;112-113&quot;,&quot;accessed&quot;:{&quot;date-parts&quot;:[[&quot;2020&quot;,11,12]]},&quot;DOI&quot;:&quot;10.1145/2978249.2978272&quot;},&quot;id&quot;:3588,&quot;suffix&quot;:&quot;&quot;,&quot;prefix&quot;:&quot;&quot;,&quot;uris&quot;:[&quot;http://zotero.org/users/1913249/items/39JH9QJG&quot;],&quot;uri&quot;:[&quot;http://zotero.org/users/1913249/items/39JH9QJG&quot;]},{&quot;itemData&quot;:{&quot;citation-key&quot;:&quot;waite_abstraction_2018-1&quot;,&quot;issue&quot;:&quot;1&quot;,&quot;language&quot;:&quot;en&quot;,&quot;issued&quot;:{&quot;date-parts&quot;:[[&quot;2018&quot;,1,31]]},&quot;volume&quot;:&quot;2&quot;,&quot;number&quot;:&quot;1&quot;,&quot;URL&quot;:&quot;https://ijcses.org/index.php/ijcses/article/view/23&quot;,&quot;title&quot;:&quot;Abstraction in action: K-5 teachers' uses of levels of abstraction, particularly the design level, in teaching programmin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title-short&quot;:&quot;Abstraction in actio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ISSN&quot;:&quot;2513-8359&quot;,&quot;source&quot;:&quot;ijcses.org&quot;,&quot;license&quot;:&quot;Copyright (c) 2018 Jane Lisa Waite, Paul Curzon, William Marsh, Sue Sentance, Alex Hadwen-Bennett&quot;,&quot;page&quot;:&quot;14-40&quot;,&quot;DOI&quot;:&quot;10.21585/ijcses.v2i1.23&quot;,&quot;accessed&quot;:{&quot;date-parts&quot;:[[&quot;2020&quot;,10,17]]},&quot;id&quot;:&quot;waite_abstraction_2018-1&quot;},&quot;id&quot;:3663,&quot;suffix&quot;:&quot;&quot;,&quot;prefix&quot;:&quot;&quot;,&quot;uris&quot;:[&quot;http://zotero.org/users/1913249/items/8KSA6TV2&quot;],&quot;uri&quot;:[&quot;http://zotero.org/users/1913249/items/8KSA6TV2&quot;]}],&quot;properties&quot;:{&quot;formattedCitation&quot;:&quot;[@statter_teaching_2016; @waite_abstraction_2016; @waite_abstraction_2018-1]&quot;,&quot;noteIndex&quot;:0},&quot;schema&quot;:&quot;https://github.com/citation-style-language/schema/raw/master/csl-citation.json&quot;,&quot;citationID&quot;:&quot;nyludsgp&quot;} RNDavmnudeuyo"/>&lt;Do Zotero Refresh: [@statter_teaching_2016; @waite_abstraction_2016; @waite_abstraction_2018-1]&gt;<text:reference-mark-end text:name="ZOTERO_ITEM CSL_CITATION {&quot;citationItems&quot;:[{&quot;itemData&quot;:{&quot;publisher&quot;:&quot;ACM Press&quot;,&quot;citation-key&quot;:&quot;statter_teaching_2016&quot;,&quot;publisher-place&quot;:&quot;M&amp;#252;nster, Germany&quot;,&quot;event-place&quot;:&quot;M&amp;#252;nster, Germany&quot;,&quot;language&quot;:&quot;en&quot;,&quot;ISBN&quot;:&quot;978-1-4503-4223-0&quot;,&quot;issued&quot;:{&quot;date-parts&quot;:[[&quot;2016&quot;]]},&quot;URL&quot;:&quot;http://dl.acm.org/citation.cfm?doid=2978249.2978261&quot;,&quot;event-title&quot;:&quot;the 11th Workshop in Primary and Secondary Computing Education&quot;,&quot;author&quot;:[{&quot;given&quot;:&quot;David&quot;,&quot;family&quot;:&quot;Statter&quot;},{&quot;given&quot;:&quot;Michal&quot;,&quot;family&quot;:&quot;Armoni&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type&quot;:&quot;paper-conference&quot;,&quot;title&quot;:&quot;Teaching Abstract Thinking in Introduction to Computer Science for 7th Graders&quot;,&quot;id&quot;:&quot;statter_teaching_2016&quot;,&quot;source&quot;:&quot;DOI.org (Crossref)&quot;,&quot;page&quot;:&quot;80-83&quot;,&quot;accessed&quot;:{&quot;date-parts&quot;:[[&quot;2020&quot;,11,12]]},&quot;DOI&quot;:&quot;10.1145/2978249.2978261&quot;},&quot;id&quot;:3583,&quot;suffix&quot;:&quot;&quot;,&quot;prefix&quot;:&quot;&quot;,&quot;uris&quot;:[&quot;http://zotero.org/users/1913249/items/94B8KBTT&quot;],&quot;uri&quot;:[&quot;http://zotero.org/users/1913249/items/94B8KBTT&quot;]},{&quot;itemData&quot;:{&quot;publisher&quot;:&quot;ACM Press&quot;,&quot;citation-key&quot;:&quot;waite_abstraction_2016&quot;,&quot;publisher-place&quot;:&quot;M&amp;#252;nster, Germany&quot;,&quot;event-place&quot;:&quot;M&amp;#252;nster, Germany&quot;,&quot;language&quot;:&quot;en&quot;,&quot;ISBN&quot;:&quot;978-1-4503-4223-0&quot;,&quot;issued&quot;:{&quot;date-parts&quot;:[[&quot;2016&quot;]]},&quot;URL&quot;:&quot;http://dl.acm.org/citation.cfm?doid=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type&quot;:&quot;paper-conference&quot;,&quot;title&quot;:&quot;Abstraction and common classroom activities&quot;,&quot;id&quot;:&quot;waite_abstraction_2016&quot;,&quot;source&quot;:&quot;DOI.org (Crossref)&quot;,&quot;page&quot;:&quot;112-113&quot;,&quot;accessed&quot;:{&quot;date-parts&quot;:[[&quot;2020&quot;,11,12]]},&quot;DOI&quot;:&quot;10.1145/2978249.2978272&quot;},&quot;id&quot;:3588,&quot;suffix&quot;:&quot;&quot;,&quot;prefix&quot;:&quot;&quot;,&quot;uris&quot;:[&quot;http://zotero.org/users/1913249/items/39JH9QJG&quot;],&quot;uri&quot;:[&quot;http://zotero.org/users/1913249/items/39JH9QJG&quot;]},{&quot;itemData&quot;:{&quot;citation-key&quot;:&quot;waite_abstraction_2018-1&quot;,&quot;issue&quot;:&quot;1&quot;,&quot;language&quot;:&quot;en&quot;,&quot;issued&quot;:{&quot;date-parts&quot;:[[&quot;2018&quot;,1,31]]},&quot;volume&quot;:&quot;2&quot;,&quot;number&quot;:&quot;1&quot;,&quot;URL&quot;:&quot;https://ijcses.org/index.php/ijcses/article/view/23&quot;,&quot;title&quot;:&quot;Abstraction in action: K-5 teachers' uses of levels of abstraction, particularly the design level, in teaching programmin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title-short&quot;:&quot;Abstraction in actio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ISSN&quot;:&quot;2513-8359&quot;,&quot;source&quot;:&quot;ijcses.org&quot;,&quot;license&quot;:&quot;Copyright (c) 2018 Jane Lisa Waite, Paul Curzon, William Marsh, Sue Sentance, Alex Hadwen-Bennett&quot;,&quot;page&quot;:&quot;14-40&quot;,&quot;DOI&quot;:&quot;10.21585/ijcses.v2i1.23&quot;,&quot;accessed&quot;:{&quot;date-parts&quot;:[[&quot;2020&quot;,10,17]]},&quot;id&quot;:&quot;waite_abstraction_2018-1&quot;},&quot;id&quot;:3663,&quot;suffix&quot;:&quot;&quot;,&quot;prefix&quot;:&quot;&quot;,&quot;uris&quot;:[&quot;http://zotero.org/users/1913249/items/8KSA6TV2&quot;],&quot;uri&quot;:[&quot;http://zotero.org/users/1913249/items/8KSA6TV2&quot;]}],&quot;properties&quot;:{&quot;formattedCitation&quot;:&quot;[@statter_teaching_2016; @waite_abstraction_2016; @waite_abstraction_2018-1]&quot;,&quot;noteIndex&quot;:0},&quot;schema&quot;:&quot;https://github.com/citation-style-language/schema/raw/master/csl-citation.json&quot;,&quot;citationID&quot;:&quot;nyludsgp&quot;} RNDavmnudeuyo"/>.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itemData&quot;:{&quot;citation-key&quot;:&quot;waite_abstraction_2018&quot;,&quot;issue&quot;:&quot;1&quot;,&quot;language&quot;:&quot;en&quot;,&quot;DOI&quot;:&quot;10.21585/ijcses.v2i1.23&quot;,&quot;volume&quot;:&quot;2&quot;,&quot;URL&quot;:&quot;http://ijcses.org/index.php/ijcses/article/view/23&quot;,&quot;title&quot;:&quot;Abstraction in action: K-5 teachers' uses of levels of abstraction, particularly the design level, in teaching programmin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ISSN&quot;:&quot;2513-8359&quot;,&quot;source&quot;:&quot;DOI.org (Crossref)&quot;,&quot;id&quot;:&quot;waite_abstraction_2018&quot;,&quot;page&quot;:&quot;14&quot;,&quot;container-title-short&quot;:&quot;IJCSES&quot;,&quot;accessed&quot;:{&quot;date-parts&quot;:[[&quot;2019&quot;,12,10]]},&quot;issued&quot;:{&quot;date-parts&quot;:[[&quot;2018&quot;,1,31]]}},&quot;id&quot;:3132,&quot;suffix&quot;:&quot;&quot;,&quot;prefix&quot;:&quot;&quot;,&quot;uris&quot;:[&quot;http://zotero.org/users/1913249/items/5QGUDFAX&quot;],&quot;uri&quot;:[&quot;http://zotero.org/users/1913249/items/5QGUDFAX&quot;]}],&quot;properties&quot;:{&quot;formattedCitation&quot;:&quot;[@waite_abstraction_2018]&quot;,&quot;noteIndex&quot;:0},&quot;schema&quot;:&quot;https://github.com/citation-style-language/schema/raw/master/csl-citation.json&quot;,&quot;citationID&quot;:&quot;hgfacsqf&quot;} RNDryusshqecu"/>&lt;Do Zotero Refresh: [@waite_abstraction_2018]&gt;<text:reference-mark-end text:name="ZOTERO_ITEM CSL_CITATION {&quot;citationItems&quot;:[{&quot;itemData&quot;:{&quot;citation-key&quot;:&quot;waite_abstraction_2018&quot;,&quot;issue&quot;:&quot;1&quot;,&quot;language&quot;:&quot;en&quot;,&quot;DOI&quot;:&quot;10.21585/ijcses.v2i1.23&quot;,&quot;volume&quot;:&quot;2&quot;,&quot;URL&quot;:&quot;http://ijcses.org/index.php/ijcses/article/view/23&quot;,&quot;title&quot;:&quot;Abstraction in action: K-5 teachers' uses of levels of abstraction, particularly the design level, in teaching programmin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ISSN&quot;:&quot;2513-8359&quot;,&quot;source&quot;:&quot;DOI.org (Crossref)&quot;,&quot;id&quot;:&quot;waite_abstraction_2018&quot;,&quot;page&quot;:&quot;14&quot;,&quot;container-title-short&quot;:&quot;IJCSES&quot;,&quot;accessed&quot;:{&quot;date-parts&quot;:[[&quot;2019&quot;,12,10]]},&quot;issued&quot;:{&quot;date-parts&quot;:[[&quot;2018&quot;,1,31]]}},&quot;id&quot;:3132,&quot;suffix&quot;:&quot;&quot;,&quot;prefix&quot;:&quot;&quot;,&quot;uris&quot;:[&quot;http://zotero.org/users/1913249/items/5QGUDFAX&quot;],&quot;uri&quot;:[&quot;http://zotero.org/users/1913249/items/5QGUDFAX&quot;]}],&quot;properties&quot;:{&quot;formattedCitation&quot;:&quot;[@waite_abstraction_2018]&quot;,&quot;noteIndex&quot;:0},&quot;schema&quot;:&quot;https://github.com/citation-style-language/schema/raw/master/csl-citation.json&quot;,&quot;citationID&quot;:&quot;hgfacsqf&quot;} RNDryusshqecu"/></text:p>
      <text:h text:style-name="Heading_20_4" text:outline-level="4"><text:bookmark-start text:name="semantic-profiles-and-waves"/><text:soft-page-break/>Semantic Profiles and Waves<text:bookmark-end text:name="semantic-profiles-and-waves"/></text:h>
      <text:p text:style-name="First_20_paragraph">Introduction to semantic waves.<text:line-break/><text:reference-mark-start text:name="ZOTERO_ITEM CSL_CITATION {&quot;citationItems&quot;:[{&quot;itemData&quot;:{&quot;citation-key&quot;:&quot;maton_making_2013&quot;,&quot;issue&quot;:&quot;1&quot;,&quot;language&quot;:&quot;en&quot;,&quot;DOI&quot;:&quot;10.1016/j.linged.2012.11.005&quot;,&quot;volume&quot;:&quot;24&quot;,&quot;URL&quot;:&quot;http://www.sciencedirect.com/science/article/pii/S0898589812000678&quot;,&quot;type&quot;:&quot;article-journal&quot;,&quot;title&quot;:&quot;Making semantic waves: A key to cumulative knowledge-building&quot;,&quot;author&quot;:[{&quot;given&quot;:&quot;Karl&quot;,&quot;family&quot;:&quot;Maton&quot;}],&quot;title-short&quot;:&quot;Making semantic waves&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SSN&quot;:&quot;0898-5898&quot;,&quot;page&quot;:&quot;8-22&quot;,&quot;id&quot;:&quot;maton_making_2013&quot;,&quot;container-title-short&quot;:&quot;Linguistics and Education&quot;,&quot;issued&quot;:{&quot;date-parts&quot;:[[&quot;2013&quot;,4,1]]},&quot;collection-title&quot;:&quot;Cumulative knowledge-building in secondary schooling&quot;,&quot;accessed&quot;:{&quot;date-parts&quot;:[[&quot;2020&quot;,10,22]]}},&quot;id&quot;:3623,&quot;suffix&quot;:&quot;&quot;,&quot;prefix&quot;:&quot;&quot;,&quot;uris&quot;:[&quot;http://zotero.org/users/1913249/items/K7FQFZHL&quot;],&quot;uri&quot;:[&quot;http://zotero.org/users/1913249/items/K7FQFZHL&quot;]}],&quot;properties&quot;:{&quot;formattedCitation&quot;:&quot;[@maton_making_2013]&quot;,&quot;noteIndex&quot;:0},&quot;schema&quot;:&quot;https://github.com/citation-style-language/schema/raw/master/csl-citation.json&quot;,&quot;citationID&quot;:&quot;wijwdwky&quot;} RNDzosxcaeiag"/>&lt;Do Zotero Refresh: [@maton_making_2013]&gt;<text:reference-mark-end text:name="ZOTERO_ITEM CSL_CITATION {&quot;citationItems&quot;:[{&quot;itemData&quot;:{&quot;citation-key&quot;:&quot;maton_making_2013&quot;,&quot;issue&quot;:&quot;1&quot;,&quot;language&quot;:&quot;en&quot;,&quot;DOI&quot;:&quot;10.1016/j.linged.2012.11.005&quot;,&quot;volume&quot;:&quot;24&quot;,&quot;URL&quot;:&quot;http://www.sciencedirect.com/science/article/pii/S0898589812000678&quot;,&quot;type&quot;:&quot;article-journal&quot;,&quot;title&quot;:&quot;Making semantic waves: A key to cumulative knowledge-building&quot;,&quot;author&quot;:[{&quot;given&quot;:&quot;Karl&quot;,&quot;family&quot;:&quot;Maton&quot;}],&quot;title-short&quot;:&quot;Making semantic waves&quot;,&quot;source&quot;:&quot;ScienceDirect&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quot;:&quot;Linguistics and Education&quot;,&quot;ISSN&quot;:&quot;0898-5898&quot;,&quot;page&quot;:&quot;8-22&quot;,&quot;id&quot;:&quot;maton_making_2013&quot;,&quot;container-title-short&quot;:&quot;Linguistics and Education&quot;,&quot;issued&quot;:{&quot;date-parts&quot;:[[&quot;2013&quot;,4,1]]},&quot;collection-title&quot;:&quot;Cumulative knowledge-building in secondary schooling&quot;,&quot;accessed&quot;:{&quot;date-parts&quot;:[[&quot;2020&quot;,10,22]]}},&quot;id&quot;:3623,&quot;suffix&quot;:&quot;&quot;,&quot;prefix&quot;:&quot;&quot;,&quot;uris&quot;:[&quot;http://zotero.org/users/1913249/items/K7FQFZHL&quot;],&quot;uri&quot;:[&quot;http://zotero.org/users/1913249/items/K7FQFZHL&quot;]}],&quot;properties&quot;:{&quot;formattedCitation&quot;:&quot;[@maton_making_2013]&quot;,&quot;noteIndex&quot;:0},&quot;schema&quot;:&quot;https://github.com/citation-style-language/schema/raw/master/csl-citation.json&quot;,&quot;citationID&quot;:&quot;wijwdwky&quot;} RNDzosxcaeiag"/></text:p>
      <text:p text:style-name="Text_20_body">SWs - PICKED UP IN UK OFSTED report <text:reference-mark-start text:name="ZOTERO_ITEM CSL_CITATION {&quot;citationItems&quot;:[{&quot;itemData&quot;:{&quot;publisher&quot;:&quot;GOV.UK&quot;,&quot;citation-key&quot;:&quot;ofsted_research_2022&quot;,&quot;author&quot;:[{&quot;literal&quot;:&quot;Ofsted&quot;}],&quot;language&quot;:&quot;en&quot;,&quot;URL&quot;:&quot;https://www.gov.uk/government/publications/research-review-series-computing/research-review-series-computing&quot;,&quot;type&quot;:&quot;report&quot;,&quot;issued&quot;:{&quot;date-parts&quot;:[[&quot;2022&quot;]]},&quot;id&quot;:&quot;ofsted_research_2022&quot;,&quot;title-short&quot;:&quot;Research review series&quot;,&quot;title&quot;:&quot;Research review series: computing&quot;,&quot;accessed&quot;:{&quot;date-parts&quot;:[[&quot;2024&quot;,7,25]]},&quot;collection-title&quot;:&quot;Research review series&quot;},&quot;id&quot;:9690,&quot;suffix&quot;:&quot;&quot;,&quot;prefix&quot;:&quot;&quot;,&quot;uris&quot;:[&quot;http://zotero.org/users/1913249/items/EY4HBJQ8&quot;],&quot;uri&quot;:[&quot;http://zotero.org/users/1913249/items/EY4HBJQ8&quot;]}],&quot;properties&quot;:{&quot;formattedCitation&quot;:&quot;[@ofsted_research_2022]&quot;,&quot;noteIndex&quot;:0},&quot;schema&quot;:&quot;https://github.com/citation-style-language/schema/raw/master/csl-citation.json&quot;,&quot;citationID&quot;:&quot;aqmspgli&quot;} RNDocmrwizgfd"/>&lt;Do Zotero Refresh: [@ofsted_research_2022]&gt;<text:reference-mark-end text:name="ZOTERO_ITEM CSL_CITATION {&quot;citationItems&quot;:[{&quot;itemData&quot;:{&quot;publisher&quot;:&quot;GOV.UK&quot;,&quot;citation-key&quot;:&quot;ofsted_research_2022&quot;,&quot;author&quot;:[{&quot;literal&quot;:&quot;Ofsted&quot;}],&quot;language&quot;:&quot;en&quot;,&quot;URL&quot;:&quot;https://www.gov.uk/government/publications/research-review-series-computing/research-review-series-computing&quot;,&quot;type&quot;:&quot;report&quot;,&quot;issued&quot;:{&quot;date-parts&quot;:[[&quot;2022&quot;]]},&quot;id&quot;:&quot;ofsted_research_2022&quot;,&quot;title-short&quot;:&quot;Research review series&quot;,&quot;title&quot;:&quot;Research review series: computing&quot;,&quot;accessed&quot;:{&quot;date-parts&quot;:[[&quot;2024&quot;,7,25]]},&quot;collection-title&quot;:&quot;Research review series&quot;},&quot;id&quot;:9690,&quot;suffix&quot;:&quot;&quot;,&quot;prefix&quot;:&quot;&quot;,&quot;uris&quot;:[&quot;http://zotero.org/users/1913249/items/EY4HBJQ8&quot;],&quot;uri&quot;:[&quot;http://zotero.org/users/1913249/items/EY4HBJQ8&quot;]}],&quot;properties&quot;:{&quot;formattedCitation&quot;:&quot;[@ofsted_research_2022]&quot;,&quot;noteIndex&quot;:0},&quot;schema&quot;:&quot;https://github.com/citation-style-language/schema/raw/master/csl-citation.json&quot;,&quot;citationID&quot;:&quot;aqmspgli&quot;} RNDocmrwizgfd"/>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tems&quot;:[{&quot;itemData&quot;:{&quot;citation-key&quot;:&quot;macnaught_jointly_2013&quot;,&quot;issue&quot;:&quot;1&quot;,&quot;language&quot;:&quot;en&quot;,&quot;DOI&quot;:&quot;10.1016/j.linged.2012.11.008&quot;,&quot;volume&quot;:&quot;24&quot;,&quot;URL&quot;:&quot;http://www.sciencedirect.com/science/article/pii/S0898589812000708&quot;,&quot;type&quot;:&quot;article-journal&quot;,&quot;title&quot;:&quot;Jointly constructing semantic waves: Implications for teacher training&quot;,&quot;author&quot;:[{&quot;given&quot;:&quot;Lucy&quot;,&quot;family&quot;:&quot;Macnaught&quot;},{&quot;given&quot;:&quot;Karl&quot;,&quot;family&quot;:&quot;Maton&quot;},{&quot;given&quot;:&quot;J. R.&quot;,&quot;family&quot;:&quot;Martin&quot;},{&quot;given&quot;:&quot;Erika&quot;,&quot;family&quot;:&quot;Matruglio&quot;}],&quot;title-short&quot;:&quot;Jointly constructing semantic waves&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quot;:&quot;Linguistics and Education&quot;,&quot;ISSN&quot;:&quot;0898-5898&quot;,&quot;page&quot;:&quot;50-63&quot;,&quot;id&quot;:&quot;macnaught_jointly_2013&quot;,&quot;container-title-short&quot;:&quot;Linguistics and Education&quot;,&quot;issued&quot;:{&quot;date-parts&quot;:[[&quot;2013&quot;,4,1]]},&quot;collection-title&quot;:&quot;Cumulative knowledge-building in secondary schooling&quot;,&quot;accessed&quot;:{&quot;date-parts&quot;:[[&quot;2020&quot;,10,22]]}},&quot;id&quot;:3624,&quot;suffix&quot;:&quot;&quot;,&quot;prefix&quot;:&quot;&quot;,&quot;uris&quot;:[&quot;http://zotero.org/users/1913249/items/8KA63FXV&quot;],&quot;uri&quot;:[&quot;http://zotero.org/users/1913249/items/8KA63FXV&quot;]}],&quot;properties&quot;:{&quot;formattedCitation&quot;:&quot;[@macnaught_jointly_2013]&quot;,&quot;noteIndex&quot;:0},&quot;schema&quot;:&quot;https://github.com/citation-style-language/schema/raw/master/csl-citation.json&quot;,&quot;citationID&quot;:&quot;cpbcdtzg&quot;} RNDtdoukplxia"/>&lt;Do Zotero Refresh: [@macnaught_jointly_2013]&gt;<text:reference-mark-end text:name="ZOTERO_ITEM CSL_CITATION {&quot;citationItems&quot;:[{&quot;itemData&quot;:{&quot;citation-key&quot;:&quot;macnaught_jointly_2013&quot;,&quot;issue&quot;:&quot;1&quot;,&quot;language&quot;:&quot;en&quot;,&quot;DOI&quot;:&quot;10.1016/j.linged.2012.11.008&quot;,&quot;volume&quot;:&quot;24&quot;,&quot;URL&quot;:&quot;http://www.sciencedirect.com/science/article/pii/S0898589812000708&quot;,&quot;type&quot;:&quot;article-journal&quot;,&quot;title&quot;:&quot;Jointly constructing semantic waves: Implications for teacher training&quot;,&quot;author&quot;:[{&quot;given&quot;:&quot;Lucy&quot;,&quot;family&quot;:&quot;Macnaught&quot;},{&quot;given&quot;:&quot;Karl&quot;,&quot;family&quot;:&quot;Maton&quot;},{&quot;given&quot;:&quot;J. R.&quot;,&quot;family&quot;:&quot;Martin&quot;},{&quot;given&quot;:&quot;Erika&quot;,&quot;family&quot;:&quot;Matruglio&quot;}],&quot;title-short&quot;:&quot;Jointly constructing semantic waves&quot;,&quot;source&quot;:&quot;ScienceDirect&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quot;:&quot;Linguistics and Education&quot;,&quot;ISSN&quot;:&quot;0898-5898&quot;,&quot;page&quot;:&quot;50-63&quot;,&quot;id&quot;:&quot;macnaught_jointly_2013&quot;,&quot;container-title-short&quot;:&quot;Linguistics and Education&quot;,&quot;issued&quot;:{&quot;date-parts&quot;:[[&quot;2013&quot;,4,1]]},&quot;collection-title&quot;:&quot;Cumulative knowledge-building in secondary schooling&quot;,&quot;accessed&quot;:{&quot;date-parts&quot;:[[&quot;2020&quot;,10,22]]}},&quot;id&quot;:3624,&quot;suffix&quot;:&quot;&quot;,&quot;prefix&quot;:&quot;&quot;,&quot;uris&quot;:[&quot;http://zotero.org/users/1913249/items/8KA63FXV&quot;],&quot;uri&quot;:[&quot;http://zotero.org/users/1913249/items/8KA63FXV&quot;]}],&quot;properties&quot;:{&quot;formattedCitation&quot;:&quot;[@macnaught_jointly_2013]&quot;,&quot;noteIndex&quot;:0},&quot;schema&quot;:&quot;https://github.com/citation-style-language/schema/raw/master/csl-citation.json&quot;,&quot;citationID&quot;:&quot;cpbcdtzg&quot;} RNDtdoukplxia"/>.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tems&quot;:[{&quot;suppress-author&quot;:true,&quot;itemData&quot;:{&quot;publisher&quot;:&quot;Association for Computing Machinery&quot;,&quot;citation-key&quot;:&quot;curzon_using_2020&quot;,&quot;publisher-place&quot;:&quot;New York, NY, USA&quot;,&quot;event-place&quot;:&quot;New York, NY, USA&quot;,&quot;ISBN&quot;:&quot;978-1-4503-8759-0&quot;,&quot;issued&quot;:{&quot;date-parts&quot;:[[&quot;2020&quot;,10,28]]},&quot;URL&quot;:&quot;https://doi.org/10.1145/3421590.3421606&quot;,&quot;title&quot;:&quot;Using semantic waves to analyse the effectiveness of unplugged computing activities&quot;,&quot;author&quot;:[{&quot;given&quot;:&quot;Paul&quot;,&quot;family&quot;:&quot;Curzon&quot;},{&quot;given&quot;:&quot;Jane&quot;,&quot;family&quot;:&quot;Waite&quot;},{&quot;given&quot;:&quot;Karl&quot;,&quot;family&quot;:&quot;Maton&quot;},{&quot;given&quot;:&quot;James&quot;,&quot;family&quot;:&quot;Donohu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type&quot;:&quot;paper-conference&quot;,&quot;source&quot;:&quot;ACM Digital Library&quot;,&quot;id&quot;:&quot;curzon_using_2020&quot;,&quot;container-title&quot;:&quot;Proceedings of the 15th Workshop on Primary and Secondary Computing Education&quot;,&quot;DOI&quot;:&quot;10.1145/3421590.3421606&quot;,&quot;collection-title&quot;:&quot;WiPSCE '20&quot;,&quot;accessed&quot;:{&quot;date-parts&quot;:[[&quot;2022&quot;,1,23]]}},&quot;suffix&quot;:&quot;&quot;,&quot;id&quot;:3944,&quot;prefix&quot;:&quot;&quot;,&quot;uris&quot;:[&quot;http://zotero.org/users/1913249/items/IHTMF2WC&quot;],&quot;uri&quot;:[&quot;http://zotero.org/users/1913249/items/IHTMF2WC&quot;]}],&quot;properties&quot;:{&quot;formattedCitation&quot;:&quot;[-@curzon_using_2020]&quot;,&quot;noteIndex&quot;:0},&quot;schema&quot;:&quot;https://github.com/citation-style-language/schema/raw/master/csl-citation.json&quot;,&quot;citationID&quot;:&quot;etjsvvks&quot;} RNDdjyinbyodb"/>&lt;Do Zotero Refresh: [-@curzon_using_2020]&gt;<text:reference-mark-end text:name="ZOTERO_ITEM CSL_CITATION {&quot;citationItems&quot;:[{&quot;suppress-author&quot;:true,&quot;itemData&quot;:{&quot;publisher&quot;:&quot;Association for Computing Machinery&quot;,&quot;citation-key&quot;:&quot;curzon_using_2020&quot;,&quot;publisher-place&quot;:&quot;New York, NY, USA&quot;,&quot;event-place&quot;:&quot;New York, NY, USA&quot;,&quot;ISBN&quot;:&quot;978-1-4503-8759-0&quot;,&quot;issued&quot;:{&quot;date-parts&quot;:[[&quot;2020&quot;,10,28]]},&quot;URL&quot;:&quot;https://doi.org/10.1145/3421590.3421606&quot;,&quot;title&quot;:&quot;Using semantic waves to analyse the effectiveness of unplugged computing activities&quot;,&quot;author&quot;:[{&quot;given&quot;:&quot;Paul&quot;,&quot;family&quot;:&quot;Curzon&quot;},{&quot;given&quot;:&quot;Jane&quot;,&quot;family&quot;:&quot;Waite&quot;},{&quot;given&quot;:&quot;Karl&quot;,&quot;family&quot;:&quot;Maton&quot;},{&quot;given&quot;:&quot;James&quot;,&quot;family&quot;:&quot;Donohu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type&quot;:&quot;paper-conference&quot;,&quot;source&quot;:&quot;ACM Digital Library&quot;,&quot;id&quot;:&quot;curzon_using_2020&quot;,&quot;container-title&quot;:&quot;Proceedings of the 15th Workshop on Primary and Secondary Computing Education&quot;,&quot;DOI&quot;:&quot;10.1145/3421590.3421606&quot;,&quot;collection-title&quot;:&quot;WiPSCE '20&quot;,&quot;accessed&quot;:{&quot;date-parts&quot;:[[&quot;2022&quot;,1,23]]}},&quot;suffix&quot;:&quot;&quot;,&quot;id&quot;:3944,&quot;prefix&quot;:&quot;&quot;,&quot;uris&quot;:[&quot;http://zotero.org/users/1913249/items/IHTMF2WC&quot;],&quot;uri&quot;:[&quot;http://zotero.org/users/1913249/items/IHTMF2WC&quot;]}],&quot;properties&quot;:{&quot;formattedCitation&quot;:&quot;[-@curzon_using_2020]&quot;,&quot;noteIndex&quot;:0},&quot;schema&quot;:&quot;https://github.com/citation-style-language/schema/raw/master/csl-citation.json&quot;,&quot;citationID&quot;:&quot;etjsvvks&quot;} RNDdjyinbyodb"/>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P32">semantic waves</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citationItems&quot;:[{&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suffix&quot;:&quot;&quot;,&quot;prefix&quot;:&quot;&quot;,&quot;uris&quot;:[&quot;http://zotero.org/users/1913249/items/UVA9VT54&quot;],&quot;uri&quot;:[&quot;http://zotero.org/users/1913249/items/UVA9VT54&quot;]}],&quot;properties&quot;:{&quot;formattedCitation&quot;:&quot;[@sentance_teaching_2019]&quot;,&quot;noteIndex&quot;:0},&quot;schema&quot;:&quot;https://github.com/citation-style-language/schema/raw/master/csl-citation.json&quot;,&quot;citationID&quot;:&quot;icicgxxr&quot;} RNDmjouksotlj"/>&lt;Do Zotero Refresh: [@sentance_teaching_2019]&gt;<text:reference-mark-end text:name="ZOTERO_ITEM CSL_CITATION {&quot;citationItems&quot;:[{&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suffix&quot;:&quot;&quot;,&quot;prefix&quot;:&quot;&quot;,&quot;uris&quot;:[&quot;http://zotero.org/users/1913249/items/UVA9VT54&quot;],&quot;uri&quot;:[&quot;http://zotero.org/users/1913249/items/UVA9VT54&quot;]}],&quot;properties&quot;:{&quot;formattedCitation&quot;:&quot;[@sentance_teaching_2019]&quot;,&quot;noteIndex&quot;:0},&quot;schema&quot;:&quot;https://github.com/citation-style-language/schema/raw/master/csl-citation.json&quot;,&quot;citationID&quot;:&quot;icicgxxr&quot;} RNDmjouksotlj"/>.</text:p>
      <text:p text:style-name="Text_20_body">In proposing PRIMM Sentence et al highlights a debate in this field of a proposed deficit of exploration based, constructionism approaches by Grover <text:reference-mark-start text:name="ZOTERO_ITEM CSL_CITATION {&quot;citationItems&quot;:[{&quot;suppress-author&quot;:true,&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locator&quot;:&quot; 5&quot;,&quot;prefix&quot;:&quot;&quot;,&quot;uris&quot;:[&quot;http://zotero.org/users/1913249/items/UVA9VT54&quot;],&quot;uri&quot;:[&quot;http://zotero.org/users/1913249/items/UVA9VT54&quot;]}],&quot;properties&quot;:{&quot;formattedCitation&quot;:&quot;[-@sentance_teaching_2019, p. 5]&quot;,&quot;noteIndex&quot;:0},&quot;schema&quot;:&quot;https://github.com/citation-style-language/schema/raw/master/csl-citation.json&quot;,&quot;citationID&quot;:&quot;ovbsfabs&quot;} RNDbzheaqhjtn"/>&lt;Do Zotero Refresh: [-<text:soft-page-break/>@sentance_teaching_2019, p. 5]&gt;<text:reference-mark-end text:name="ZOTERO_ITEM CSL_CITATION {&quot;citationItems&quot;:[{&quot;suppress-author&quot;:true,&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locator&quot;:&quot; 5&quot;,&quot;prefix&quot;:&quot;&quot;,&quot;uris&quot;:[&quot;http://zotero.org/users/1913249/items/UVA9VT54&quot;],&quot;uri&quot;:[&quot;http://zotero.org/users/1913249/items/UVA9VT54&quot;]}],&quot;properties&quot;:{&quot;formattedCitation&quot;:&quot;[-@sentance_teaching_2019, p. 5]&quot;,&quot;noteIndex&quot;:0},&quot;schema&quot;:&quot;https://github.com/citation-style-language/schema/raw/master/csl-citation.json&quot;,&quot;citationID&quot;:&quot;ovbsfabs&quot;} RNDbzheaqhjtn"/>, proposing greater instruction and guidance.</text:p>
      <text:p text:style-name="Text_20_body">To address this without fully embracing an instruction, expert-led approach, which in any case is not possible given limited experience of many teachers, the author propose Primm</text:p>
      <text:p text:style-name="Preformatted_20_Text">**PRIMM:**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Preformatted_20_Text"/>
      <text:p text:style-name="Preformatted_20_Text">Primm based on UMC but developed to highlight abstract concepts and processes via a predict stage.</text:p>
      <text:p text:style-name="First_20_paragraph">The authors note elements of align the approach with socio-cultural concepts, like mediation, use of language and ZPD.</text:p>
      <text:p text:style-name="Text_20_body">These principles are put into action through drawing on <text:span text:style-name="T2">carefully selected content</text:span> from the social plane <text:reference-mark-start text:name="ZOTERO_ITEM CSL_CITATION {&quot;citationItems&quot;:[{&quot;suppress-author&quot;:true,&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locator&quot;:&quot; 2&quot;,&quot;prefix&quot;:&quot;&quot;,&quot;uris&quot;:[&quot;http://zotero.org/users/1913249/items/UVA9VT54&quot;],&quot;uri&quot;:[&quot;http://zotero.org/users/1913249/items/UVA9VT54&quot;]}],&quot;properties&quot;:{&quot;formattedCitation&quot;:&quot;[-@sentance_teaching_2019, p. 2]&quot;,&quot;noteIndex&quot;:0},&quot;schema&quot;:&quot;https://github.com/citation-style-language/schema/raw/master/csl-citation.json&quot;,&quot;citationID&quot;:&quot;gqftatnk&quot;} RNDmcdylrtnkz"/>&lt;Do Zotero Refresh: [-@sentance_teaching_2019, p. 2]&gt;<text:reference-mark-end text:name="ZOTERO_ITEM CSL_CITATION {&quot;citationItems&quot;:[{&quot;suppress-author&quot;:true,&quot;itemData&quot;:{&quot;publisher&quot;:&quot;Routledge&quot;,&quot;citation-key&quot;:&quot;sentance_teaching_2019&quot;,&quot;issue&quot;:&quot;2-3&quot;,&quot;issued&quot;:{&quot;date-parts&quot;:[[&quot;2019&quot;,7,3]]},&quot;volume&quot;:&quot;29&quot;,&quot;URL&quot;:&quot;https://doi.org/10.1080/08993408.2019.1608781&quot;,&quot;title&quot;:&quot;Teaching computer programming with PRIMM: a sociocultural perspective&quot;,&quot;author&quot;:[{&quot;given&quot;:&quot;Sue&quot;,&quot;family&quot;:&quot;Sentance&quot;},{&quot;given&quot;:&quot;Jane&quot;,&quot;family&quot;:&quot;Waite&quot;},{&quot;given&quot;:&quot;Maria&quot;,&quot;family&quot;:&quot;Kallia&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ISSN&quot;:&quot;0899-3408&quot;,&quot;title-short&quot;:&quot;Teaching computer programming with PRIMM&quot;,&quot;id&quot;:&quot;sentance_teaching_2019&quot;,&quot;container-title&quot;:&quot;Computer Science Education&quot;,&quot;DOI&quot;:&quot;10.1080/08993408.2019.1608781&quot;,&quot;accessed&quot;:{&quot;date-parts&quot;:[[&quot;2023&quot;,3,15]]},&quot;source&quot;:&quot;Taylor and Francis+NEJM&quot;},&quot;id&quot;:3685,&quot;locator&quot;:&quot; 2&quot;,&quot;prefix&quot;:&quot;&quot;,&quot;uris&quot;:[&quot;http://zotero.org/users/1913249/items/UVA9VT54&quot;],&quot;uri&quot;:[&quot;http://zotero.org/users/1913249/items/UVA9VT54&quot;]}],&quot;properties&quot;:{&quot;formattedCitation&quot;:&quot;[-@sentance_teaching_2019, p. 2]&quot;,&quot;noteIndex&quot;:0},&quot;schema&quot;:&quot;https://github.com/citation-style-language/schema/raw/master/csl-citation.json&quot;,&quot;citationID&quot;:&quot;gqftatnk&quot;} RNDmcdylrtnkz"/>.</text:p>
      <text:p text:style-name="Text_20_body">HOW IS THIS LIMITED?</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text:p>
      <text:p text:style-name="Text_20_body">The model has been implemented, in resources aimed at UK teachers, in a way that explicitly links to curriculum concepts. https://www.barefootcomputing.org/resources/crystal-flowers-primm-1</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tems&quot;:[{&quot;suppress-author&quot;:true,&quot;itemData&quot;:{&quot;source&quot;:&quot;ACM Digital Library&quot;,&quot;URL&quot;:&quot;http://doi.acm.org/10.1145/1929887.1929902&quot;,&quot;type&quot;:&quot;article-journal&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ISSN&quot;:&quot;2153-2184&quot;,&quot;DOI&quot;:&quot;10.1145/1929887.1929902&quot;,&quot;id&quot;:&quot;lee_computational_2011&quot;,&quot;volume&quot;:&quot;2&quot;,&quot;page&quot;:&quot;32–37&quot;,&quot;accessed&quot;:{&quot;date-parts&quot;:[[&quot;2018&quot;,9,15]]},&quot;issued&quot;:{&quot;date-parts&quot;:[[&quot;2011&quot;,2]]}},&quot;suffix&quot;:&quot;&quot;,&quot;id&quot;:3872,&quot;prefix&quot;:&quot;&quot;,&quot;uris&quot;:[&quot;http://zotero.org/users/1913249/items/M2JH9UT3&quot;],&quot;uri&quot;:[&quot;http://zotero.org/users/1913249/items/M2JH9UT3&quot;]}],&quot;properties&quot;:{&quot;formattedCitation&quot;:&quot;[-@lee_computational_2011]&quot;,&quot;noteIndex&quot;:0},&quot;schema&quot;:&quot;https://github.com/citation-style-language/schema/raw/master/csl-citation.json&quot;,&quot;citationID&quot;:&quot;nlspkatl&quot;} RNDqaukobauua"/>&lt;Do Zotero Refresh: [-<text:soft-page-break/>@lee_computational_2011]&gt;<text:reference-mark-end text:name="ZOTERO_ITEM CSL_CITATION {&quot;citationItems&quot;:[{&quot;suppress-author&quot;:true,&quot;itemData&quot;:{&quot;source&quot;:&quot;ACM Digital Library&quot;,&quot;URL&quot;:&quot;http://doi.acm.org/10.1145/1929887.1929902&quot;,&quot;type&quot;:&quot;article-journal&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ISSN&quot;:&quot;2153-2184&quot;,&quot;DOI&quot;:&quot;10.1145/1929887.1929902&quot;,&quot;id&quot;:&quot;lee_computational_2011&quot;,&quot;volume&quot;:&quot;2&quot;,&quot;page&quot;:&quot;32–37&quot;,&quot;accessed&quot;:{&quot;date-parts&quot;:[[&quot;2018&quot;,9,15]]},&quot;issued&quot;:{&quot;date-parts&quot;:[[&quot;2011&quot;,2]]}},&quot;suffix&quot;:&quot;&quot;,&quot;id&quot;:3872,&quot;prefix&quot;:&quot;&quot;,&quot;uris&quot;:[&quot;http://zotero.org/users/1913249/items/M2JH9UT3&quot;],&quot;uri&quot;:[&quot;http://zotero.org/users/1913249/items/M2JH9UT3&quot;]}],&quot;properties&quot;:{&quot;formattedCitation&quot;:&quot;[-@lee_computational_2011]&quot;,&quot;noteIndex&quot;:0},&quot;schema&quot;:&quot;https://github.com/citation-style-language/schema/raw/master/csl-citation.json&quot;,&quot;citationID&quot;:&quot;nlspkatl&quot;} RNDqaukobauua"/>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tems&quot;:[{&quot;itemData&quot;:{&quot;citation-key&quot;:&quot;denner_computer_2012&quot;,&quot;issue&quot;:&quot;1&quot;,&quot;language&quot;:&quot;en&quot;,&quot;issued&quot;:{&quot;date-parts&quot;:[[&quot;2012&quot;,1]]},&quot;volume&quot;:&quot;58&quot;,&quot;URL&quot;:&quot;http://linkinghub.elsevier.com/retrieve/pii/S0360131511001849&quot;,&quot;title&quot;:&quot;Computer games created by middle school girls: Can they be used to measure understanding of computer science concepts?&quot;,&quot;author&quot;:[{&quot;given&quot;:&quot;Jill&quot;,&quot;family&quot;:&quot;Denner&quot;},{&quot;given&quot;:&quot;Linda&quot;,&quot;family&quot;:&quot;Werner&quot;},{&quot;given&quot;:&quot;Eloy&quot;,&quot;family&quot;:&quot;Ortiz&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age&quot;:&quot;240-249&quot;,&quot;ISSN&quot;:&quot;03601315&quot;,&quot;title-short&quot;:&quot;Computer games created by middle school girls&quot;,&quot;id&quot;:&quot;denner_computer_2012&quot;,&quot;source&quot;:&quot;Crossref&quot;,&quot;container-title&quot;:&quot;Computers &amp; Education&quot;,&quot;accessed&quot;:{&quot;date-parts&quot;:[[&quot;2018&quot;,4,21]]},&quot;DOI&quot;:&quot;10.1016/j.compedu.2011.08.006&quot;},&quot;id&quot;:275,&quot;suffix&quot;:&quot;&quot;,&quot;prefix&quot;:&quot;&quot;,&quot;uris&quot;:[&quot;http://zotero.org/users/1913249/items/VJ5HVJHB&quot;],&quot;uri&quot;:[&quot;http://zotero.org/users/1913249/items/VJ5HVJHB&quot;]},{&quot;itemData&quot;:{&quot;citation-key&quot;:&quot;denner_using_2014&quot;,&quot;issue&quot;:&quot;3&quot;,&quot;language&quot;:&quot;en&quot;,&quot;DOI&quot;:&quot;10.4018/ijgbl.2014070102&quot;,&quot;volume&quot;:&quot;4&quot;,&quot;URL&quot;:&quot;https://www.igi-global.com/article/using-game-mechanics-to-measure-what-students-learn-from-programming-games/117696&quot;,&quot;title&quot;:&quot;Using game mechanics to measure what students learn from programming games&quot;,&quot;author&quot;:[{&quot;given&quot;:&quot;Jill&quot;,&quot;family&quot;:&quot;Denner&quot;},{&quot;given&quot;:&quot;Linda&quot;,&quot;family&quot;:&quot;Werner&quot;},{&quot;given&quot;:&quot;Shannon&quot;,&quot;family&quot;:&quot;Campe&quot;},{&quot;given&quot;:&quot;Eloy&quot;,&quot;family&quot;:&quot;Ortiz&quot;}],&quot;type&quot;:&quot;article-journal&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ISSN&quot;:&quot;2155-6849 DOI: 10.4018/ijgbl.2014070102&quot;,&quot;page&quot;:&quot;13-22&quot;,&quot;id&quot;:&quot;denner_using_2014&quot;,&quot;license&quot;:&quot;Access limited to members&quot;,&quot;container-title-short&quot;:&quot;IJGBL&quot;,&quot;accessed&quot;:{&quot;date-parts&quot;:[[&quot;2018&quot;,4,21]]},&quot;issued&quot;:{&quot;date-parts&quot;:[[&quot;2014&quot;,7,1]]}},&quot;id&quot;:3768,&quot;suffix&quot;:&quot;&quot;,&quot;prefix&quot;:&quot;&quot;,&quot;uris&quot;:[&quot;http://zotero.org/users/1913249/items/RUWZA8Q7&quot;],&quot;uri&quot;:[&quot;http://zotero.org/users/1913249/items/RUWZA8Q7&quot;]},{&quot;itemData&quot;:{&quot;publisher&quot;:&quot;ACM Press&quot;,&quot;URL&quot;:&quot;http://dl.acm.org/citation.cfm?doid=2445196.2445322&quot;,&quot;type&quot;:&quot;paper-conference&quot;,&quot;citation-key&quot;:&quot;werner_pair_2013&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itle-short&quot;:&quot;Pair programming for middle school students&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age&quot;:&quot;421&quot;,&quot;ISBN&quot;:&quot;978-1-4503-1868-6&quot;,&quot;DOI&quot;:&quot;10.1145/2445196.2445322&quot;,&quot;id&quot;:&quot;werner_pair_2013&quot;,&quot;source&quot;:&quot;Crossref&quot;,&quot;language&quot;:&quot;en&quot;,&quot;accessed&quot;:{&quot;date-parts&quot;:[[&quot;2018&quot;,4,21]]},&quot;issued&quot;:{&quot;date-parts&quot;:[[&quot;2013&quot;]]}},&quot;id&quot;:280,&quot;suffix&quot;:&quot;&quot;,&quot;prefix&quot;:&quot;&quot;,&quot;uris&quot;:[&quot;http://zotero.org/users/1913249/items/PH47MUUV&quot;],&quot;uri&quot;:[&quot;http://zotero.org/users/1913249/items/PH47MUUV&quot;]},{&quot;itemData&quot;:{&quot;citation-key&quot;:&quot;werner_children_2014&quot;,&quot;issue&quot;:&quot;4&quot;,&quot;language&quot;:&quot;en&quot;,&quot;issued&quot;:{&quot;date-parts&quot;:[[&quot;2014&quot;,12,23]]},&quot;volume&quot;:&quot;14&quot;,&quot;URL&quot;:&quot;http://dl.acm.org/citation.cfm?doid=2698235.2677091&quot;,&quot;title&quot;:&quot;Children Programming Games: A Strategy for Measuring Computational Learning&quot;,&quot;author&quot;:[{&quot;given&quot;:&quot;Linda&quot;,&quot;family&quot;:&quot;Werner&quot;},{&quot;given&quot;:&quot;Jill&quot;,&quot;family&quot;:&quot;Denner&quot;},{&quot;given&quot;:&quot;Shannon&quot;,&quot;family&quot;:&quot;Campe&quot;}],&quot;title-short&quot;:&quot;Children Programming Games&quot;,&quot;page&quot;:&quot;1-22&quot;,&quot;ISSN&quot;:&quot;19466226&quot;,&quot;type&quot;:&quot;article-journal&quot;,&quot;id&quot;:&quot;werner_children_2014&quot;,&quot;container-title&quot;:&quot;ACM Transactions on Computing Education&quot;,&quot;DOI&quot;:&quot;10.1145/2677091&quot;,&quot;accessed&quot;:{&quot;date-parts&quot;:[[&quot;2018&quot;,8,16]]},&quot;source&quot;:&quot;Crossref&quot;},&quot;id&quot;:2929,&quot;suffix&quot;:&quot;&quot;,&quot;prefix&quot;:&quot;&quot;,&quot;uris&quot;:[&quot;http://zotero.org/users/1913249/items/GK5Z3NX3&quot;],&quot;uri&quot;:[&quot;http://zotero.org/users/1913249/items/GK5Z3NX3&quot;]}],&quot;properties&quot;:{&quot;formattedCitation&quot;:&quot;[@denner_computer_2012; @denner_using_2014; @werner_pair_2013; @werner_children_2014]&quot;,&quot;noteIndex&quot;:0},&quot;schema&quot;:&quot;https://github.com/citation-style-language/schema/raw/master/csl-citation.json&quot;,&quot;citationID&quot;:&quot;oilakoyw&quot;} RNDgskqsyclnm"/>&lt;Do Zotero Refresh: [@denner_computer_2012; @denner_using_2014; @werner_pair_2013; @werner_children_2014]&gt;<text:reference-mark-end text:name="ZOTERO_ITEM CSL_CITATION {&quot;citationItems&quot;:[{&quot;itemData&quot;:{&quot;citation-key&quot;:&quot;denner_computer_2012&quot;,&quot;issue&quot;:&quot;1&quot;,&quot;language&quot;:&quot;en&quot;,&quot;issued&quot;:{&quot;date-parts&quot;:[[&quot;2012&quot;,1]]},&quot;volume&quot;:&quot;58&quot;,&quot;URL&quot;:&quot;http://linkinghub.elsevier.com/retrieve/pii/S0360131511001849&quot;,&quot;title&quot;:&quot;Computer games created by middle school girls: Can they be used to measure understanding of computer science concepts?&quot;,&quot;author&quot;:[{&quot;given&quot;:&quot;Jill&quot;,&quot;family&quot;:&quot;Denner&quot;},{&quot;given&quot;:&quot;Linda&quot;,&quot;family&quot;:&quot;Werner&quot;},{&quot;given&quot;:&quot;Eloy&quot;,&quot;family&quot;:&quot;Ortiz&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age&quot;:&quot;240-249&quot;,&quot;ISSN&quot;:&quot;03601315&quot;,&quot;title-short&quot;:&quot;Computer games created by middle school girls&quot;,&quot;id&quot;:&quot;denner_computer_2012&quot;,&quot;source&quot;:&quot;Crossref&quot;,&quot;container-title&quot;:&quot;Computers &amp; Education&quot;,&quot;accessed&quot;:{&quot;date-parts&quot;:[[&quot;2018&quot;,4,21]]},&quot;DOI&quot;:&quot;10.1016/j.compedu.2011.08.006&quot;},&quot;id&quot;:275,&quot;suffix&quot;:&quot;&quot;,&quot;prefix&quot;:&quot;&quot;,&quot;uris&quot;:[&quot;http://zotero.org/users/1913249/items/VJ5HVJHB&quot;],&quot;uri&quot;:[&quot;http://zotero.org/users/1913249/items/VJ5HVJHB&quot;]},{&quot;itemData&quot;:{&quot;citation-key&quot;:&quot;denner_using_2014&quot;,&quot;issue&quot;:&quot;3&quot;,&quot;language&quot;:&quot;en&quot;,&quot;DOI&quot;:&quot;10.4018/ijgbl.2014070102&quot;,&quot;volume&quot;:&quot;4&quot;,&quot;URL&quot;:&quot;https://www.igi-global.com/article/using-game-mechanics-to-measure-what-students-learn-from-programming-games/117696&quot;,&quot;title&quot;:&quot;Using game mechanics to measure what students learn from programming games&quot;,&quot;author&quot;:[{&quot;given&quot;:&quot;Jill&quot;,&quot;family&quot;:&quot;Denner&quot;},{&quot;given&quot;:&quot;Linda&quot;,&quot;family&quot;:&quot;Werner&quot;},{&quot;given&quot;:&quot;Shannon&quot;,&quot;family&quot;:&quot;Campe&quot;},{&quot;given&quot;:&quot;Eloy&quot;,&quot;family&quot;:&quot;Ortiz&quot;}],&quot;type&quot;:&quot;article-journal&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ISSN&quot;:&quot;2155-6849 DOI: 10.4018/ijgbl.2014070102&quot;,&quot;page&quot;:&quot;13-22&quot;,&quot;id&quot;:&quot;denner_using_2014&quot;,&quot;license&quot;:&quot;Access limited to members&quot;,&quot;container-title-short&quot;:&quot;IJGBL&quot;,&quot;accessed&quot;:{&quot;date-parts&quot;:[[&quot;2018&quot;,4,21]]},&quot;issued&quot;:{&quot;date-parts&quot;:[[&quot;2014&quot;,7,1]]}},&quot;id&quot;:3768,&quot;suffix&quot;:&quot;&quot;,&quot;prefix&quot;:&quot;&quot;,&quot;uris&quot;:[&quot;http://zotero.org/users/1913249/items/RUWZA8Q7&quot;],&quot;uri&quot;:[&quot;http://zotero.org/users/1913249/items/RUWZA8Q7&quot;]},{&quot;itemData&quot;:{&quot;publisher&quot;:&quot;ACM Press&quot;,&quot;URL&quot;:&quot;http://dl.acm.org/citation.cfm?doid=2445196.2445322&quot;,&quot;type&quot;:&quot;paper-conference&quot;,&quot;citation-key&quot;:&quot;werner_pair_2013&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itle-short&quot;:&quot;Pair programming for middle school students&quot;,&quot;title&quot;:&quot;Pair programming for middle school students: does friendship influence academic outcomes?&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age&quot;:&quot;421&quot;,&quot;ISBN&quot;:&quot;978-1-4503-1868-6&quot;,&quot;DOI&quot;:&quot;10.1145/2445196.2445322&quot;,&quot;id&quot;:&quot;werner_pair_2013&quot;,&quot;source&quot;:&quot;Crossref&quot;,&quot;language&quot;:&quot;en&quot;,&quot;accessed&quot;:{&quot;date-parts&quot;:[[&quot;2018&quot;,4,21]]},&quot;issued&quot;:{&quot;date-parts&quot;:[[&quot;2013&quot;]]}},&quot;id&quot;:280,&quot;suffix&quot;:&quot;&quot;,&quot;prefix&quot;:&quot;&quot;,&quot;uris&quot;:[&quot;http://zotero.org/users/1913249/items/PH47MUUV&quot;],&quot;uri&quot;:[&quot;http://zotero.org/users/1913249/items/PH47MUUV&quot;]},{&quot;itemData&quot;:{&quot;citation-key&quot;:&quot;werner_children_2014&quot;,&quot;issue&quot;:&quot;4&quot;,&quot;language&quot;:&quot;en&quot;,&quot;issued&quot;:{&quot;date-parts&quot;:[[&quot;2014&quot;,12,23]]},&quot;volume&quot;:&quot;14&quot;,&quot;URL&quot;:&quot;http://dl.acm.org/citation.cfm?doid=2698235.2677091&quot;,&quot;title&quot;:&quot;Children Programming Games: A Strategy for Measuring Computational Learning&quot;,&quot;author&quot;:[{&quot;given&quot;:&quot;Linda&quot;,&quot;family&quot;:&quot;Werner&quot;},{&quot;given&quot;:&quot;Jill&quot;,&quot;family&quot;:&quot;Denner&quot;},{&quot;given&quot;:&quot;Shannon&quot;,&quot;family&quot;:&quot;Campe&quot;}],&quot;title-short&quot;:&quot;Children Programming Games&quot;,&quot;page&quot;:&quot;1-22&quot;,&quot;ISSN&quot;:&quot;19466226&quot;,&quot;type&quot;:&quot;article-journal&quot;,&quot;id&quot;:&quot;werner_children_2014&quot;,&quot;container-title&quot;:&quot;ACM Transactions on Computing Education&quot;,&quot;DOI&quot;:&quot;10.1145/2677091&quot;,&quot;accessed&quot;:{&quot;date-parts&quot;:[[&quot;2018&quot;,8,16]]},&quot;source&quot;:&quot;Crossref&quot;},&quot;id&quot;:2929,&quot;suffix&quot;:&quot;&quot;,&quot;prefix&quot;:&quot;&quot;,&quot;uris&quot;:[&quot;http://zotero.org/users/1913249/items/GK5Z3NX3&quot;],&quot;uri&quot;:[&quot;http://zotero.org/users/1913249/items/GK5Z3NX3&quot;]}],&quot;properties&quot;:{&quot;formattedCitation&quot;:&quot;[@denner_computer_2012; @denner_using_2014; @werner_pair_2013; @werner_children_2014]&quot;,&quot;noteIndex&quot;:0},&quot;schema&quot;:&quot;https://github.com/citation-style-language/schema/raw/master/csl-citation.json&quot;,&quot;citationID&quot;:&quot;oilakoyw&quot;} RNDgskqsyclnm"/>.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suppress-author&quot;:true,&quot;itemData&quot;:{&quot;source&quot;:&quot;ACM Digital Library&quot;,&quot;URL&quot;:&quot;http://doi.acm.org/10.1145/1929887.1929902&quot;,&quot;type&quot;:&quot;article-journal&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ISSN&quot;:&quot;2153-2184&quot;,&quot;DOI&quot;:&quot;10.1145/1929887.1929902&quot;,&quot;id&quot;:&quot;lee_computational_2011&quot;,&quot;volume&quot;:&quot;2&quot;,&quot;page&quot;:&quot;32–37&quot;,&quot;accessed&quot;:{&quot;date-parts&quot;:[[&quot;2018&quot;,9,15]]},&quot;issued&quot;:{&quot;date-parts&quot;:[[&quot;2011&quot;,2]]}},&quot;suffix&quot;:&quot;&quot;,&quot;id&quot;:3872,&quot;prefix&quot;:&quot;&quot;,&quot;uris&quot;:[&quot;http://zotero.org/users/1913249/items/M2JH9UT3&quot;],&quot;uri&quot;:[&quot;http://zotero.org/users/1913249/items/M2JH9UT3&quot;]}],&quot;properties&quot;:{&quot;formattedCitation&quot;:&quot;[-@lee_computational_2011]&quot;,&quot;noteIndex&quot;:0},&quot;schema&quot;:&quot;https://github.com/citation-style-language/schema/raw/master/csl-citation.json&quot;,&quot;citationID&quot;:&quot;lgychtmw&quot;} RNDunqpoeyzfi"/>&lt;Do Zotero Refresh: [-@lee_computational_2011]&gt;<text:reference-mark-end text:name="ZOTERO_ITEM CSL_CITATION {&quot;citationItems&quot;:[{&quot;suppress-author&quot;:true,&quot;itemData&quot;:{&quot;source&quot;:&quot;ACM Digital Library&quot;,&quot;URL&quot;:&quot;http://doi.acm.org/10.1145/1929887.1929902&quot;,&quot;type&quot;:&quot;article-journal&quot;,&quot;citation-key&quot;:&quot;lee_computational_201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ssue&quot;:&quot;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ISSN&quot;:&quot;2153-2184&quot;,&quot;DOI&quot;:&quot;10.1145/1929887.1929902&quot;,&quot;id&quot;:&quot;lee_computational_2011&quot;,&quot;volume&quot;:&quot;2&quot;,&quot;page&quot;:&quot;32–37&quot;,&quot;accessed&quot;:{&quot;date-parts&quot;:[[&quot;2018&quot;,9,15]]},&quot;issued&quot;:{&quot;date-parts&quot;:[[&quot;2011&quot;,2]]}},&quot;suffix&quot;:&quot;&quot;,&quot;id&quot;:3872,&quot;prefix&quot;:&quot;&quot;,&quot;uris&quot;:[&quot;http://zotero.org/users/1913249/items/M2JH9UT3&quot;],&quot;uri&quot;:[&quot;http://zotero.org/users/1913249/items/M2JH9UT3&quot;]}],&quot;properties&quot;:{&quot;formattedCitation&quot;:&quot;[-@lee_computational_2011]&quot;,&quot;noteIndex&quot;:0},&quot;schema&quot;:&quot;https://github.com/citation-style-language/schema/raw/master/csl-citation.json&quot;,&quot;citationID&quot;:&quot;lgychtmw&quot;} RNDunqpoeyzfi"/></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tems&quot;:[{&quot;itemData&quot;:{&quot;publisher&quot;:&quot;ACM&quot;,&quot;citation-key&quot;:&quot;franklin_analysis_2020&quot;,&quot;publisher-place&quot;:&quot;Virtual Event New Zealand&quot;,&quot;event-place&quot;:&quot;Virtual Event New Zealand&quot;,&quot;language&quot;:&quot;en&quot;,&quot;ISBN&quot;:&quot;978-1-4503-7092-9&quot;,&quot;issued&quot;:{&quot;date-parts&quot;:[[&quot;2020&quot;,8,10]]},&quot;URL&quot;:&quot;https://dl.acm.org/doi/10.1145/3372782.3406256&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type&quot;:&quot;paper-conference&quot;,&quot;title&quot;:&quot;An Analysis of Use-Modify-Create Pedagogical Approach's Success in Balancing Structure and Student Agency&quot;,&quot;id&quot;:&quot;franklin_analysis_2020&quot;,&quot;source&quot;:&quot;DOI.org (Crossref)&quot;,&quot;page&quot;:&quot;14-24&quot;,&quot;accessed&quot;:{&quot;date-parts&quot;:[[&quot;2021&quot;,12,21]]},&quot;DOI&quot;:&quot;10.1145/3372782.3406256&quot;},&quot;id&quot;:2,&quot;suffix&quot;:&quot;&quot;,&quot;prefix&quot;:&quot;&quot;,&quot;uris&quot;:[&quot;http://zotero.org/users/1913249/items/7NFVC6Q7&quot;],&quot;uri&quot;:[&quot;http://zotero.org/users/1913249/items/7NFVC6Q7&quot;]}],&quot;properties&quot;:{&quot;formattedCitation&quot;:&quot;[@franklin_analysis_2020]&quot;,&quot;noteIndex&quot;:0},&quot;schema&quot;:&quot;https://github.com/citation-style-language/schema/raw/master/csl-citation.json&quot;,&quot;citationID&quot;:&quot;ndfuwplo&quot;} RNDonzbaliznp"/>&lt;Do Zotero Refresh: [@franklin_analysis_2020]&gt;<text:reference-mark-end text:name="ZOTERO_ITEM CSL_CITATION {&quot;citationItems&quot;:[{&quot;itemData&quot;:{&quot;publisher&quot;:&quot;ACM&quot;,&quot;citation-key&quot;:&quot;franklin_analysis_2020&quot;,&quot;publisher-place&quot;:&quot;Virtual Event New Zealand&quot;,&quot;event-place&quot;:&quot;Virtual Event New Zealand&quot;,&quot;language&quot;:&quot;en&quot;,&quot;ISBN&quot;:&quot;978-1-4503-7092-9&quot;,&quot;issued&quot;:{&quot;date-parts&quot;:[[&quot;2020&quot;,8,10]]},&quot;URL&quot;:&quot;https://dl.acm.org/doi/10.1145/3372782.3406256&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type&quot;:&quot;paper-conference&quot;,&quot;title&quot;:&quot;An Analysis of Use-Modify-Create Pedagogical Approach's Success in Balancing Structure and Student Agency&quot;,&quot;id&quot;:&quot;franklin_analysis_2020&quot;,&quot;source&quot;:&quot;DOI.org (Crossref)&quot;,&quot;page&quot;:&quot;14-24&quot;,&quot;accessed&quot;:{&quot;date-parts&quot;:[[&quot;2021&quot;,12,21]]},&quot;DOI&quot;:&quot;10.1145/3372782.3406256&quot;},&quot;id&quot;:2,&quot;suffix&quot;:&quot;&quot;,&quot;prefix&quot;:&quot;&quot;,&quot;uris&quot;:[&quot;http://zotero.org/users/1913249/items/7NFVC6Q7&quot;],&quot;uri&quot;:[&quot;http://zotero.org/users/1913249/items/7NFVC6Q7&quot;]}],&quot;properties&quot;:{&quot;formattedCitation&quot;:&quot;[@franklin_analysis_2020]&quot;,&quot;noteIndex&quot;:0},&quot;schema&quot;:&quot;https://github.com/citation-style-language/schema/raw/master/csl-citation.json&quot;,&quot;citationID&quot;:&quot;ndfuwplo&quot;} RNDonzbaliznp"/>.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tems&quot;:[{&quot;itemData&quot;:{&quot;publisher&quot;:&quot;ACM&quot;,&quot;citation-key&quot;:&quot;lytle_use_2019&quot;,&quot;publisher-place&quot;:&quot;Aberdeen Scotland Uk&quot;,&quot;event-place&quot;:&quot;Aberdeen Scotland Uk&quot;,&quot;language&quot;:&quot;en&quot;,&quot;ISBN&quot;:&quot;978-1-4503-6895-7&quot;,&quot;issued&quot;:{&quot;date-parts&quot;:[[&quot;2019&quot;,7,2]]},&quot;URL&quot;:&quot;https://dl.acm.org/doi/10.1145/3304221.3319786&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title-short&quot;:&quot;Use, Modify, Create&quot;,&quot;title&quot;:&quot;Use, Modify, Create: Comparing Computational Thinking Lesson Progressions for STEM Classes&quot;,&quot;id&quot;:&quot;lytle_use_2019&quot;,&quot;source&quot;:&quot;DOI.org (Crossref)&quot;,&quot;page&quot;:&quot;395-401&quot;,&quot;accessed&quot;:{&quot;date-parts&quot;:[[&quot;2021&quot;,3,25]]},&quot;DOI&quot;:&quot;10.1145/3304221.3319786&quot;},&quot;id&quot;:74,&quot;suffix&quot;:&quot;&quot;,&quot;prefix&quot;:&quot;&quot;,&quot;uris&quot;:[&quot;http://zotero.org/users/1913249/items/QJZKAUK6&quot;],&quot;uri&quot;:[&quot;http://zotero.org/users/1913249/items/QJZKAUK6&quot;]}],&quot;properties&quot;:{&quot;formattedCitation&quot;:&quot;[@lytle_use_2019]&quot;,&quot;noteIndex&quot;:0},&quot;schema&quot;:&quot;https://github.com/citation-style-language/schema/raw/master/csl-citation.json&quot;,&quot;citationID&quot;:&quot;szmnncdb&quot;} RNDhbamkoqpjm"/>&lt;Do Zotero Refresh: [@lytle_use_2019]&gt;<text:reference-mark-end text:name="ZOTERO_ITEM CSL_CITATION {&quot;citationItems&quot;:[{&quot;itemData&quot;:{&quot;publisher&quot;:&quot;ACM&quot;,&quot;citation-key&quot;:&quot;lytle_use_2019&quot;,&quot;publisher-place&quot;:&quot;Aberdeen Scotland Uk&quot;,&quot;event-place&quot;:&quot;Aberdeen Scotland Uk&quot;,&quot;language&quot;:&quot;en&quot;,&quot;ISBN&quot;:&quot;978-1-4503-6895-7&quot;,&quot;issued&quot;:{&quot;date-parts&quot;:[[&quot;2019&quot;,7,2]]},&quot;URL&quot;:&quot;https://dl.acm.org/doi/10.1145/3304221.3319786&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title-short&quot;:&quot;Use, Modify, Create&quot;,&quot;title&quot;:&quot;Use, Modify, Create: Comparing Computational Thinking Lesson Progressions for STEM Classes&quot;,&quot;id&quot;:&quot;lytle_use_2019&quot;,&quot;source&quot;:&quot;DOI.org (Crossref)&quot;,&quot;page&quot;:&quot;395-401&quot;,&quot;accessed&quot;:{&quot;date-parts&quot;:[[&quot;2021&quot;,3,25]]},&quot;DOI&quot;:&quot;10.1145/3304221.3319786&quot;},&quot;id&quot;:74,&quot;suffix&quot;:&quot;&quot;,&quot;prefix&quot;:&quot;&quot;,&quot;uris&quot;:[&quot;http://zotero.org/users/1913249/items/QJZKAUK6&quot;],&quot;uri&quot;:[&quot;http://zotero.org/users/1913249/items/QJZKAUK6&quot;]}],&quot;properties&quot;:{&quot;formattedCitation&quot;:&quot;[@lytle_use_2019]&quot;,&quot;noteIndex&quot;:0},&quot;schema&quot;:&quot;https://github.com/citation-style-language/schema/raw/master/csl-citation.json&quot;,&quot;citationID&quot;:&quot;szmnncdb&quot;} RNDhbamkoqpjm"/>.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30">Research on UMC which develops learner choice</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itemData&quot;:{&quot;publisher&quot;:&quot;Association for Computing Machinery&quot;,&quot;citation-key&quot;:&quot;lytle_use_2019-1&quot;,&quot;publisher-place&quot;:&quot;New York, NY, USA&quot;,&quot;event-place&quot;:&quot;New York, NY, USA&quot;,&quot;ISBN&quot;:&quot;978-1-4503-7704-1&quot;,&quot;issued&quot;:{&quot;date-parts&quot;:[[&quot;2019&quot;,10,23]]},&quot;URL&quot;:&quot;https://dl.acm.org/doi/10.1145/3361721.3362110&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short&quot;:&quot;From 'Use' to 'Choose'&quot;,&quot;source&quot;:&quot;ACM Digital Library&quot;,&quot;id&quot;:&quot;lytle_use_2019-1&quot;,&quot;container-title&quot;:&quot;Proceedings of the 14th Workshop in Primary and Secondary Computing Education&quot;,&quot;DOI&quot;:&quot;10.1145/3361721.3362110&quot;,&quot;collection-title&quot;:&quot;WiPSCE'19&quot;,&quot;accessed&quot;:{&quot;date-parts&quot;:[[&quot;2023&quot;,6,12]]}},&quot;id&quot;:8703,&quot;suffix&quot;:&quot;&quot;,&quot;prefix&quot;:&quot;&quot;,&quot;uris&quot;:[&quot;http://zotero.org/users/1913249/items/KMBB3CBW&quot;],&quot;uri&quot;:[&quot;http://zotero.org/users/1913249/items/KMBB3CBW&quot;]},{&quot;itemData&quot;:{&quot;publisher&quot;:&quot;ACM&quot;,&quot;citation-key&quot;:&quot;lytle_use_2019&quot;,&quot;publisher-place&quot;:&quot;Aberdeen Scotland Uk&quot;,&quot;event-place&quot;:&quot;Aberdeen Scotland Uk&quot;,&quot;language&quot;:&quot;en&quot;,&quot;ISBN&quot;:&quot;978-1-4503-6895-7&quot;,&quot;issued&quot;:{&quot;date-parts&quot;:[[&quot;2019&quot;,7,2]]},&quot;URL&quot;:&quot;https://dl.acm.org/doi/10.1145/3304221.3319786&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title-short&quot;:&quot;Use, Modify, Create&quot;,&quot;title&quot;:&quot;Use, Modify, Create: Comparing Computational Thinking Lesson Progressions for STEM Classes&quot;,&quot;id&quot;:&quot;lytle_use_2019&quot;,&quot;source&quot;:&quot;DOI.org (Crossref)&quot;,&quot;page&quot;:&quot;395-401&quot;,&quot;accessed&quot;:{&quot;date-parts&quot;:[[&quot;2021&quot;,3,25]]},&quot;DOI&quot;:&quot;10.1145/3304221.3319786&quot;},&quot;id&quot;:74,&quot;suffix&quot;:&quot;&quot;,&quot;prefix&quot;:&quot;&quot;,&quot;uris&quot;:[&quot;http://zotero.org/users/1913249/items/QJZKAUK6&quot;],&quot;uri&quot;:[&quot;http://zotero.org/users/1913249/items/QJZKAUK6&quot;]}],&quot;properties&quot;:{&quot;formattedCitation&quot;:&quot;[@lytle_use_2019-1; @lytle_use_2019]&quot;,&quot;noteIndex&quot;:0},&quot;schema&quot;:&quot;https://github.com/citation-style-language/schema/raw/master/csl-citation.json&quot;,&quot;citationID&quot;:&quot;fubtibvj&quot;} RNDmdiztbzfpm"/>&lt;Do Zotero Refresh: [@lytle_use_2019-1; @lytle_use_2019]&gt;<text:reference-mark-end text:name="ZOTERO_ITEM CSL_CITATION {&quot;citationItems&quot;:[{&quot;itemData&quot;:{&quot;publisher&quot;:&quot;Association for Computing Machinery&quot;,&quot;citation-key&quot;:&quot;lytle_use_2019-1&quot;,&quot;publisher-place&quot;:&quot;New York, NY, USA&quot;,&quot;event-place&quot;:&quot;New York, NY, USA&quot;,&quot;ISBN&quot;:&quot;978-1-4503-7704-1&quot;,&quot;issued&quot;:{&quot;date-parts&quot;:[[&quot;2019&quot;,10,23]]},&quot;URL&quot;:&quot;https://dl.acm.org/doi/10.1145/3361721.3362110&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short&quot;:&quot;From 'Use' to 'Choose'&quot;,&quot;source&quot;:&quot;ACM Digital Library&quot;,&quot;id&quot;:&quot;lytle_use_2019-1&quot;,&quot;container-title&quot;:&quot;Proceedings of the 14th Workshop in Primary and Secondary Computing Education&quot;,&quot;DOI&quot;:&quot;10.1145/3361721.3362110&quot;,&quot;collection-title&quot;:&quot;WiPSCE'19&quot;,&quot;accessed&quot;:{&quot;date-parts&quot;:[[&quot;2023&quot;,6,12]]}},&quot;id&quot;:8703,&quot;suffix&quot;:&quot;&quot;,&quot;prefix&quot;:&quot;&quot;,&quot;uris&quot;:[&quot;http://zotero.org/users/1913249/items/KMBB3CBW&quot;],&quot;uri&quot;:[&quot;http://zotero.org/users/1913249/items/KMBB3CBW&quot;]},{&quot;itemData&quot;:{&quot;publisher&quot;:&quot;ACM&quot;,&quot;citation-key&quot;:&quot;lytle_use_2019&quot;,&quot;publisher-place&quot;:&quot;Aberdeen Scotland Uk&quot;,&quot;event-place&quot;:&quot;Aberdeen Scotland Uk&quot;,&quot;language&quot;:&quot;en&quot;,&quot;ISBN&quot;:&quot;978-1-4503-6895-7&quot;,&quot;issued&quot;:{&quot;date-parts&quot;:[[&quot;2019&quot;,7,2]]},&quot;URL&quot;:&quot;https://dl.acm.org/doi/10.1145/3304221.3319786&quot;,&quot;event-title&quot;:&quot;ITiCSE '19: Innovation and Technology in Computer Science Educatio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title-short&quot;:&quot;Use, Modify, Create&quot;,&quot;title&quot;:&quot;Use, Modify, Create: Comparing Computational Thinking Lesson Progressions for STEM Classes&quot;,&quot;id&quot;:&quot;lytle_use_2019&quot;,&quot;source&quot;:&quot;DOI.org (Crossref)&quot;,&quot;page&quot;:&quot;395-401&quot;,&quot;accessed&quot;:{&quot;date-parts&quot;:[[&quot;2021&quot;,3,25]]},&quot;DOI&quot;:&quot;10.1145/3304221.3319786&quot;},&quot;id&quot;:74,&quot;suffix&quot;:&quot;&quot;,&quot;prefix&quot;:&quot;&quot;,&quot;uris&quot;:[&quot;http://zotero.org/users/1913249/items/QJZKAUK6&quot;],&quot;uri&quot;:[&quot;http://zotero.org/users/1913249/items/QJZKAUK6&quot;]}],&quot;properties&quot;:{&quot;formattedCitation&quot;:&quot;[@lytle_use_2019-1; @lytle_use_2019]&quot;,&quot;noteIndex&quot;:0},&quot;schema&quot;:&quot;https://github.com/citation-style-language/schema/raw/master/csl-citation.json&quot;,&quot;citationID&quot;:&quot;fubtibvj&quot;} RNDmdiztbzfpm"/></text:p>
      <text:list text:style-name="L28">
        <text:list-item>
          <text:p text:style-name="P33">Scaffold Students and Teachers- Providing the necessary programming blocks students need to complete a choice</text:p>
        </text:list-item>
        <text:list-item>
          <text:p text:style-name="P33">Differentiate Choices by Difficulty - create choice systems that have varying difficulty</text:p>
        </text:list-item>
        <text:list-item>
          <text:p text:style-name="P33">Create Choices that Show Visible and Immediate Changes</text:p>
        </text:list-item>
        <text:list-item>
          <text:p text:style-name="P33">Make things Complex, not Complicated</text:p>
        </text:list-item>
        <text:list-item>
          <text:p text:style-name="P33">Draw from Student Desires - students will engage more with the material, feeling like the <text:soft-page-break/>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tems&quot;:[{&quot;itemData&quot;:{&quot;publisher&quot;:&quot;Ablex Pub. Corp&quot;,&quot;citation-key&quot;:&quot;harel_constructionism:_1991&quot;,&quot;publisher-place&quot;:&quot;Norwood, N.J&quot;,&quot;type&quot;:&quot;book&quot;,&quot;editor&quot;:[{&quot;given&quot;:&quot;Idit&quot;,&quot;family&quot;:&quot;Harel&quot;},{&quot;given&quot;:&quot;Seymour&quot;,&quot;family&quot;:&quot;Papert&quot;}],&quot;title-short&quot;:&quot;Constructionism&quot;,&quot;call-number&quot;:&quot;BF311 .C657 1991&quot;,&quot;ISBN&quot;:&quot;978-0-89391-785-2 978-0-89391-786-9&quot;,&quot;issued&quot;:{&quot;date-parts&quot;:[[&quot;1991&quot;]]},&quot;id&quot;:&quot;harel_constructionism:_1991&quot;,&quot;title&quot;:&quot;Constructionism: research reports and essays, 1985-1990&quot;,&quot;source&quot;:&quot;Library of Congress ISBN&quot;,&quot;event-place&quot;:&quot;Norwood, N.J&quot;,&quot;number-of-pages&quot;:&quot;518&quot;},&quot;id&quot;:2018,&quot;suffix&quot;:&quot;&quot;,&quot;prefix&quot;:&quot;&quot;,&quot;uris&quot;:[&quot;http://zotero.org/users/1913249/items/P6QUTW6X&quot;],&quot;uri&quot;:[&quot;http://zotero.org/users/1913249/items/P6QUTW6X&quot;]},{&quot;itemData&quot;:{&quot;publisher&quot;:&quot;Basic Books&quot;,&quot;citation-key&quot;:&quot;papert_mindstorms:_1980&quot;,&quot;author&quot;:[{&quot;given&quot;:&quot;Seymour&quot;,&quot;family&quot;:&quot;Papert&quot;}],&quot;type&quot;:&quot;book&quot;,&quot;event-place&quot;:&quot;New York&quot;,&quot;title-short&quot;:&quot;Mindstorms&quot;,&quot;call-number&quot;:&quot;QA20.C65 P36 1980&quot;,&quot;ISBN&quot;:&quot;978-0-465-04627-0&quot;,&quot;issued&quot;:{&quot;date-parts&quot;:[[&quot;1980&quot;]]},&quot;id&quot;:&quot;papert_mindstorms:_1980&quot;,&quot;title&quot;:&quot;Mindstorms: children, computers, and powerful ideas&quot;,&quot;source&quot;:&quot;Library of Congress ISBN&quot;,&quot;publisher-place&quot;:&quot;New York&quot;,&quot;number-of-pages&quot;:&quot;230&quot;},&quot;id&quot;:1691,&quot;suffix&quot;:&quot;&quot;,&quot;prefix&quot;:&quot;&quot;,&quot;uris&quot;:[&quot;http://zotero.org/users/1913249/items/FAVPGKNU&quot;],&quot;uri&quot;:[&quot;http://zotero.org/users/1913249/items/FAVPGKNU&quot;]},{&quot;itemData&quot;:{&quot;publisher&quot;:&quot;BasicBooks&quot;,&quot;citation-key&quot;:&quot;papert_childrens_1993&quot;,&quot;author&quot;:[{&quot;given&quot;:&quot;Seymour&quot;,&quot;family&quot;:&quot;Papert&quot;}],&quot;event-place&quot;:&quot;New York&quot;,&quot;language&quot;:&quot;English&quot;,&quot;type&quot;:&quot;book&quot;,&quot;ISBN&quot;:&quot;0-465-01830-0 978-0-465-01830-7 0-465-01063-6 978-0-465-01063-9 0-7450-1603-0 978-0-7450-1603-0&quot;,&quot;issued&quot;:{&quot;date-parts&quot;:[[&quot;1993&quot;]]},&quot;id&quot;:&quot;papert_childrens_1993&quot;,&quot;title-short&quot;:&quot;The children's machine&quot;,&quot;title&quot;:&quot;The children's machine: rethinking school in the age of the computer&quot;,&quot;source&quot;:&quot;Open WorldCat&quot;,&quot;publisher-place&quot;:&quot;New York&quot;},&quot;id&quot;:1131,&quot;suffix&quot;:&quot;&quot;,&quot;prefix&quot;:&quot;&quot;,&quot;uris&quot;:[&quot;http://zotero.org/users/1913249/items/ZWUAZAZN&quot;],&quot;uri&quot;:[&quot;http://zotero.org/users/1913249/items/ZWUAZAZN&quot;]}],&quot;properties&quot;:{&quot;formattedCitation&quot;:&quot;[@harel_constructionism:_1991; @papert_mindstorms:_1980; @papert_childrens_1993]&quot;,&quot;noteIndex&quot;:0},&quot;schema&quot;:&quot;https://github.com/citation-style-language/schema/raw/master/csl-citation.json&quot;,&quot;citationID&quot;:&quot;isoqtocd&quot;} RNDdstmfzggsp"/>&lt;Do Zotero Refresh: [@harel_constructionism:_1991; @papert_mindstorms:_1980; @papert_childrens_1993]&gt;<text:reference-mark-end text:name="ZOTERO_ITEM CSL_CITATION {&quot;citationItems&quot;:[{&quot;itemData&quot;:{&quot;publisher&quot;:&quot;Ablex Pub. Corp&quot;,&quot;citation-key&quot;:&quot;harel_constructionism:_1991&quot;,&quot;publisher-place&quot;:&quot;Norwood, N.J&quot;,&quot;type&quot;:&quot;book&quot;,&quot;editor&quot;:[{&quot;given&quot;:&quot;Idit&quot;,&quot;family&quot;:&quot;Harel&quot;},{&quot;given&quot;:&quot;Seymour&quot;,&quot;family&quot;:&quot;Papert&quot;}],&quot;title-short&quot;:&quot;Constructionism&quot;,&quot;call-number&quot;:&quot;BF311 .C657 1991&quot;,&quot;ISBN&quot;:&quot;978-0-89391-785-2 978-0-89391-786-9&quot;,&quot;issued&quot;:{&quot;date-parts&quot;:[[&quot;1991&quot;]]},&quot;id&quot;:&quot;harel_constructionism:_1991&quot;,&quot;title&quot;:&quot;Constructionism: research reports and essays, 1985-1990&quot;,&quot;source&quot;:&quot;Library of Congress ISBN&quot;,&quot;event-place&quot;:&quot;Norwood, N.J&quot;,&quot;number-of-pages&quot;:&quot;518&quot;},&quot;id&quot;:2018,&quot;suffix&quot;:&quot;&quot;,&quot;prefix&quot;:&quot;&quot;,&quot;uris&quot;:[&quot;http://zotero.org/users/1913249/items/P6QUTW6X&quot;],&quot;uri&quot;:[&quot;http://zotero.org/users/1913249/items/P6QUTW6X&quot;]},{&quot;itemData&quot;:{&quot;publisher&quot;:&quot;Basic Books&quot;,&quot;citation-key&quot;:&quot;papert_mindstorms:_1980&quot;,&quot;author&quot;:[{&quot;given&quot;:&quot;Seymour&quot;,&quot;family&quot;:&quot;Papert&quot;}],&quot;type&quot;:&quot;book&quot;,&quot;event-place&quot;:&quot;New York&quot;,&quot;title-short&quot;:&quot;Mindstorms&quot;,&quot;call-number&quot;:&quot;QA20.C65 P36 1980&quot;,&quot;ISBN&quot;:&quot;978-0-465-04627-0&quot;,&quot;issued&quot;:{&quot;date-parts&quot;:[[&quot;1980&quot;]]},&quot;id&quot;:&quot;papert_mindstorms:_1980&quot;,&quot;title&quot;:&quot;Mindstorms: children, computers, and powerful ideas&quot;,&quot;source&quot;:&quot;Library of Congress ISBN&quot;,&quot;publisher-place&quot;:&quot;New York&quot;,&quot;number-of-pages&quot;:&quot;230&quot;},&quot;id&quot;:1691,&quot;suffix&quot;:&quot;&quot;,&quot;prefix&quot;:&quot;&quot;,&quot;uris&quot;:[&quot;http://zotero.org/users/1913249/items/FAVPGKNU&quot;],&quot;uri&quot;:[&quot;http://zotero.org/users/1913249/items/FAVPGKNU&quot;]},{&quot;itemData&quot;:{&quot;publisher&quot;:&quot;BasicBooks&quot;,&quot;citation-key&quot;:&quot;papert_childrens_1993&quot;,&quot;author&quot;:[{&quot;given&quot;:&quot;Seymour&quot;,&quot;family&quot;:&quot;Papert&quot;}],&quot;event-place&quot;:&quot;New York&quot;,&quot;language&quot;:&quot;English&quot;,&quot;type&quot;:&quot;book&quot;,&quot;ISBN&quot;:&quot;0-465-01830-0 978-0-465-01830-7 0-465-01063-6 978-0-465-01063-9 0-7450-1603-0 978-0-7450-1603-0&quot;,&quot;issued&quot;:{&quot;date-parts&quot;:[[&quot;1993&quot;]]},&quot;id&quot;:&quot;papert_childrens_1993&quot;,&quot;title-short&quot;:&quot;The children's machine&quot;,&quot;title&quot;:&quot;The children's machine: rethinking school in the age of the computer&quot;,&quot;source&quot;:&quot;Open WorldCat&quot;,&quot;publisher-place&quot;:&quot;New York&quot;},&quot;id&quot;:1131,&quot;suffix&quot;:&quot;&quot;,&quot;prefix&quot;:&quot;&quot;,&quot;uris&quot;:[&quot;http://zotero.org/users/1913249/items/ZWUAZAZN&quot;],&quot;uri&quot;:[&quot;http://zotero.org/users/1913249/items/ZWUAZAZN&quot;]}],&quot;properties&quot;:{&quot;formattedCitation&quot;:&quot;[@harel_constructionism:_1991; @papert_mindstorms:_1980; @papert_childrens_1993]&quot;,&quot;noteIndex&quot;:0},&quot;schema&quot;:&quot;https://github.com/citation-style-language/schema/raw/master/csl-citation.json&quot;,&quot;citationID&quot;:&quot;isoqtocd&quot;} RNDdstmfzggsp"/>.</text:p>
      <text:p text:style-name="Text_20_body">Mircoworlds can be seen as the germ from which constructionist principles came in to focus <text:reference-mark-start text:name="ZOTERO_ITEM CSL_CITATION {&quot;citationItems&quot;:[{&quot;itemData&quot;:{&quot;publisher&quot;:&quot;Routledge&quot;,&quot;type&quot;:&quot;book&quot;,&quot;title-short&quot;:&quot;Constructionism in Practice&quot;,&quot;citation-key&quot;:&quot;kafai_constructionism_1996-1&quot;,&quot;author&quot;:[{&quot;given&quot;:&quot;Yasmin B.&quot;,&quot;family&quot;:&quot;Kafai&quot;},{&quot;given&quot;:&quot;Mitchel&quot;,&quot;family&quot;:&quot;Resnick&quot;}],&quot;edition&quot;:&quot;1 edition&quot;,&quot;event-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issued&quot;:{&quot;date-parts&quot;:[[&quot;1996&quot;,1,4]]},&quot;id&quot;:&quot;kafai_constructionism_1996-1&quot;,&quot;source&quot;:&quot;Amazon&quot;,&quot;publisher-place&quot;:&quot;Mahwah, N.J&quot;,&quot;language&quot;:&quot;English&quot;,&quot;number-of-pages&quot;:&quot;360&quot;},&quot;id&quot;:1746,&quot;suffix&quot;:&quot;&quot;,&quot;prefix&quot;:&quot;&quot;,&quot;uris&quot;:[&quot;http://zotero.org/users/1913249/items/MITIR6EX&quot;],&quot;uri&quot;:[&quot;http://zotero.org/users/1913249/items/MITIR6EX&quot;]},{&quot;itemData&quot;:{&quot;type&quot;:&quot;paper-conference&quot;,&quot;title&quot;:&quot;Mindstorms 2.0 Children, Programming, and Computational Participation&quot;,&quot;issued&quot;:{&quot;date-parts&quot;:[[&quot;2014&quot;,8,1]]},&quot;id&quot;:&quot;kafai_mindstorms_2014&quot;,&quot;author&quot;:[{&quot;given&quot;:&quot;Yasmin&quot;,&quot;family&quot;:&quot;Kafai&quot;},{&quot;given&quot;:&quot;Quinn&quot;,&quot;family&quot;:&quot;Burke&quot;}],&quot;source&quot;:&quot;ResearchGate&quot;,&quot;citation-key&quot;:&quot;kafai_mindstorms_2014&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id&quot;:2899,&quot;suffix&quot;:&quot;&quot;,&quot;prefix&quot;:&quot;&quot;,&quot;uris&quot;:[&quot;http://zotero.org/users/1913249/items/TNXYTNL9&quot;],&quot;uri&quot;:[&quot;http://zotero.org/users/1913249/items/TNXYTNL9&quot;]}],&quot;properties&quot;:{&quot;formattedCitation&quot;:&quot;[@kafai_constructionism_1996-1; @kafai_mindstorms_2014]&quot;,&quot;noteIndex&quot;:0},&quot;schema&quot;:&quot;https://github.com/citation-style-language/schema/raw/master/csl-citation.json&quot;,&quot;citationID&quot;:&quot;ioyurhul&quot;} RNDiurxhapvqj"/>&lt;Do Zotero Refresh: [@kafai_constructionism_1996-1; @kafai_mindstorms_2014]&gt;<text:reference-mark-end text:name="ZOTERO_ITEM CSL_CITATION {&quot;citationItems&quot;:[{&quot;itemData&quot;:{&quot;publisher&quot;:&quot;Routledge&quot;,&quot;type&quot;:&quot;book&quot;,&quot;title-short&quot;:&quot;Constructionism in Practice&quot;,&quot;citation-key&quot;:&quot;kafai_constructionism_1996-1&quot;,&quot;author&quot;:[{&quot;given&quot;:&quot;Yasmin B.&quot;,&quot;family&quot;:&quot;Kafai&quot;},{&quot;given&quot;:&quot;Mitchel&quot;,&quot;family&quot;:&quot;Resnick&quot;}],&quot;edition&quot;:&quot;1 edition&quot;,&quot;event-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issued&quot;:{&quot;date-parts&quot;:[[&quot;1996&quot;,1,4]]},&quot;id&quot;:&quot;kafai_constructionism_1996-1&quot;,&quot;source&quot;:&quot;Amazon&quot;,&quot;publisher-place&quot;:&quot;Mahwah, N.J&quot;,&quot;language&quot;:&quot;English&quot;,&quot;number-of-pages&quot;:&quot;360&quot;},&quot;id&quot;:1746,&quot;suffix&quot;:&quot;&quot;,&quot;prefix&quot;:&quot;&quot;,&quot;uris&quot;:[&quot;http://zotero.org/users/1913249/items/MITIR6EX&quot;],&quot;uri&quot;:[&quot;http://zotero.org/users/1913249/items/MITIR6EX&quot;]},{&quot;itemData&quot;:{&quot;type&quot;:&quot;paper-conference&quot;,&quot;title&quot;:&quot;Mindstorms 2.0 Children, Programming, and Computational Participation&quot;,&quot;issued&quot;:{&quot;date-parts&quot;:[[&quot;2014&quot;,8,1]]},&quot;id&quot;:&quot;kafai_mindstorms_2014&quot;,&quot;author&quot;:[{&quot;given&quot;:&quot;Yasmin&quot;,&quot;family&quot;:&quot;Kafai&quot;},{&quot;given&quot;:&quot;Quinn&quot;,&quot;family&quot;:&quot;Burke&quot;}],&quot;source&quot;:&quot;ResearchGate&quot;,&quot;citation-key&quot;:&quot;kafai_mindstorms_2014&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id&quot;:2899,&quot;suffix&quot;:&quot;&quot;,&quot;prefix&quot;:&quot;&quot;,&quot;uris&quot;:[&quot;http://zotero.org/users/1913249/items/TNXYTNL9&quot;],&quot;uri&quot;:[&quot;http://zotero.org/users/1913249/items/TNXYTNL9&quot;]}],&quot;properties&quot;:{&quot;formattedCitation&quot;:&quot;[@kafai_constructionism_1996-1; @kafai_mindstorms_2014]&quot;,&quot;noteIndex&quot;:0},&quot;schema&quot;:&quot;https://github.com/citation-style-language/schema/raw/master/csl-citation.json&quot;,&quot;citationID&quot;:&quot;ioyurhul&quot;} RNDiurxhapvqj"/>.</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citationItems&quot;:[{&quot;itemData&quot;:{&quot;publisher&quot;:&quot;Routledge&quot;,&quot;citation-key&quot;:&quot;rieber_microworlds_2004&quot;,&quot;author&quot;:[{&quot;given&quot;:&quot;Lloyd P.&quot;,&quot;family&quot;:&quot;Rieber&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ISBN&quot;:&quot;978-1-4106-0951-9&quot;,&quot;issued&quot;:{&quot;date-parts&quot;:[[&quot;2004&quot;]]},&quot;id&quot;:&quot;rieber_microworlds_2004&quot;,&quot;type&quot;:&quot;chapter&quot;,&quot;title&quot;:&quot;Microworlds&quot;,&quot;number-of-pages&quot;:&quot;21&quot;},&quot;id&quot;:9063,&quot;suffix&quot;:&quot;&quot;,&quot;prefix&quot;:&quot;&quot;,&quot;uris&quot;:[&quot;http://zotero.org/users/1913249/items/GEI24XM2&quot;],&quot;uri&quot;:[&quot;http://zotero.org/users/1913249/items/GEI24XM2&quot;]}],&quot;properties&quot;:{&quot;formattedCitation&quot;:&quot;[@rieber_microworlds_2004]&quot;,&quot;noteIndex&quot;:0},&quot;schema&quot;:&quot;https://github.com/citation-style-language/schema/raw/master/csl-citation.json&quot;,&quot;citationID&quot;:&quot;jtnnmgzr&quot;} RNDfgyyvgmube"/>&lt;Do Zotero Refresh: [@rieber_microworlds_2004]&gt;<text:reference-mark-end text:name="ZOTERO_ITEM CSL_CITATION {&quot;citationItems&quot;:[{&quot;itemData&quot;:{&quot;publisher&quot;:&quot;Routledge&quot;,&quot;citation-key&quot;:&quot;rieber_microworlds_2004&quot;,&quot;author&quot;:[{&quot;given&quot;:&quot;Lloyd P.&quot;,&quot;family&quot;:&quot;Rieber&quot;}],&quot;edition&quot;:&quot;2&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ISBN&quot;:&quot;978-1-4106-0951-9&quot;,&quot;issued&quot;:{&quot;date-parts&quot;:[[&quot;2004&quot;]]},&quot;id&quot;:&quot;rieber_microworlds_2004&quot;,&quot;type&quot;:&quot;chapter&quot;,&quot;title&quot;:&quot;Microworlds&quot;,&quot;number-of-pages&quot;:&quot;21&quot;},&quot;id&quot;:9063,&quot;suffix&quot;:&quot;&quot;,&quot;prefix&quot;:&quot;&quot;,&quot;uris&quot;:[&quot;http://zotero.org/users/1913249/items/GEI24XM2&quot;],&quot;uri&quot;:[&quot;http://zotero.org/users/1913249/items/GEI24XM2&quot;]}],&quot;properties&quot;:{&quot;formattedCitation&quot;:&quot;[@rieber_microworlds_2004]&quot;,&quot;noteIndex&quot;:0},&quot;schema&quot;:&quot;https://github.com/citation-style-language/schema/raw/master/csl-citation.json&quot;,&quot;citationID&quot;:&quot;jtnnmgzr&quot;} RNDfgyyvgmube"/>,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citationItems&quot;:[{&quot;itemData&quot;:{&quot;publisher&quot;:&quot;Routledge&quot;,&quot;type&quot;:&quot;book&quot;,&quot;title-short&quot;:&quot;Constructionism in Practice&quot;,&quot;citation-key&quot;:&quot;kafai_constructionism_1996-1&quot;,&quot;author&quot;:[{&quot;given&quot;:&quot;Yasmin B.&quot;,&quot;family&quot;:&quot;Kafai&quot;},{&quot;given&quot;:&quot;Mitchel&quot;,&quot;family&quot;:&quot;Resnick&quot;}],&quot;edition&quot;:&quot;1 edition&quot;,&quot;event-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issued&quot;:{&quot;date-parts&quot;:[[&quot;1996&quot;,1,4]]},&quot;id&quot;:&quot;kafai_constructionism_1996-1&quot;,&quot;source&quot;:&quot;Amazon&quot;,&quot;publisher-place&quot;:&quot;Mahwah, N.J&quot;,&quot;language&quot;:&quot;English&quot;,&quot;number-of-pages&quot;:&quot;360&quot;},&quot;id&quot;:1746,&quot;suffix&quot;:&quot;&quot;,&quot;prefix&quot;:&quot;&quot;,&quot;uris&quot;:[&quot;http://zotero.org/users/1913249/items/MITIR6EX&quot;],&quot;uri&quot;:[&quot;http://zotero.org/users/1913249/items/MITIR6EX&quot;]}],&quot;properties&quot;:{&quot;formattedCitation&quot;:&quot;[@kafai_constructionism_1996-1]&quot;,&quot;noteIndex&quot;:0},&quot;schema&quot;:&quot;https://github.com/citation-style-language/schema/raw/master/csl-citation.json&quot;,&quot;citationID&quot;:&quot;bvqjqhhx&quot;} RNDixsygcstpe"/>&lt;Do Zotero Refresh: [@kafai_constructionism_1996-1]&gt;<text:reference-mark-end text:name="ZOTERO_ITEM CSL_CITATION {&quot;citationItems&quot;:[{&quot;itemData&quot;:{&quot;publisher&quot;:&quot;Routledge&quot;,&quot;type&quot;:&quot;book&quot;,&quot;title-short&quot;:&quot;Constructionism in Practice&quot;,&quot;citation-key&quot;:&quot;kafai_constructionism_1996-1&quot;,&quot;author&quot;:[{&quot;given&quot;:&quot;Yasmin B.&quot;,&quot;family&quot;:&quot;Kafai&quot;},{&quot;given&quot;:&quot;Mitchel&quot;,&quot;family&quot;:&quot;Resnick&quot;}],&quot;edition&quot;:&quot;1 edition&quot;,&quot;event-place&quot;:&quot;Mahwah, N.J&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issued&quot;:{&quot;date-parts&quot;:[[&quot;1996&quot;,1,4]]},&quot;id&quot;:&quot;kafai_constructionism_1996-1&quot;,&quot;source&quot;:&quot;Amazon&quot;,&quot;publisher-place&quot;:&quot;Mahwah, N.J&quot;,&quot;language&quot;:&quot;English&quot;,&quot;number-of-pages&quot;:&quot;360&quot;},&quot;id&quot;:1746,&quot;suffix&quot;:&quot;&quot;,&quot;prefix&quot;:&quot;&quot;,&quot;uris&quot;:[&quot;http://zotero.org/users/1913249/items/MITIR6EX&quot;],&quot;uri&quot;:[&quot;http://zotero.org/users/1913249/items/MITIR6EX&quot;]}],&quot;properties&quot;:{&quot;formattedCitation&quot;:&quot;[@kafai_constructionism_1996-1]&quot;,&quot;noteIndex&quot;:0},&quot;schema&quot;:&quot;https://github.com/citation-style-language/schema/raw/master/csl-citation.json&quot;,&quot;citationID&quot;:&quot;bvqjqhhx&quot;} RNDixsygcstpe"/>.</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tems&quot;:[{&quot;itemData&quot;:{&quot;citation-key&quot;:&quot;papert_turtles_2002&quot;,&quot;issue&quot;:&quot;1&quot;,&quot;language&quot;:&quot;en&quot;,&quot;container-title-short&quot;:&quot;Journal of Educational Computing Research&quot;,&quot;volume&quot;:&quot;27&quot;,&quot;URL&quot;:&quot;http://journals.sagepub.com/doi/10.2190/XG11-B72E-JK04-K8TA&quot;,&quot;title&quot;:&quot;The Turtle's Long Slow Trip: Macro-Educological Perspectives on Microworlds&quot;,&quot;author&quot;:[{&quot;given&quot;:&quot;Seymour&quot;,&quot;family&quot;:&quot;Papert&quot;}],&quot;type&quot;:&quot;article-journal&quot;,&quot;title-short&quot;:&quot;The Turtle's Long Slow Trip&quot;,&quot;page&quot;:&quot;7-27&quot;,&quot;ISSN&quot;:&quot;0735-6331, 1541-4140&quot;,&quot;source&quot;:&quot;DOI.org (Crossref)&quot;,&quot;id&quot;:&quot;papert_turtles_2002&quot;,&quot;container-title&quot;:&quot;Journal of Educational Computing Research&quot;,&quot;DOI&quot;:&quot;10.2190/XG11-B72E-JK04-K8TA&quot;,&quot;accessed&quot;:{&quot;date-parts&quot;:[[&quot;2023&quot;,10,24]]},&quot;issued&quot;:{&quot;date-parts&quot;:[[&quot;2002&quot;,7]]}},&quot;id&quot;:9055,&quot;suffix&quot;:&quot;&quot;,&quot;prefix&quot;:&quot;&quot;,&quot;uris&quot;:[&quot;http://zotero.org/users/1913249/items/J9XFMA4M&quot;],&quot;uri&quot;:[&quot;http://zotero.org/users/1913249/items/J9XFMA4M&quot;]}],&quot;properties&quot;:{&quot;formattedCitation&quot;:&quot;[@papert_turtles_2002]&quot;,&quot;noteIndex&quot;:0},&quot;schema&quot;:&quot;https://github.com/citation-style-language/schema/raw/master/csl-citation.json&quot;,&quot;citationID&quot;:&quot;apvfvueq&quot;} RNDbrkcvmylvo"/>&lt;Do Zotero Refresh: [@papert_turtles_2002]&gt;<text:reference-mark-end text:name="ZOTERO_ITEM CSL_CITATION {&quot;citationItems&quot;:[{&quot;itemData&quot;:{&quot;citation-key&quot;:&quot;papert_turtles_2002&quot;,&quot;issue&quot;:&quot;1&quot;,&quot;language&quot;:&quot;en&quot;,&quot;container-title-short&quot;:&quot;Journal of Educational Computing Research&quot;,&quot;volume&quot;:&quot;27&quot;,&quot;URL&quot;:&quot;http://journals.sagepub.com/doi/10.2190/XG11-B72E-JK04-K8TA&quot;,&quot;title&quot;:&quot;The Turtle's Long Slow Trip: Macro-Educological Perspectives on Microworlds&quot;,&quot;author&quot;:[{&quot;given&quot;:&quot;Seymour&quot;,&quot;family&quot;:&quot;Papert&quot;}],&quot;type&quot;:&quot;article-journal&quot;,&quot;title-short&quot;:&quot;The Turtle's Long Slow Trip&quot;,&quot;page&quot;:&quot;7-27&quot;,&quot;ISSN&quot;:&quot;0735-6331, 1541-4140&quot;,&quot;source&quot;:&quot;DOI.org (Crossref)&quot;,&quot;id&quot;:&quot;papert_turtles_2002&quot;,&quot;container-title&quot;:&quot;Journal of Educational Computing Research&quot;,&quot;DOI&quot;:&quot;10.2190/XG11-B72E-JK04-K8TA&quot;,&quot;accessed&quot;:{&quot;date-parts&quot;:[[&quot;2023&quot;,10,24]]},&quot;issued&quot;:{&quot;date-parts&quot;:[[&quot;2002&quot;,7]]}},&quot;id&quot;:9055,&quot;suffix&quot;:&quot;&quot;,&quot;prefix&quot;:&quot;&quot;,&quot;uris&quot;:[&quot;http://zotero.org/users/1913249/items/J9XFMA4M&quot;],&quot;uri&quot;:[&quot;http://zotero.org/users/1913249/items/J9XFMA4M&quot;]}],&quot;properties&quot;:{&quot;formattedCitation&quot;:&quot;[@papert_turtles_2002]&quot;,&quot;noteIndex&quot;:0},&quot;schema&quot;:&quot;https://github.com/citation-style-language/schema/raw/master/csl-citation.json&quot;,&quot;citationID&quot;:&quot;apvfvueq&quot;} RNDbrkcvmylvo"/>. There is a danger that the potential is ‘trivialised’<text:reference-mark-start text:name="ZOTERO_ITEM CSL_CITATION {&quot;citationItems&quot;:[{&quot;itemData&quot;:{&quot;publisher&quot;:&quot;Springer&quot;,&quot;citation-key&quot;:&quot;hoyles_microworldsschoolworlds_1993&quot;,&quot;publisher-place&quot;:&quot;Berlin, Heidelberg&quot;,&quot;event-place&quot;:&quot;Berlin, Heidelberg&quot;,&quot;language&quot;:&quot;en&quot;,&quot;ISBN&quot;:&quot;978-3-642-78542-9&quot;,&quot;issued&quot;:{&quot;date-parts&quot;:[[&quot;1993&quot;]]},&quot;title&quot;:&quot;Microworlds/Schoolworlds: The Transformation of an Innovation&quot;,&quot;author&quot;:[{&quot;given&quot;:&quot;Celia&quot;,&quot;family&quot;:&quot;Hoyles&quot;}],&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ntainer-title&quot;:&quot;Learning from Computers: Mathematics Education and Technology&quot;,&quot;title-short&quot;:&quot;Microworlds/Schoolworlds&quot;,&quot;source&quot;:&quot;Springer Link&quot;,&quot;id&quot;:&quot;hoyles_microworldsschoolworlds_1993&quot;,&quot;page&quot;:&quot;1-17&quot;,&quot;editor&quot;:[{&quot;given&quot;:&quot;Christine&quot;,&quot;family&quot;:&quot;Keitel&quot;},{&quot;given&quot;:&quot;Kenneth&quot;,&quot;family&quot;:&quot;Ruthven&quot;}],&quot;collection-title&quot;:&quot;NATO ASI Series&quot;,&quot;DOI&quot;:&quot;10.1007/978-3-642-78542-9_1&quot;},&quot;id&quot;:9056,&quot;suffix&quot;:&quot;&quot;,&quot;prefix&quot;:&quot;&quot;,&quot;uris&quot;:[&quot;http://zotero.org/users/1913249/items/WN6ID63D&quot;],&quot;uri&quot;:[&quot;http://zotero.org/users/1913249/items/WN6ID63D&quot;]}],&quot;properties&quot;:{&quot;formattedCitation&quot;:&quot;[@hoyles_microworldsschoolworlds_1993]&quot;,&quot;noteIndex&quot;:0},&quot;schema&quot;:&quot;https://github.com/citation-style-language/schema/raw/master/csl-citation.json&quot;,&quot;citationID&quot;:&quot;tdmcafah&quot;} RNDitayxbntgi"/>&lt;Do Zotero Refresh: [@hoyles_microworldsschoolworlds_1993]&gt;<text:reference-mark-end text:name="ZOTERO_ITEM CSL_CITATION {&quot;citationItems&quot;:[{&quot;itemData&quot;:{&quot;publisher&quot;:&quot;Springer&quot;,&quot;citation-key&quot;:&quot;hoyles_microworldsschoolworlds_1993&quot;,&quot;publisher-place&quot;:&quot;Berlin, Heidelberg&quot;,&quot;event-place&quot;:&quot;Berlin, Heidelberg&quot;,&quot;language&quot;:&quot;en&quot;,&quot;ISBN&quot;:&quot;978-3-642-78542-9&quot;,&quot;issued&quot;:{&quot;date-parts&quot;:[[&quot;1993&quot;]]},&quot;title&quot;:&quot;Microworlds/Schoolworlds: The Transformation of an Innovation&quot;,&quot;author&quot;:[{&quot;given&quot;:&quot;Celia&quot;,&quot;family&quot;:&quot;Hoyles&quot;}],&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ntainer-title&quot;:&quot;Learning from Computers: Mathematics Education and Technology&quot;,&quot;title-short&quot;:&quot;Microworlds/Schoolworlds&quot;,&quot;source&quot;:&quot;Springer Link&quot;,&quot;id&quot;:&quot;hoyles_microworldsschoolworlds_1993&quot;,&quot;page&quot;:&quot;1-17&quot;,&quot;editor&quot;:[{&quot;given&quot;:&quot;Christine&quot;,&quot;family&quot;:&quot;Keitel&quot;},{&quot;given&quot;:&quot;Kenneth&quot;,&quot;family&quot;:&quot;Ruthven&quot;}],&quot;collection-title&quot;:&quot;NATO ASI Series&quot;,&quot;DOI&quot;:&quot;10.1007/978-3-642-78542-9_1&quot;},&quot;id&quot;:9056,&quot;suffix&quot;:&quot;&quot;,&quot;prefix&quot;:&quot;&quot;,&quot;uris&quot;:[&quot;http://zotero.org/users/1913249/items/WN6ID63D&quot;],&quot;uri&quot;:[&quot;http://zotero.org/users/1913249/items/WN6ID63D&quot;]}],&quot;properties&quot;:{&quot;formattedCitation&quot;:&quot;[@hoyles_microworldsschoolworlds_1993]&quot;,&quot;noteIndex&quot;:0},&quot;schema&quot;:&quot;https://github.com/citation-style-language/schema/raw/master/csl-citation.json&quot;,&quot;citationID&quot;:&quot;tdmcafah&quot;} RNDitayxbntgi"/>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ext:soft-page-break/>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tems&quot;:[{&quot;itemData&quot;:{&quot;title&quot;:&quot;Half-Baked Logo Microworlds as Boundary Objects in Integrated Design&quot;,&quot;URL&quot;:&quot;https://www.ceeol.com/search/article-detail?id=60016&quot;,&quot;citation-key&quot;:&quot;kynigos_half-baked_2007&quot;,&quot;author&quot;:[{&quot;given&quot;:&quot;Chronis&quot;,&quot;family&quot;:&quot;Kynigos&quot;}],&quot;issue&quot;:&quot;2&quot;,&quot;type&quot;:&quot;article-journal&quot;,&quot;language&quot;:&quot;English&quot;,&quot;container-title&quot;:&quot;Informatics in Education - An International Journal&quot;,&quot;ISSN&quot;:&quot;1648-5831&quot;,&quot;issued&quot;:{&quot;date-parts&quot;:[[&quot;2007&quot;]]},&quot;id&quot;:&quot;kynigos_half-baked_2007&quot;,&quot;volume&quot;:&quot;6&quot;,&quot;source&quot;:&quot;www.ceeol.com&quot;,&quot;accessed&quot;:{&quot;date-parts&quot;:[[&quot;2018&quot;,9,15]]},&quot;page&quot;:&quot;335-359&quot;},&quot;id&quot;:2765,&quot;suffix&quot;:&quot;&quot;,&quot;prefix&quot;:&quot;&quot;,&quot;uris&quot;:[&quot;http://zotero.org/users/1913249/items/49KSYPTU&quot;],&quot;uri&quot;:[&quot;http://zotero.org/users/1913249/items/49KSYPTU&quot;]},{&quot;itemData&quot;:{&quot;URL&quot;:&quot;http://www.sciencedirect.com/science/article/pii/S2212868916300861&quot;,&quot;type&quot;:&quot;article-journal&quot;,&quot;citation-key&quot;:&quot;kynigos_children_2018&quot;,&quot;author&quot;:[{&quot;given&quot;:&quot;Chronis&quot;,&quot;family&quot;:&quot;Kynigos&quot;},{&quot;given&quot;:&quot;Nikoleta&quot;,&quot;family&quot;:&quot;Yiannoutsou&quot;}],&quot;title-short&quot;:&quot;Children challenging the design of half-baked games&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ISSN&quot;:&quot;2212-8689&quot;,&quot;container-title-short&quot;:&quot;International Journal of Child-Computer Interaction&quot;,&quot;id&quot;:&quot;kynigos_children_2018&quot;,&quot;source&quot;:&quot;ScienceDirect&quot;,&quot;issued&quot;:{&quot;date-parts&quot;:[[&quot;2018&quot;,4,21]]},&quot;accessed&quot;:{&quot;date-parts&quot;:[[&quot;2018&quot;,7,18]]},&quot;DOI&quot;:&quot;10.1016/j.ijcci.2018.04.001&quot;},&quot;id&quot;:2576,&quot;suffix&quot;:&quot;&quot;,&quot;prefix&quot;:&quot;&quot;,&quot;uris&quot;:[&quot;http://zotero.org/users/1913249/items/KLB4BDFL&quot;],&quot;uri&quot;:[&quot;http://zotero.org/users/1913249/items/KLB4BDFL&quot;]}],&quot;properties&quot;:{&quot;formattedCitation&quot;:&quot;[@kynigos_half-baked_2007; @kynigos_children_2018]&quot;,&quot;noteIndex&quot;:0},&quot;schema&quot;:&quot;https://github.com/citation-style-language/schema/raw/master/csl-citation.json&quot;,&quot;citationID&quot;:&quot;nlzpcjry&quot;} RNDvqkrfdurfv"/>&lt;Do Zotero Refresh: [@kynigos_half-baked_2007; @kynigos_children_2018]&gt;<text:reference-mark-end text:name="ZOTERO_ITEM CSL_CITATION {&quot;citationItems&quot;:[{&quot;itemData&quot;:{&quot;title&quot;:&quot;Half-Baked Logo Microworlds as Boundary Objects in Integrated Design&quot;,&quot;URL&quot;:&quot;https://www.ceeol.com/search/article-detail?id=60016&quot;,&quot;citation-key&quot;:&quot;kynigos_half-baked_2007&quot;,&quot;author&quot;:[{&quot;given&quot;:&quot;Chronis&quot;,&quot;family&quot;:&quot;Kynigos&quot;}],&quot;issue&quot;:&quot;2&quot;,&quot;type&quot;:&quot;article-journal&quot;,&quot;language&quot;:&quot;English&quot;,&quot;container-title&quot;:&quot;Informatics in Education - An International Journal&quot;,&quot;ISSN&quot;:&quot;1648-5831&quot;,&quot;issued&quot;:{&quot;date-parts&quot;:[[&quot;2007&quot;]]},&quot;id&quot;:&quot;kynigos_half-baked_2007&quot;,&quot;volume&quot;:&quot;6&quot;,&quot;source&quot;:&quot;www.ceeol.com&quot;,&quot;accessed&quot;:{&quot;date-parts&quot;:[[&quot;2018&quot;,9,15]]},&quot;page&quot;:&quot;335-359&quot;},&quot;id&quot;:2765,&quot;suffix&quot;:&quot;&quot;,&quot;prefix&quot;:&quot;&quot;,&quot;uris&quot;:[&quot;http://zotero.org/users/1913249/items/49KSYPTU&quot;],&quot;uri&quot;:[&quot;http://zotero.org/users/1913249/items/49KSYPTU&quot;]},{&quot;itemData&quot;:{&quot;URL&quot;:&quot;http://www.sciencedirect.com/science/article/pii/S2212868916300861&quot;,&quot;type&quot;:&quot;article-journal&quot;,&quot;citation-key&quot;:&quot;kynigos_children_2018&quot;,&quot;author&quot;:[{&quot;given&quot;:&quot;Chronis&quot;,&quot;family&quot;:&quot;Kynigos&quot;},{&quot;given&quot;:&quot;Nikoleta&quot;,&quot;family&quot;:&quot;Yiannoutsou&quot;}],&quot;title-short&quot;:&quot;Children challenging the design of half-baked games&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ISSN&quot;:&quot;2212-8689&quot;,&quot;container-title-short&quot;:&quot;International Journal of Child-Computer Interaction&quot;,&quot;id&quot;:&quot;kynigos_children_2018&quot;,&quot;source&quot;:&quot;ScienceDirect&quot;,&quot;issued&quot;:{&quot;date-parts&quot;:[[&quot;2018&quot;,4,21]]},&quot;accessed&quot;:{&quot;date-parts&quot;:[[&quot;2018&quot;,7,18]]},&quot;DOI&quot;:&quot;10.1016/j.ijcci.2018.04.001&quot;},&quot;id&quot;:2576,&quot;suffix&quot;:&quot;&quot;,&quot;prefix&quot;:&quot;&quot;,&quot;uris&quot;:[&quot;http://zotero.org/users/1913249/items/KLB4BDFL&quot;],&quot;uri&quot;:[&quot;http://zotero.org/users/1913249/items/KLB4BDFL&quot;]}],&quot;properties&quot;:{&quot;formattedCitation&quot;:&quot;[@kynigos_half-baked_2007; @kynigos_children_2018]&quot;,&quot;noteIndex&quot;:0},&quot;schema&quot;:&quot;https://github.com/citation-style-language/schema/raw/master/csl-citation.json&quot;,&quot;citationID&quot;:&quot;nlzpcjry&quot;} RNDvqkrfdurfv"/>.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tems&quot;:[{&quot;itemData&quot;:{&quot;citation-key&quot;:&quot;preston_using_2006&quot;,&quot;issue&quot;:&quot;1&quot;,&quot;language&quot;:&quot;en&quot;,&quot;DOI&quot;:&quot;10.1145/1113378.1113381&quot;,&quot;volume&quot;:&quot;3&quot;,&quot;URL&quot;:&quot;https://dl.acm.org/doi/10.1145/1113378.1113381&quot;,&quot;title&quot;:&quot;Using collaborative learning research to enhance pair programming pedagogy&quot;,&quot;author&quot;:[{&quot;given&quot;:&quot;David&quot;,&quot;family&quot;:&quot;Preston&quot;}],&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ISSN&quot;:&quot;2166-1685, 1550-1469&quot;,&quot;source&quot;:&quot;DOI.org (Crossref)&quot;,&quot;id&quot;:&quot;preston_using_2006&quot;,&quot;page&quot;:&quot;16-21&quot;,&quot;container-title-short&quot;:&quot;SIGITE Newsl.&quot;,&quot;accessed&quot;:{&quot;date-parts&quot;:[[&quot;2023&quot;,6,15]]},&quot;issued&quot;:{&quot;date-parts&quot;:[[&quot;2006&quot;,1]]}},&quot;id&quot;:8773,&quot;suffix&quot;:&quot;&quot;,&quot;prefix&quot;:&quot;&quot;,&quot;uris&quot;:[&quot;http://zotero.org/users/1913249/items/US4XDX97&quot;],&quot;uri&quot;:[&quot;http://zotero.org/users/1913249/items/US4XDX97&quot;]}],&quot;properties&quot;:{&quot;formattedCitation&quot;:&quot;[@preston_using_2006]&quot;,&quot;noteIndex&quot;:0},&quot;schema&quot;:&quot;https://github.com/citation-style-language/schema/raw/master/csl-citation.json&quot;,&quot;citationID&quot;:&quot;xgcfaddx&quot;} RNDerqlzewyty"/>&lt;Do Zotero Refresh: [@preston_using_2006]&gt;<text:reference-mark-end text:name="ZOTERO_ITEM CSL_CITATION {&quot;citationItems&quot;:[{&quot;itemData&quot;:{&quot;citation-key&quot;:&quot;preston_using_2006&quot;,&quot;issue&quot;:&quot;1&quot;,&quot;language&quot;:&quot;en&quot;,&quot;DOI&quot;:&quot;10.1145/1113378.1113381&quot;,&quot;volume&quot;:&quot;3&quot;,&quot;URL&quot;:&quot;https://dl.acm.org/doi/10.1145/1113378.1113381&quot;,&quot;title&quot;:&quot;Using collaborative learning research to enhance pair programming pedagogy&quot;,&quot;author&quot;:[{&quot;given&quot;:&quot;David&quot;,&quot;family&quot;:&quot;Preston&quot;}],&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ISSN&quot;:&quot;2166-1685, 1550-1469&quot;,&quot;source&quot;:&quot;DOI.org (Crossref)&quot;,&quot;id&quot;:&quot;preston_using_2006&quot;,&quot;page&quot;:&quot;16-21&quot;,&quot;container-title-short&quot;:&quot;SIGITE Newsl.&quot;,&quot;accessed&quot;:{&quot;date-parts&quot;:[[&quot;2023&quot;,6,15]]},&quot;issued&quot;:{&quot;date-parts&quot;:[[&quot;2006&quot;,1]]}},&quot;id&quot;:8773,&quot;suffix&quot;:&quot;&quot;,&quot;prefix&quot;:&quot;&quot;,&quot;uris&quot;:[&quot;http://zotero.org/users/1913249/items/US4XDX97&quot;],&quot;uri&quot;:[&quot;http://zotero.org/users/1913249/items/US4XDX97&quot;]}],&quot;properties&quot;:{&quot;formattedCitation&quot;:&quot;[@preston_using_2006]&quot;,&quot;noteIndex&quot;:0},&quot;schema&quot;:&quot;https://github.com/citation-style-language/schema/raw/master/csl-citation.json&quot;,&quot;citationID&quot;:&quot;xgcfaddx&quot;} RNDerqlzewyty"/> -</text:p>
      <text:p text:style-name="Text_20_body"><text:span text:style-name="T1">Concepts</text:span> - perhaps some of the underlying concepts like - joint problem spaces - resource interdependence from Preston</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text:soft-page-break/>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tems&quot;:[{&quot;itemData&quot;:{&quot;publisher&quot;:&quot;Addison-Wesley&quot;,&quot;issued&quot;:{&quot;date-parts&quot;:[[&quot;1995&quot;]]},&quot;id&quot;:&quot;gamma_design_1995&quot;,&quot;author&quot;:[{&quot;given&quot;:&quot;Erich&quot;,&quot;family&quot;:&quot;Gamma&quot;},{&quot;given&quot;:&quot;Ralph&quot;,&quot;family&quot;:&quot;Johnson&quot;},{&quot;given&quot;:&quot;John&quot;,&quot;family&quot;:&quot;Vlissides&quot;},{&quot;given&quot;:&quot;Richard&quot;,&quot;family&quot;:&quot;Helm&quot;}],&quot;type&quot;:&quot;book&quot;,&quot;title&quot;:&quot;Design patterns: elements of reusable object-oriented software&quot;,&quot;citation-key&quot;:&quot;gamma_design_1995&quot;},&quot;id&quot;:3100,&quot;suffix&quot;:&quot;&quot;,&quot;prefix&quot;:&quot;&quot;,&quot;uris&quot;:[&quot;http://zotero.org/users/1913249/items/6QPK4CLR&quot;],&quot;uri&quot;:[&quot;http://zotero.org/users/1913249/items/6QPK4CLR&quot;]}],&quot;properties&quot;:{&quot;formattedCitation&quot;:&quot;[@gamma_design_1995]&quot;,&quot;noteIndex&quot;:0},&quot;schema&quot;:&quot;https://github.com/citation-style-language/schema/raw/master/csl-citation.json&quot;,&quot;citationID&quot;:&quot;ilwebgwg&quot;} RNDkryqmvxpbx"/>&lt;Do Zotero Refresh: [@gamma_design_1995]&gt;<text:reference-mark-end text:name="ZOTERO_ITEM CSL_CITATION {&quot;citationItems&quot;:[{&quot;itemData&quot;:{&quot;publisher&quot;:&quot;Addison-Wesley&quot;,&quot;issued&quot;:{&quot;date-parts&quot;:[[&quot;1995&quot;]]},&quot;id&quot;:&quot;gamma_design_1995&quot;,&quot;author&quot;:[{&quot;given&quot;:&quot;Erich&quot;,&quot;family&quot;:&quot;Gamma&quot;},{&quot;given&quot;:&quot;Ralph&quot;,&quot;family&quot;:&quot;Johnson&quot;},{&quot;given&quot;:&quot;John&quot;,&quot;family&quot;:&quot;Vlissides&quot;},{&quot;given&quot;:&quot;Richard&quot;,&quot;family&quot;:&quot;Helm&quot;}],&quot;type&quot;:&quot;book&quot;,&quot;title&quot;:&quot;Design patterns: elements of reusable object-oriented software&quot;,&quot;citation-key&quot;:&quot;gamma_design_1995&quot;},&quot;id&quot;:3100,&quot;suffix&quot;:&quot;&quot;,&quot;prefix&quot;:&quot;&quot;,&quot;uris&quot;:[&quot;http://zotero.org/users/1913249/items/6QPK4CLR&quot;],&quot;uri&quot;:[&quot;http://zotero.org/users/1913249/items/6QPK4CLR&quot;]}],&quot;properties&quot;:{&quot;formattedCitation&quot;:&quot;[@gamma_design_1995]&quot;,&quot;noteIndex&quot;:0},&quot;schema&quot;:&quot;https://github.com/citation-style-language/schema/raw/master/csl-citation.json&quot;,&quot;citationID&quot;:&quot;ilwebgwg&quot;} RNDkryqmvxpbx"/>, and has also been adopted by game designers <text:reference-mark-start text:name="ZOTERO_ITEM CSL_CITATION {&quot;citationItems&quot;:[{&quot;itemData&quot;:{&quot;publisher&quot;:&quot;Charles River Media&quot;,&quot;type&quot;:&quot;book&quot;,&quot;title&quot;:&quot;Patterns in game design&quot;,&quot;citation-key&quot;:&quot;bjork_patterns_2005&quot;,&quot;author&quot;:[{&quot;given&quot;:&quot;Staffan&quot;,&quot;family&quot;:&quot;Bjork&quot;},{&quot;given&quot;:&quot;Jussi&quot;,&quot;family&quot;:&quot;Holopainen&quot;}],&quot;edition&quot;:&quot;1st ed&quot;,&quot;event-place&quot;:&quot;Hingham, Mass&quot;,&quot;language&quot;:&quot;en&quot;,&quot;call-number&quot;:&quot;QA76.76.C672 B56 2005&quot;,&quot;ISBN&quot;:&quot;978-1-58450-354-5&quot;,&quot;issued&quot;:{&quot;date-parts&quot;:[[&quot;2005&quot;]]},&quot;id&quot;:&quot;bjork_patterns_2005&quot;,&quot;source&quot;:&quot;Library of Congress ISBN&quot;,&quot;publisher-place&quot;:&quot;Hingham, Mass&quot;,&quot;collection-title&quot;:&quot;Charles River Media game development series&quot;,&quot;number-of-pages&quot;:&quot;423&quot;},&quot;id&quot;:3102,&quot;suffix&quot;:&quot;&quot;,&quot;prefix&quot;:&quot;&quot;,&quot;uris&quot;:[&quot;http://zotero.org/users/1913249/items/APVZF8QA&quot;],&quot;uri&quot;:[&quot;http://zotero.org/users/1913249/items/APVZF8QA&quot;]}],&quot;properties&quot;:{&quot;formattedCitation&quot;:&quot;[@bjork_patterns_2005]&quot;,&quot;noteIndex&quot;:0},&quot;schema&quot;:&quot;https://github.com/citation-style-language/schema/raw/master/csl-citation.json&quot;,&quot;citationID&quot;:&quot;sevwwmhv&quot;} RNDqdukcdwzhx"/>&lt;Do Zotero Refresh: [@bjork_patterns_2005]&gt;<text:reference-mark-end text:name="ZOTERO_ITEM CSL_CITATION {&quot;citationItems&quot;:[{&quot;itemData&quot;:{&quot;publisher&quot;:&quot;Charles River Media&quot;,&quot;type&quot;:&quot;book&quot;,&quot;title&quot;:&quot;Patterns in game design&quot;,&quot;citation-key&quot;:&quot;bjork_patterns_2005&quot;,&quot;author&quot;:[{&quot;given&quot;:&quot;Staffan&quot;,&quot;family&quot;:&quot;Bjork&quot;},{&quot;given&quot;:&quot;Jussi&quot;,&quot;family&quot;:&quot;Holopainen&quot;}],&quot;edition&quot;:&quot;1st ed&quot;,&quot;event-place&quot;:&quot;Hingham, Mass&quot;,&quot;language&quot;:&quot;en&quot;,&quot;call-number&quot;:&quot;QA76.76.C672 B56 2005&quot;,&quot;ISBN&quot;:&quot;978-1-58450-354-5&quot;,&quot;issued&quot;:{&quot;date-parts&quot;:[[&quot;2005&quot;]]},&quot;id&quot;:&quot;bjork_patterns_2005&quot;,&quot;source&quot;:&quot;Library of Congress ISBN&quot;,&quot;publisher-place&quot;:&quot;Hingham, Mass&quot;,&quot;collection-title&quot;:&quot;Charles River Media game development series&quot;,&quot;number-of-pages&quot;:&quot;423&quot;},&quot;id&quot;:3102,&quot;suffix&quot;:&quot;&quot;,&quot;prefix&quot;:&quot;&quot;,&quot;uris&quot;:[&quot;http://zotero.org/users/1913249/items/APVZF8QA&quot;],&quot;uri&quot;:[&quot;http://zotero.org/users/1913249/items/APVZF8QA&quot;]}],&quot;properties&quot;:{&quot;formattedCitation&quot;:&quot;[@bjork_patterns_2005]&quot;,&quot;noteIndex&quot;:0},&quot;schema&quot;:&quot;https://github.com/citation-style-language/schema/raw/master/csl-citation.json&quot;,&quot;citationID&quot;:&quot;sevwwmhv&quot;} RNDqdukcdwzhx"/>.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tems&quot;:[{&quot;itemData&quot;:{&quot;publisher&quot;:&quot;Association for Computing Machinery&quot;,&quot;citation-key&quot;:&quot;azimullah_evaluating_2020&quot;,&quot;publisher-place&quot;:&quot;Melbourne, VIC, Australia&quot;,&quot;event-place&quot;:&quot;Melbourne, VIC, Australia&quot;,&quot;ISBN&quot;:&quot;978-1-4503-7686-0&quot;,&quot;issued&quot;:{&quot;date-parts&quot;:[[&quot;2020&quot;,2,3]]},&quot;URL&quot;:&quot;http://doi.org/10.1145/3373165.3373184&quot;,&quot;title&quot;:&quot;Evaluating an Interactive Tool for Teaching Design Patterns&quot;,&quot;author&quot;:[{&quot;given&quot;:&quot;Zain&quot;,&quot;family&quot;:&quot;Azimullah&quot;},{&quot;given&quot;:&quot;Young Sun&quot;,&quot;family&quot;:&quot;An&quot;},{&quot;given&quot;:&quot;Paul&quot;,&quot;family&quot;:&quot;Denn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type&quot;:&quot;paper-conference&quot;,&quot;source&quot;:&quot;ACM Digital Library&quot;,&quot;id&quot;:&quot;azimullah_evaluating_2020&quot;,&quot;container-title&quot;:&quot;Proceedings of the Twenty-Second Australasian Computing Education Conference&quot;,&quot;DOI&quot;:&quot;10.1145/3373165.3373184&quot;,&quot;collection-title&quot;:&quot;ACE'20&quot;,&quot;accessed&quot;:{&quot;date-parts&quot;:[[&quot;2020&quot;,3,4]]}},&quot;id&quot;:3097,&quot;suffix&quot;:&quot;&quot;,&quot;prefix&quot;:&quot;&quot;,&quot;uris&quot;:[&quot;http://zotero.org/users/1913249/items/V3M39TJK&quot;],&quot;uri&quot;:[&quot;http://zotero.org/users/1913249/items/V3M39TJK&quot;]},{&quot;itemData&quot;:{&quot;publisher&quot;:&quot;Association for Computing Machinery&quot;,&quot;citation-key&quot;:&quot;da_cruz_silva_fostering_2019&quot;,&quot;publisher-place&quot;:&quot;Fortaleza, Brazil&quot;,&quot;event-place&quot;:&quot;Fortaleza, Brazil&quot;,&quot;ISBN&quot;:&quot;978-1-4503-7282-4&quot;,&quot;issued&quot;:{&quot;date-parts&quot;:[[&quot;2019&quot;,10,28]]},&quot;URL&quot;:&quot;http://doi.org/10.1145/3364641.3364660&quot;,&quot;title&quot;:&quot;Fostering Design Patterns Education: An Exemplar Inspired in the Angry Birds Game Franchise&quot;,&quot;author&quot;:[{&quot;non-dropping-particle&quot;:&quot;da&quot;,&quot;family&quot;:&quot;Cruz Silva&quot;,&quot;given&quot;:&quot;Diogo Soares&quot;},{&quot;given&quot;:&quot;Marcelo&quot;,&quot;family&quot;:&quot;Schots&quot;},{&quot;given&quot;:&quot;Leticia&quot;,&quot;family&quot;:&quot;Duboc&quot;}],&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title-short&quot;:&quot;Fostering Design Patterns Education&quot;,&quot;source&quot;:&quot;ACM Digital Library&quot;,&quot;id&quot;:&quot;da_cruz_silva_fostering_2019&quot;,&quot;container-title&quot;:&quot;Proceedings of the XVIII Brazilian Symposium on Software Quality&quot;,&quot;DOI&quot;:&quot;10.1145/3364641.3364660&quot;,&quot;collection-title&quot;:&quot;SBQS'19&quot;,&quot;accessed&quot;:{&quot;date-parts&quot;:[[&quot;2020&quot;,3,4]]}},&quot;id&quot;:3096,&quot;suffix&quot;:&quot;&quot;,&quot;prefix&quot;:&quot;&quot;,&quot;uris&quot;:[&quot;http://zotero.org/users/1913249/items/7JBLC69Q&quot;],&quot;uri&quot;:[&quot;http://zotero.org/users/1913249/items/7JBLC69Q&quot;]}],&quot;properties&quot;:{&quot;formattedCitation&quot;:&quot;[@azimullah_evaluating_2020; @da_cruz_silva_fostering_2019]&quot;,&quot;noteIndex&quot;:0},&quot;schema&quot;:&quot;https://github.com/citation-style-language/schema/raw/master/csl-citation.json&quot;,&quot;citationID&quot;:&quot;geervcii&quot;} RNDygxzepezla"/>&lt;Do Zotero Refresh: [@azimullah_evaluating_2020; @da_cruz_silva_fostering_2019]&gt;<text:reference-mark-end text:name="ZOTERO_ITEM CSL_CITATION {&quot;citationItems&quot;:[{&quot;itemData&quot;:{&quot;publisher&quot;:&quot;Association for Computing Machinery&quot;,&quot;citation-key&quot;:&quot;azimullah_evaluating_2020&quot;,&quot;publisher-place&quot;:&quot;Melbourne, VIC, Australia&quot;,&quot;event-place&quot;:&quot;Melbourne, VIC, Australia&quot;,&quot;ISBN&quot;:&quot;978-1-4503-7686-0&quot;,&quot;issued&quot;:{&quot;date-parts&quot;:[[&quot;2020&quot;,2,3]]},&quot;URL&quot;:&quot;http://doi.org/10.1145/3373165.3373184&quot;,&quot;title&quot;:&quot;Evaluating an Interactive Tool for Teaching Design Patterns&quot;,&quot;author&quot;:[{&quot;given&quot;:&quot;Zain&quot;,&quot;family&quot;:&quot;Azimullah&quot;},{&quot;given&quot;:&quot;Young Sun&quot;,&quot;family&quot;:&quot;An&quot;},{&quot;given&quot;:&quot;Paul&quot;,&quot;family&quot;:&quot;Denn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type&quot;:&quot;paper-conference&quot;,&quot;source&quot;:&quot;ACM Digital Library&quot;,&quot;id&quot;:&quot;azimullah_evaluating_2020&quot;,&quot;container-title&quot;:&quot;Proceedings of the Twenty-Second Australasian Computing Education Conference&quot;,&quot;DOI&quot;:&quot;10.1145/3373165.3373184&quot;,&quot;collection-title&quot;:&quot;ACE'20&quot;,&quot;accessed&quot;:{&quot;date-parts&quot;:[[&quot;2020&quot;,3,4]]}},&quot;id&quot;:3097,&quot;suffix&quot;:&quot;&quot;,&quot;prefix&quot;:&quot;&quot;,&quot;uris&quot;:[&quot;http://zotero.org/users/1913249/items/V3M39TJK&quot;],&quot;uri&quot;:[&quot;http://zotero.org/users/1913249/items/V3M39TJK&quot;]},{&quot;itemData&quot;:{&quot;publisher&quot;:&quot;Association for Computing Machinery&quot;,&quot;citation-key&quot;:&quot;da_cruz_silva_fostering_2019&quot;,&quot;publisher-place&quot;:&quot;Fortaleza, Brazil&quot;,&quot;event-place&quot;:&quot;Fortaleza, Brazil&quot;,&quot;ISBN&quot;:&quot;978-1-4503-7282-4&quot;,&quot;issued&quot;:{&quot;date-parts&quot;:[[&quot;2019&quot;,10,28]]},&quot;URL&quot;:&quot;http://doi.org/10.1145/3364641.3364660&quot;,&quot;title&quot;:&quot;Fostering Design Patterns Education: An Exemplar Inspired in the Angry Birds Game Franchise&quot;,&quot;author&quot;:[{&quot;non-dropping-particle&quot;:&quot;da&quot;,&quot;family&quot;:&quot;Cruz Silva&quot;,&quot;given&quot;:&quot;Diogo Soares&quot;},{&quot;given&quot;:&quot;Marcelo&quot;,&quot;family&quot;:&quot;Schots&quot;},{&quot;given&quot;:&quot;Leticia&quot;,&quot;family&quot;:&quot;Duboc&quot;}],&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title-short&quot;:&quot;Fostering Design Patterns Education&quot;,&quot;source&quot;:&quot;ACM Digital Library&quot;,&quot;id&quot;:&quot;da_cruz_silva_fostering_2019&quot;,&quot;container-title&quot;:&quot;Proceedings of the XVIII Brazilian Symposium on Software Quality&quot;,&quot;DOI&quot;:&quot;10.1145/3364641.3364660&quot;,&quot;collection-title&quot;:&quot;SBQS'19&quot;,&quot;accessed&quot;:{&quot;date-parts&quot;:[[&quot;2020&quot;,3,4]]}},&quot;id&quot;:3096,&quot;suffix&quot;:&quot;&quot;,&quot;prefix&quot;:&quot;&quot;,&quot;uris&quot;:[&quot;http://zotero.org/users/1913249/items/7JBLC69Q&quot;],&quot;uri&quot;:[&quot;http://zotero.org/users/1913249/items/7JBLC69Q&quot;]}],&quot;properties&quot;:{&quot;formattedCitation&quot;:&quot;[@azimullah_evaluating_2020; @da_cruz_silva_fostering_2019]&quot;,&quot;noteIndex&quot;:0},&quot;schema&quot;:&quot;https://github.com/citation-style-language/schema/raw/master/csl-citation.json&quot;,&quot;citationID&quot;:&quot;geervcii&quot;} RNDygxzepezla"/></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tems&quot;:[{&quot;suppress-author&quot;:true,&quot;itemData&quot;:{&quot;publisher&quot;:&quot;ACM&quot;,&quot;citation-key&quot;:&quot;eriksson_using_2019&quot;,&quot;publisher-place&quot;:&quot;Boise ID USA&quot;,&quot;event-place&quot;:&quot;Boise ID USA&quot;,&quot;language&quot;:&quot;en&quot;,&quot;ISBN&quot;:&quot;978-1-4503-6690-8&quot;,&quot;issued&quot;:{&quot;date-parts&quot;:[[&quot;2019&quot;,6,12]]},&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age&quot;:&quot;15-25&quot;,&quot;type&quot;:&quot;paper-conference&quot;,&quot;title&quot;:&quot;Using Gameplay Design Patterns with Children in the Redesign of a Collaborative Co-located Game&quot;,&quot;id&quot;:&quot;eriksson_using_2019&quot;,&quot;source&quot;:&quot;DOI.org (Crossref)&quot;,&quot;container-title&quot;:&quot;Proceedings of the 18th ACM International Conference on Interaction Design and Children&quot;,&quot;accessed&quot;:{&quot;date-parts&quot;:[[&quot;2022&quot;,8,9]]},&quot;DOI&quot;:&quot;10.1145/3311927.3323155&quot;},&quot;suffix&quot;:&quot;&quot;,&quot;id&quot;:3745,&quot;prefix&quot;:&quot;&quot;,&quot;uris&quot;:[&quot;http://zotero.org/users/1913249/items/YJKSC8LM&quot;],&quot;uri&quot;:[&quot;http://zotero.org/users/1913249/items/YJKSC8LM&quot;]}],&quot;properties&quot;:{&quot;formattedCitation&quot;:&quot;[-@eriksson_using_2019]&quot;,&quot;noteIndex&quot;:0},&quot;schema&quot;:&quot;https://github.com/citation-style-language/schema/raw/master/csl-citation.json&quot;,&quot;citationID&quot;:&quot;tjzbggfl&quot;} RNDxanfjllglp"/>&lt;Do Zotero Refresh: [-@eriksson_using_2019]&gt;<text:reference-mark-end text:name="ZOTERO_ITEM CSL_CITATION {&quot;citationItems&quot;:[{&quot;suppress-author&quot;:true,&quot;itemData&quot;:{&quot;publisher&quot;:&quot;ACM&quot;,&quot;citation-key&quot;:&quot;eriksson_using_2019&quot;,&quot;publisher-place&quot;:&quot;Boise ID USA&quot;,&quot;event-place&quot;:&quot;Boise ID USA&quot;,&quot;language&quot;:&quot;en&quot;,&quot;ISBN&quot;:&quot;978-1-4503-6690-8&quot;,&quot;issued&quot;:{&quot;date-parts&quot;:[[&quot;2019&quot;,6,12]]},&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age&quot;:&quot;15-25&quot;,&quot;type&quot;:&quot;paper-conference&quot;,&quot;title&quot;:&quot;Using Gameplay Design Patterns with Children in the Redesign of a Collaborative Co-located Game&quot;,&quot;id&quot;:&quot;eriksson_using_2019&quot;,&quot;source&quot;:&quot;DOI.org (Crossref)&quot;,&quot;container-title&quot;:&quot;Proceedings of the 18th ACM International Conference on Interaction Design and Children&quot;,&quot;accessed&quot;:{&quot;date-parts&quot;:[[&quot;2022&quot;,8,9]]},&quot;DOI&quot;:&quot;10.1145/3311927.3323155&quot;},&quot;suffix&quot;:&quot;&quot;,&quot;id&quot;:3745,&quot;prefix&quot;:&quot;&quot;,&quot;uris&quot;:[&quot;http://zotero.org/users/1913249/items/YJKSC8LM&quot;],&quot;uri&quot;:[&quot;http://zotero.org/users/1913249/items/YJKSC8LM&quot;]}],&quot;properties&quot;:{&quot;formattedCitation&quot;:&quot;[-@eriksson_using_2019]&quot;,&quot;noteIndex&quot;:0},&quot;schema&quot;:&quot;https://github.com/citation-style-language/schema/raw/master/csl-citation.json&quot;,&quot;citationID&quot;:&quot;tjzbggfl&quot;} RNDxanfjllglp"/>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tems&quot;:[{&quot;itemData&quot;:{&quot;publisher&quot;:&quot;Charles River Media&quot;,&quot;type&quot;:&quot;book&quot;,&quot;title&quot;:&quot;Patterns in game design&quot;,&quot;citation-key&quot;:&quot;bjork_patterns_2005&quot;,&quot;author&quot;:[{&quot;given&quot;:&quot;Staffan&quot;,&quot;family&quot;:&quot;Bjork&quot;},{&quot;given&quot;:&quot;Jussi&quot;,&quot;family&quot;:&quot;Holopainen&quot;}],&quot;edition&quot;:&quot;1st ed&quot;,&quot;event-place&quot;:&quot;Hingham, Mass&quot;,&quot;language&quot;:&quot;en&quot;,&quot;call-number&quot;:&quot;QA76.76.C672 B56 2005&quot;,&quot;ISBN&quot;:&quot;978-1-58450-354-5&quot;,&quot;issued&quot;:{&quot;date-parts&quot;:[[&quot;2005&quot;]]},&quot;id&quot;:&quot;bjork_patterns_2005&quot;,&quot;source&quot;:&quot;Library of Congress ISBN&quot;,&quot;publisher-place&quot;:&quot;Hingham, Mass&quot;,&quot;collection-title&quot;:&quot;Charles River Media game development series&quot;,&quot;number-of-pages&quot;:&quot;423&quot;},&quot;id&quot;:3102,&quot;suffix&quot;:&quot;&quot;,&quot;prefix&quot;:&quot;&quot;,&quot;uris&quot;:[&quot;http://zotero.org/users/1913249/items/APVZF8QA&quot;],&quot;uri&quot;:[&quot;http://zotero.org/users/1913249/items/APVZF8QA&quot;]}],&quot;properties&quot;:{&quot;formattedCitation&quot;:&quot;[@bjork_patterns_2005]&quot;,&quot;noteIndex&quot;:0},&quot;schema&quot;:&quot;https://github.com/citation-style-language/schema/raw/master/csl-citation.json&quot;,&quot;citationID&quot;:&quot;vpphqaam&quot;} RNDdycqyvzxxg"/>&lt;Do Zotero Refresh: [@bjork_patterns_2005]&gt;<text:reference-mark-end text:name="ZOTERO_ITEM CSL_CITATION {&quot;citationItems&quot;:[{&quot;itemData&quot;:{&quot;publisher&quot;:&quot;Charles River Media&quot;,&quot;type&quot;:&quot;book&quot;,&quot;title&quot;:&quot;Patterns in game design&quot;,&quot;citation-key&quot;:&quot;bjork_patterns_2005&quot;,&quot;author&quot;:[{&quot;given&quot;:&quot;Staffan&quot;,&quot;family&quot;:&quot;Bjork&quot;},{&quot;given&quot;:&quot;Jussi&quot;,&quot;family&quot;:&quot;Holopainen&quot;}],&quot;edition&quot;:&quot;1st ed&quot;,&quot;event-place&quot;:&quot;Hingham, Mass&quot;,&quot;language&quot;:&quot;en&quot;,&quot;call-number&quot;:&quot;QA76.76.C672 B56 2005&quot;,&quot;ISBN&quot;:&quot;978-1-58450-354-5&quot;,&quot;issued&quot;:{&quot;date-parts&quot;:[[&quot;2005&quot;]]},&quot;id&quot;:&quot;bjork_patterns_2005&quot;,&quot;source&quot;:&quot;Library of Congress ISBN&quot;,&quot;publisher-place&quot;:&quot;Hingham, Mass&quot;,&quot;collection-title&quot;:&quot;Charles River Media game development series&quot;,&quot;number-of-pages&quot;:&quot;423&quot;},&quot;id&quot;:3102,&quot;suffix&quot;:&quot;&quot;,&quot;prefix&quot;:&quot;&quot;,&quot;uris&quot;:[&quot;http://zotero.org/users/1913249/items/APVZF8QA&quot;],&quot;uri&quot;:[&quot;http://zotero.org/users/1913249/items/APVZF8QA&quot;]}],&quot;properties&quot;:{&quot;formattedCitation&quot;:&quot;[@bjork_patterns_2005]&quot;,&quot;noteIndex&quot;:0},&quot;schema&quot;:&quot;https://github.com/citation-style-language/schema/raw/master/csl-citation.json&quot;,&quot;citationID&quot;:&quot;vpphqaam&quot;} RNDdycqyvzxxg"/>.</text:p>
      <text:p text:style-name="Text_20_body">In a design education intervention working with 11-12 year olds Eriksson and colleagues <text:reference-mark-start text:name="ZOTERO_ITEM CSL_CITATION {&quot;citationItems&quot;:[{&quot;itemData&quot;:{&quot;publisher&quot;:&quot;ACM&quot;,&quot;citation-key&quot;:&quot;eriksson_using_2019&quot;,&quot;publisher-place&quot;:&quot;Boise ID USA&quot;,&quot;event-place&quot;:&quot;Boise ID USA&quot;,&quot;language&quot;:&quot;en&quot;,&quot;ISBN&quot;:&quot;978-1-4503-6690-8&quot;,&quot;issued&quot;:{&quot;date-parts&quot;:[[&quot;2019&quot;,6,12]]},&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age&quot;:&quot;15-25&quot;,&quot;type&quot;:&quot;paper-conference&quot;,&quot;title&quot;:&quot;Using Gameplay Design Patterns with Children in the Redesign of a Collaborative Co-located Game&quot;,&quot;id&quot;:&quot;eriksson_using_2019&quot;,&quot;source&quot;:&quot;DOI.org (Crossref)&quot;,&quot;container-title&quot;:&quot;Proceedings of the 18th ACM International Conference on Interaction Design and Children&quot;,&quot;accessed&quot;:{&quot;date-parts&quot;:[[&quot;2022&quot;,8,9]]},&quot;DOI&quot;:&quot;10.1145/3311927.3323155&quot;},&quot;id&quot;:3745,&quot;suffix&quot;:&quot;&quot;,&quot;prefix&quot;:&quot;&quot;,&quot;uris&quot;:[&quot;http://zotero.org/users/1913249/items/YJKSC8LM&quot;],&quot;uri&quot;:[&quot;http://zotero.org/users/1913249/items/YJKSC8LM&quot;]}],&quot;properties&quot;:{&quot;formattedCitation&quot;:&quot;[@eriksson_using_2019]&quot;,&quot;noteIndex&quot;:0},&quot;schema&quot;:&quot;https://github.com/citation-style-language/schema/raw/master/csl-citation.json&quot;,&quot;citationID&quot;:&quot;dcrbdfhm&quot;} RNDrssciosywi"/>&lt;Do Zotero Refresh: [@eriksson_using_2019]&gt;<text:reference-mark-end text:name="ZOTERO_ITEM CSL_CITATION {&quot;citationItems&quot;:[{&quot;itemData&quot;:{&quot;publisher&quot;:&quot;ACM&quot;,&quot;citation-key&quot;:&quot;eriksson_using_2019&quot;,&quot;publisher-place&quot;:&quot;Boise ID USA&quot;,&quot;event-place&quot;:&quot;Boise ID USA&quot;,&quot;language&quot;:&quot;en&quot;,&quot;ISBN&quot;:&quot;978-1-4503-6690-8&quot;,&quot;issued&quot;:{&quot;date-parts&quot;:[[&quot;2019&quot;,6,12]]},&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page&quot;:&quot;15-25&quot;,&quot;type&quot;:&quot;paper-conference&quot;,&quot;title&quot;:&quot;Using Gameplay Design Patterns with Children in the Redesign of a Collaborative Co-located Game&quot;,&quot;id&quot;:&quot;eriksson_using_2019&quot;,&quot;source&quot;:&quot;DOI.org (Crossref)&quot;,&quot;container-title&quot;:&quot;Proceedings of the 18th ACM International Conference on Interaction Design and Children&quot;,&quot;accessed&quot;:{&quot;date-parts&quot;:[[&quot;2022&quot;,8,9]]},&quot;DOI&quot;:&quot;10.1145/3311927.3323155&quot;},&quot;id&quot;:3745,&quot;suffix&quot;:&quot;&quot;,&quot;prefix&quot;:&quot;&quot;,&quot;uris&quot;:[&quot;http://zotero.org/users/1913249/items/YJKSC8LM&quot;],&quot;uri&quot;:[&quot;http://zotero.org/users/1913249/items/YJKSC8LM&quot;]}],&quot;properties&quot;:{&quot;formattedCitation&quot;:&quot;[@eriksson_using_2019]&quot;,&quot;noteIndex&quot;:0},&quot;schema&quot;:&quot;https://github.com/citation-style-language/schema/raw/master/csl-citation.json&quot;,&quot;citationID&quot;:&quot;dcrbdfhm&quot;} RNDrssciosywi"/>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tems&quot;:[{&quot;itemData&quot;:{&quot;publisher&quot;:&quot;ACM&quot;,&quot;citation-key&quot;:&quot;baykal_using_2019&quot;,&quot;publisher-place&quot;:&quot;Glasgow Scotland Uk&quot;,&quot;event-place&quot;:&quot;Glasgow Scotland Uk&quot;,&quot;language&quot;:&quot;en&quot;,&quot;ISBN&quot;:&quot;978-1-4503-5971-9&quot;,&quot;issued&quot;:{&quot;date-parts&quot;:[[&quot;2019&quot;,5,2]]},&quot;URL&quot;:&quot;https://dl.acm.org/doi/10.1145/3290607.3312889&quot;,&quot;event-title&quot;:&quot;CHI '19: CHI Conference on Human Factors in Computing Systems&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type&quot;:&quot;paper-conference&quot;,&quot;title&quot;:&quot;Using Gameplay Design Patterns to Support Children's Collaborative Interactions for Learning&quot;,&quot;id&quot;:&quot;baykal_using_2019&quot;,&quot;source&quot;:&quot;DOI.org (Crossref)&quot;,&quot;page&quot;:&quot;1-6&quot;,&quot;accessed&quot;:{&quot;date-parts&quot;:[[&quot;2023&quot;,3,15]]},&quot;DOI&quot;:&quot;10.1145/3290607.3312889&quot;},&quot;id&quot;:3684,&quot;suffix&quot;:&quot;&quot;,&quot;prefix&quot;:&quot;&quot;,&quot;uris&quot;:[&quot;http://zotero.org/users/1913249/items/B4TQHBCM&quot;],&quot;uri&quot;:[&quot;http://zotero.org/users/1913249/items/B4TQHBCM&quot;]}],&quot;properties&quot;:{&quot;formattedCitation&quot;:&quot;[@baykal_using_2019]&quot;,&quot;noteIndex&quot;:0},&quot;schema&quot;:&quot;https://github.com/citation-style-language/schema/raw/master/csl-citation.json&quot;,&quot;citationID&quot;:&quot;zwucvxtt&quot;} RNDstqpzusrvv"/>&lt;Do Zotero Refresh: [@baykal_using_2019]&gt;<text:reference-mark-end text:name="ZOTERO_ITEM CSL_CITATION {&quot;citationItems&quot;:[{&quot;itemData&quot;:{&quot;publisher&quot;:&quot;ACM&quot;,&quot;citation-key&quot;:&quot;baykal_using_2019&quot;,&quot;publisher-place&quot;:&quot;Glasgow Scotland Uk&quot;,&quot;event-place&quot;:&quot;Glasgow Scotland Uk&quot;,&quot;language&quot;:&quot;en&quot;,&quot;ISBN&quot;:&quot;978-1-4503-5971-9&quot;,&quot;issued&quot;:{&quot;date-parts&quot;:[[&quot;2019&quot;,5,2]]},&quot;URL&quot;:&quot;https://dl.acm.org/doi/10.1145/3290607.3312889&quot;,&quot;event-title&quot;:&quot;CHI '19: CHI Conference on Human Factors in Computing Systems&quot;,&quot;author&quot;:[{&quot;given&quot;:&quot;Gökce Elif&quot;,&quot;family&quot;:&quot;Baykal&quot;},{&quot;given&quot;:&quot;Eva&quot;,&quot;family&quot;:&quot;Eriksson&quot;},{&quot;given&quot;:&quot;Staffan&quot;,&quot;family&quot;:&quot;Björk&quot;},{&quot;given&quot;:&quot;Olof&quot;,&quot;family&quot;:&quot;Torgersson&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type&quot;:&quot;paper-conference&quot;,&quot;title&quot;:&quot;Using Gameplay Design Patterns to Support Children's Collaborative Interactions for Learning&quot;,&quot;id&quot;:&quot;baykal_using_2019&quot;,&quot;source&quot;:&quot;DOI.org (Crossref)&quot;,&quot;page&quot;:&quot;1-6&quot;,&quot;accessed&quot;:{&quot;date-parts&quot;:[[&quot;2023&quot;,3,15]]},&quot;DOI&quot;:&quot;10.1145/3290607.3312889&quot;},&quot;id&quot;:3684,&quot;suffix&quot;:&quot;&quot;,&quot;prefix&quot;:&quot;&quot;,&quot;uris&quot;:[&quot;http://zotero.org/users/1913249/items/B4TQHBCM&quot;],&quot;uri&quot;:[&quot;http://zotero.org/users/1913249/items/B4TQHBCM&quot;]}],&quot;properties&quot;:{&quot;formattedCitation&quot;:&quot;[@baykal_using_2019]&quot;,&quot;noteIndex&quot;:0},&quot;schema&quot;:&quot;https://github.com/citation-style-language/schema/raw/master/csl-citation.json&quot;,&quot;citationID&quot;:&quot;zwucvxtt&quot;} RNDstqpzusrvv"/> The study involved learner analysis of games, the <text:soft-page-break/>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30">Using Game Design pattern collections and code examples to help novice students.</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itemData&quot;:{&quot;publisher&quot;:&quot;ACM&quot;,&quot;citation-key&quot;:&quot;werner_fairy_2012&quot;,&quot;publisher-place&quot;:&quot;New York, NY, USA&quot;,&quot;event-place&quot;:&quot;New York, NY, USA&quot;,&quot;ISBN&quot;:&quot;978-1-4503-1098-7&quot;,&quot;issued&quot;:{&quot;date-parts&quot;:[[&quot;2012&quot;]]},&quot;URL&quot;:&quot;http://doi.acm.org/10.1145/2157136.2157200&quot;,&quot;title&quot;:&quot;The Fairy Performance Assessment: Measuring Computational Thinking in Middle School&quot;,&quot;author&quot;:[{&quot;given&quot;:&quot;Linda&quot;,&quot;family&quot;:&quot;Werner&quot;},{&quot;given&quot;:&quot;Jill&quot;,&quot;family&quot;:&quot;Denner&quot;},{&quot;given&quot;:&quot;Shannon&quot;,&quot;family&quot;:&quot;Campe&quot;},{&quot;given&quot;:&quot;Damon Chizuru&quot;,&quot;family&quot;:&quot;Kawamoto&quot;}],&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age&quot;:&quot;215–220&quot;,&quot;title-short&quot;:&quot;The Fairy Performance Assessment&quot;,&quot;source&quot;:&quot;ACM Digital Library&quot;,&quot;id&quot;:&quot;werner_fairy_2012&quot;,&quot;container-title&quot;:&quot;Proceedings of the 43rd ACM Technical Symposium on Computer Science Education&quot;,&quot;DOI&quot;:&quot;10.1145/2157136.2157200&quot;,&quot;collection-title&quot;:&quot;SIGCSE '12&quot;,&quot;accessed&quot;:{&quot;date-parts&quot;:[[&quot;2018&quot;,9,16]]}},&quot;id&quot;:2727,&quot;suffix&quot;:&quot;&quot;,&quot;prefix&quot;:&quot;&quot;,&quot;uris&quot;:[&quot;http://zotero.org/users/1913249/items/KKV74Q7K&quot;],&quot;uri&quot;:[&quot;http://zotero.org/users/1913249/items/KKV74Q7K&quot;]}],&quot;properties&quot;:{&quot;formattedCitation&quot;:&quot;[@werner_fairy_2012]&quot;,&quot;noteIndex&quot;:0},&quot;schema&quot;:&quot;https://github.com/citation-style-language/schema/raw/master/csl-citation.json&quot;,&quot;citationID&quot;:&quot;xdhovare&quot;} RNDokcktbhnec"/>&lt;Do Zotero Refresh: [@werner_fairy_2012]&gt;<text:reference-mark-end text:name="ZOTERO_ITEM CSL_CITATION {&quot;citationItems&quot;:[{&quot;itemData&quot;:{&quot;publisher&quot;:&quot;ACM&quot;,&quot;citation-key&quot;:&quot;werner_fairy_2012&quot;,&quot;publisher-place&quot;:&quot;New York, NY, USA&quot;,&quot;event-place&quot;:&quot;New York, NY, USA&quot;,&quot;ISBN&quot;:&quot;978-1-4503-1098-7&quot;,&quot;issued&quot;:{&quot;date-parts&quot;:[[&quot;2012&quot;]]},&quot;URL&quot;:&quot;http://doi.acm.org/10.1145/2157136.2157200&quot;,&quot;title&quot;:&quot;The Fairy Performance Assessment: Measuring Computational Thinking in Middle School&quot;,&quot;author&quot;:[{&quot;given&quot;:&quot;Linda&quot;,&quot;family&quot;:&quot;Werner&quot;},{&quot;given&quot;:&quot;Jill&quot;,&quot;family&quot;:&quot;Denner&quot;},{&quot;given&quot;:&quot;Shannon&quot;,&quot;family&quot;:&quot;Campe&quot;},{&quot;given&quot;:&quot;Damon Chizuru&quot;,&quot;family&quot;:&quot;Kawamoto&quot;}],&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age&quot;:&quot;215–220&quot;,&quot;title-short&quot;:&quot;The Fairy Performance Assessment&quot;,&quot;source&quot;:&quot;ACM Digital Library&quot;,&quot;id&quot;:&quot;werner_fairy_2012&quot;,&quot;container-title&quot;:&quot;Proceedings of the 43rd ACM Technical Symposium on Computer Science Education&quot;,&quot;DOI&quot;:&quot;10.1145/2157136.2157200&quot;,&quot;collection-title&quot;:&quot;SIGCSE '12&quot;,&quot;accessed&quot;:{&quot;date-parts&quot;:[[&quot;2018&quot;,9,16]]}},&quot;id&quot;:2727,&quot;suffix&quot;:&quot;&quot;,&quot;prefix&quot;:&quot;&quot;,&quot;uris&quot;:[&quot;http://zotero.org/users/1913249/items/KKV74Q7K&quot;],&quot;uri&quot;:[&quot;http://zotero.org/users/1913249/items/KKV74Q7K&quot;]}],&quot;properties&quot;:{&quot;formattedCitation&quot;:&quot;[@werner_fairy_2012]&quot;,&quot;noteIndex&quot;:0},&quot;schema&quot;:&quot;https://github.com/citation-style-language/schema/raw/master/csl-citation.json&quot;,&quot;citationID&quot;:&quot;xdhovare&quot;} RNDokcktbhnec"/>. The results - a limited use of standard CT concepts by students - led them to also investigate the use of students of game mechanics as well as more traditional CS constructions <text:reference-mark-start text:name="ZOTERO_ITEM CSL_CITATION {&quot;citationItems&quot;:[{&quot;itemData&quot;:{&quot;publisher&quot;:&quot;Association for Computing Machinery&quot;,&quot;citation-key&quot;:&quot;werner_children_2012&quot;,&quot;publisher-place&quot;:&quot;New York, NY, USA&quot;,&quot;event-place&quot;:&quot;New York, NY, USA&quot;,&quot;ISBN&quot;:&quot;978-1-4503-1098-7&quot;,&quot;issued&quot;:{&quot;date-parts&quot;:[[&quot;2012&quot;,2,29]]},&quot;URL&quot;:&quot;https://dl.acm.org/doi/10.1145/2157136.2157263&quot;,&quot;title&quot;:&quot;Children learning computer science concepts via Alice game-programming&quot;,&quot;author&quot;:[{&quot;given&quot;:&quot;Linda&quot;,&quot;family&quot;:&quot;Werner&quot;},{&quot;given&quot;:&quot;Shannon&quot;,&quot;family&quot;:&quot;Campe&quot;},{&quot;given&quot;:&quot;Jill&quot;,&quot;family&quot;:&quot;Denner&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age&quot;:&quot;427–432&quot;,&quot;type&quot;:&quot;paper-conference&quot;,&quot;source&quot;:&quot;ACM Digital Library&quot;,&quot;id&quot;:&quot;werner_children_2012&quot;,&quot;container-title&quot;:&quot;Proceedings of the 43rd ACM technical symposium on Computer Science Education&quot;,&quot;DOI&quot;:&quot;10.1145/2157136.2157263&quot;,&quot;collection-title&quot;:&quot;SIGCSE '12&quot;,&quot;accessed&quot;:{&quot;date-parts&quot;:[[&quot;2023&quot;,6,13]]}},&quot;id&quot;:8716,&quot;suffix&quot;:&quot;&quot;,&quot;prefix&quot;:&quot;&quot;,&quot;uris&quot;:[&quot;http://zotero.org/users/1913249/items/GCEGTU8X&quot;],&quot;uri&quot;:[&quot;http://zotero.org/users/1913249/items/GCEGTU8X&quot;]}],&quot;properties&quot;:{&quot;formattedCitation&quot;:&quot;[@werner_children_2012]&quot;,&quot;noteIndex&quot;:0},&quot;schema&quot;:&quot;https://github.com/citation-style-language/schema/raw/master/csl-citation.json&quot;,&quot;citationID&quot;:&quot;kxvdqmtq&quot;} RNDhmhdhfgouc"/>&lt;Do Zotero Refresh: [@werner_children_2012]&gt;<text:reference-mark-end text:name="ZOTERO_ITEM CSL_CITATION {&quot;citationItems&quot;:[{&quot;itemData&quot;:{&quot;publisher&quot;:&quot;Association for Computing Machinery&quot;,&quot;citation-key&quot;:&quot;werner_children_2012&quot;,&quot;publisher-place&quot;:&quot;New York, NY, USA&quot;,&quot;event-place&quot;:&quot;New York, NY, USA&quot;,&quot;ISBN&quot;:&quot;978-1-4503-1098-7&quot;,&quot;issued&quot;:{&quot;date-parts&quot;:[[&quot;2012&quot;,2,29]]},&quot;URL&quot;:&quot;https://dl.acm.org/doi/10.1145/2157136.2157263&quot;,&quot;title&quot;:&quot;Children learning computer science concepts via Alice game-programming&quot;,&quot;author&quot;:[{&quot;given&quot;:&quot;Linda&quot;,&quot;family&quot;:&quot;Werner&quot;},{&quot;given&quot;:&quot;Shannon&quot;,&quot;family&quot;:&quot;Campe&quot;},{&quot;given&quot;:&quot;Jill&quot;,&quot;family&quot;:&quot;Denner&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age&quot;:&quot;427–432&quot;,&quot;type&quot;:&quot;paper-conference&quot;,&quot;source&quot;:&quot;ACM Digital Library&quot;,&quot;id&quot;:&quot;werner_children_2012&quot;,&quot;container-title&quot;:&quot;Proceedings of the 43rd ACM technical symposium on Computer Science Education&quot;,&quot;DOI&quot;:&quot;10.1145/2157136.2157263&quot;,&quot;collection-title&quot;:&quot;SIGCSE '12&quot;,&quot;accessed&quot;:{&quot;date-parts&quot;:[[&quot;2023&quot;,6,13]]}},&quot;id&quot;:8716,&quot;suffix&quot;:&quot;&quot;,&quot;prefix&quot;:&quot;&quot;,&quot;uris&quot;:[&quot;http://zotero.org/users/1913249/items/GCEGTU8X&quot;],&quot;uri&quot;:[&quot;http://zotero.org/users/1913249/items/GCEGTU8X&quot;]}],&quot;properties&quot;:{&quot;formattedCitation&quot;:&quot;[@werner_children_2012]&quot;,&quot;noteIndex&quot;:0},&quot;schema&quot;:&quot;https://github.com/citation-style-language/schema/raw/master/csl-citation.json&quot;,&quot;citationID&quot;:&quot;kxvdqmtq&quot;} RNDhmhdhfgouc"/>.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citationItems&quot;:[{&quot;itemData&quot;:{&quot;citation-key&quot;:&quot;hoyles_pedagogy_1992&quot;,&quot;issue&quot;:&quot;1&quot;,&quot;language&quot;:&quot;en&quot;,&quot;DOI&quot;:&quot;10.1007/BF00302313&quot;,&quot;volume&quot;:&quot;23&quot;,&quot;URL&quot;:&quot;https://doi.org/10.1007/BF00302313&quot;,&quot;title&quot;:&quot;A pedagogy for mathematical microworlds&quot;,&quot;author&quot;:[{&quot;given&quot;:&quot;Celia&quot;,&quot;family&quot;:&quot;Hoyles&quot;},{&quot;given&quot;:&quot;Richard&quot;,&quot;family&quot;:&quot;Noss&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SSN&quot;:&quot;1573-0816&quot;,&quot;source&quot;:&quot;Springer Link&quot;,&quot;id&quot;:&quot;hoyles_pedagogy_1992&quot;,&quot;page&quot;:&quot;31-57&quot;,&quot;container-title-short&quot;:&quot;Educ Stud Math&quot;,&quot;accessed&quot;:{&quot;date-parts&quot;:[[&quot;2023&quot;,6,12]]},&quot;issued&quot;:{&quot;date-parts&quot;:[[&quot;1992&quot;,2,1]]}},&quot;id&quot;:8701,&quot;suffix&quot;:&quot;&quot;,&quot;prefix&quot;:&quot;&quot;,&quot;uris&quot;:[&quot;http://zotero.org/users/1913249/items/UHLQKVL8&quot;],&quot;uri&quot;:[&quot;http://zotero.org/users/1913249/items/UHLQKVL8&quot;]}],&quot;properties&quot;:{&quot;formattedCitation&quot;:&quot;[@hoyles_pedagogy_1992]&quot;,&quot;noteIndex&quot;:0},&quot;schema&quot;:&quot;https://github.com/citation-style-language/schema/raw/master/csl-citation.json&quot;,&quot;citationID&quot;:&quot;plhdwknp&quot;} RNDmvdqxootre"/>&lt;Do Zotero Refresh: [@hoyles_pedagogy_1992]&gt;<text:reference-mark-end text:name="ZOTERO_ITEM CSL_CITATION {&quot;citationItems&quot;:[{&quot;itemData&quot;:{&quot;citation-key&quot;:&quot;hoyles_pedagogy_1992&quot;,&quot;issue&quot;:&quot;1&quot;,&quot;language&quot;:&quot;en&quot;,&quot;DOI&quot;:&quot;10.1007/BF00302313&quot;,&quot;volume&quot;:&quot;23&quot;,&quot;URL&quot;:&quot;https://doi.org/10.1007/BF00302313&quot;,&quot;title&quot;:&quot;A pedagogy for mathematical microworlds&quot;,&quot;author&quot;:[{&quot;given&quot;:&quot;Celia&quot;,&quot;family&quot;:&quot;Hoyles&quot;},{&quot;given&quot;:&quot;Richard&quot;,&quot;family&quot;:&quot;Noss&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ISSN&quot;:&quot;1573-0816&quot;,&quot;source&quot;:&quot;Springer Link&quot;,&quot;id&quot;:&quot;hoyles_pedagogy_1992&quot;,&quot;page&quot;:&quot;31-57&quot;,&quot;container-title-short&quot;:&quot;Educ Stud Math&quot;,&quot;accessed&quot;:{&quot;date-parts&quot;:[[&quot;2023&quot;,6,12]]},&quot;issued&quot;:{&quot;date-parts&quot;:[[&quot;1992&quot;,2,1]]}},&quot;id&quot;:8701,&quot;suffix&quot;:&quot;&quot;,&quot;prefix&quot;:&quot;&quot;,&quot;uris&quot;:[&quot;http://zotero.org/users/1913249/items/UHLQKVL8&quot;],&quot;uri&quot;:[&quot;http://zotero.org/users/1913249/items/UHLQKVL8&quot;]}],&quot;properties&quot;:{&quot;formattedCitation&quot;:&quot;[@hoyles_pedagogy_1992]&quot;,&quot;noteIndex&quot;:0},&quot;schema&quot;:&quot;https://github.com/citation-style-language/schema/raw/master/csl-citation.json&quot;,&quot;citationID&quot;:&quot;plhdwknp&quot;} RNDmvdqxootre"/> Franklin and friends suggest the use of the UMC framework <text:reference-mark-start text:name="ZOTERO_ITEM CSL_CITATION {&quot;citationItems&quot;:[{&quot;itemData&quot;:{&quot;publisher&quot;:&quot;ACM&quot;,&quot;citation-key&quot;:&quot;franklin_analysis_2020&quot;,&quot;publisher-place&quot;:&quot;Virtual Event New Zealand&quot;,&quot;event-place&quot;:&quot;Virtual Event New Zealand&quot;,&quot;language&quot;:&quot;en&quot;,&quot;ISBN&quot;:&quot;978-1-4503-7092-9&quot;,&quot;issued&quot;:{&quot;date-parts&quot;:[[&quot;2020&quot;,8,10]]},&quot;URL&quot;:&quot;https://dl.acm.org/doi/10.1145/3372782.3406256&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type&quot;:&quot;paper-conference&quot;,&quot;title&quot;:&quot;An Analysis of Use-Modify-Create Pedagogical Approach's Success in Balancing Structure and Student Agency&quot;,&quot;id&quot;:&quot;franklin_analysis_2020&quot;,&quot;source&quot;:&quot;DOI.org (Crossref)&quot;,&quot;page&quot;:&quot;14-24&quot;,&quot;accessed&quot;:{&quot;date-parts&quot;:[[&quot;2021&quot;,12,21]]},&quot;DOI&quot;:&quot;10.1145/3372782.3406256&quot;},&quot;id&quot;:2,&quot;suffix&quot;:&quot;&quot;,&quot;prefix&quot;:&quot;&quot;,&quot;uris&quot;:[&quot;http://zotero.org/users/1913249/items/7NFVC6Q7&quot;],&quot;uri&quot;:[&quot;http://zotero.org/users/1913249/items/7NFVC6Q7&quot;]}],&quot;properties&quot;:{&quot;formattedCitation&quot;:&quot;[@franklin_analysis_2020]&quot;,&quot;noteIndex&quot;:0},&quot;schema&quot;:&quot;https://github.com/citation-style-language/schema/raw/master/csl-citation.json&quot;,&quot;citationID&quot;:&quot;glvoxdrf&quot;} RNDiyucbjoimk"/>&lt;Do Zotero Refresh: [@franklin_analysis_2020]&gt;<text:reference-mark-end text:name="ZOTERO_ITEM CSL_CITATION {&quot;citationItems&quot;:[{&quot;itemData&quot;:{&quot;publisher&quot;:&quot;ACM&quot;,&quot;citation-key&quot;:&quot;franklin_analysis_2020&quot;,&quot;publisher-place&quot;:&quot;Virtual Event New Zealand&quot;,&quot;event-place&quot;:&quot;Virtual Event New Zealand&quot;,&quot;language&quot;:&quot;en&quot;,&quot;ISBN&quot;:&quot;978-1-4503-7092-9&quot;,&quot;issued&quot;:{&quot;date-parts&quot;:[[&quot;2020&quot;,8,10]]},&quot;URL&quot;:&quot;https://dl.acm.org/doi/10.1145/3372782.3406256&quot;,&quot;event-title&quot;:&quot;ICER '20: International Computing Education Research Conference&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type&quot;:&quot;paper-conference&quot;,&quot;title&quot;:&quot;An Analysis of Use-Modify-Create Pedagogical Approach's Success in Balancing Structure and Student Agency&quot;,&quot;id&quot;:&quot;franklin_analysis_2020&quot;,&quot;source&quot;:&quot;DOI.org (Crossref)&quot;,&quot;page&quot;:&quot;14-24&quot;,&quot;accessed&quot;:{&quot;date-parts&quot;:[[&quot;2021&quot;,12,21]]},&quot;DOI&quot;:&quot;10.1145/3372782.3406256&quot;},&quot;id&quot;:2,&quot;suffix&quot;:&quot;&quot;,&quot;prefix&quot;:&quot;&quot;,&quot;uris&quot;:[&quot;http://zotero.org/users/1913249/items/7NFVC6Q7&quot;],&quot;uri&quot;:[&quot;http://zotero.org/users/1913249/items/7NFVC6Q7&quot;]}],&quot;properties&quot;:{&quot;formattedCitation&quot;:&quot;[@franklin_analysis_2020]&quot;,&quot;noteIndex&quot;:0},&quot;schema&quot;:&quot;https://github.com/citation-style-language/schema/raw/master/csl-citation.json&quot;,&quot;citationID&quot;:&quot;glvoxdrf&quot;} RNDiyucbjoimk"/>. Other work from UMC proponent Lytle suggests a list of extensions to choose from swapping create for choose <text:reference-mark-start text:name="ZOTERO_ITEM CSL_CITATION {&quot;citationItems&quot;:[{&quot;itemData&quot;:{&quot;publisher&quot;:&quot;Association for Computing Machinery&quot;,&quot;citation-key&quot;:&quot;lytle_use_2019-1&quot;,&quot;publisher-place&quot;:&quot;New York, NY, USA&quot;,&quot;event-place&quot;:&quot;New York, NY, USA&quot;,&quot;ISBN&quot;:&quot;978-1-4503-7704-1&quot;,&quot;issued&quot;:{&quot;date-parts&quot;:[[&quot;2019&quot;,10,23]]},&quot;URL&quot;:&quot;https://dl.acm.org/doi/10.1145/3361721.3362110&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short&quot;:&quot;From 'Use' to 'Choose'&quot;,&quot;source&quot;:&quot;ACM Digital Library&quot;,&quot;id&quot;:&quot;lytle_use_2019-1&quot;,&quot;container-title&quot;:&quot;Proceedings of the 14th Workshop in Primary and Secondary Computing Education&quot;,&quot;DOI&quot;:&quot;10.1145/3361721.3362110&quot;,&quot;collection-title&quot;:&quot;WiPSCE'19&quot;,&quot;accessed&quot;:{&quot;date-parts&quot;:[[&quot;2023&quot;,6,12]]}},&quot;id&quot;:8703,&quot;suffix&quot;:&quot;&quot;,&quot;prefix&quot;:&quot;&quot;,&quot;uris&quot;:[&quot;http://zotero.org/users/1913249/items/KMBB3CBW&quot;],&quot;uri&quot;:[&quot;http://zotero.org/users/1913249/items/KMBB3CBW&quot;]}],&quot;properties&quot;:{&quot;formattedCitation&quot;:&quot;[@lytle_use_2019-1]&quot;,&quot;noteIndex&quot;:0},&quot;schema&quot;:&quot;https://github.com/citation-style-language/schema/raw/master/csl-citation.json&quot;,&quot;citationID&quot;:&quot;saafvdwt&quot;} RNDsknjpuvkit"/>&lt;Do Zotero Refresh: [@lytle_use_2019-1]&gt;<text:reference-mark-end text:name="ZOTERO_ITEM CSL_CITATION {&quot;citationItems&quot;:[{&quot;itemData&quot;:{&quot;publisher&quot;:&quot;Association for Computing Machinery&quot;,&quot;citation-key&quot;:&quot;lytle_use_2019-1&quot;,&quot;publisher-place&quot;:&quot;New York, NY, USA&quot;,&quot;event-place&quot;:&quot;New York, NY, USA&quot;,&quot;ISBN&quot;:&quot;978-1-4503-7704-1&quot;,&quot;issued&quot;:{&quot;date-parts&quot;:[[&quot;2019&quot;,10,23]]},&quot;URL&quot;:&quot;https://dl.acm.org/doi/10.1145/3361721.3362110&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short&quot;:&quot;From 'Use' to 'Choose'&quot;,&quot;source&quot;:&quot;ACM Digital Library&quot;,&quot;id&quot;:&quot;lytle_use_2019-1&quot;,&quot;container-title&quot;:&quot;Proceedings of the 14th Workshop in Primary and Secondary Computing Education&quot;,&quot;DOI&quot;:&quot;10.1145/3361721.3362110&quot;,&quot;collection-title&quot;:&quot;WiPSCE'19&quot;,&quot;accessed&quot;:{&quot;date-parts&quot;:[[&quot;2023&quot;,6,12]]}},&quot;id&quot;:8703,&quot;suffix&quot;:&quot;&quot;,&quot;prefix&quot;:&quot;&quot;,&quot;uris&quot;:[&quot;http://zotero.org/users/1913249/items/KMBB3CBW&quot;],&quot;uri&quot;:[&quot;http://zotero.org/users/1913249/items/KMBB3CBW&quot;]}],&quot;properties&quot;:{&quot;formattedCitation&quot;:&quot;[@lytle_use_2019-1]&quot;,&quot;noteIndex&quot;:0},&quot;schema&quot;:&quot;https://github.com/citation-style-language/schema/raw/master/csl-citation.json&quot;,&quot;citationID&quot;:&quot;saafvdwt&quot;} RNDsknjpuvkit"/>.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tems&quot;:[{&quot;itemData&quot;:{&quot;publisher&quot;:&quot;Association for Computing Machinery&quot;,&quot;citation-key&quot;:&quot;wang_novices_2021&quot;,&quot;publisher-place&quot;:&quot;New York, NY, USA&quot;,&quot;event-place&quot;:&quot;New York, NY, USA&quot;,&quot;ISBN&quot;:&quot;978-1-4503-8214-4&quot;,&quot;issued&quot;:{&quot;date-parts&quot;:[[&quot;2021&quot;,6,26]]},&quot;URL&quot;:&quot;https://dl.acm.org/doi/10.1145/3430665.3456370&quot;,&quot;title&quot;:&quot;Novices' Learning Barriers When Using Code Examples in Open-Ended Programming&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ype&quot;:&quot;paper-conference&quot;,&quot;source&quot;:&quot;ACM Digital Library&quot;,&quot;id&quot;:&quot;wang_novices_2021&quot;,&quot;container-title&quot;:&quot;Proceedings of the 26th ACM Conference on Innovation and Technology in Computer Science Education V. 1&quot;,&quot;DOI&quot;:&quot;10.1145/3430665.3456370&quot;,&quot;collection-title&quot;:&quot;ITiCSE '21&quot;,&quot;accessed&quot;:{&quot;date-parts&quot;:[[&quot;2023&quot;,6,12]]}},&quot;id&quot;:8698,&quot;suffix&quot;:&quot;&quot;,&quot;prefix&quot;:&quot;&quot;,&quot;uris&quot;:[&quot;http://zotero.org/users/1913249/items/D6ZVJHNB&quot;],&quot;uri&quot;:[&quot;http://zotero.org/users/1913249/items/D6ZVJHNB&quot;]}],&quot;properties&quot;:{&quot;formattedCitation&quot;:&quot;[@wang_novices_2021]&quot;,&quot;noteIndex&quot;:0},&quot;schema&quot;:&quot;https://github.com/citation-style-language/schema/raw/master/csl-citation.json&quot;,&quot;citationID&quot;:&quot;naywysya&quot;} RNDbmioxboygk"/>&lt;Do Zotero Refresh: [@wang_novices_2021]&gt;<text:reference-mark-end text:name="ZOTERO_ITEM CSL_CITATION {&quot;citationItems&quot;:[{&quot;itemData&quot;:{&quot;publisher&quot;:&quot;Association for Computing Machinery&quot;,&quot;citation-key&quot;:&quot;wang_novices_2021&quot;,&quot;publisher-place&quot;:&quot;New York, NY, USA&quot;,&quot;event-place&quot;:&quot;New York, NY, USA&quot;,&quot;ISBN&quot;:&quot;978-1-4503-8214-4&quot;,&quot;issued&quot;:{&quot;date-parts&quot;:[[&quot;2021&quot;,6,26]]},&quot;URL&quot;:&quot;https://dl.acm.org/doi/10.1145/3430665.3456370&quot;,&quot;title&quot;:&quot;Novices' Learning Barriers When Using Code Examples in Open-Ended Programming&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ype&quot;:&quot;paper-conference&quot;,&quot;source&quot;:&quot;ACM Digital Library&quot;,&quot;id&quot;:&quot;wang_novices_2021&quot;,&quot;container-title&quot;:&quot;Proceedings of the 26th ACM Conference on Innovation and Technology in Computer Science Education V. 1&quot;,&quot;DOI&quot;:&quot;10.1145/3430665.3456370&quot;,&quot;collection-title&quot;:&quot;ITiCSE '21&quot;,&quot;accessed&quot;:{&quot;date-parts&quot;:[[&quot;2023&quot;,6,12]]}},&quot;id&quot;:8698,&quot;suffix&quot;:&quot;&quot;,&quot;prefix&quot;:&quot;&quot;,&quot;uris&quot;:[&quot;http://zotero.org/users/1913249/items/D6ZVJHNB&quot;],&quot;uri&quot;:[&quot;http://zotero.org/users/1913249/items/D6ZVJHNB&quot;]}],&quot;properties&quot;:{&quot;formattedCitation&quot;:&quot;[@wang_novices_2021]&quot;,&quot;noteIndex&quot;:0},&quot;schema&quot;:&quot;https://github.com/citation-style-language/schema/raw/master/csl-citation.json&quot;,&quot;citationID&quot;:&quot;naywysya&quot;} RNDbmioxboygk"/> and note barriers students encoutered including, mapping barriers, other</text:p>
      <text:p text:style-name="P30">GSM as example</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30">GAP in the research:</text:p>
      <text:p text:style-name="Text_20_body">No research for GDP pattern collection for to text code games with for CS or game studies in young people.</text:p>
      <text:h text:style-name="Heading_20_2" text:outline-level="2"><text:bookmark-start text:name="programmes-working-to-address-challenge"/><text:soft-page-break/>Programmes working to address challenge<text:bookmark-end text:name="programmes-working-to-address-challenge"/></text:h>
      <text:p text:style-name="First_20_paragraph">This section addresses programmes which address barriers to participation in informal settings.</text:p>
      <text:p text:style-name="Text_20_body">As such, it leaves to one side extensive programmes which provide instruction based resources online and those providing CPD to teachers [Barefoot, NCCE, CAS].</text:p>
      <text:p text:style-name="Text_20_body">It particularly is concerned with identity, and including a structure of pedagogy</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tems&quot;:[{&quot;itemData&quot;:{&quot;publisher&quot;:&quot;Basic Books&quot;,&quot;citation-key&quot;:&quot;papert_mindstorms:_1980&quot;,&quot;author&quot;:[{&quot;given&quot;:&quot;Seymour&quot;,&quot;family&quot;:&quot;Papert&quot;}],&quot;type&quot;:&quot;book&quot;,&quot;event-place&quot;:&quot;New York&quot;,&quot;title-short&quot;:&quot;Mindstorms&quot;,&quot;call-number&quot;:&quot;QA20.C65 P36 1980&quot;,&quot;ISBN&quot;:&quot;978-0-465-04627-0&quot;,&quot;issued&quot;:{&quot;date-parts&quot;:[[&quot;1980&quot;]]},&quot;id&quot;:&quot;papert_mindstorms:_1980&quot;,&quot;title&quot;:&quot;Mindstorms: children, computers, and powerful ideas&quot;,&quot;source&quot;:&quot;Library of Congress ISBN&quot;,&quot;publisher-place&quot;:&quot;New York&quot;,&quot;number-of-pages&quot;:&quot;230&quot;},&quot;id&quot;:1691,&quot;suffix&quot;:&quot;&quot;,&quot;prefix&quot;:&quot;&quot;,&quot;uris&quot;:[&quot;http://zotero.org/users/1913249/items/FAVPGKNU&quot;],&quot;uri&quot;:[&quot;http://zotero.org/users/1913249/items/FAVPGKNU&quot;]}],&quot;properties&quot;:{&quot;formattedCitation&quot;:&quot;[@papert_mindstorms:_1980]&quot;,&quot;noteIndex&quot;:0},&quot;schema&quot;:&quot;https://github.com/citation-style-language/schema/raw/master/csl-citation.json&quot;,&quot;citationID&quot;:&quot;cdeunrec&quot;} RNDlznutburxt"/>&lt;Do Zotero Refresh: [@papert_mindstorms:_1980]&gt;<text:reference-mark-end text:name="ZOTERO_ITEM CSL_CITATION {&quot;citationItems&quot;:[{&quot;itemData&quot;:{&quot;publisher&quot;:&quot;Basic Books&quot;,&quot;citation-key&quot;:&quot;papert_mindstorms:_1980&quot;,&quot;author&quot;:[{&quot;given&quot;:&quot;Seymour&quot;,&quot;family&quot;:&quot;Papert&quot;}],&quot;type&quot;:&quot;book&quot;,&quot;event-place&quot;:&quot;New York&quot;,&quot;title-short&quot;:&quot;Mindstorms&quot;,&quot;call-number&quot;:&quot;QA20.C65 P36 1980&quot;,&quot;ISBN&quot;:&quot;978-0-465-04627-0&quot;,&quot;issued&quot;:{&quot;date-parts&quot;:[[&quot;1980&quot;]]},&quot;id&quot;:&quot;papert_mindstorms:_1980&quot;,&quot;title&quot;:&quot;Mindstorms: children, computers, and powerful ideas&quot;,&quot;source&quot;:&quot;Library of Congress ISBN&quot;,&quot;publisher-place&quot;:&quot;New York&quot;,&quot;number-of-pages&quot;:&quot;230&quot;},&quot;id&quot;:1691,&quot;suffix&quot;:&quot;&quot;,&quot;prefix&quot;:&quot;&quot;,&quot;uris&quot;:[&quot;http://zotero.org/users/1913249/items/FAVPGKNU&quot;],&quot;uri&quot;:[&quot;http://zotero.org/users/1913249/items/FAVPGKNU&quot;]}],&quot;properties&quot;:{&quot;formattedCitation&quot;:&quot;[@papert_mindstorms:_1980]&quot;,&quot;noteIndex&quot;:0},&quot;schema&quot;:&quot;https://github.com/citation-style-language/schema/raw/master/csl-citation.json&quot;,&quot;citationID&quot;:&quot;cdeunrec&quot;} RNDlznutburxt"/>.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tems&quot;:[{&quot;itemData&quot;:{&quot;citation-key&quot;:&quot;zagal_samba_2005&quot;,&quot;author&quot;:[{&quot;given&quot;:&quot;José Pablo&quot;,&quot;family&quot;:&quot;Zagal&quot;},{&quot;given&quot;:&quot;Amy S.&quot;,&quot;family&quot;:&quot;Bruckman&quot;}],&quot;issue&quot;:&quot;1&quot;,&quot;title-short&quot;:&quot;From samba schools to computer clubhouses&quot;,&quot;page&quot;:&quot;88–105&quot;,&quot;type&quot;:&quot;article-journal&quot;,&quot;issued&quot;:{&quot;date-parts&quot;:[[&quot;2005&quot;]]},&quot;id&quot;:&quot;zagal_samba_2005&quot;,&quot;volume&quot;:&quot;11&quot;,&quot;title&quot;:&quot;From samba schools to computer clubhouses: Cultural institutions as learning environments&quot;,&quot;container-title&quot;:&quot;Convergence&quot;,&quot;source&quot;:&quot;Google Scholar&quot;},&quot;id&quot;:1995,&quot;suffix&quot;:&quot;&quot;,&quot;prefix&quot;:&quot;&quot;,&quot;uris&quot;:[&quot;http://zotero.org/users/1913249/items/EY5PNUPI&quot;],&quot;uri&quot;:[&quot;http://zotero.org/users/1913249/items/EY5PNUPI&quot;]}],&quot;properties&quot;:{&quot;formattedCitation&quot;:&quot;[@zagal_samba_2005]&quot;,&quot;noteIndex&quot;:0},&quot;schema&quot;:&quot;https://github.com/citation-style-language/schema/raw/master/csl-citation.json&quot;,&quot;citationID&quot;:&quot;jvtliczg&quot;} RNDeoelzgodab"/>&lt;Do Zotero Refresh: [@zagal_samba_2005]&gt;<text:reference-mark-end text:name="ZOTERO_ITEM CSL_CITATION {&quot;citationItems&quot;:[{&quot;itemData&quot;:{&quot;citation-key&quot;:&quot;zagal_samba_2005&quot;,&quot;author&quot;:[{&quot;given&quot;:&quot;José Pablo&quot;,&quot;family&quot;:&quot;Zagal&quot;},{&quot;given&quot;:&quot;Amy S.&quot;,&quot;family&quot;:&quot;Bruckman&quot;}],&quot;issue&quot;:&quot;1&quot;,&quot;title-short&quot;:&quot;From samba schools to computer clubhouses&quot;,&quot;page&quot;:&quot;88–105&quot;,&quot;type&quot;:&quot;article-journal&quot;,&quot;issued&quot;:{&quot;date-parts&quot;:[[&quot;2005&quot;]]},&quot;id&quot;:&quot;zagal_samba_2005&quot;,&quot;volume&quot;:&quot;11&quot;,&quot;title&quot;:&quot;From samba schools to computer clubhouses: Cultural institutions as learning environments&quot;,&quot;container-title&quot;:&quot;Convergence&quot;,&quot;source&quot;:&quot;Google Scholar&quot;},&quot;id&quot;:1995,&quot;suffix&quot;:&quot;&quot;,&quot;prefix&quot;:&quot;&quot;,&quot;uris&quot;:[&quot;http://zotero.org/users/1913249/items/EY5PNUPI&quot;],&quot;uri&quot;:[&quot;http://zotero.org/users/1913249/items/EY5PNUPI&quot;]}],&quot;properties&quot;:{&quot;formattedCitation&quot;:&quot;[@zagal_samba_2005]&quot;,&quot;noteIndex&quot;:0},&quot;schema&quot;:&quot;https://github.com/citation-style-language/schema/raw/master/csl-citation.json&quot;,&quot;citationID&quot;:&quot;jvtliczg&quot;} RNDeoelzgodab"/> and to compare it, to a Computer clubhouse, an MIT initiative designed inspired in party by Papert’s vision <text:reference-mark-start text:name="ZOTERO_ITEM CSL_CITATION {&quot;citationItems&quot;:[{&quot;itemData&quot;:{&quot;citation-key&quot;:&quot;resnick_computer_1996&quot;,&quot;issue&quot;:&quot;3.4&quot;,&quot;language&quot;:&quot;en&quot;,&quot;issued&quot;:{&quot;date-parts&quot;:[[&quot;1996&quot;]]},&quot;volume&quot;:&quot;35&quot;,&quot;URL&quot;:&quot;http://ieeexplore.ieee.org/document/5387217/&quot;,&quot;title&quot;:&quot;The Computer Clubhouse: Preparing for life in a digital world&quot;,&quot;author&quot;:[{&quot;given&quot;:&quot;M.&quot;,&quot;family&quot;:&quot;Resnick&quot;},{&quot;given&quot;:&quot;N.&quot;,&quot;family&quot;:&quot;Rusk&quot;}],&quot;title-short&quot;:&quot;The Computer Clubhouse&quot;,&quot;page&quot;:&quot;431-439&quot;,&quot;ISSN&quot;:&quot;0018-8670&quot;,&quot;type&quot;:&quot;article-journal&quot;,&quot;id&quot;:&quot;resnick_computer_1996&quot;,&quot;container-title&quot;:&quot;IBM Systems Journal&quot;,&quot;DOI&quot;:&quot;10.1147/sj.353.0431&quot;,&quot;accessed&quot;:{&quot;date-parts&quot;:[[&quot;2018&quot;,4,28]]},&quot;source&quot;:&quot;Crossref&quot;},&quot;id&quot;:245,&quot;suffix&quot;:&quot;&quot;,&quot;prefix&quot;:&quot;&quot;,&quot;uris&quot;:[&quot;http://zotero.org/users/1913249/items/DFLJW3BA&quot;],&quot;uri&quot;:[&quot;http://zotero.org/users/1913249/items/DFLJW3BA&quot;]},{&quot;itemData&quot;:{&quot;publisher&quot;:&quot;Teachers College Press&quot;,&quot;type&quot;:&quot;book&quot;,&quot;title-short&quot;:&quot;The Computer Clubhouse&quot;,&quot;citation-key&quot;:&quot;peppler_computer_2009&quot;,&quot;author&quot;:[{&quot;given&quot;:&quot;Kylie A.&quot;,&quot;family&quot;:&quot;Peppler&quot;},{&quot;given&quot;:&quot;Robbin N.&quot;,&quot;family&quot;:&quot;Chapman&quot;},{&quot;given&quot;:&quot;Yasmin B&quot;,&quot;family&quot;:&quot;Kafai&quot;}],&quot;edition&quot;:&quot;50045th edition&quot;,&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issued&quot;:{&quot;date-parts&quot;:[[&quot;2009&quot;,7,1]]},&quot;id&quot;:&quot;peppler_computer_2009&quot;,&quot;source&quot;:&quot;Amazon&quot;,&quot;publisher-place&quot;:&quot;New York&quot;,&quot;language&quot;:&quot;English&quot;,&quot;number-of-pages&quot;:&quot;192&quot;},&quot;id&quot;:278,&quot;suffix&quot;:&quot;&quot;,&quot;prefix&quot;:&quot;&quot;,&quot;uris&quot;:[&quot;http://zotero.org/users/1913249/items/MWUKHFAS&quot;],&quot;uri&quot;:[&quot;http://zotero.org/users/1913249/items/MWUKHFAS&quot;]}],&quot;properties&quot;:{&quot;formattedCitation&quot;:&quot;[@resnick_computer_1996; @peppler_computer_2009]&quot;,&quot;noteIndex&quot;:0},&quot;schema&quot;:&quot;https://github.com/citation-style-language/schema/raw/master/csl-citation.json&quot;,&quot;citationID&quot;:&quot;veegerbx&quot;} RNDswoppyljku"/>&lt;Do Zotero Refresh: [@resnick_computer_1996; @peppler_computer_2009]&gt;<text:reference-mark-end text:name="ZOTERO_ITEM CSL_CITATION {&quot;citationItems&quot;:[{&quot;itemData&quot;:{&quot;citation-key&quot;:&quot;resnick_computer_1996&quot;,&quot;issue&quot;:&quot;3.4&quot;,&quot;language&quot;:&quot;en&quot;,&quot;issued&quot;:{&quot;date-parts&quot;:[[&quot;1996&quot;]]},&quot;volume&quot;:&quot;35&quot;,&quot;URL&quot;:&quot;http://ieeexplore.ieee.org/document/5387217/&quot;,&quot;title&quot;:&quot;The Computer Clubhouse: Preparing for life in a digital world&quot;,&quot;author&quot;:[{&quot;given&quot;:&quot;M.&quot;,&quot;family&quot;:&quot;Resnick&quot;},{&quot;given&quot;:&quot;N.&quot;,&quot;family&quot;:&quot;Rusk&quot;}],&quot;title-short&quot;:&quot;The Computer Clubhouse&quot;,&quot;page&quot;:&quot;431-439&quot;,&quot;ISSN&quot;:&quot;0018-8670&quot;,&quot;type&quot;:&quot;article-journal&quot;,&quot;id&quot;:&quot;resnick_computer_1996&quot;,&quot;container-title&quot;:&quot;IBM Systems Journal&quot;,&quot;DOI&quot;:&quot;10.1147/sj.353.0431&quot;,&quot;accessed&quot;:{&quot;date-parts&quot;:[[&quot;2018&quot;,4,28]]},&quot;source&quot;:&quot;Crossref&quot;},&quot;id&quot;:245,&quot;suffix&quot;:&quot;&quot;,&quot;prefix&quot;:&quot;&quot;,&quot;uris&quot;:[&quot;http://zotero.org/users/1913249/items/DFLJW3BA&quot;],&quot;uri&quot;:[&quot;http://zotero.org/users/1913249/items/DFLJW3BA&quot;]},{&quot;itemData&quot;:{&quot;publisher&quot;:&quot;Teachers College Press&quot;,&quot;type&quot;:&quot;book&quot;,&quot;title-short&quot;:&quot;The Computer Clubhouse&quot;,&quot;citation-key&quot;:&quot;peppler_computer_2009&quot;,&quot;author&quot;:[{&quot;given&quot;:&quot;Kylie A.&quot;,&quot;family&quot;:&quot;Peppler&quot;},{&quot;given&quot;:&quot;Robbin N.&quot;,&quot;family&quot;:&quot;Chapman&quot;},{&quot;given&quot;:&quot;Yasmin B&quot;,&quot;family&quot;:&quot;Kafai&quot;}],&quot;edition&quot;:&quot;50045th edition&quot;,&quot;event-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issued&quot;:{&quot;date-parts&quot;:[[&quot;2009&quot;,7,1]]},&quot;id&quot;:&quot;peppler_computer_2009&quot;,&quot;source&quot;:&quot;Amazon&quot;,&quot;publisher-place&quot;:&quot;New York&quot;,&quot;language&quot;:&quot;English&quot;,&quot;number-of-pages&quot;:&quot;192&quot;},&quot;id&quot;:278,&quot;suffix&quot;:&quot;&quot;,&quot;prefix&quot;:&quot;&quot;,&quot;uris&quot;:[&quot;http://zotero.org/users/1913249/items/MWUKHFAS&quot;],&quot;uri&quot;:[&quot;http://zotero.org/users/1913249/items/MWUKHFAS&quot;]}],&quot;properties&quot;:{&quot;formattedCitation&quot;:&quot;[@resnick_computer_1996; @peppler_computer_2009]&quot;,&quot;noteIndex&quot;:0},&quot;schema&quot;:&quot;https://github.com/citation-style-language/schema/raw/master/csl-citation.json&quot;,&quot;citationID&quot;:&quot;veegerbx&quot;} RNDswoppyljku"/>.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text:soft-page-break/>provided to support clubs, are nearly exclusively instructional in design. resources <text:reference-mark-start text:name="ZOTERO_ITEM CSL_CITATION {&quot;citationItems&quot;:[{&quot;itemData&quot;:{&quot;publisher&quot;:&quot;ACM&quot;,&quot;citation-key&quot;:&quot;aivaloglou_how_2019&quot;,&quot;publisher-place&quot;:&quot;Koli Finland&quot;,&quot;event-place&quot;:&quot;Koli Finland&quot;,&quot;language&quot;:&quot;en&quot;,&quot;ISBN&quot;:&quot;978-1-4503-7715-7&quot;,&quot;issued&quot;:{&quot;date-parts&quot;:[[&quot;2019&quot;,11,21]]},&quot;URL&quot;:&quot;https://dl.acm.org/doi/10.1145/3364510.3364514&quot;,&quot;event-title&quot;:&quot;Koli Calling '19: 19th Koli Calling International Conference on Computing Education Research&quot;,&quot;author&quot;:[{&quot;given&quot;:&quot;Efthimia&quot;,&quot;family&quot;:&quot;Aivaloglou&quot;},{&quot;given&quot;:&quot;Felienne&quot;,&quot;family&quot;:&quot;Hermans&quot;}],&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title-short&quot;:&quot;How is programming taught in code clubs?&quot;,&quot;title&quot;:&quot;How is programming taught in code clubs? Exploring the experiences and gender perceptions of code club teachers&quot;,&quot;id&quot;:&quot;aivaloglou_how_2019&quot;,&quot;source&quot;:&quot;DOI.org (Crossref)&quot;,&quot;page&quot;:&quot;1-10&quot;,&quot;accessed&quot;:{&quot;date-parts&quot;:[[&quot;2020&quot;,6,13]]},&quot;DOI&quot;:&quot;10.1145/3364510.3364514&quot;},&quot;id&quot;:3539,&quot;suffix&quot;:&quot;&quot;,&quot;prefix&quot;:&quot;&quot;,&quot;uris&quot;:[&quot;http://zotero.org/users/1913249/items/XB98VRSN&quot;],&quot;uri&quot;:[&quot;http://zotero.org/users/1913249/items/XB98VRSN&quot;]}],&quot;properties&quot;:{&quot;formattedCitation&quot;:&quot;[@aivaloglou_how_2019]&quot;,&quot;noteIndex&quot;:0},&quot;schema&quot;:&quot;https://github.com/citation-style-language/schema/raw/master/csl-citation.json&quot;,&quot;citationID&quot;:&quot;mkaqzeby&quot;} RNDlpblqwqvdu"/>&lt;Do Zotero Refresh: [@aivaloglou_how_2019]&gt;<text:reference-mark-end text:name="ZOTERO_ITEM CSL_CITATION {&quot;citationItems&quot;:[{&quot;itemData&quot;:{&quot;publisher&quot;:&quot;ACM&quot;,&quot;citation-key&quot;:&quot;aivaloglou_how_2019&quot;,&quot;publisher-place&quot;:&quot;Koli Finland&quot;,&quot;event-place&quot;:&quot;Koli Finland&quot;,&quot;language&quot;:&quot;en&quot;,&quot;ISBN&quot;:&quot;978-1-4503-7715-7&quot;,&quot;issued&quot;:{&quot;date-parts&quot;:[[&quot;2019&quot;,11,21]]},&quot;URL&quot;:&quot;https://dl.acm.org/doi/10.1145/3364510.3364514&quot;,&quot;event-title&quot;:&quot;Koli Calling '19: 19th Koli Calling International Conference on Computing Education Research&quot;,&quot;author&quot;:[{&quot;given&quot;:&quot;Efthimia&quot;,&quot;family&quot;:&quot;Aivaloglou&quot;},{&quot;given&quot;:&quot;Felienne&quot;,&quot;family&quot;:&quot;Hermans&quot;}],&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title-short&quot;:&quot;How is programming taught in code clubs?&quot;,&quot;title&quot;:&quot;How is programming taught in code clubs? Exploring the experiences and gender perceptions of code club teachers&quot;,&quot;id&quot;:&quot;aivaloglou_how_2019&quot;,&quot;source&quot;:&quot;DOI.org (Crossref)&quot;,&quot;page&quot;:&quot;1-10&quot;,&quot;accessed&quot;:{&quot;date-parts&quot;:[[&quot;2020&quot;,6,13]]},&quot;DOI&quot;:&quot;10.1145/3364510.3364514&quot;},&quot;id&quot;:3539,&quot;suffix&quot;:&quot;&quot;,&quot;prefix&quot;:&quot;&quot;,&quot;uris&quot;:[&quot;http://zotero.org/users/1913249/items/XB98VRSN&quot;],&quot;uri&quot;:[&quot;http://zotero.org/users/1913249/items/XB98VRSN&quot;]}],&quot;properties&quot;:{&quot;formattedCitation&quot;:&quot;[@aivaloglou_how_2019]&quot;,&quot;noteIndex&quot;:0},&quot;schema&quot;:&quot;https://github.com/citation-style-language/schema/raw/master/csl-citation.json&quot;,&quot;citationID&quot;:&quot;mkaqzeby&quot;} RNDlpblqwqvdu"/>, presumably preferring an less-structured approach, which is not centrally supported or seemingly documented locally.</text:p>
      <text:p text:style-name="Text_20_body">Coder dojo network was more grass roots and included a wiki. CHECK THE ARCHIVES. As a former volunteer, I confess I didn’t share my learning resources beyond local network of voluteers onto that wikis.</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tems&quot;:[{&quot;itemData&quot;:{&quot;citation-key&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id&quot;:&quot;kafai_motivating_2014&quot;,&quot;type&quot;:&quot;article-journal&quot;,&quot;title&quot;:&quot;Motivating and Broadening Participation: Competitions, Contests, Challenges, and Circles for Supporting STEM Learning&quot;,&quot;source&quot;:&quot;Zotero&quot;,&quot;language&quot;:&quot;en&quot;},&quot;id&quot;:9656,&quot;suffix&quot;:&quot;&quot;,&quot;prefix&quot;:&quot;&quot;,&quot;uris&quot;:[&quot;http://zotero.org/users/1913249/items/CEVYEB7V&quot;],&quot;uri&quot;:[&quot;http://zotero.org/users/1913249/items/CEVYEB7V&quot;]},{&quot;itemData&quot;:{&quot;container-title&quot;:&quot;Proceedings of the 19th international conference on computers in education&quot;,&quot;type&quot;:&quot;paper-conference&quot;,&quot;issued&quot;:{&quot;date-parts&quot;:[[&quot;2011&quot;]]},&quot;id&quot;:&quot;kafai2011collaboration&quot;,&quot;author&quot;:[{&quot;given&quot;:&quot;Yasmin&quot;,&quot;family&quot;:&quot;Kafai&quot;},{&quot;given&quot;:&quot;Ricarose&quot;,&quot;family&quot;:&quot;Roque&quot;},{&quot;given&quot;:&quot;Deborah&quot;,&quot;family&quot;:&quot;Fields&quot;},{&quot;given&quot;:&quot;Andres&quot;,&quot;family&quot;:&quot;Monroy-Hernandez&quot;}],&quot;title&quot;:&quot;Collaboration by choice: Youth online creative collabs in Scratch&quot;,&quot;page&quot;:&quot;189–193&quot;,&quot;citation-key&quot;:&quot;kafai2011collaboration&quot;},&quot;id&quot;:9659,&quot;suffix&quot;:&quot;&quot;,&quot;prefix&quot;:&quot;&quot;,&quot;uris&quot;:[&quot;http://zotero.org/users/1913249/items/WVLL4N7Z&quot;],&quot;uri&quot;:[&quot;http://zotero.org/users/1913249/items/WVLL4N7Z&quot;]}],&quot;properties&quot;:{&quot;formattedCitation&quot;:&quot;[@kafai_motivating_2014; @kafai2011collaboration]&quot;,&quot;noteIndex&quot;:0},&quot;schema&quot;:&quot;https://github.com/citation-style-language/schema/raw/master/csl-citation.json&quot;,&quot;citationID&quot;:&quot;nfrgbgwr&quot;} RNDfhapbmzbcy"/>&lt;Do Zotero Refresh: [@kafai_motivating_2014; @kafai2011collaboration]&gt;<text:reference-mark-end text:name="ZOTERO_ITEM CSL_CITATION {&quot;citationItems&quot;:[{&quot;itemData&quot;:{&quot;citation-key&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ssued&quot;:{&quot;date-parts&quot;:[[&quot;2014&quot;]]},&quot;id&quot;:&quot;kafai_motivating_2014&quot;,&quot;type&quot;:&quot;article-journal&quot;,&quot;title&quot;:&quot;Motivating and Broadening Participation: Competitions, Contests, Challenges, and Circles for Supporting STEM Learning&quot;,&quot;source&quot;:&quot;Zotero&quot;,&quot;language&quot;:&quot;en&quot;},&quot;id&quot;:9656,&quot;suffix&quot;:&quot;&quot;,&quot;prefix&quot;:&quot;&quot;,&quot;uris&quot;:[&quot;http://zotero.org/users/1913249/items/CEVYEB7V&quot;],&quot;uri&quot;:[&quot;http://zotero.org/users/1913249/items/CEVYEB7V&quot;]},{&quot;itemData&quot;:{&quot;container-title&quot;:&quot;Proceedings of the 19th international conference on computers in education&quot;,&quot;type&quot;:&quot;paper-conference&quot;,&quot;issued&quot;:{&quot;date-parts&quot;:[[&quot;2011&quot;]]},&quot;id&quot;:&quot;kafai2011collaboration&quot;,&quot;author&quot;:[{&quot;given&quot;:&quot;Yasmin&quot;,&quot;family&quot;:&quot;Kafai&quot;},{&quot;given&quot;:&quot;Ricarose&quot;,&quot;family&quot;:&quot;Roque&quot;},{&quot;given&quot;:&quot;Deborah&quot;,&quot;family&quot;:&quot;Fields&quot;},{&quot;given&quot;:&quot;Andres&quot;,&quot;family&quot;:&quot;Monroy-Hernandez&quot;}],&quot;title&quot;:&quot;Collaboration by choice: Youth online creative collabs in Scratch&quot;,&quot;page&quot;:&quot;189–193&quot;,&quot;citation-key&quot;:&quot;kafai2011collaboration&quot;},&quot;id&quot;:9659,&quot;suffix&quot;:&quot;&quot;,&quot;prefix&quot;:&quot;&quot;,&quot;uris&quot;:[&quot;http://zotero.org/users/1913249/items/WVLL4N7Z&quot;],&quot;uri&quot;:[&quot;http://zotero.org/users/1913249/items/WVLL4N7Z&quot;]}],&quot;properties&quot;:{&quot;formattedCitation&quot;:&quot;[@kafai_motivating_2014; @kafai2011collaboration]&quot;,&quot;noteIndex&quot;:0},&quot;schema&quot;:&quot;https://github.com/citation-style-language/schema/raw/master/csl-citation.json&quot;,&quot;citationID&quot;:&quot;nfrgbgwr&quot;} RNDfhapbmzbcy"/> - Games for change https://gamesforchange.org/studentchallenge/</text:p>
      <text:p text:style-name="Text_20_body">And themed games for change competitions. And via</text:p>
      <text:p text:style-name="Text_20_body">Critique of competitions <text:reference-mark-start text:name="ZOTERO_ITEM CSL_CITATION {&quot;citationItems&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suffix&quot;:&quot;&quot;,&quot;prefix&quot;:&quot;&quot;,&quot;uris&quot;:[&quot;http://zotero.org/users/1913249/items/NUD3E4DL&quot;],&quot;uri&quot;:[&quot;http://zotero.org/users/1913249/items/NUD3E4DL&quot;]}],&quot;properties&quot;:{&quot;formattedCitation&quot;:&quot;[@thumlert2018learning]&quot;,&quot;noteIndex&quot;:0},&quot;schema&quot;:&quot;https://github.com/citation-style-language/schema/raw/master/csl-citation.json&quot;,&quot;citationID&quot;:&quot;gexrtydk&quot;} RNDvtfzntefzg"/>&lt;Do Zotero Refresh: [@thumlert2018learning]&gt;<text:reference-mark-end text:name="ZOTERO_ITEM CSL_CITATION {&quot;citationItems&quot;:[{&quot;itemData&quot;:{&quot;container-title&quot;:&quot;Proceedings of the 12th european conference on game-based learning ECGBL, publisher: ACPI&quot;,&quot;issued&quot;:{&quot;date-parts&quot;:[[&quot;2018&quot;]]},&quot;id&quot;:&quot;thumlert2018learning&quot;,&quot;author&quot;:[{&quot;given&quot;:&quot;Kurt&quot;,&quot;family&quot;:&quot;Thumlert&quot;},{&quot;non-dropping-particle&quot;:&quot;de&quot;,&quot;family&quot;:&quot;Castell&quot;,&quot;given&quot;:&quot;Suzanne&quot;},{&quot;given&quot;:&quot;Jennifer&quot;,&quot;family&quot;:&quot;Jenson&quot;}],&quot;type&quot;:&quot;paper-conference&quot;,&quot;title&quot;:&quot;Learning through game design: A production pedagogy&quot;,&quot;citation-key&quot;:&quot;thumlert2018learning&quot;},&quot;id&quot;:9650,&quot;suffix&quot;:&quot;&quot;,&quot;prefix&quot;:&quot;&quot;,&quot;uris&quot;:[&quot;http://zotero.org/users/1913249/items/NUD3E4DL&quot;],&quot;uri&quot;:[&quot;http://zotero.org/users/1913249/items/NUD3E4DL&quot;]}],&quot;properties&quot;:{&quot;formattedCitation&quot;:&quot;[@thumlert2018learning]&quot;,&quot;noteIndex&quot;:0},&quot;schema&quot;:&quot;https://github.com/citation-style-language/schema/raw/master/csl-citation.json&quot;,&quot;citationID&quot;:&quot;gexrtydk&quot;} RNDvtfzntefzg"/>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tems&quot;:[{&quot;itemData&quot;:{&quot;citation-key&quot;:&quot;arya_international_2013&quot;,&quot;issue&quot;:&quot;4&quot;,&quot;language&quot;:&quot;en&quot;,&quot;issued&quot;:{&quot;date-parts&quot;:[[&quot;2013&quot;,10]]},&quot;volume&quot;:&quot;3&quot;,&quot;URL&quot;:&quot;http://services.igi-global.com/resolvedoi/resolve.aspx?doi=10.4018/ijgbl.2013100103&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title-short&quot;:&quot;An International Study on Learning and Process Choices in the Global Game Jam&quot;,&quot;page&quot;:&quot;27-46&quot;,&quot;ISSN&quot;:&quot;2155-6849, 2155-6857&quot;,&quot;type&quot;:&quot;article-journal&quot;,&quot;id&quot;:&quot;arya_international_2013&quot;,&quot;container-title&quot;:&quot;International Journal of Game-Based Learning&quot;,&quot;DOI&quot;:&quot;10.4018/ijgbl.2013100103&quot;,&quot;accessed&quot;:{&quot;date-parts&quot;:[[&quot;2017&quot;,10,30]]},&quot;source&quot;:&quot;CrossRef&quot;},&quot;id&quot;:1861,&quot;suffix&quot;:&quot;&quot;,&quot;prefix&quot;:&quot;&quot;,&quot;uris&quot;:[&quot;http://zotero.org/users/1913249/items/IJSV76G7&quot;],&quot;uri&quot;:[&quot;http://zotero.org/users/1913249/items/IJSV76G7&quot;]},{&quot;itemData&quot;:{&quot;container-title&quot;:&quot;Gamasutra, October&quot;,&quot;volume&quot;:&quot;26&quot;,&quot;issued&quot;:{&quot;date-parts&quot;:[[&quot;2005&quot;]]},&quot;id&quot;:&quot;gabler2005prototype&quot;,&quot;author&quot;:[{&quot;given&quot;:&quot;Kyle&quot;,&quot;family&quot;:&quot;Gabler&quot;},{&quot;given&quot;:&quot;Kyle&quot;,&quot;family&quot;:&quot;Gray&quot;},{&quot;given&quot;:&quot;S&quot;,&quot;family&quot;:&quot;Shodhan&quot;},{&quot;given&quot;:&quot;Matt&quot;,&quot;family&quot;:&quot;Kucic&quot;}],&quot;type&quot;:&quot;article-journal&quot;,&quot;title&quot;:&quot;How to prototype a game in under 7 days&quot;,&quot;citation-key&quot;:&quot;gabler2005prototype&quot;},&quot;id&quot;:8847,&quot;suffix&quot;:&quot;&quot;,&quot;prefix&quot;:&quot;&quot;,&quot;uris&quot;:[&quot;http://zotero.org/users/1913249/items/S9CUYZL4&quot;],&quot;uri&quot;:[&quot;http://zotero.org/users/1913249/items/S9CUYZL4&quot;]}],&quot;properties&quot;:{&quot;formattedCitation&quot;:&quot;[@arya_international_2013; @gabler2005prototype]&quot;,&quot;noteIndex&quot;:0},&quot;schema&quot;:&quot;https://github.com/citation-style-language/schema/raw/master/csl-citation.json&quot;,&quot;citationID&quot;:&quot;lvxqcxge&quot;} RNDkggnfnrcel"/>&lt;Do Zotero Refresh: [@arya_international_2013; @gabler2005prototype]&gt;<text:reference-mark-end text:name="ZOTERO_ITEM CSL_CITATION {&quot;citationItems&quot;:[{&quot;itemData&quot;:{&quot;citation-key&quot;:&quot;arya_international_2013&quot;,&quot;issue&quot;:&quot;4&quot;,&quot;language&quot;:&quot;en&quot;,&quot;issued&quot;:{&quot;date-parts&quot;:[[&quot;2013&quot;,10]]},&quot;volume&quot;:&quot;3&quot;,&quot;URL&quot;:&quot;http://services.igi-global.com/resolvedoi/resolve.aspx?doi=10.4018/ijgbl.2013100103&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title-short&quot;:&quot;An International Study on Learning and Process Choices in the Global Game Jam&quot;,&quot;page&quot;:&quot;27-46&quot;,&quot;ISSN&quot;:&quot;2155-6849, 2155-6857&quot;,&quot;type&quot;:&quot;article-journal&quot;,&quot;id&quot;:&quot;arya_international_2013&quot;,&quot;container-title&quot;:&quot;International Journal of Game-Based Learning&quot;,&quot;DOI&quot;:&quot;10.4018/ijgbl.2013100103&quot;,&quot;accessed&quot;:{&quot;date-parts&quot;:[[&quot;2017&quot;,10,30]]},&quot;source&quot;:&quot;CrossRef&quot;},&quot;id&quot;:1861,&quot;suffix&quot;:&quot;&quot;,&quot;prefix&quot;:&quot;&quot;,&quot;uris&quot;:[&quot;http://zotero.org/users/1913249/items/IJSV76G7&quot;],&quot;uri&quot;:[&quot;http://zotero.org/users/1913249/items/IJSV76G7&quot;]},{&quot;itemData&quot;:{&quot;container-title&quot;:&quot;Gamasutra, October&quot;,&quot;volume&quot;:&quot;26&quot;,&quot;issued&quot;:{&quot;date-parts&quot;:[[&quot;2005&quot;]]},&quot;id&quot;:&quot;gabler2005prototype&quot;,&quot;author&quot;:[{&quot;given&quot;:&quot;Kyle&quot;,&quot;family&quot;:&quot;Gabler&quot;},{&quot;given&quot;:&quot;Kyle&quot;,&quot;family&quot;:&quot;Gray&quot;},{&quot;given&quot;:&quot;S&quot;,&quot;family&quot;:&quot;Shodhan&quot;},{&quot;given&quot;:&quot;Matt&quot;,&quot;family&quot;:&quot;Kucic&quot;}],&quot;type&quot;:&quot;article-journal&quot;,&quot;title&quot;:&quot;How to prototype a game in under 7 days&quot;,&quot;citation-key&quot;:&quot;gabler2005prototype&quot;},&quot;id&quot;:8847,&quot;suffix&quot;:&quot;&quot;,&quot;prefix&quot;:&quot;&quot;,&quot;uris&quot;:[&quot;http://zotero.org/users/1913249/items/S9CUYZL4&quot;],&quot;uri&quot;:[&quot;http://zotero.org/users/1913249/items/S9CUYZL4&quot;]}],&quot;properties&quot;:{&quot;formattedCitation&quot;:&quot;[@arya_international_2013; @gabler2005prototype]&quot;,&quot;noteIndex&quot;:0},&quot;schema&quot;:&quot;https://github.com/citation-style-language/schema/raw/master/csl-citation.json&quot;,&quot;citationID&quot;:&quot;lvxqcxge&quot;} RNDkggnfnrcel"/>. participants create games individually or in teams in a time-constrained period, typically 24 or 48 hours. Team events often take place in physical venues which may be part of a wider global Jams <text:reference-mark-start text:name="ZOTERO_ITEM CSL_CITATION {&quot;citationItems&quot;:[{&quot;itemData&quot;:{&quot;citation-key&quot;:&quot;arya_international_2013&quot;,&quot;issue&quot;:&quot;4&quot;,&quot;language&quot;:&quot;en&quot;,&quot;issued&quot;:{&quot;date-parts&quot;:[[&quot;2013&quot;,10]]},&quot;volume&quot;:&quot;3&quot;,&quot;URL&quot;:&quot;http://services.igi-global.com/resolvedoi/resolve.aspx?doi=10.4018/ijgbl.2013100103&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title-short&quot;:&quot;An International Study on Learning and Process Choices in the Global Game Jam&quot;,&quot;page&quot;:&quot;27-46&quot;,&quot;ISSN&quot;:&quot;2155-6849, 2155-6857&quot;,&quot;type&quot;:&quot;article-journal&quot;,&quot;id&quot;:&quot;arya_international_2013&quot;,&quot;container-title&quot;:&quot;International Journal of Game-Based Learning&quot;,&quot;DOI&quot;:&quot;10.4018/ijgbl.2013100103&quot;,&quot;accessed&quot;:{&quot;date-parts&quot;:[[&quot;2017&quot;,10,30]]},&quot;source&quot;:&quot;CrossRef&quot;},&quot;id&quot;:1861,&quot;suffix&quot;:&quot;&quot;,&quot;prefix&quot;:&quot;&quot;,&quot;uris&quot;:[&quot;http://zotero.org/users/1913249/items/IJSV76G7&quot;],&quot;uri&quot;:[&quot;http://zotero.org/users/1913249/items/IJSV76G7&quot;]}],&quot;properties&quot;:{&quot;formattedCitation&quot;:&quot;[@arya_international_2013]&quot;,&quot;noteIndex&quot;:0},&quot;schema&quot;:&quot;https://github.com/citation-style-language/schema/raw/master/csl-citation.json&quot;,&quot;citationID&quot;:&quot;bhvxbbwp&quot;} RNDubuthgofwr"/>&lt;Do Zotero Refresh: [@arya_international_2013]&gt;<text:reference-mark-end text:name="ZOTERO_ITEM CSL_CITATION {&quot;citationItems&quot;:[{&quot;itemData&quot;:{&quot;citation-key&quot;:&quot;arya_international_2013&quot;,&quot;issue&quot;:&quot;4&quot;,&quot;language&quot;:&quot;en&quot;,&quot;issued&quot;:{&quot;date-parts&quot;:[[&quot;2013&quot;,10]]},&quot;volume&quot;:&quot;3&quot;,&quot;URL&quot;:&quot;http://services.igi-global.com/resolvedoi/resolve.aspx?doi=10.4018/ijgbl.2013100103&quot;,&quot;title&quot;:&quot;An International Study on Learning and Process Choices in the Global Game Jam:&quot;,&quot;author&quot;:[{&quot;given&quot;:&quot;Ali&quot;,&quot;family&quot;:&quot;Arya&quot;},{&quot;given&quot;:&quot;Jeff&quot;,&quot;family&quot;:&quot;Chastine&quot;},{&quot;given&quot;:&quot;Jon&quot;,&quot;family&quot;:&quot;Preston&quot;},{&quot;given&quot;:&quot;Allan&quot;,&quot;family&quot;:&quot;Fowler&quot;}],&quot;title-short&quot;:&quot;An International Study on Learning and Process Choices in the Global Game Jam&quot;,&quot;page&quot;:&quot;27-46&quot;,&quot;ISSN&quot;:&quot;2155-6849, 2155-6857&quot;,&quot;type&quot;:&quot;article-journal&quot;,&quot;id&quot;:&quot;arya_international_2013&quot;,&quot;container-title&quot;:&quot;International Journal of Game-Based Learning&quot;,&quot;DOI&quot;:&quot;10.4018/ijgbl.2013100103&quot;,&quot;accessed&quot;:{&quot;date-parts&quot;:[[&quot;2017&quot;,10,30]]},&quot;source&quot;:&quot;CrossRef&quot;},&quot;id&quot;:1861,&quot;suffix&quot;:&quot;&quot;,&quot;prefix&quot;:&quot;&quot;,&quot;uris&quot;:[&quot;http://zotero.org/users/1913249/items/IJSV76G7&quot;],&quot;uri&quot;:[&quot;http://zotero.org/users/1913249/items/IJSV76G7&quot;]}],&quot;properties&quot;:{&quot;formattedCitation&quot;:&quot;[@arya_international_2013]&quot;,&quot;noteIndex&quot;:0},&quot;schema&quot;:&quot;https://github.com/citation-style-language/schema/raw/master/csl-citation.json&quot;,&quot;citationID&quot;:&quot;bhvxbbwp&quot;} RNDubuthgofwr"/>. Eberhardt <text:reference-mark-start text:name="ZOTERO_ITEM CSL_CITATION {&quot;citationItems&quot;:[{&quot;suppress-author&quot;:true,&quot;itemData&quot;:{&quot;publisher&quot;:&quot;ACM Press&quot;,&quot;URL&quot;:&quot;http://dl.acm.org/citation.cfm?doid=2897167.2897181&quot;,&quot;citation-key&quot;:&quot;eberhardt_no_2016&quot;,&quot;author&quot;:[{&quot;given&quot;:&quot;Richard&quot;,&quot;family&quot;:&quot;Eberhardt&quot;}],&quot;type&quot;:&quot;paper-conference&quot;,&quot;title-short&quot;:&quot;No One Way to Jam&quot;,&quot;language&quot;:&quot;en&quot;,&quot;page&quot;:&quot;34-37&quot;,&quot;ISBN&quot;:&quot;978-1-4503-4083-0&quot;,&quot;issued&quot;:{&quot;date-parts&quot;:[[&quot;2016&quot;]]},&quot;id&quot;:&quot;eberhardt_no_2016&quot;,&quot;title&quot;:&quot;No One Way to Jam: Game Jams for Creativity, Learning, Entertainment, and Research&quot;,&quot;source&quot;:&quot;CrossRef&quot;,&quot;accessed&quot;:{&quot;date-parts&quot;:[[&quot;2017&quot;,10,30]]},&quot;DOI&quot;:&quot;10.1145/2897167.2897181&quot;},&quot;id&quot;:1865,&quot;locator&quot;:&quot; 3&quot;,&quot;prefix&quot;:&quot;&quot;,&quot;uris&quot;:[&quot;http://zotero.org/users/1913249/items/3WB7QB43&quot;],&quot;uri&quot;:[&quot;http://zotero.org/users/1913249/items/3WB7QB43&quot;]}],&quot;properties&quot;:{&quot;formattedCitation&quot;:&quot;[-@eberhardt_no_2016, p. 3]&quot;,&quot;noteIndex&quot;:0},&quot;schema&quot;:&quot;https://github.com/citation-style-language/schema/raw/master/csl-citation.json&quot;,&quot;citationID&quot;:&quot;ddwnjcbo&quot;} RNDpsqudrczod"/>&lt;Do Zotero Refresh: [-@eberhardt_no_2016, p. 3]&gt;<text:reference-mark-end text:name="ZOTERO_ITEM CSL_CITATION {&quot;citationItems&quot;:[{&quot;suppress-author&quot;:true,&quot;itemData&quot;:{&quot;publisher&quot;:&quot;ACM Press&quot;,&quot;URL&quot;:&quot;http://dl.acm.org/citation.cfm?doid=2897167.2897181&quot;,&quot;citation-key&quot;:&quot;eberhardt_no_2016&quot;,&quot;author&quot;:[{&quot;given&quot;:&quot;Richard&quot;,&quot;family&quot;:&quot;Eberhardt&quot;}],&quot;type&quot;:&quot;paper-conference&quot;,&quot;title-short&quot;:&quot;No One Way to Jam&quot;,&quot;language&quot;:&quot;en&quot;,&quot;page&quot;:&quot;34-37&quot;,&quot;ISBN&quot;:&quot;978-1-4503-4083-0&quot;,&quot;issued&quot;:{&quot;date-parts&quot;:[[&quot;2016&quot;]]},&quot;id&quot;:&quot;eberhardt_no_2016&quot;,&quot;title&quot;:&quot;No One Way to Jam: Game Jams for Creativity, Learning, Entertainment, and Research&quot;,&quot;source&quot;:&quot;CrossRef&quot;,&quot;accessed&quot;:{&quot;date-parts&quot;:[[&quot;2017&quot;,10,30]]},&quot;DOI&quot;:&quot;10.1145/2897167.2897181&quot;},&quot;id&quot;:1865,&quot;locator&quot;:&quot; 3&quot;,&quot;prefix&quot;:&quot;&quot;,&quot;uris&quot;:[&quot;http://zotero.org/users/1913249/items/3WB7QB43&quot;],&quot;uri&quot;:[&quot;http://zotero.org/users/1913249/items/3WB7QB43&quot;]}],&quot;properties&quot;:{&quot;formattedCitation&quot;:&quot;[-@eberhardt_no_2016, p. 3]&quot;,&quot;noteIndex&quot;:0},&quot;schema&quot;:&quot;https://github.com/citation-style-language/schema/raw/master/csl-citation.json&quot;,&quot;citationID&quot;:&quot;ddwnjcbo&quot;} RNDpsqudrczod"/>,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tems&quot;:[{&quot;suppress-author&quot;:true,&quot;itemData&quot;:{&quot;publisher&quot;:&quot;ACM Press&quot;,&quot;URL&quot;:&quot;http://dl.acm.org/citation.cfm?doid=2677758.2677778&quot;,&quot;citation-key&quot;:&quot;goddard_playful_2014&quot;,&quot;author&quot;:[{&quot;given&quot;:&quot;William&quot;,&quot;family&quot;:&quot;Goddard&quot;},{&quot;given&quot;:&quot;Richard&quot;,&quot;family&quot;:&quot;Byrne&quot;},{&quot;given&quot;:&quot;Florian 'Floyd'&quot;,&quot;family&quot;:&quot;Mueller&quot;}],&quot;type&quot;:&quot;paper-conference&quot;,&quot;title-short&quot;:&quot;Playful Game Jams&quot;,&quot;language&quot;:&quot;en&quot;,&quot;page&quot;:&quot;1-10&quot;,&quot;ISBN&quot;:&quot;978-1-4503-2790-9&quot;,&quot;issued&quot;:{&quot;date-parts&quot;:[[&quot;2014&quot;]]},&quot;id&quot;:&quot;goddard_playful_2014&quot;,&quot;title&quot;:&quot;Playful Game Jams: Guidelines for Designed Outcomes&quot;,&quot;source&quot;:&quot;CrossRef&quot;,&quot;accessed&quot;:{&quot;date-parts&quot;:[[&quot;2017&quot;,10,30]]},&quot;DOI&quot;:&quot;10.1145/2677758.2677778&quot;},&quot;suffix&quot;:&quot;&quot;,&quot;id&quot;:1672,&quot;prefix&quot;:&quot;&quot;,&quot;uris&quot;:[&quot;http://zotero.org/users/1913249/items/K73FBC2G&quot;],&quot;uri&quot;:[&quot;http://zotero.org/users/1913249/items/K73FBC2G&quot;]}],&quot;properties&quot;:{&quot;formattedCitation&quot;:&quot;[-@goddard_playful_2014]&quot;,&quot;noteIndex&quot;:0},&quot;schema&quot;:&quot;https://github.com/citation-style-language/schema/raw/master/csl-citation.json&quot;,&quot;citationID&quot;:&quot;alsvnnov&quot;} RNDtdaqudtqrc"/>&lt;Do Zotero Refresh: [-@goddard_playful_2014]&gt;<text:reference-mark-end text:name="ZOTERO_ITEM CSL_CITATION {&quot;citationItems&quot;:[{&quot;suppress-author&quot;:true,&quot;itemData&quot;:{&quot;publisher&quot;:&quot;ACM Press&quot;,&quot;URL&quot;:&quot;http://dl.acm.org/citation.cfm?doid=2677758.2677778&quot;,&quot;citation-key&quot;:&quot;goddard_playful_2014&quot;,&quot;author&quot;:[{&quot;given&quot;:&quot;William&quot;,&quot;family&quot;:&quot;Goddard&quot;},{&quot;given&quot;:&quot;Richard&quot;,&quot;family&quot;:&quot;Byrne&quot;},{&quot;given&quot;:&quot;Florian 'Floyd'&quot;,&quot;family&quot;:&quot;Mueller&quot;}],&quot;type&quot;:&quot;paper-conference&quot;,&quot;title-short&quot;:&quot;Playful Game Jams&quot;,&quot;language&quot;:&quot;en&quot;,&quot;page&quot;:&quot;1-10&quot;,&quot;ISBN&quot;:&quot;978-1-4503-2790-9&quot;,&quot;issued&quot;:{&quot;date-parts&quot;:[[&quot;2014&quot;]]},&quot;id&quot;:&quot;goddard_playful_2014&quot;,&quot;title&quot;:&quot;Playful Game Jams: Guidelines for Designed Outcomes&quot;,&quot;source&quot;:&quot;CrossRef&quot;,&quot;accessed&quot;:{&quot;date-parts&quot;:[[&quot;2017&quot;,10,30]]},&quot;DOI&quot;:&quot;10.1145/2677758.2677778&quot;},&quot;suffix&quot;:&quot;&quot;,&quot;id&quot;:1672,&quot;prefix&quot;:&quot;&quot;,&quot;uris&quot;:[&quot;http://zotero.org/users/1913249/items/K73FBC2G&quot;],&quot;uri&quot;:[&quot;http://zotero.org/users/1913249/items/K73FBC2G&quot;]}],&quot;properties&quot;:{&quot;formattedCitation&quot;:&quot;[-@goddard_playful_2014]&quot;,&quot;noteIndex&quot;:0},&quot;schema&quot;:&quot;https://github.com/citation-style-language/schema/raw/master/csl-citation.json&quot;,&quot;citationID&quot;:&quot;alsvnnov&quot;} RNDtdaqudtqrc"/>, using a playful vs. gameful spectrum from Caillois <text:reference-mark-start text:name="ZOTERO_ITEM CSL_CITATION {&quot;citationItems&quot;:[{&quot;suppress-author&quot;:true,&quot;itemData&quot;:{&quot;publisher&quot;:&quot;University of Illinois Press&quot;,&quot;type&quot;:&quot;book&quot;,&quot;citation-key&quot;:&quot;caillois_man_2001&quot;,&quot;author&quot;:[{&quot;given&quot;:&quot;Roger&quot;,&quot;family&quot;:&quot;Caillois&quot;}],&quot;edition&quot;:&quot;Reprint edition&quot;,&quot;event-place&quot;:&quot;Urban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title&quot;:&quot;Man, Play and Games&quot;,&quot;ISBN&quot;:&quot;978-0-252-07033-4&quot;,&quot;issued&quot;:{&quot;date-parts&quot;:[[&quot;2001&quot;,8,31]]},&quot;id&quot;:&quot;caillois_man_2001&quot;,&quot;source&quot;:&quot;Amazon&quot;,&quot;publisher-place&quot;:&quot;Urbana&quot;,&quot;language&quot;:&quot;English&quot;,&quot;number-of-pages&quot;:&quot;224&quot;},&quot;suffix&quot;:&quot;&quot;,&quot;id&quot;:1862,&quot;prefix&quot;:&quot;&quot;,&quot;uris&quot;:[&quot;http://zotero.org/users/1913249/items/BZQ5ZKMH&quot;],&quot;uri&quot;:[&quot;http://zotero.org/users/1913249/items/BZQ5ZKMH&quot;]}],&quot;properties&quot;:{&quot;formattedCitation&quot;:&quot;[-@caillois_man_2001]&quot;,&quot;noteIndex&quot;:0},&quot;schema&quot;:&quot;https://github.com/citation-style-language/schema/raw/master/csl-citation.json&quot;,&quot;citationID&quot;:&quot;tsrilhcp&quot;} RNDzfooipabln"/>&lt;Do Zotero Refresh: [-@caillois_man_2001]&gt;<text:reference-mark-end text:name="ZOTERO_ITEM CSL_CITATION {&quot;citationItems&quot;:[{&quot;suppress-author&quot;:true,&quot;itemData&quot;:{&quot;publisher&quot;:&quot;University of Illinois Press&quot;,&quot;type&quot;:&quot;book&quot;,&quot;citation-key&quot;:&quot;caillois_man_2001&quot;,&quot;author&quot;:[{&quot;given&quot;:&quot;Roger&quot;,&quot;family&quot;:&quot;Caillois&quot;}],&quot;edition&quot;:&quot;Reprint edition&quot;,&quot;event-place&quot;:&quot;Urban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title&quot;:&quot;Man, Play and Games&quot;,&quot;ISBN&quot;:&quot;978-0-252-07033-4&quot;,&quot;issued&quot;:{&quot;date-parts&quot;:[[&quot;2001&quot;,8,31]]},&quot;id&quot;:&quot;caillois_man_2001&quot;,&quot;source&quot;:&quot;Amazon&quot;,&quot;publisher-place&quot;:&quot;Urbana&quot;,&quot;language&quot;:&quot;English&quot;,&quot;number-of-pages&quot;:&quot;224&quot;},&quot;suffix&quot;:&quot;&quot;,&quot;id&quot;:1862,&quot;prefix&quot;:&quot;&quot;,&quot;uris&quot;:[&quot;http://zotero.org/users/1913249/items/BZQ5ZKMH&quot;],&quot;uri&quot;:[&quot;http://zotero.org/users/1913249/items/BZQ5ZKMH&quot;]}],&quot;properties&quot;:{&quot;formattedCitation&quot;:&quot;[-@caillois_man_2001]&quot;,&quot;noteIndex&quot;:0},&quot;schema&quot;:&quot;https://github.com/citation-style-language/schema/raw/master/csl-citation.json&quot;,&quot;citationID&quot;:&quot;tsrilhcp&quot;} RNDzfooipabln"/>.</text:p>
      <text:p text:style-name="Text_20_body">The Moveable Game Jam <text:reference-mark-start text:name="ZOTERO_ITEM CSL_CITATION {&quot;citationItems&quot;:[{&quot;itemData&quot;:{&quot;citation-key&quot;:&quot;games_for_change_get_2017&quot;,&quot;author&quot;:[{&quot;literal&quot;:&quot;Games for Change&quot;}],&quot;abstract&quot;:&quot;Download 20+ flexible lesson plans and new ideas from experts who led game jams in NYC that were focused on real-world issues&quot;,&quot;container-title&quot;:&quot;Games for Change&quot;,&quot;issued&quot;:{&quot;date-parts&quot;:[[&quot;2017&quot;]]},&quot;id&quot;:&quot;games_for_change_get_2017&quot;,&quot;URL&quot;:&quot;http://www.gamesforchange.org/2017/08/get-your-copy-of-the-the-game-jam-guide/&quot;,&quot;type&quot;:&quot;webpage&quot;,&quot;accessed&quot;:{&quot;date-parts&quot;:[[&quot;2017&quot;,10,30]]},&quot;title&quot;:&quot;Get your copy of The Game Jam Guide&quot;},&quot;id&quot;:1860,&quot;suffix&quot;:&quot;&quot;,&quot;prefix&quot;:&quot;&quot;,&quot;uris&quot;:[&quot;http://zotero.org/users/1913249/items/9MHZ3WF9&quot;],&quot;uri&quot;:[&quot;http://zotero.org/users/1913249/items/9MHZ3WF9&quot;]}],&quot;properties&quot;:{&quot;formattedCitation&quot;:&quot;[@games_for_change_get_2017]&quot;,&quot;noteIndex&quot;:0},&quot;schema&quot;:&quot;https://github.com/citation-style-language/schema/raw/master/csl-citation.json&quot;,&quot;citationID&quot;:&quot;ozihdjyx&quot;} RNDmroeuiwlri"/>&lt;Do Zotero Refresh: [@games_for_change_get_2017]&gt;<text:reference-mark-end text:name="ZOTERO_ITEM CSL_CITATION {&quot;citationItems&quot;:[{&quot;itemData&quot;:{&quot;citation-key&quot;:&quot;games_for_change_get_2017&quot;,&quot;author&quot;:[{&quot;literal&quot;:&quot;Games for Change&quot;}],&quot;abstract&quot;:&quot;Download 20+ flexible lesson plans and new ideas from experts who led game jams in NYC that were focused on real-world issues&quot;,&quot;container-title&quot;:&quot;Games for Change&quot;,&quot;issued&quot;:{&quot;date-parts&quot;:[[&quot;2017&quot;]]},&quot;id&quot;:&quot;games_for_change_get_2017&quot;,&quot;URL&quot;:&quot;http://www.gamesforchange.org/2017/08/get-your-copy-of-the-the-game-jam-guide/&quot;,&quot;type&quot;:&quot;webpage&quot;,&quot;accessed&quot;:{&quot;date-parts&quot;:[[&quot;2017&quot;,10,30]]},&quot;title&quot;:&quot;Get your copy of The Game Jam Guide&quot;},&quot;id&quot;:1860,&quot;suffix&quot;:&quot;&quot;,&quot;prefix&quot;:&quot;&quot;,&quot;uris&quot;:[&quot;http://zotero.org/users/1913249/items/9MHZ3WF9&quot;],&quot;uri&quot;:[&quot;http://zotero.org/users/1913249/items/9MHZ3WF9&quot;]}],&quot;properties&quot;:{&quot;formattedCitation&quot;:&quot;[@games_for_change_get_2017]&quot;,&quot;noteIndex&quot;:0},&quot;schema&quot;:&quot;https://github.com/citation-style-language/schema/raw/master/csl-citation.json&quot;,&quot;citationID&quot;:&quot;ozihdjyx&quot;} RNDmroeuiwlri"/>, a process created a collective of New York educators, can be situated on the playful side of the spectrum. To address some of the inclusivity concerns with the format adaptations have been made. MGJ <text:soft-page-break/>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reative-family-learning---roque"/>Creative Family Learning - Roque<text:bookmark-end text:name="creative-family-learning---roque"/></text:h>
      <text:p text:style-name="First_20_paragraph">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citationItems&quot;:[{&quot;itemData&quot;:{&quot;publisher&quot;:&quot;Massachusetts Institute of Technology&quot;,&quot;URL&quot;:&quot;http://dspace.mit.edu/handle/1721.1/107577&quot;,&quot;citation-key&quot;:&quot;roque_family_2016&quot;,&quot;author&quot;:[{&quot;given&quot;:&quot;Ricarose Vallarta&quot;,&quot;family&quot;:&quot;Roque&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issued&quot;:{&quot;date-parts&quot;:[[&quot;2016&quot;]]},&quot;id&quot;:&quot;roque_family_2016&quot;,&quot;license&quot;:&quot;http://dspace.mit.edu/handle/1721.1/7582&quot;,&quot;language&quot;:&quot;eng&quot;,&quot;accessed&quot;:{&quot;date-parts&quot;:[[&quot;2018&quot;,10,30]]},&quot;genre&quot;:&quot;Thesis&quot;},&quot;id&quot;:2834,&quot;suffix&quot;:&quot;&quot;,&quot;prefix&quot;:&quot;&quot;,&quot;uris&quot;:[&quot;http://zotero.org/users/1913249/items/4F43N9TP&quot;],&quot;uri&quot;:[&quot;http://zotero.org/users/1913249/items/4F43N9TP&quot;]}],&quot;properties&quot;:{&quot;formattedCitation&quot;:&quot;[@roque_family_2016]&quot;,&quot;noteIndex&quot;:0},&quot;schema&quot;:&quot;https://github.com/citation-style-language/schema/raw/master/csl-citation.json&quot;,&quot;citationID&quot;:&quot;tuxszmhh&quot;} RNDchjnvxndfq"/>&lt;Do Zotero Refresh: [@roque_family_2016]&gt;<text:reference-mark-end text:name="ZOTERO_ITEM CSL_CITATION {&quot;citationItems&quot;:[{&quot;itemData&quot;:{&quot;publisher&quot;:&quot;Massachusetts Institute of Technology&quot;,&quot;URL&quot;:&quot;http://dspace.mit.edu/handle/1721.1/107577&quot;,&quot;citation-key&quot;:&quot;roque_family_2016&quot;,&quot;author&quot;:[{&quot;given&quot;:&quot;Ricarose Vallarta&quot;,&quot;family&quot;:&quot;Roque&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issued&quot;:{&quot;date-parts&quot;:[[&quot;2016&quot;]]},&quot;id&quot;:&quot;roque_family_2016&quot;,&quot;license&quot;:&quot;http://dspace.mit.edu/handle/1721.1/7582&quot;,&quot;language&quot;:&quot;eng&quot;,&quot;accessed&quot;:{&quot;date-parts&quot;:[[&quot;2018&quot;,10,30]]},&quot;genre&quot;:&quot;Thesis&quot;},&quot;id&quot;:2834,&quot;suffix&quot;:&quot;&quot;,&quot;prefix&quot;:&quot;&quot;,&quot;uris&quot;:[&quot;http://zotero.org/users/1913249/items/4F43N9TP&quot;],&quot;uri&quot;:[&quot;http://zotero.org/users/1913249/items/4F43N9TP&quot;]}],&quot;properties&quot;:{&quot;formattedCitation&quot;:&quot;[@roque_family_2016]&quot;,&quot;noteIndex&quot;:0},&quot;schema&quot;:&quot;https://github.com/citation-style-language/schema/raw/master/csl-citation.json&quot;,&quot;citationID&quot;:&quot;tuxszmhh&quot;} RNDchjnvxndfq"/> CHECK THIS AND SAY HOW, Roque <text:reference-mark-start text:name="ZOTERO_ITEM CSL_CITATION {&quot;citationItems&quot;:[{&quot;itemData&quot;:{&quot;publisher&quot;:&quot;Massachusetts Institute of Technology&quot;,&quot;URL&quot;:&quot;http://dspace.mit.edu/handle/1721.1/107577&quot;,&quot;citation-key&quot;:&quot;roque_family_2016&quot;,&quot;author&quot;:[{&quot;given&quot;:&quot;Ricarose Vallarta&quot;,&quot;family&quot;:&quot;Roque&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issued&quot;:{&quot;date-parts&quot;:[[&quot;2016&quot;]]},&quot;id&quot;:&quot;roque_family_2016&quot;,&quot;license&quot;:&quot;http://dspace.mit.edu/handle/1721.1/7582&quot;,&quot;language&quot;:&quot;eng&quot;,&quot;accessed&quot;:{&quot;date-parts&quot;:[[&quot;2018&quot;,10,30]]},&quot;genre&quot;:&quot;Thesis&quot;},&quot;id&quot;:2834,&quot;suffix&quot;:&quot;&quot;,&quot;prefix&quot;:&quot;&quot;,&quot;uris&quot;:[&quot;http://zotero.org/users/1913249/items/4F43N9TP&quot;],&quot;uri&quot;:[&quot;http://zotero.org/users/1913249/items/4F43N9TP&quot;]}],&quot;properties&quot;:{&quot;formattedCitation&quot;:&quot;[@roque_family_2016]&quot;,&quot;noteIndex&quot;:0},&quot;schema&quot;:&quot;https://github.com/citation-style-language/schema/raw/master/csl-citation.json&quot;,&quot;citationID&quot;:&quot;ndoaudep&quot;} RNDlbackuwhmv"/>&lt;Do Zotero Refresh: [@roque_family_2016]&gt;<text:reference-mark-end text:name="ZOTERO_ITEM CSL_CITATION {&quot;citationItems&quot;:[{&quot;itemData&quot;:{&quot;publisher&quot;:&quot;Massachusetts Institute of Technology&quot;,&quot;URL&quot;:&quot;http://dspace.mit.edu/handle/1721.1/107577&quot;,&quot;citation-key&quot;:&quot;roque_family_2016&quot;,&quot;author&quot;:[{&quot;given&quot;:&quot;Ricarose Vallarta&quot;,&quot;family&quot;:&quot;Roque&quot;}],&quot;type&quot;:&quot;thesis&quot;,&quot;title-short&quot;:&quot;Family creative learning&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itle&quot;:&quot;Family creative learning : designing structures to engage kids and parents as computational creators&quot;,&quot;source&quot;:&quot;dspace.mit.edu&quot;,&quot;issued&quot;:{&quot;date-parts&quot;:[[&quot;2016&quot;]]},&quot;id&quot;:&quot;roque_family_2016&quot;,&quot;license&quot;:&quot;http://dspace.mit.edu/handle/1721.1/7582&quot;,&quot;language&quot;:&quot;eng&quot;,&quot;accessed&quot;:{&quot;date-parts&quot;:[[&quot;2018&quot;,10,30]]},&quot;genre&quot;:&quot;Thesis&quot;},&quot;id&quot;:2834,&quot;suffix&quot;:&quot;&quot;,&quot;prefix&quot;:&quot;&quot;,&quot;uris&quot;:[&quot;http://zotero.org/users/1913249/items/4F43N9TP&quot;],&quot;uri&quot;:[&quot;http://zotero.org/users/1913249/items/4F43N9TP&quot;]}],&quot;properties&quot;:{&quot;formattedCitation&quot;:&quot;[@roque_family_2016]&quot;,&quot;noteIndex&quot;:0},&quot;schema&quot;:&quot;https://github.com/citation-style-language/schema/raw/master/csl-citation.json&quot;,&quot;citationID&quot;:&quot;ndoaudep&quot;} RNDlbackuwhmv"/>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tems&quot;:[{&quot;suppress-author&quot;:true,&quot;itemData&quot;:{&quot;citation-key&quot;:&quot;barron_parents_2009&quot;,&quot;issue&quot;:&quot;2&quot;,&quot;language&quot;:&quot;en&quot;,&quot;issued&quot;:{&quot;date-parts&quot;:[[&quot;2009&quot;,5]]},&quot;volume&quot;:&quot;1&quot;,&quot;URL&quot;:&quot;http://www.portico.org/Portico/article?article=phx73mtv74z&quot;,&quot;title&quot;:&quot;Parents as Learning Partners in the Development of Technological Fluency&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ISSN&quot;:&quot;19436068&quot;,&quot;type&quot;:&quot;article-journal&quot;,&quot;id&quot;:&quot;barron_parents_2009&quot;,&quot;source&quot;:&quot;Crossref&quot;,&quot;container-title&quot;:&quot;International Journal of Learning and Media&quot;,&quot;accessed&quot;:{&quot;date-parts&quot;:[[&quot;2018&quot;,10,30]]},&quot;DOI&quot;:&quot;10.1162/ijlm.2009.0021&quot;},&quot;suffix&quot;:&quot;&quot;,&quot;id&quot;:2830,&quot;prefix&quot;:&quot;&quot;,&quot;uris&quot;:[&quot;http://zotero.org/users/1913249/items/7GMWQYV6&quot;],&quot;uri&quot;:[&quot;http://zotero.org/users/1913249/items/7GMWQYV6&quot;]}],&quot;properties&quot;:{&quot;formattedCitation&quot;:&quot;[-@barron_parents_2009]&quot;,&quot;noteIndex&quot;:0},&quot;schema&quot;:&quot;https://github.com/citation-style-language/schema/raw/master/csl-citation.json&quot;,&quot;citationID&quot;:&quot;kyapposd&quot;} RNDongtcsudve"/>&lt;Do Zotero Refresh: [-@barron_parents_2009]&gt;<text:reference-mark-end text:name="ZOTERO_ITEM CSL_CITATION {&quot;citationItems&quot;:[{&quot;suppress-author&quot;:true,&quot;itemData&quot;:{&quot;citation-key&quot;:&quot;barron_parents_2009&quot;,&quot;issue&quot;:&quot;2&quot;,&quot;language&quot;:&quot;en&quot;,&quot;issued&quot;:{&quot;date-parts&quot;:[[&quot;2009&quot;,5]]},&quot;volume&quot;:&quot;1&quot;,&quot;URL&quot;:&quot;http://www.portico.org/Portico/article?article=phx73mtv74z&quot;,&quot;title&quot;:&quot;Parents as Learning Partners in the Development of Technological Fluency&quot;,&quot;author&quot;:[{&quot;given&quot;:&quot;Brigid&quot;,&quot;family&quot;:&quot;Barron&quot;},{&quot;given&quot;:&quot;Caitlin Kennedy&quot;,&quot;family&quot;:&quot;Martin&quot;},{&quot;given&quot;:&quot;Lori&quot;,&quot;family&quot;:&quot;Takeuchi&quot;},{&quot;given&quot;:&quot;Rachel&quot;,&quot;family&quot;:&quot;Fithian&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age&quot;:&quot;55-77&quot;,&quot;ISSN&quot;:&quot;19436068&quot;,&quot;type&quot;:&quot;article-journal&quot;,&quot;id&quot;:&quot;barron_parents_2009&quot;,&quot;source&quot;:&quot;Crossref&quot;,&quot;container-title&quot;:&quot;International Journal of Learning and Media&quot;,&quot;accessed&quot;:{&quot;date-parts&quot;:[[&quot;2018&quot;,10,30]]},&quot;DOI&quot;:&quot;10.1162/ijlm.2009.0021&quot;},&quot;suffix&quot;:&quot;&quot;,&quot;id&quot;:2830,&quot;prefix&quot;:&quot;&quot;,&quot;uris&quot;:[&quot;http://zotero.org/users/1913249/items/7GMWQYV6&quot;],&quot;uri&quot;:[&quot;http://zotero.org/users/1913249/items/7GMWQYV6&quot;]}],&quot;properties&quot;:{&quot;formattedCitation&quot;:&quot;[-@barron_parents_2009]&quot;,&quot;noteIndex&quot;:0},&quot;schema&quot;:&quot;https://github.com/citation-style-language/schema/raw/master/csl-citation.json&quot;,&quot;citationID&quot;:&quot;kyapposd&quot;} RNDongtcsudve"/>. The research team created a detailed guide to replicate the programme <text:reference-mark-start text:name="ZOTERO_ITEM CSL_CITATION {&quot;citationItems&quot;:[{&quot;itemData&quot;:{&quot;publisher&quot;:&quot;familycreativelearning.org&quot;,&quot;citation-key&quot;:&quot;leggett_family_2017&quot;,&quot;author&quot;:[{&quot;given&quot;:&quot;Saskia&quot;,&quot;family&quot;:&quot;Leggett&quot;},{&quot;given&quot;:&quot;Ricarosa&quot;,&quot;family&quot;:&quot;Roque&quot;}],&quot;issued&quot;:{&quot;date-parts&quot;:[[&quot;2017&quot;]]},&quot;id&quot;:&quot;leggett_family_2017&quot;,&quot;URL&quot;:&quot;https://www.familycreativelearning.org/s/Family-Creative-Learning-Guide-2017.pdf&quot;,&quot;type&quot;:&quot;report&quot;,&quot;accessed&quot;:{&quot;date-parts&quot;:[[&quot;2018&quot;,10,30]]},&quot;title&quot;:&quot;Family Creative Learning - Faciliators Guide&quot;},&quot;id&quot;:9661,&quot;suffix&quot;:&quot;&quot;,&quot;prefix&quot;:&quot;&quot;,&quot;uris&quot;:[&quot;http://zotero.org/users/1913249/items/Z4HCQIST&quot;],&quot;uri&quot;:[&quot;http://zotero.org/users/1913249/items/Z4HCQIST&quot;]}],&quot;properties&quot;:{&quot;formattedCitation&quot;:&quot;[@leggett_family_2017]&quot;,&quot;noteIndex&quot;:0},&quot;schema&quot;:&quot;https://github.com/citation-style-language/schema/raw/master/csl-citation.json&quot;,&quot;citationID&quot;:&quot;xrmknher&quot;} RNDfgeqdopeee"/>&lt;Do Zotero Refresh: [@leggett_family_2017]&gt;<text:reference-mark-end text:name="ZOTERO_ITEM CSL_CITATION {&quot;citationItems&quot;:[{&quot;itemData&quot;:{&quot;publisher&quot;:&quot;familycreativelearning.org&quot;,&quot;citation-key&quot;:&quot;leggett_family_2017&quot;,&quot;author&quot;:[{&quot;given&quot;:&quot;Saskia&quot;,&quot;family&quot;:&quot;Leggett&quot;},{&quot;given&quot;:&quot;Ricarosa&quot;,&quot;family&quot;:&quot;Roque&quot;}],&quot;issued&quot;:{&quot;date-parts&quot;:[[&quot;2017&quot;]]},&quot;id&quot;:&quot;leggett_family_2017&quot;,&quot;URL&quot;:&quot;https://www.familycreativelearning.org/s/Family-Creative-Learning-Guide-2017.pdf&quot;,&quot;type&quot;:&quot;report&quot;,&quot;accessed&quot;:{&quot;date-parts&quot;:[[&quot;2018&quot;,10,30]]},&quot;title&quot;:&quot;Family Creative Learning - Faciliators Guide&quot;},&quot;id&quot;:9661,&quot;suffix&quot;:&quot;&quot;,&quot;prefix&quot;:&quot;&quot;,&quot;uris&quot;:[&quot;http://zotero.org/users/1913249/items/Z4HCQIST&quot;],&quot;uri&quot;:[&quot;http://zotero.org/users/1913249/items/Z4HCQIST&quot;]}],&quot;properties&quot;:{&quot;formattedCitation&quot;:&quot;[@leggett_family_2017]&quot;,&quot;noteIndex&quot;:0},&quot;schema&quot;:&quot;https://github.com/citation-style-language/schema/raw/master/csl-citation.json&quot;,&quot;citationID&quot;:&quot;xrmknher&quot;} RNDfgeqdopeee"/>.</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text:p>
      <text:h text:style-name="Heading_20_3" text:outline-level="3"><text:bookmark-start text:name="a-final-reflection"/>A final reflection<text:bookmark-end text:name="a-final-reflection"/></text:h>
      <text:p text:style-name="First_20_paragraph">In the following section, I summarise the chapters findings and clarify the problem statement of this thesi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A shorter summary leading up to the detailed problem statement of the thesis.</text:p>
      <text:p text:style-name="Text_20_body">Including some of the following elements</text:p>
      <text:list text:style-name="L29">
        <text:list-item>
          <text:p text:style-name="P34"><text:span text:style-name="T1">Guided participation: </text:span>There is a stream in the research which critiques not-only <text:soft-page-break/>instruction-based approaches but also child-led discovery within magically designed tools and communities. Rogoff’s take on guided participation as between these poles informs this study.</text:p>
        </text:list-item>
        <text:list-item>
          <text:p text:style-name="P34"><text:span text:style-name="T1">Tensions surrounding authenticity of tool use:</text:span> my desire to link with developer communities and the world of open sources introduces tensions.</text:p>
        </text:list-item>
        <text:list-item>
          <text:p text:style-name="P34"><text:span text:style-name="T1">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34"><text:span text:style-name="T1">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0">
        <text:list-item>
          <text:p text:style-name="P35">Discussion of implications of synthesis of the Literature review</text:p>
        </text:list-item>
        <text:list-item>
          <text:p text:style-name="P35">Description on how the RQs frame the problem to help an investigation via the data gathered.</text:p>
        </text:list-item>
      </text:list>
      <text:h text:style-name="Heading_20_4" text:outline-level="4"><text:bookmark-start text:name="pedagogies-exist-but-more-are-needed"/>pedagogies exist but more are needed<text:bookmark-end text:name="pedagogies-exist-but-more-are-needed"/></text:h>
      <text:p text:style-name="P2">Lack of specific pedagogies (for informal spaces) - via a case study / research ?</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p text:style-name="Text_20_body">There is a missing</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4-07-26T10:20:18Z</meta:creation-date>
    <dc:date>2024-07-26T11:20:49.923013565</dc:date>
    <meta:editing-duration>PT14S</meta:editing-duration>
    <meta:editing-cycles>1</meta:editing-cycles>
    <meta:document-statistic meta:table-count="0" meta:image-count="0" meta:object-count="0" meta:page-count="23" meta:paragraph-count="310" meta:word-count="8991" meta:character-count="61463" meta:non-whitespace-character-count="52878"/>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